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Table_20_Contents">
      <style:text-properties fo:color="#800000"/>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fo:font-size="10pt" style:font-size-asian="10pt" style:font-size-complex="10pt"/>
    </style:style>
    <style:style style:name="P21" style:family="paragraph" style:parent-style-name="Body">
      <style:paragraph-properties fo:text-align="start" style:justify-single-word="false"/>
      <style:text-properties style:font-name="Arial" fo:font-size="10pt" style:font-size-asian="10pt" style:font-size-complex="10pt"/>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paragraph-properties fo:keep-with-next="always"/>
    </style:style>
    <style:style style:name="P36" style:family="paragraph" style:parent-style-name="Standard">
      <style:paragraph-properties fo:keep-with-next="always"/>
      <style:text-properties fo:font-size="10pt" fo:font-weight="bold" style:font-size-asian="10pt" style:font-weight-asian="bold" style:font-size-complex="10pt" style:font-weight-complex="bold"/>
    </style:style>
    <style:style style:name="P37" style:family="paragraph" style:parent-style-name="Standard">
      <style:paragraph-properties fo:keep-together="always" fo:keep-with-next="always"/>
    </style:style>
    <style:style style:name="P38" style:family="paragraph" style:parent-style-name="Standard">
      <style:text-properties fo:color="#ff0000" fo:font-style="italic" fo:font-weight="bold" style:font-style-asian="italic" style:font-weight-asian="bold"/>
    </style:style>
    <style:style style:name="P39" style:family="paragraph" style:parent-style-name="Standard">
      <style:text-properties style:font-name="Arial" fo:font-size="9pt" fo:language="en" fo:country="US" style:font-size-asian="9pt" style:font-size-complex="9pt" style:language-complex="ar" style:country-complex="SA"/>
    </style:style>
    <style:style style:name="P40" style:family="paragraph" style:parent-style-name="Standard">
      <style:text-properties style:font-name="Arial" fo:language="en" fo:country="US" style:language-complex="ar" style:country-complex="SA"/>
    </style:style>
    <style:style style:name="P41" style:family="paragraph" style:parent-style-name="Standard">
      <style:paragraph-properties fo:line-height="0.1945in"/>
      <style:text-properties style:use-window-font-color="true"/>
    </style:style>
    <style:style style:name="P42" style:family="paragraph" style:parent-style-name="Standard">
      <style:paragraph-properties fo:line-height="0.1846in"/>
      <style:text-properties style:use-window-font-color="true"/>
    </style:style>
    <style:style style:name="P43" style:family="paragraph" style:parent-style-name="Standard">
      <style:paragraph-properties fo:keep-together="always"/>
    </style:style>
    <style:style style:name="P44" style:family="paragraph" style:parent-style-name="Standard">
      <style:text-properties fo:font-size="10pt" style:font-size-asian="10pt" style:font-size-complex="10pt"/>
    </style:style>
    <style:style style:name="P45" style:family="paragraph" style:parent-style-name="Standard">
      <style:paragraph-properties fo:margin-top="0in" fo:margin-bottom="0.1945in"/>
    </style:style>
    <style:style style:name="P46" style:family="paragraph" style:parent-style-name="Standard">
      <style:paragraph-properties fo:margin-top="0in" fo:margin-bottom="0.1945in"/>
      <style:text-properties fo:font-size="9pt" style:font-size-asian="9pt" style:font-size-complex="9pt"/>
    </style:style>
    <style:style style:name="P47" style:family="paragraph" style:parent-style-name="Standard">
      <style:paragraph-properties fo:margin-top="0in" fo:margin-bottom="0.1945in" fo:keep-together="always"/>
    </style:style>
    <style:style style:name="P48" style:family="paragraph" style:parent-style-name="Standard">
      <style:paragraph-properties fo:margin-top="0in" fo:margin-bottom="0.1945in"/>
      <style:text-properties fo:font-size="10pt" style:font-size-asian="10pt" style:font-size-complex="10pt"/>
    </style:style>
    <style:style style:name="P49" style:family="paragraph" style:parent-style-name="Standard">
      <style:paragraph-properties fo:margin-top="0in" fo:margin-bottom="0.1945in"/>
      <style:text-properties fo:font-size="10pt" fo:font-weight="bold" style:font-size-asian="10pt" style:font-weight-asian="bold" style:font-size-complex="10pt" style:font-weight-complex="bold"/>
    </style:style>
    <style:style style:name="P50" style:family="paragraph" style:parent-style-name="Standard">
      <style:paragraph-properties fo:margin-top="0.0374in" fo:margin-bottom="0.0374in"/>
    </style:style>
    <style:style style:name="P51" style:family="paragraph" style:parent-style-name="Standard">
      <style:paragraph-properties fo:margin-top="0.0374in" fo:margin-bottom="0.0374in"/>
      <style:text-properties fo:font-size="9pt" style:font-size-asian="9pt" style:font-size-complex="9pt"/>
    </style:style>
    <style:style style:name="P52" style:family="paragraph" style:parent-style-name="Standard">
      <style:paragraph-properties fo:margin-top="0.0374in" fo:margin-bottom="0.0374in" fo:text-align="center" style:justify-single-word="false"/>
      <style:text-properties fo:font-size="9pt" style:font-size-asian="9pt" style:font-size-complex="9pt"/>
    </style:style>
    <style:style style:name="P53" style:family="paragraph" style:parent-style-name="Standard">
      <style:paragraph-properties fo:margin-top="0.0374in" fo:margin-bottom="0.0374in"/>
      <style:text-properties fo:font-size="10pt" style:font-size-asian="10pt" style:font-size-complex="10pt"/>
    </style:style>
    <style:style style:name="P54" style:family="paragraph" style:parent-style-name="Standard">
      <style:paragraph-properties fo:margin-top="0.0374in" fo:margin-bottom="0.0374in"/>
      <style:text-properties fo:font-size="10pt" fo:font-weight="bold" style:font-size-asian="10pt" style:font-weight-asian="bold" style:font-size-complex="10pt" style:font-weight-complex="bold"/>
    </style:style>
    <style:style style:name="P55" style:family="paragraph" style:parent-style-name="Standard">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6" style:family="paragraph" style:parent-style-name="Standard">
      <style:paragraph-properties fo:margin-top="0.0374in" fo:margin-bottom="0.0374in"/>
      <style:text-properties fo:color="#000000" fo:font-size="10pt" style:font-size-asian="10pt" style:font-size-complex="10pt"/>
    </style:style>
    <style:style style:name="P57" style:family="paragraph" style:parent-style-name="Standard">
      <style:paragraph-properties fo:margin-top="0.0374in" fo:margin-bottom="0.0374in"/>
      <style:text-properties style:use-window-font-color="true"/>
    </style:style>
    <style:style style:name="P58" style:family="paragraph" style:parent-style-name="Standard">
      <style:paragraph-properties fo:margin-top="0.0374in" fo:margin-bottom="0.0374in" fo:text-align="center" style:justify-single-word="false"/>
      <style:text-properties style:use-window-font-color="true"/>
    </style:style>
    <style:style style:name="P59" style:family="paragraph" style:parent-style-name="Standard">
      <style:paragraph-properties fo:margin-top="0.0374in" fo:margin-bottom="0.0374in" fo:keep-with-next="always"/>
    </style:style>
    <style:style style:name="P60" style:family="paragraph" style:parent-style-name="Standard">
      <style:paragraph-properties fo:margin-top="0.0374in" fo:margin-bottom="0.0374in" fo:keep-with-next="always"/>
      <style:text-properties fo:font-size="10pt" fo:font-weight="bold" style:font-size-asian="10pt" style:font-weight-asian="bold" style:font-size-complex="10pt" style:font-weight-complex="bold"/>
    </style:style>
    <style:style style:name="P61" style:family="paragraph" style:parent-style-name="Standard">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2" style:family="paragraph" style:parent-style-name="Standard">
      <style:paragraph-properties fo:margin-top="0.0374in" fo:margin-bottom="0.0374in" fo:keep-with-next="always"/>
      <style:text-properties style:use-window-font-color="true"/>
    </style:style>
    <style:style style:name="P63" style:family="paragraph" style:parent-style-name="Standard">
      <style:paragraph-properties fo:margin-top="0.0374in" fo:margin-bottom="0.0374in" fo:text-align="center" style:justify-single-word="false" fo:keep-with-next="always"/>
      <style:text-properties style:use-window-font-color="true"/>
    </style:style>
    <style:style style:name="P64" style:family="paragraph" style:parent-style-name="Standard">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5" style:family="paragraph" style:parent-style-name="Standard">
      <style:paragraph-properties fo:margin-top="0.1945in" fo:margin-bottom="0in"/>
    </style:style>
    <style:style style:name="P66" style:family="paragraph" style:parent-style-name="Standard">
      <style:paragraph-properties fo:margin-top="0.1945in" fo:margin-bottom="0in"/>
      <style:text-properties fo:font-size="10pt" style:font-size-asian="10pt" style:font-size-complex="10pt"/>
    </style:style>
    <style:style style:name="P67" style:family="paragraph" style:parent-style-name="Standard">
      <style:paragraph-properties fo:margin-top="0.1945in" fo:margin-bottom="0in"/>
      <style:text-properties fo:font-size="10pt" fo:font-weight="bold" style:font-size-asian="10pt" style:font-weight-asian="bold" style:font-size-complex="10pt" style:font-weight-complex="bold"/>
    </style:style>
    <style:style style:name="P68" style:family="paragraph" style:parent-style-name="Standard">
      <style:paragraph-properties fo:margin-top="0.1945in" fo:margin-bottom="0in" fo:keep-together="always" fo:keep-with-next="always"/>
    </style:style>
    <style:style style:name="P69" style:family="paragraph" style:parent-style-name="Standard">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0" style:family="paragraph" style:parent-style-name="Standard">
      <style:paragraph-properties fo:margin-left="0.5in" fo:margin-right="0in" fo:margin-top="0in" fo:margin-bottom="0.1945in" fo:text-indent="0in" style:auto-text-indent="false"/>
    </style:style>
    <style:style style:name="P71" style:family="paragraph" style:parent-style-name="Standard">
      <style:paragraph-properties fo:margin-left="0.5in" fo:margin-right="0in" fo:margin-top="0in" fo:margin-bottom="0.1945in" fo:text-indent="0in" style:auto-text-indent="false"/>
      <style:text-properties fo:font-size="10pt" style:font-size-asian="10pt" style:font-size-complex="10pt"/>
    </style:style>
    <style:style style:name="P72" style:family="paragraph" style:parent-style-name="Standard">
      <style:paragraph-properties fo:margin-left="0.5in" fo:margin-right="0in" fo:text-indent="0in" style:auto-text-indent="false"/>
    </style:style>
    <style:style style:name="P73" style:family="paragraph" style:parent-style-name="Standard">
      <style:paragraph-properties fo:margin-left="0.5in" fo:margin-right="0in" fo:text-indent="0in" style:auto-text-indent="false"/>
      <style:text-properties fo:font-size="10pt" style:font-size-asian="10pt" style:font-size-complex="10pt"/>
    </style:style>
    <style:style style:name="P74" style:family="paragraph" style:parent-style-name="Standard">
      <style:paragraph-properties fo:margin-left="0.5in" fo:margin-right="0in" fo:margin-top="0in" fo:margin-bottom="0.1665in" fo:text-indent="0in" style:auto-text-indent="false"/>
    </style:style>
    <style:style style:name="P75" style:family="paragraph" style:parent-style-name="Standard">
      <style:paragraph-properties fo:margin-left="0.5in" fo:margin-right="0in" fo:margin-top="0in" fo:margin-bottom="0.1665in" fo:text-indent="0in" style:auto-text-indent="false"/>
      <style:text-properties fo:font-size="10pt" style:font-size-asian="10pt" style:font-size-complex="10pt"/>
    </style:style>
    <style:style style:name="P76" style:family="paragraph" style:parent-style-name="Standard">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77" style:family="paragraph" style:parent-style-name="Standard">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8" style:family="paragraph" style:parent-style-name="Standard">
      <style:paragraph-properties fo:margin-top="0.1945in" fo:margin-bottom="0.1945in"/>
      <style:text-properties fo:font-size="16pt" fo:font-weight="bold" style:font-size-asian="16pt" style:font-weight-asian="bold" style:font-size-complex="16pt" style:font-weight-complex="bold"/>
    </style:style>
    <style:style style:name="P79" style:family="paragraph" style:parent-style-name="Standard">
      <style:paragraph-properties fo:margin-top="0in" fo:margin-bottom="0.1665in"/>
    </style:style>
    <style:style style:name="P80" style:family="paragraph" style:parent-style-name="Standard">
      <style:paragraph-properties fo:margin-top="0in" fo:margin-bottom="0.1665in"/>
      <style:text-properties fo:font-size="10pt" style:font-size-asian="10pt" style:font-size-complex="10pt"/>
    </style:style>
    <style:style style:name="P81" style:family="paragraph" style:parent-style-name="Standard">
      <style:paragraph-properties fo:margin-top="0.1736in" fo:margin-bottom="0in" fo:keep-together="always" fo:keep-with-next="always"/>
    </style:style>
    <style:style style:name="P82" style:family="paragraph" style:parent-style-name="Standard">
      <style:paragraph-properties fo:margin-top="0.1929in" fo:margin-bottom="0.1846in" fo:line-height="0.0008in" fo:padding="0in" fo:border-left="none" fo:border-right="none" fo:border-top="0.0138in solid #808080" fo:border-bottom="none"/>
      <style:text-properties style:use-window-font-color="true"/>
    </style:style>
    <style:style style:name="P83" style:family="paragraph" style:parent-style-name="Standard">
      <style:paragraph-properties fo:margin-top="0.0319in" fo:margin-bottom="0.0319in" fo:keep-with-next="always"/>
      <style:text-properties style:use-window-font-color="true"/>
    </style:style>
    <style:style style:name="P84" style:family="paragraph" style:parent-style-name="Standard">
      <style:paragraph-properties fo:margin-top="0.0319in" fo:margin-bottom="0.0319in" fo:text-align="center" style:justify-single-word="false" fo:keep-with-next="always"/>
      <style:text-properties style:use-window-font-color="true"/>
    </style:style>
    <style:style style:name="P85" style:family="paragraph" style:parent-style-name="Standard">
      <style:paragraph-properties fo:margin-top="0.0319in" fo:margin-bottom="0.0319in"/>
    </style:style>
    <style:style style:name="P86" style:family="paragraph" style:parent-style-name="Standard">
      <style:paragraph-properties fo:margin-top="0.0319in" fo:margin-bottom="0.0319in" fo:text-align="end" style:justify-single-word="false"/>
      <style:text-properties style:use-window-font-color="true"/>
    </style:style>
    <style:style style:name="P87" style:family="paragraph" style:parent-style-name="Standard">
      <style:paragraph-properties fo:margin-top="0.0319in" fo:margin-bottom="0.0319in" fo:text-align="center" style:justify-single-word="false"/>
      <style:text-properties style:use-window-font-color="true"/>
    </style:style>
    <style:style style:name="P88" style:family="paragraph" style:parent-style-name="Standard">
      <style:paragraph-properties fo:margin-top="0.0319in" fo:margin-bottom="0.0319in" fo:text-align="end" style:justify-single-word="false"/>
    </style:style>
    <style:style style:name="P89" style:family="paragraph" style:parent-style-name="Standard">
      <style:paragraph-properties fo:margin-top="0.0319in" fo:margin-bottom="0in"/>
    </style:style>
    <style:style style:name="P90" style:family="paragraph" style:parent-style-name="Standard">
      <style:paragraph-properties fo:margin-left="0in" fo:margin-right="0in" fo:margin-top="0.028in" fo:margin-bottom="0.0319in" fo:text-indent="0.4165in" style:auto-text-indent="false"/>
    </style:style>
    <style:style style:name="P91" style:family="paragraph" style:parent-style-name="Standard">
      <style:paragraph-properties fo:margin-left="0in" fo:margin-right="0in" fo:margin-top="0.028in" fo:margin-bottom="0.0319in" fo:text-indent="0.4165in" style:auto-text-indent="false"/>
      <style:text-properties fo:color="#000000" fo:font-size="10pt" style:font-size-asian="10pt" style:font-size-complex="10pt"/>
    </style:style>
    <style:style style:name="P92" style:family="paragraph" style:parent-style-name="Standard">
      <style:paragraph-properties fo:margin-left="0in" fo:margin-right="0in" fo:margin-top="0.028in" fo:margin-bottom="0.0319in" fo:text-indent="0.4165in" style:auto-text-indent="false"/>
      <style:text-properties style:use-window-font-color="true"/>
    </style:style>
    <style:style style:name="P93" style:family="paragraph" style:parent-style-name="Standard">
      <style:paragraph-properties fo:margin-left="0in" fo:margin-right="0in" fo:margin-top="0.028in" fo:margin-bottom="0.1665in" fo:text-indent="0.4165in" style:auto-text-indent="false"/>
      <style:text-properties fo:color="#000000" fo:font-size="10pt" style:font-size-asian="10pt" style:font-size-complex="10pt"/>
    </style:style>
    <style:style style:name="P94" style:family="paragraph" style:parent-style-name="Standard">
      <style:paragraph-properties fo:margin-left="0in" fo:margin-right="0in" fo:margin-top="0in" fo:margin-bottom="0.0319in" fo:text-indent="0.4165in" style:auto-text-indent="false"/>
      <style:text-properties fo:color="#000000" fo:font-size="10pt" style:font-size-asian="10pt" style:font-size-complex="10pt"/>
    </style:style>
    <style:style style:name="P95" style:family="paragraph" style:parent-style-name="Standard">
      <style:paragraph-properties fo:margin-left="1in" fo:margin-right="0in" fo:text-indent="0in" style:auto-text-indent="false"/>
    </style:style>
    <style:style style:name="P96" style:family="paragraph" style:parent-style-name="Standard">
      <style:paragraph-properties fo:margin-left="1in" fo:margin-right="0in" fo:text-indent="0in" style:auto-text-indent="false"/>
      <style:text-properties fo:font-size="10pt" style:font-size-asian="10pt" style:font-size-complex="10pt"/>
    </style:style>
    <style:style style:name="P97" style:family="paragraph" style:parent-style-name="Standard">
      <style:paragraph-properties fo:margin-top="0.2516in" fo:margin-bottom="0in" fo:line-height="0.0008in" fo:padding="0in" fo:border-left="none" fo:border-right="none" fo:border-top="0.0138in solid #808080" fo:border-bottom="none"/>
      <style:text-properties style:use-window-font-color="true"/>
    </style:style>
    <style:style style:name="P98" style:family="paragraph" style:parent-style-name="Standard">
      <style:paragraph-properties fo:margin-top="0.0571in" fo:margin-bottom="0in" fo:line-height="0.0008in" fo:padding="0in" fo:border-left="none" fo:border-right="none" fo:border-top="0.0138in solid #808080" fo:border-bottom="none"/>
      <style:text-properties style:use-window-font-color="true"/>
    </style:style>
    <style:style style:name="P99" style:family="paragraph" style:parent-style-name="Standard">
      <style:paragraph-properties fo:margin-top="0.1736in" fo:margin-bottom="0.1945in" fo:keep-together="always"/>
    </style:style>
    <style:style style:name="P100" style:family="paragraph" style:parent-style-name="Standard">
      <style:paragraph-properties fo:margin-top="0.222in" fo:margin-bottom="0.0835in" fo:padding-left="0in" fo:padding-right="0in" fo:padding-top="0.028in" fo:padding-bottom="0in" fo:border-left="none" fo:border-right="none" fo:border-top="0.0008in solid #808080" fo:border-bottom="none"/>
    </style:style>
    <style:style style:name="P101" style:family="paragraph" style:parent-style-name="List_20_Heading_20__28_user_29_">
      <style:text-properties fo:color="#000000" fo:font-size="10pt" style:font-size-asian="10pt" style:font-size-complex="10pt"/>
    </style:style>
    <style:style style:name="P102" style:family="paragraph" style:parent-style-name="Detail_20_Heading">
      <style:paragraph-properties fo:padding="0.0236in" fo:border="0.0008in solid #666666"/>
      <style:text-properties fo:color="#000000"/>
    </style:style>
    <style:style style:name="P103" style:family="paragraph" style:parent-style-name="Detail_20_Heading">
      <style:paragraph-properties fo:margin-top="0.0807in" fo:margin-bottom="0.0193in" fo:padding="0.0236in" fo:border="0.0008in solid #666666"/>
      <style:text-properties fo:color="#000000"/>
    </style:style>
    <style:style style:name="P104" style:family="paragraph" style:parent-style-name="Item_20_Heading">
      <style:text-properties fo:color="#000000"/>
    </style:style>
    <style:style style:name="P105" style:family="paragraph" style:parent-style-name="Item_20_Heading">
      <style:paragraph-properties fo:margin-top="0.1693in" fo:margin-bottom="0.161in"/>
      <style:text-properties fo:color="#000000"/>
    </style:style>
    <style:style style:name="P106" style:family="paragraph" style:parent-style-name="Class_20_Heading" style:master-page-name="Konvert_20_2">
      <style:paragraph-properties style:page-number="auto" fo:break-before="page" fo:padding-left="0.039in" fo:padding-right="0.039in" fo:padding-top="0.0236in" fo:padding-bottom="0.0236in" fo:border="0.0008in solid #000000"/>
      <style:text-properties fo:color="#000000"/>
    </style:style>
    <style:style style:name="P107" style:family="paragraph" style:parent-style-name="Class_20_Heading" style:master-page-name="Konvert_20_3">
      <style:paragraph-properties style:page-number="auto" fo:break-before="page" fo:padding-left="0.039in" fo:padding-right="0.039in" fo:padding-top="0.0236in" fo:padding-bottom="0.0236in" fo:border="0.0008in solid #000000"/>
      <style:text-properties fo:color="#000000"/>
    </style:style>
    <style:style style:name="P108" style:family="paragraph" style:parent-style-name="Class_20_Heading" style:master-page-name="Konvert_20_4">
      <style:paragraph-properties style:page-number="auto" fo:break-before="page" fo:padding-left="0.039in" fo:padding-right="0.039in" fo:padding-top="0.0236in" fo:padding-bottom="0.0236in" fo:border="0.0008in solid #000000"/>
      <style:text-properties fo:color="#000000"/>
    </style:style>
    <style:style style:name="P109" style:family="paragraph" style:parent-style-name="Class_20_Heading" style:master-page-name="Konvert_20_5">
      <style:paragraph-properties style:page-number="auto" fo:break-before="page" fo:padding-left="0.039in" fo:padding-right="0.039in" fo:padding-top="0.0236in" fo:padding-bottom="0.0236in" fo:border="0.0008in solid #000000"/>
      <style:text-properties fo:color="#000000"/>
    </style:style>
    <style:style style:name="P110" style:family="paragraph" style:parent-style-name="Class_20_Heading" style:master-page-name="Konvert_20_6">
      <style:paragraph-properties style:page-number="auto" fo:break-before="page" fo:padding-left="0.039in" fo:padding-right="0.039in" fo:padding-top="0.0236in" fo:padding-bottom="0.0236in" fo:border="0.0008in solid #000000"/>
      <style:text-properties fo:color="#000000"/>
    </style:style>
    <style:style style:name="P111" style:family="paragraph" style:parent-style-name="Class_20_Heading" style:master-page-name="Konvert_20_8">
      <style:paragraph-properties style:page-number="auto" fo:break-before="page" fo:padding-left="0.039in" fo:padding-right="0.039in" fo:padding-top="0.0236in" fo:padding-bottom="0.0236in" fo:border="0.0008in solid #000000"/>
      <style:text-properties fo:color="#000000"/>
    </style:style>
    <style:style style:name="P112" style:family="paragraph" style:parent-style-name="Class_20_Heading" style:master-page-name="Konvert_20_9">
      <style:paragraph-properties style:page-number="auto" fo:break-before="page" fo:padding-left="0.039in" fo:padding-right="0.039in" fo:padding-top="0.0236in" fo:padding-bottom="0.0236in" fo:border="0.0008in solid #000000"/>
      <style:text-properties fo:color="#000000"/>
    </style:style>
    <style:style style:name="P113" style:family="paragraph" style:parent-style-name="Class_20_Heading" style:master-page-name="Konvert_20_10">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Class_20_Heading" style:master-page-name="Konvert_20_11">
      <style:paragraph-properties style:page-number="auto" fo:break-before="page" fo:padding-left="0.039in" fo:padding-right="0.039in" fo:padding-top="0.0236in" fo:padding-bottom="0.0236in" fo:border="0.0008in solid #000000"/>
      <style:text-properties fo:color="#000000"/>
    </style:style>
    <style:style style:name="P115" style:family="paragraph" style:parent-style-name="Class_20_Heading" style:master-page-name="Konvert_20_12">
      <style:paragraph-properties style:page-number="auto" fo:break-before="page" fo:padding-left="0.039in" fo:padding-right="0.039in" fo:padding-top="0.0236in" fo:padding-bottom="0.0236in" fo:border="0.0008in solid #000000"/>
      <style:text-properties fo:color="#000000"/>
    </style:style>
    <style:style style:name="P116" style:family="paragraph" style:parent-style-name="Class_20_Heading" style:master-page-name="Konvert_20_13">
      <style:paragraph-properties style:page-number="auto" fo:break-before="page" fo:padding-left="0.039in" fo:padding-right="0.039in" fo:padding-top="0.0236in" fo:padding-bottom="0.0236in" fo:border="0.0008in solid #000000"/>
      <style:text-properties fo:color="#000000"/>
    </style:style>
    <style:style style:name="P117" style:family="paragraph" style:parent-style-name="Class_20_Heading" style:master-page-name="Konvert_20_14">
      <style:paragraph-properties style:page-number="auto" fo:break-before="page" fo:padding-left="0.039in" fo:padding-right="0.039in" fo:padding-top="0.0236in" fo:padding-bottom="0.0236in" fo:border="0.0008in solid #000000"/>
      <style:text-properties fo:color="#000000"/>
    </style:style>
    <style:style style:name="P118" style:family="paragraph" style:parent-style-name="Class_20_Heading" style:master-page-name="Konvert_20_15">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Package_20_Heading" style:master-page-name="Konvert_20_1">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Package_20_Heading" style:master-page-name="Konvert_20_7">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Overview_20_Heading" style:master-page-name="Standard">
      <style:paragraph-properties style:page-number="auto" fo:padding-left="0.039in" fo:padding-right="0.039in" fo:padding-top="0.0236in" fo:padding-bottom="0.0236in" fo:border="0.0008in solid #000000"/>
    </style:style>
    <style:style style:name="P122" style:family="paragraph" style:parent-style-name="Table_20_Contents">
      <style:paragraph-properties fo:text-align="start" style:justify-single-word="false"/>
    </style:style>
    <style:style style:name="P123" style:family="paragraph" style:parent-style-name="Definition_20_Term" style:list-style-name="WW8Num3"/>
    <style:style style:name="P124" style:family="paragraph" style:parent-style-name="CellBody" style:list-style-name="L1">
      <style:paragraph-properties style:snap-to-layout-grid="false"/>
    </style:style>
    <style:style style:name="P125" style:family="paragraph" style:parent-style-name="CellBody" style:list-style-name="L1">
      <style:paragraph-properties style:snap-to-layout-grid="false"/>
      <style:text-properties style:use-window-font-color="true" fo:font-style="normal" style:font-style-asian="normal" style:font-style-complex="normal"/>
    </style:style>
    <style:style style:name="P126" style:family="paragraph" style:parent-style-name="CellBody" style:list-style-name="L2">
      <style:paragraph-properties style:snap-to-layout-grid="false"/>
      <style:text-properties style:use-window-font-color="true" fo:font-style="normal" style:font-style-asian="normal" style:font-style-complex="normal"/>
    </style:style>
    <style:style style:name="P127" style:family="paragraph" style:parent-style-name="CellBody" style:list-style-name="L3">
      <style:paragraph-properties style:snap-to-layout-grid="false"/>
      <style:text-properties style:use-window-font-color="true" fo:font-style="normal" style:font-style-asian="normal" style:font-style-complex="normal"/>
    </style:style>
    <style:style style:name="P128" style:family="paragraph" style:parent-style-name="CellBody" style:list-style-name="L4">
      <style:paragraph-properties style:snap-to-layout-grid="false"/>
      <style:text-properties style:use-window-font-color="true" fo:font-style="normal" style:font-style-asian="normal" style:font-style-complex="normal"/>
    </style:style>
    <style:style style:name="P129" style:family="paragraph" style:parent-style-name="CellBody" style:list-style-name="L5">
      <style:paragraph-properties style:snap-to-layout-grid="false"/>
      <style:text-properties style:use-window-font-color="true" fo:font-style="normal" style:font-style-asian="normal" style:font-style-complex="normal"/>
    </style:style>
    <style:style style:name="P130" style:family="paragraph" style:parent-style-name="CellBody" style:list-style-name="L6">
      <style:paragraph-properties style:snap-to-layout-grid="false"/>
      <style:text-properties style:use-window-font-color="true" fo:font-style="normal" style:font-style-asian="normal" style:font-style-complex="normal"/>
    </style:style>
    <style:style style:name="P131" style:family="paragraph" style:parent-style-name="CellBody" style:list-style-name="L7">
      <style:paragraph-properties style:snap-to-layout-grid="false"/>
      <style:text-properties style:use-window-font-color="true" fo:font-style="normal" style:font-style-asian="normal" style:font-style-complex="normal"/>
    </style:style>
    <style:style style:name="P132" style:family="paragraph" style:parent-style-name="Document_20_Title" style:master-page-name="First_20_Page">
      <style:paragraph-properties fo:text-align="center" style:justify-single-word="false" style:page-number="auto"/>
    </style:style>
    <style:style style:name="P13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3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3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36" style:family="paragraph" style:parent-style-name="Body" style:list-style-name="L8"/>
    <style:style style:name="P137" style:family="paragraph" style:parent-style-name="Body" style:list-style-name="L9">
      <style:text-properties style:use-window-font-color="true" fo:font-style="normal" style:font-style-asian="normal" style:font-style-complex="normal"/>
    </style:style>
    <style:style style:name="P138"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39" style:family="paragraph" style:parent-style-name="Body" style:list-style-name="L10"/>
    <style:style style:name="P140" style:family="paragraph" style:parent-style-name="Body" style:list-style-name="L11">
      <style:paragraph-properties>
        <style:tab-stops>
          <style:tab-stop style:position="3.9374in"/>
        </style:tab-stops>
      </style:paragraph-properties>
    </style:style>
    <style:style style:name="P141" style:family="paragraph" style:parent-style-name="Body" style:list-style-name="L12"/>
    <style:style style:name="P142" style:family="paragraph" style:parent-style-name="Body" style:list-style-name="L13"/>
    <style:style style:name="P143" style:family="paragraph" style:parent-style-name="Body" style:list-style-name="L14"/>
    <style:style style:name="P144" style:family="paragraph" style:parent-style-name="Body" style:list-style-name="L15"/>
    <style:style style:name="P145" style:family="paragraph" style:parent-style-name="Body" style:list-style-name="L16"/>
    <style:style style:name="P146" style:family="paragraph" style:parent-style-name="Body" style:list-style-name="L17"/>
    <style:style style:name="P147" style:family="paragraph" style:parent-style-name="Body" style:list-style-name="L18"/>
    <style:style style:name="P148" style:family="paragraph" style:parent-style-name="Body" style:list-style-name="L19"/>
    <style:style style:name="P149" style:family="paragraph" style:parent-style-name="Body" style:list-style-name="L20"/>
    <style:style style:name="P150" style:family="paragraph" style:parent-style-name="Body">
      <style:paragraph-properties fo:text-align="start" style:justify-single-word="false"/>
    </style:style>
    <style:style style:name="P151" style:family="paragraph" style:parent-style-name="Body">
      <style:paragraph-properties fo:text-align="justify" style:justify-single-word="false"/>
    </style:style>
    <style:style style:name="P152"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53" style:family="paragraph" style:parent-style-name="Heading_20_4">
      <style:text-properties style:font-name="CourierNewPSMT" fo:font-size="10pt"/>
    </style:style>
    <style:style style:name="P154" style:family="paragraph" style:parent-style-name="Heading_20_1">
      <style:paragraph-properties fo:break-before="page"/>
    </style:style>
    <style:style style:name="P155" style:family="paragraph" style:parent-style-name="Heading_20_2">
      <style:text-properties fo:language="en" fo:country="US" style:language-complex="ar" style:country-complex="SA"/>
    </style:style>
    <style:style style:name="P15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157"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158"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159"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160"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161"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000000" style:font-name="Courier New1" fo:font-style="normal" fo:font-weight="normal" style:font-style-asian="normal" style:font-weight-asian="normal" style:font-style-complex="normal" style:font-weight-complex="normal"/>
    </style:style>
    <style:style style:name="T38" style:family="text">
      <style:text-properties fo:color="#000000" style:font-name="Arial" fo:font-style="normal" fo:font-weight="normal" style:font-style-asian="normal" style:font-weight-asian="normal" style:font-style-complex="normal" style:font-weight-complex="normal"/>
    </style:style>
    <style:style style:name="T39"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40" style:family="text">
      <style:text-properties fo:color="#ff3366" fo:font-style="italic" fo:font-weight="bold" style:font-style-asian="italic" style:font-weight-asian="bold" style:font-style-complex="italic" style:font-weight-complex="bold"/>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style:font-name="CourierNewPSMT" fo:font-size="10pt"/>
    </style:style>
    <style:style style:name="T44" style:family="text">
      <style:text-properties style:font-name="Courier New1"/>
    </style:style>
    <style:style style:name="T45" style:family="text">
      <style:text-properties style:font-name="Courier New1" fo:font-size="10pt" style:font-size-asian="10pt" style:font-size-complex="10pt"/>
    </style:style>
    <style:style style:name="T46" style:family="text">
      <style:text-properties style:font-name="Courier New1" fo:font-size="9pt" style:font-name-asian="Courier New1" style:font-size-asian="9pt" style:font-name-complex="Courier New1" style:font-size-complex="9pt"/>
    </style:style>
    <style:style style:name="T47" style:family="text">
      <style:text-properties fo:font-size="9.5pt" style:font-size-asian="9.5pt" style:font-size-complex="9.5pt"/>
    </style:style>
    <style:style style:name="T48" style:family="text">
      <style:text-properties fo:font-style="normal" style:font-style-asian="normal" style:font-style-complex="normal"/>
    </style:style>
    <style:style style:name="T49"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50" style:family="text">
      <style:text-properties fo:font-size="9pt"/>
    </style:style>
    <style:style style:name="T51" style:family="text">
      <style:text-properties fo:font-size="9pt" fo:font-style="normal" style:font-style-asian="normal" style:font-style-complex="normal"/>
    </style:style>
    <style:style style:name="T52" style:family="text">
      <style:text-properties fo:font-size="14pt" fo:font-weight="normal" style:font-size-asian="14pt" style:font-weight-asian="normal"/>
    </style:style>
    <style:style style:name="T53" style:family="text">
      <style:text-properties style:font-name="Courier New"/>
    </style:style>
    <style:style style:name="T54" style:family="text">
      <style:text-properties fo:color="#0000ff" fo:font-size="10pt" style:font-size-asian="10pt" style:font-size-complex="10pt"/>
    </style:style>
    <style:style style:name="T5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6" style:family="text">
      <style:text-properties fo:color="#0000ff" fo:font-size="10pt" style:text-underline-style="solid" style:text-underline-width="auto" style:text-underline-color="font-color" style:font-size-asian="10pt" style:font-size-complex="10pt"/>
    </style:style>
    <style:style style:name="T5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8" style:family="text">
      <style:text-properties fo:color="#0000ff" style:font-name="Arial" fo:font-size="10pt" style:font-size-asian="10pt" style:font-size-complex="10pt"/>
    </style:style>
    <style:style style:name="T5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0" style:family="text">
      <style:text-properties fo:color="#0000ff" style:text-underline-style="solid" style:text-underline-width="auto" style:text-underline-color="font-color"/>
    </style:style>
    <style:style style:name="T61" style:family="text">
      <style:text-properties fo:color="#0000ff" style:text-underline-style="solid" style:text-underline-width="auto" style:text-underline-color="font-color" fo:font-weight="bold" style:font-weight-asian="bold" style:font-weight-complex="bold"/>
    </style:style>
    <style:style style:name="T6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Arial2" fo:font-size="12pt" fo:font-style="italic"/>
    </style:style>
    <style:style style:name="T65" style:family="text">
      <style:text-properties fo:language="en" fo:country="US" style:language-complex="ar" style:country-complex="SA"/>
    </style:style>
    <style:style style:name="T66" style:family="text">
      <style:text-properties fo:font-weight="bold" style:font-weight-asian="bold" style:font-weight-complex="bold"/>
    </style:style>
    <style:style style:name="T67" style:family="text">
      <style:text-properties fo:font-weight="normal" style:font-weight-asian="normal" style:font-weight-complex="normal"/>
    </style:style>
    <style:style style:name="T6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79564672" text:id="ct579564672">
          <text:insertion>
            <office:change-info>
              <dc:creator>Carsten Ziegeler</dc:creator>
              <dc:date>2014-01-21T09:32:00</dc:date>
            </office:change-info>
          </text:insertion>
        </text:changed-region>
        <text:changed-region xml:id="ct579564976" text:id="ct579564976">
          <text:insertion>
            <office:change-info>
              <dc:creator>Carsten Ziegeler</dc:creator>
              <dc:date>2014-01-21T17:44:00</dc:date>
            </office:change-info>
          </text:insertion>
        </text:changed-region>
        <text:changed-region xml:id="ct579565360" text:id="ct579565360">
          <text:insertion>
            <office:change-info>
              <dc:creator>Carsten Ziegeler</dc:creator>
              <dc:date>2014-01-21T17:45:00</dc:date>
            </office:change-info>
          </text:insertion>
        </text:changed-region>
        <text:changed-region xml:id="ct579565728" text:id="ct579565728">
          <text:insertion>
            <office:change-info>
              <dc:creator>Carsten Ziegeler</dc:creator>
              <dc:date>2014-01-20T20:45:00</dc:date>
            </office:change-info>
          </text:insertion>
        </text:changed-region>
        <text:changed-region xml:id="ct579567728" text:id="ct579567728">
          <text:insertion>
            <office:change-info>
              <dc:creator>Carsten Ziegeler</dc:creator>
              <dc:date>2014-01-21T17:46:00</dc:date>
            </office:change-info>
          </text:insertion>
        </text:changed-region>
        <text:changed-region xml:id="ct579570512" text:id="ct579570512">
          <text:insertion>
            <office:change-info>
              <dc:creator>Carsten Ziegeler</dc:creator>
              <dc:date>2014-01-20T20:46:00</dc:date>
            </office:change-info>
          </text:insertion>
        </text:changed-region>
        <text:changed-region xml:id="ct579571248" text:id="ct579571248">
          <text:insertion>
            <office:change-info>
              <dc:creator>Carsten Ziegeler</dc:creator>
              <dc:date>2014-01-21T17:57:00</dc:date>
            </office:change-info>
          </text:insertion>
        </text:changed-region>
        <text:changed-region xml:id="ct579575184" text:id="ct579575184">
          <text:insertion>
            <office:change-info>
              <dc:creator>Carsten Ziegeler</dc:creator>
              <dc:date>2014-01-21T17:58:00</dc:date>
            </office:change-info>
          </text:insertion>
        </text:changed-region>
        <text:changed-region xml:id="ct579570608" text:id="ct579570608">
          <text:insertion>
            <office:change-info>
              <dc:creator>Carsten Ziegeler</dc:creator>
              <dc:date>2014-01-21T17:59:00</dc:date>
            </office:change-info>
          </text:insertion>
        </text:changed-region>
        <text:changed-region xml:id="ct579569216" text:id="ct579569216">
          <text:insertion>
            <office:change-info>
              <dc:creator>Carsten Ziegeler</dc:creator>
              <dc:date>2014-01-21T18:00:00</dc:date>
            </office:change-info>
          </text:insertion>
        </text:changed-region>
        <text:changed-region xml:id="ct579579216" text:id="ct579579216">
          <text:insertion>
            <office:change-info>
              <dc:creator>Carsten Ziegeler</dc:creator>
              <dc:date>2014-01-21T18:01:00</dc:date>
            </office:change-info>
          </text:insertion>
        </text:changed-region>
        <text:changed-region xml:id="ct579561408" text:id="ct579561408">
          <text:insertion>
            <office:change-info>
              <dc:creator>Carsten Ziegeler</dc:creator>
              <dc:date>2014-01-21T09:36:00</dc:date>
            </office:change-info>
          </text:insertion>
        </text:changed-region>
        <text:changed-region xml:id="ct579564848" text:id="ct579564848">
          <text:insertion>
            <office:change-info>
              <dc:creator>Carsten Ziegeler</dc:creator>
              <dc:date>2014-01-21T09:37:00</dc:date>
            </office:change-info>
          </text:insertion>
        </text:changed-region>
        <text:changed-region xml:id="ct579580544" text:id="ct579580544">
          <text:insertion>
            <office:change-info>
              <dc:creator>Carsten Ziegeler</dc:creator>
              <dc:date>2014-01-21T09:38:00</dc:date>
            </office:change-info>
          </text:insertion>
        </text:changed-region>
        <text:changed-region xml:id="ct579380832" text:id="ct579380832">
          <text:deletion>
            <office:change-info>
              <dc:creator>Carsten Ziegeler</dc:creator>
              <dc:date>2014-01-21T09:38:00</dc:date>
            </office:change-info>
            <text:p text:style-name="Table_20_Contents"><text:span text:style-name="Source_20_Text">Http</text:span></text:p>
          </text:deletion>
        </text:changed-region>
        <text:changed-region xml:id="ct579574816" text:id="ct579574816">
          <text:insertion>
            <office:change-info>
              <dc:creator>Carsten Ziegeler</dc:creator>
              <dc:date>2014-01-21T17:48:00</dc:date>
            </office:change-info>
          </text:insertion>
        </text:changed-region>
        <text:changed-region xml:id="ct579576624" text:id="ct579576624">
          <text:insertion>
            <office:change-info>
              <dc:creator>Carsten Ziegeler</dc:creator>
              <dc:date>2014-01-21T17:48:00</dc:date>
            </office:change-info>
          </text:insertion>
        </text:changed-region>
        <text:changed-region xml:id="ct579577168" text:id="ct579577168">
          <text:deletion>
            <office:change-info>
              <dc:creator>Carsten Ziegeler</dc:creator>
              <dc:date>2014-01-16T18:48:00</dc:date>
            </office:change-info>
            <text:p text:style-name="Table_20_Contents"><text:span text:style-name="Source_20_Text">HttpContext</text:span></text:p>
          </text:deletion>
        </text:changed-region>
        <text:changed-region xml:id="ct579577360" text:id="ct579577360">
          <text:insertion>
            <office:change-info>
              <dc:creator>Carsten Ziegeler</dc:creator>
              <dc:date>2014-01-21T17:49:00</dc:date>
            </office:change-info>
          </text:insertion>
        </text:changed-region>
        <text:changed-region xml:id="ct579577696" text:id="ct579577696">
          <text:insertion>
            <office:change-info>
              <dc:creator>Carsten Ziegeler</dc:creator>
              <dc:date>2014-01-21T09:39:00</dc:date>
            </office:change-info>
          </text:insertion>
        </text:changed-region>
        <text:changed-region xml:id="ct579578064" text:id="ct579578064">
          <text:insertion>
            <office:change-info>
              <dc:creator>Carsten Ziegeler</dc:creator>
              <dc:date>2014-01-21T17:49:00</dc:date>
            </office:change-info>
          </text:insertion>
        </text:changed-region>
        <text:changed-region xml:id="ct579574544" text:id="ct579574544">
          <text:deletion>
            <office:change-info>
              <dc:creator>Carsten Ziegeler</dc:creator>
              <dc:date>2014-01-21T09:39:00</dc:date>
            </office:change-info>
            <text:p text:style-name="Table_20_Contents"><text:span text:style-name="Source_20_Text">HttpContext</text:span></text:p>
          </text:deletion>
        </text:changed-region>
        <text:changed-region xml:id="ct579577488" text:id="ct579577488">
          <text:insertion>
            <office:change-info>
              <dc:creator>Carsten Ziegeler</dc:creator>
              <dc:date>2014-01-21T17:49:00</dc:date>
            </office:change-info>
          </text:insertion>
        </text:changed-region>
        <text:changed-region xml:id="ct579578160" text:id="ct579578160">
          <text:deletion>
            <office:change-info>
              <dc:creator>Carsten Ziegeler</dc:creator>
              <dc:date>2014-01-21T09:39:00</dc:date>
            </office:change-info>
            <text:p text:style-name="Table_20_Contents"><text:span text:style-name="Source_20_Text">HttpContext</text:span></text:p>
          </text:deletion>
        </text:changed-region>
        <text:changed-region xml:id="ct579578416" text:id="ct579578416">
          <text:insertion>
            <office:change-info>
              <dc:creator>Carsten Ziegeler</dc:creator>
              <dc:date>2014-01-21T17:49:00</dc:date>
            </office:change-info>
          </text:insertion>
        </text:changed-region>
        <text:changed-region xml:id="ct579572608" text:id="ct579572608">
          <text:deletion>
            <office:change-info>
              <dc:creator>Carsten Ziegeler</dc:creator>
              <dc:date>2014-01-20T15:28:00</dc:date>
            </office:change-info>
            <text:p text:style-name="Table_20_Contents"><text:span text:style-name="Source_20_Text">c</text:span></text:p>
          </text:deletion>
        </text:changed-region>
        <text:changed-region xml:id="ct579572784" text:id="ct579572784">
          <text:deletion>
            <office:change-info>
              <dc:creator>Carsten Ziegeler</dc:creator>
              <dc:date>2014-01-16T18:42:00</dc:date>
            </office:change-info>
            <text:p text:style-name="Table_20_Contents"><text:span text:style-name="Source_20_Text">HttpContext</text:span></text:p>
          </text:deletion>
        </text:changed-region>
        <text:changed-region xml:id="ct579569376" text:id="ct579569376">
          <text:insertion>
            <office:change-info>
              <dc:creator>Carsten Ziegeler</dc:creator>
              <dc:date>2014-01-21T17:49:00</dc:date>
            </office:change-info>
          </text:insertion>
        </text:changed-region>
        <text:changed-region xml:id="ct579581296" text:id="ct579581296">
          <text:deletion>
            <office:change-info>
              <dc:creator>Carsten Ziegeler</dc:creator>
              <dc:date>2014-01-21T09:39:00</dc:date>
            </office:change-info>
            <text:p text:style-name="Table_20_Contents"><text:span text:style-name="Source_20_Text">HttpContext</text:span></text:p>
          </text:deletion>
        </text:changed-region>
        <text:changed-region xml:id="ct579581840" text:id="ct579581840">
          <text:insertion>
            <office:change-info>
              <dc:creator>Carsten Ziegeler</dc:creator>
              <dc:date>2014-01-21T17:49:00</dc:date>
            </office:change-info>
          </text:insertion>
        </text:changed-region>
        <text:changed-region xml:id="ct579570864" text:id="ct579570864">
          <text:deletion>
            <office:change-info>
              <dc:creator>Carsten Ziegeler</dc:creator>
              <dc:date>2014-01-21T09:39:00</dc:date>
            </office:change-info>
            <text:p text:style-name="Table_20_Contents"><text:span text:style-name="Source_20_Text">HttpContext</text:span></text:p>
          </text:deletion>
        </text:changed-region>
        <text:changed-region xml:id="ct579582288" text:id="ct579582288">
          <text:insertion>
            <office:change-info>
              <dc:creator>Carsten Ziegeler</dc:creator>
              <dc:date>2014-01-21T17:49:00</dc:date>
            </office:change-info>
          </text:insertion>
        </text:changed-region>
        <text:changed-region xml:id="ct579581472" text:id="ct579581472">
          <text:deletion>
            <office:change-info>
              <dc:creator>Carsten Ziegeler</dc:creator>
              <dc:date>2014-01-21T09:39:00</dc:date>
            </office:change-info>
            <text:p text:style-name="Table_20_Contents"><text:span text:style-name="Source_20_Text">HttpContext</text:span></text:p>
          </text:deletion>
        </text:changed-region>
        <text:changed-region xml:id="ct579582736" text:id="ct579582736">
          <text:insertion>
            <office:change-info>
              <dc:creator>Carsten Ziegeler</dc:creator>
              <dc:date>2014-01-21T17:49:00</dc:date>
            </office:change-info>
          </text:insertion>
        </text:changed-region>
        <text:changed-region xml:id="ct579582976" text:id="ct579582976">
          <text:deletion>
            <office:change-info>
              <dc:creator>Carsten Ziegeler</dc:creator>
              <dc:date>2014-01-21T09:39:00</dc:date>
            </office:change-info>
            <text:p text:style-name="Table_20_Contents"><text:span text:style-name="Source_20_Text">HttpContext</text:span></text:p>
          </text:deletion>
        </text:changed-region>
        <text:changed-region xml:id="ct579583344" text:id="ct579583344">
          <text:insertion>
            <office:change-info>
              <dc:creator>Carsten Ziegeler</dc:creator>
              <dc:date>2014-01-21T17:49:00</dc:date>
            </office:change-info>
          </text:insertion>
        </text:changed-region>
        <text:changed-region xml:id="ct579589360" text:id="ct579589360">
          <text:insertion>
            <office:change-info>
              <dc:creator>Carsten Ziegeler</dc:creator>
              <dc:date>2014-01-21T09:40:00</dc:date>
            </office:change-info>
          </text:insertion>
        </text:changed-region>
        <text:changed-region xml:id="ct579587760" text:id="ct579587760">
          <text:deletion>
            <office:change-info>
              <dc:creator>Carsten Ziegeler</dc:creator>
              <dc:date>2014-01-28T13:25:00</dc:date>
            </office:change-info>
            <text:p text:style-name="Body"><text:span text:style-name="Default_20_Paragraph_20_Font">always</text:span></text:p>
          </text:deletion>
        </text:changed-region>
        <text:changed-region xml:id="ct579589536" text:id="ct579589536">
          <text:insertion>
            <office:change-info>
              <dc:creator>Carsten Ziegeler</dc:creator>
              <dc:date>2014-01-28T13:25:00</dc:date>
            </office:change-info>
          </text:insertion>
        </text:changed-region>
        <text:changed-region xml:id="ct579590496" text:id="ct579590496">
          <text:deletion>
            <office:change-info>
              <dc:creator>Carsten Ziegeler</dc:creator>
              <dc:date>2014-01-28T13:26:00</dc:date>
            </office:change-info>
            <text:p text:style-name="Body"><text:span text:style-name="Default_20_Paragraph_20_Font"><text:s/>These methods can only be called in ServletContextListener.contextInitialized methods for listeners managed by the servlet container itself. </text:span></text:p>
          </text:deletion>
        </text:changed-region>
        <text:changed-region xml:id="ct579594496" text:id="ct579594496">
          <text:insertion>
            <office:change-info>
              <dc:creator>Carsten Ziegeler</dc:creator>
              <dc:date>2014-01-28T13:18:00</dc:date>
            </office:change-info>
          </text:insertion>
        </text:changed-region>
        <text:changed-region xml:id="ct579594592" text:id="ct579594592">
          <text:insertion>
            <office:change-info>
              <dc:creator>Carsten Ziegeler</dc:creator>
              <dc:date>2014-01-28T13:18:00</dc:date>
            </office:change-info>
          </text:insertion>
        </text:changed-region>
        <text:changed-region xml:id="ct579593424" text:id="ct579593424">
          <text:insertion>
            <office:change-info>
              <dc:creator>Carsten Ziegeler</dc:creator>
              <dc:date>2014-01-28T13:19:00</dc:date>
            </office:change-info>
          </text:insertion>
        </text:changed-region>
        <text:changed-region xml:id="ct579599936" text:id="ct579599936">
          <text:insertion>
            <office:change-info>
              <dc:creator>Carsten Ziegeler</dc:creator>
              <dc:date>2014-01-22T11:30:00</dc:date>
            </office:change-info>
          </text:insertion>
        </text:changed-region>
        <text:changed-region xml:id="ct579600032" text:id="ct579600032">
          <text:deletion>
            <office:change-info>
              <dc:creator>Carsten Ziegeler</dc:creator>
              <dc:date>2014-01-22T11:30:00</dc:date>
            </office:change-info>
            <text:p text:style-name="Body"><text:s/>and </text:p>
          </text:deletion>
        </text:changed-region>
        <text:changed-region xml:id="ct579401776" text:id="ct579401776">
          <text:insertion>
            <office:change-info>
              <dc:creator>Carsten Ziegeler</dc:creator>
              <dc:date>2014-01-22T11:30:00</dc:date>
            </office:change-info>
          </text:insertion>
        </text:changed-region>
        <text:changed-region xml:id="ct579599696" text:id="ct579599696">
          <text:insertion>
            <office:change-info>
              <dc:creator>Carsten Ziegeler</dc:creator>
              <dc:date>2014-01-22T11:30:00</dc:date>
            </office:change-info>
          </text:insertion>
        </text:changed-region>
        <text:changed-region xml:id="ct579601776" text:id="ct579601776">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579602448" text:id="ct579602448">
          <text:insertion>
            <office:change-info>
              <dc:creator>Carsten Ziegeler</dc:creator>
              <dc:date>2014-01-21T09:41:00</dc:date>
            </office:change-info>
          </text:insertion>
        </text:changed-region>
        <text:changed-region xml:id="ct579598848" text:id="ct579598848">
          <text:deletion>
            <office:change-info>
              <dc:creator>Carsten Ziegeler</dc:creator>
              <dc:date>2014-01-21T09:41:00</dc:date>
            </office:change-info>
            <text:p text:style-name="P1"><text:span text:style-name="Default_20_Paragraph_20_Font">Http</text:span></text:p>
          </text:deletion>
        </text:changed-region>
        <text:changed-region xml:id="ct579601872" text:id="ct579601872">
          <text:deletion>
            <office:change-info>
              <dc:creator>Carsten Ziegeler</dc:creator>
              <dc:date>2014-01-21T17:50:00</dc:date>
            </office:change-info>
            <text:p text:style-name="P1"><text:span text:style-name="Default_20_Paragraph_20_Font"><text:s/>Context</text:span></text:p>
          </text:deletion>
        </text:changed-region>
        <text:changed-region xml:id="ct579600464" text:id="ct579600464">
          <text:insertion>
            <office:change-info>
              <dc:creator>Carsten Ziegeler</dc:creator>
              <dc:date>2014-01-21T17:50:00</dc:date>
            </office:change-info>
          </text:insertion>
        </text:changed-region>
        <text:changed-region xml:id="ct579601216" text:id="ct579601216">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579605696" text:id="ct579605696">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579606032" text:id="ct579606032">
          <text:insertion>
            <office:change-info>
              <dc:creator>Carsten Ziegeler</dc:creator>
              <dc:date>2014-01-21T17:50:00</dc:date>
            </office:change-info>
          </text:insertion>
        </text:changed-region>
        <text:changed-region xml:id="ct579604000" text:id="ct579604000">
          <text:deletion>
            <office:change-info>
              <dc:creator>Carsten Ziegeler</dc:creator>
              <dc:date>2014-01-21T17:51:00</dc:date>
            </office:change-info>
            <text:p text:style-name="Body">HttpContext</text:p>
          </text:deletion>
        </text:changed-region>
        <text:changed-region xml:id="ct579405344" text:id="ct579405344">
          <text:insertion>
            <office:change-info>
              <dc:creator>Carsten Ziegeler</dc:creator>
              <dc:date>2014-01-21T17:51:00</dc:date>
            </office:change-info>
          </text:insertion>
        </text:changed-region>
        <text:changed-region xml:id="ct579400768" text:id="ct579400768">
          <text:deletion>
            <office:change-info>
              <dc:creator>Carsten Ziegeler</dc:creator>
              <dc:date>2014-01-21T17:51:00</dc:date>
            </office:change-info>
            <text:p text:style-name="Body">HttpContexts</text:p>
          </text:deletion>
        </text:changed-region>
        <text:changed-region xml:id="ct579400864" text:id="ct579400864">
          <text:insertion>
            <office:change-info>
              <dc:creator>Carsten Ziegeler</dc:creator>
              <dc:date>2014-01-21T17:51:00</dc:date>
            </office:change-info>
          </text:insertion>
        </text:changed-region>
        <text:changed-region xml:id="ct579403920" text:id="ct579403920">
          <text:deletion>
            <office:change-info>
              <dc:creator>Carsten Ziegeler</dc:creator>
              <dc:date>2014-01-21T17:51:00</dc:date>
            </office:change-info>
            <text:p text:style-name="Body">HttpContext</text:p>
          </text:deletion>
        </text:changed-region>
        <text:changed-region xml:id="ct579386240" text:id="ct579386240">
          <text:insertion>
            <office:change-info>
              <dc:creator>Carsten Ziegeler</dc:creator>
              <dc:date>2014-01-21T17:51:00</dc:date>
            </office:change-info>
          </text:insertion>
        </text:changed-region>
        <text:changed-region xml:id="ct579608432" text:id="ct579608432">
          <text:deletion>
            <office:change-info>
              <dc:creator>Carsten Ziegeler</dc:creator>
              <dc:date>2014-01-21T17:51:00</dc:date>
            </office:change-info>
            <text:p text:style-name="Body"><text:span text:style-name="Default_20_Paragraph_20_Font">HttpContext</text:span></text:p>
          </text:deletion>
        </text:changed-region>
        <text:changed-region xml:id="ct579608800" text:id="ct579608800">
          <text:insertion>
            <office:change-info>
              <dc:creator>Carsten Ziegeler</dc:creator>
              <dc:date>2014-01-21T17:51:00</dc:date>
            </office:change-info>
          </text:insertion>
        </text:changed-region>
        <text:changed-region xml:id="ct579609136" text:id="ct579609136">
          <text:insertion>
            <office:change-info>
              <dc:creator>Carsten Ziegeler</dc:creator>
              <dc:date>2014-01-21T17:52:00</dc:date>
            </office:change-info>
          </text:insertion>
        </text:changed-region>
        <text:changed-region xml:id="ct579609488" text:id="ct579609488">
          <text:deletion>
            <office:change-info>
              <dc:creator>Carsten Ziegeler</dc:creator>
              <dc:date>2014-01-21T17:52:00</dc:date>
            </office:change-info>
            <text:p text:style-name="Body"><text:span text:style-name="Default_20_Paragraph_20_Font">HttpContext</text:span></text:p>
          </text:deletion>
        </text:changed-region>
        <text:changed-region xml:id="ct579609856" text:id="ct579609856">
          <text:insertion>
            <office:change-info>
              <dc:creator>Carsten Ziegeler</dc:creator>
              <dc:date>2014-01-21T17:52:00</dc:date>
            </office:change-info>
          </text:insertion>
        </text:changed-region>
        <text:changed-region xml:id="ct579610208" text:id="ct579610208">
          <text:deletion>
            <office:change-info>
              <dc:creator>Carsten Ziegeler</dc:creator>
              <dc:date>2014-01-21T17:52:00</dc:date>
            </office:change-info>
            <text:p text:style-name="Body"><text:span text:style-name="Default_20_Paragraph_20_Font">HttpContext</text:span></text:p>
          </text:deletion>
        </text:changed-region>
        <text:changed-region xml:id="ct579610544" text:id="ct579610544">
          <text:insertion>
            <office:change-info>
              <dc:creator>Carsten Ziegeler</dc:creator>
              <dc:date>2014-01-21T17:52:00</dc:date>
            </office:change-info>
          </text:insertion>
        </text:changed-region>
        <text:changed-region xml:id="ct579610896" text:id="ct579610896">
          <text:deletion>
            <office:change-info>
              <dc:creator>Carsten Ziegeler</dc:creator>
              <dc:date>2014-01-21T09:51:00</dc:date>
            </office:change-info>
            <text:p text:style-name="Body"><text:span text:style-name="Default_20_Paragraph_20_Font"><text:s/></text:span></text:p>
          </text:deletion>
        </text:changed-region>
        <text:changed-region xml:id="ct579402800" text:id="ct57940280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608896" text:id="ct579608896">
          <text:insertion>
            <office:change-info>
              <dc:creator>Carsten Ziegeler</dc:creator>
              <dc:date>2014-01-21T17:53:00</dc:date>
            </office:change-info>
          </text:insertion>
        </text:changed-region>
        <text:changed-region xml:id="ct579605472" text:id="ct57960547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610992" text:id="ct579610992">
          <text:insertion>
            <office:change-info>
              <dc:creator>Carsten Ziegeler</dc:creator>
              <dc:date>2014-01-21T17:53:00</dc:date>
            </office:change-info>
          </text:insertion>
        </text:changed-region>
        <text:changed-region xml:id="ct579611664" text:id="ct57961166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612336" text:id="ct579612336">
          <text:insertion>
            <office:change-info>
              <dc:creator>Carsten Ziegeler</dc:creator>
              <dc:date>2014-01-21T17:53:00</dc:date>
            </office:change-info>
          </text:insertion>
        </text:changed-region>
        <text:changed-region xml:id="ct579608304" text:id="ct57960830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614816" text:id="ct579614816">
          <text:insertion>
            <office:change-info>
              <dc:creator>Carsten Ziegeler</dc:creator>
              <dc:date>2014-01-21T17:53:00</dc:date>
            </office:change-info>
          </text:insertion>
        </text:changed-region>
        <text:changed-region xml:id="ct579615488" text:id="ct57961548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616160" text:id="ct579616160">
          <text:insertion>
            <office:change-info>
              <dc:creator>Carsten Ziegeler</dc:creator>
              <dc:date>2014-01-21T17:53:00</dc:date>
            </office:change-info>
          </text:insertion>
        </text:changed-region>
        <text:changed-region xml:id="ct579618912" text:id="ct579618912">
          <text:insertion>
            <office:change-info>
              <dc:creator>Carsten Ziegeler</dc:creator>
              <dc:date>2014-01-21T09:50:00</dc:date>
            </office:change-info>
          </text:insertion>
        </text:changed-region>
        <text:changed-region xml:id="ct579620480" text:id="ct579620480">
          <text:insertion>
            <office:change-info>
              <dc:creator>Carsten Ziegeler</dc:creator>
              <dc:date>2014-01-20T15:35:00</dc:date>
            </office:change-info>
          </text:insertion>
        </text:changed-region>
        <text:changed-region xml:id="ct579608176" text:id="ct579608176">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579616256" text:id="ct579616256">
          <text:insertion>
            <office:change-info>
              <dc:creator>Carsten Ziegeler</dc:creator>
              <dc:date>2014-01-21T17:53:00</dc:date>
            </office:change-info>
          </text:insertion>
        </text:changed-region>
        <text:changed-region xml:id="ct579616944" text:id="ct579616944">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579617616" text:id="ct579617616">
          <text:insertion>
            <office:change-info>
              <dc:creator>Carsten Ziegeler</dc:creator>
              <dc:date>2014-01-21T17:54:00</dc:date>
            </office:change-info>
          </text:insertion>
        </text:changed-region>
        <text:changed-region xml:id="ct579406704" text:id="ct579406704">
          <text:deletion>
            <office:change-info>
              <dc:creator>Carsten Ziegeler</dc:creator>
              <dc:date>2014-01-21T10:00:00</dc:date>
            </office:change-info>
            <text:p text:style-name="Table_20_Contents">or</text:p>
            <text:p text:style-name="Table_20_Contents">String</text:p>
          </text:deletion>
        </text:changed-region>
        <text:changed-region xml:id="ct579605568" text:id="ct579605568">
          <text:deletion>
            <office:change-info>
              <dc:creator>Carsten Ziegeler</dc:creator>
              <dc:date>2014-01-21T17:54:00</dc:date>
            </office:change-info>
            <text:p text:style-name="Table_20_Contents"><text:span text:style-name="Source_20_Text">HttpContext</text:span></text:p>
          </text:deletion>
        </text:changed-region>
        <text:changed-region xml:id="ct579608992" text:id="ct579608992">
          <text:insertion>
            <office:change-info>
              <dc:creator>Carsten Ziegeler</dc:creator>
              <dc:date>2014-01-21T17:54:00</dc:date>
            </office:change-info>
          </text:insertion>
        </text:changed-region>
        <text:changed-region xml:id="ct579409344" text:id="ct579409344">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579622128" text:id="ct579622128">
          <text:insertion>
            <office:change-info>
              <dc:creator>Carsten Ziegeler</dc:creator>
              <dc:date>2014-01-21T10:01:00</dc:date>
            </office:change-info>
          </text:insertion>
        </text:changed-region>
        <text:changed-region xml:id="ct579407744" text:id="ct579407744">
          <text:deletion>
            <office:change-info>
              <dc:creator>Carsten Ziegeler</dc:creator>
              <dc:date>2014-01-21T18:05:00</dc:date>
            </office:change-info>
            <text:p text:style-name="Table_20_Contents"><text:span text:style-name="Default_20_Paragraph_20_Font">Http Context</text:span></text:p>
          </text:deletion>
        </text:changed-region>
        <text:changed-region xml:id="ct579619008" text:id="ct579619008">
          <text:insertion>
            <office:change-info>
              <dc:creator>Carsten Ziegeler</dc:creator>
              <dc:date>2014-01-21T18:05:00</dc:date>
            </office:change-info>
          </text:insertion>
        </text:changed-region>
        <text:changed-region xml:id="ct579617792" text:id="ct579617792">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579406176" text:id="ct579406176">
          <text:deletion>
            <office:change-info>
              <dc:creator>Carsten Ziegeler</dc:creator>
              <dc:date>2014-01-21T18:05:00</dc:date>
            </office:change-info>
            <text:p text:style-name="Table_20_Contents">Http Context</text:p>
          </text:deletion>
        </text:changed-region>
        <text:changed-region xml:id="ct579412144" text:id="ct579412144">
          <text:insertion>
            <office:change-info>
              <dc:creator>Carsten Ziegeler</dc:creator>
              <dc:date>2014-01-21T18:05:00</dc:date>
            </office:change-info>
          </text:insertion>
        </text:changed-region>
        <text:changed-region xml:id="ct579412272" text:id="ct579412272">
          <text:insertion>
            <office:change-info>
              <dc:creator>Carsten Ziegeler</dc:creator>
              <dc:date>2014-01-21T18:06:00</dc:date>
            </office:change-info>
          </text:insertion>
        </text:changed-region>
        <text:changed-region xml:id="ct579408640" text:id="ct579408640">
          <text:deletion>
            <office:change-info>
              <dc:creator>Carsten Ziegeler</dc:creator>
              <dc:date>2014-01-21T18:06:00</dc:date>
            </office:change-info>
            <text:p text:style-name="Table_20_Contents">Http Context</text:p>
          </text:deletion>
        </text:changed-region>
        <text:changed-region xml:id="ct579408736" text:id="ct579408736">
          <text:insertion>
            <office:change-info>
              <dc:creator>Carsten Ziegeler</dc:creator>
              <dc:date>2014-01-21T18:06:00</dc:date>
            </office:change-info>
          </text:insertion>
        </text:changed-region>
        <text:changed-region xml:id="ct579407840" text:id="ct579407840">
          <text:insertion>
            <office:change-info>
              <dc:creator>Carsten Ziegeler</dc:creator>
              <dc:date>2014-01-29T17:18:00</dc:date>
            </office:change-info>
          </text:insertion>
        </text:changed-region>
        <text:changed-region xml:id="ct579607824" text:id="ct579607824">
          <text:insertion>
            <office:change-info>
              <dc:creator>Carsten Ziegeler</dc:creator>
              <dc:date>2014-01-29T17:19:00</dc:date>
            </office:change-info>
          </text:insertion>
        </text:changed-region>
        <text:changed-region xml:id="ct579617152" text:id="ct579617152">
          <text:insertion>
            <office:change-info>
              <dc:creator>Carsten Ziegeler</dc:creator>
              <dc:date>2014-01-29T17:20:00</dc:date>
            </office:change-info>
          </text:insertion>
        </text:changed-region>
        <text:changed-region xml:id="ct579407216" text:id="ct579407216">
          <text:insertion>
            <office:change-info>
              <dc:creator>Carsten Ziegeler</dc:creator>
              <dc:date>2014-01-30T08:13:00</dc:date>
            </office:change-info>
          </text:insertion>
        </text:changed-region>
        <text:changed-region xml:id="ct579408368" text:id="ct579408368">
          <text:insertion>
            <office:change-info>
              <dc:creator>Carsten Ziegeler</dc:creator>
              <dc:date>2014-01-30T08:14:00</dc:date>
            </office:change-info>
          </text:insertion>
        </text:changed-region>
        <text:changed-region xml:id="ct579617280" text:id="ct579617280">
          <text:insertion>
            <office:change-info>
              <dc:creator>Carsten Ziegeler</dc:creator>
              <dc:date>2014-01-30T08:15:00</dc:date>
            </office:change-info>
          </text:insertion>
        </text:changed-region>
        <text:changed-region xml:id="ct579405680" text:id="ct579405680">
          <text:insertion>
            <office:change-info>
              <dc:creator>Carsten Ziegeler</dc:creator>
              <dc:date>2014-01-30T08:16:00</dc:date>
            </office:change-info>
          </text:insertion>
        </text:changed-region>
        <text:changed-region xml:id="ct579627104" text:id="ct579627104">
          <text:insertion>
            <office:change-info>
              <dc:creator>Carsten Ziegeler</dc:creator>
              <dc:date>2014-01-21T09:49:00</dc:date>
            </office:change-info>
          </text:insertion>
        </text:changed-region>
        <text:changed-region xml:id="ct579628480" text:id="ct579628480">
          <text:insertion>
            <office:change-info>
              <dc:creator>Carsten Ziegeler</dc:creator>
              <dc:date>2014-01-21T18:10:00</dc:date>
            </office:change-info>
          </text:insertion>
        </text:changed-region>
        <text:changed-region xml:id="ct579631712" text:id="ct579631712">
          <text:insertion>
            <office:change-info>
              <dc:creator>Carsten Ziegeler</dc:creator>
              <dc:date>2014-01-21T09:58:00</dc:date>
            </office:change-info>
          </text:insertion>
        </text:changed-region>
        <text:changed-region xml:id="ct579632416" text:id="ct579632416">
          <text:insertion>
            <office:change-info>
              <dc:creator>Carsten Ziegeler</dc:creator>
              <dc:date>2014-01-21T09:59:00</dc:date>
            </office:change-info>
          </text:insertion>
        </text:changed-region>
        <text:changed-region xml:id="ct579634560" text:id="ct579634560">
          <text:insertion>
            <office:change-info>
              <dc:creator>Carsten Ziegeler</dc:creator>
              <dc:date>2014-01-21T10:00:00</dc:date>
            </office:change-info>
          </text:insertion>
        </text:changed-region>
        <text:changed-region xml:id="ct579636704" text:id="ct579636704">
          <text:insertion>
            <office:change-info>
              <dc:creator>Carsten Ziegeler</dc:creator>
              <dc:date>2014-01-21T09:51:00</dc:date>
            </office:change-info>
          </text:insertion>
        </text:changed-region>
        <text:changed-region xml:id="ct579638160" text:id="ct579638160">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579638800" text:id="ct579638800">
          <text:insertion>
            <office:change-info>
              <dc:creator>Carsten Ziegeler</dc:creator>
              <dc:date>2014-01-21T17:54:00</dc:date>
            </office:change-info>
          </text:insertion>
        </text:changed-region>
        <text:changed-region xml:id="ct579639488" text:id="ct579639488">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579640160" text:id="ct579640160">
          <text:insertion>
            <office:change-info>
              <dc:creator>Carsten Ziegeler</dc:creator>
              <dc:date>2014-01-21T18:03:00</dc:date>
            </office:change-info>
          </text:insertion>
        </text:changed-region>
        <text:changed-region xml:id="ct579411520" text:id="ct579411520">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579630160" text:id="ct579630160">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579630800" text:id="ct579630800">
          <text:insertion>
            <office:change-info>
              <dc:creator>Carsten Ziegeler</dc:creator>
              <dc:date>2014-01-21T18:05:00</dc:date>
            </office:change-info>
          </text:insertion>
        </text:changed-region>
        <text:changed-region xml:id="ct611433808" text:id="ct611433808">
          <text:insertion>
            <office:change-info>
              <dc:creator>Carsten Ziegeler</dc:creator>
              <dc:date>2014-01-30T16:34:00</dc:date>
            </office:change-info>
          </text:insertion>
        </text:changed-region>
        <text:changed-region xml:id="ct353075984" text:id="ct353075984">
          <text:insertion>
            <office:change-info>
              <dc:creator>Carsten Ziegeler</dc:creator>
              <dc:date>2014-01-30T16:35:00</dc:date>
            </office:change-info>
          </text:insertion>
        </text:changed-region>
        <text:changed-region xml:id="ct579630608" text:id="ct579630608">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579642688" text:id="ct579642688">
          <text:deletion>
            <office:change-info>
              <dc:creator>Carsten Ziegeler</dc:creator>
              <dc:date>2014-01-20T20:43:00</dc:date>
            </office:change-info>
            <text:p text:style-name="P2"><text:span text:style-name="Source_20_Text">org.osgi.service.http.ResourceServlet</text:span></text:p>
          </text:deletion>
        </text:changed-region>
        <text:changed-region xml:id="ct579646416" text:id="ct579646416">
          <text:insertion>
            <office:change-info>
              <dc:creator>Carsten Ziegeler</dc:creator>
              <dc:date>2014-01-20T20:43:00</dc:date>
            </office:change-info>
          </text:insertion>
        </text:changed-region>
        <text:changed-region xml:id="ct579646544" text:id="ct579646544">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579651184" text:id="ct579651184">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579646720" text:id="ct579646720">
          <text:insertion>
            <office:change-info>
              <dc:creator>Carsten Ziegeler</dc:creator>
              <dc:date>2014-01-21T18:04:00</dc:date>
            </office:change-info>
          </text:insertion>
        </text:changed-region>
        <text:changed-region xml:id="ct579647680" text:id="ct579647680">
          <text:deletion>
            <office:change-info>
              <dc:creator>Carsten Ziegeler</dc:creator>
              <dc:date>2014-01-21T18:04:00</dc:date>
            </office:change-info>
            <text:p text:style-name="Preformatted_20_Text"><text:span text:style-name="Default_20_Paragraph_20_Font"><text:s/></text:span></text:p>
          </text:deletion>
        </text:changed-region>
        <text:changed-region xml:id="ct579648784" text:id="ct579648784">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579648272" text:id="ct579648272">
          <text:insertion>
            <office:change-info>
              <dc:creator>Carsten Ziegeler</dc:creator>
              <dc:date>2014-01-21T10:02:00</dc:date>
            </office:change-info>
          </text:insertion>
        </text:changed-region>
        <text:changed-region xml:id="ct579413296" text:id="ct579413296">
          <text:deletion>
            <office:change-info>
              <dc:creator>Carsten Ziegeler</dc:creator>
              <dc:date>2014-01-20T20:43:00</dc:date>
            </office:change-info>
            <text:p text:style-name="Preformatted_20_Text"><text:span text:style-name="Default_20_Paragraph_20_Font">Resource</text:span></text:p>
          </text:deletion>
        </text:changed-region>
        <text:changed-region xml:id="ct579652304" text:id="ct579652304">
          <text:insertion>
            <office:change-info>
              <dc:creator>Carsten Ziegeler</dc:creator>
              <dc:date>2014-01-20T20:43:00</dc:date>
            </office:change-info>
          </text:insertion>
        </text:changed-region>
        <text:changed-region xml:id="ct579662240" text:id="ct579662240">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79662608" text:id="ct579662608">
          <text:insertion>
            <office:change-info>
              <dc:creator>Carsten Ziegeler</dc:creator>
              <dc:date>2014-01-21T18:07:00</dc:date>
            </office:change-info>
          </text:insertion>
        </text:changed-region>
        <text:changed-region xml:id="ct579660864" text:id="ct579660864">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79664416" text:id="ct579664416">
          <text:insertion>
            <office:change-info>
              <dc:creator>Carsten Ziegeler</dc:creator>
              <dc:date>2014-01-21T18:07:00</dc:date>
            </office:change-info>
          </text:insertion>
        </text:changed-region>
        <text:changed-region xml:id="ct579662768" text:id="ct579662768">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79663440" text:id="ct579663440">
          <text:insertion>
            <office:change-info>
              <dc:creator>Carsten Ziegeler</dc:creator>
              <dc:date>2014-01-21T18:07:00</dc:date>
            </office:change-info>
          </text:insertion>
        </text:changed-region>
        <text:changed-region xml:id="ct579417824" text:id="ct579417824">
          <text:deletion>
            <office:change-info>
              <dc:creator>Carsten Ziegeler</dc:creator>
              <dc:date>2014-01-21T18:07:00</dc:date>
            </office:change-info>
            <text:p text:style-name="P3"><text:span text:style-name="Default_20_Paragraph_20_Font">Http Context</text:span></text:p>
          </text:deletion>
        </text:changed-region>
        <text:changed-region xml:id="ct579659840" text:id="ct579659840">
          <text:insertion>
            <office:change-info>
              <dc:creator>Carsten Ziegeler</dc:creator>
              <dc:date>2014-01-21T18:07:00</dc:date>
            </office:change-info>
          </text:insertion>
        </text:changed-region>
        <text:changed-region xml:id="ct579658400" text:id="ct579658400">
          <text:deletion>
            <office:change-info>
              <dc:creator>Carsten Ziegeler</dc:creator>
              <dc:date>2014-01-21T18:07:00</dc:date>
            </office:change-info>
            <text:p text:style-name="P3"><text:span text:style-name="Default_20_Paragraph_20_Font">Http Context</text:span></text:p>
          </text:deletion>
        </text:changed-region>
        <text:changed-region xml:id="ct579661264" text:id="ct579661264">
          <text:insertion>
            <office:change-info>
              <dc:creator>Carsten Ziegeler</dc:creator>
              <dc:date>2014-01-21T18:07:00</dc:date>
            </office:change-info>
          </text:insertion>
        </text:changed-region>
        <text:changed-region xml:id="ct579666320" text:id="ct579666320">
          <text:deletion>
            <office:change-info>
              <dc:creator>Carsten Ziegeler</dc:creator>
              <dc:date>2014-01-21T18:07:00</dc:date>
            </office:change-info>
            <text:p text:style-name="P3"><text:span text:style-name="Default_20_Paragraph_20_Font">Http Context</text:span></text:p>
          </text:deletion>
        </text:changed-region>
        <text:changed-region xml:id="ct579667056" text:id="ct579667056">
          <text:insertion>
            <office:change-info>
              <dc:creator>Carsten Ziegeler</dc:creator>
              <dc:date>2014-01-21T18:07:00</dc:date>
            </office:change-info>
          </text:insertion>
        </text:changed-region>
        <text:changed-region xml:id="ct579667440" text:id="ct579667440">
          <text:deletion>
            <office:change-info>
              <dc:creator>Carsten Ziegeler</dc:creator>
              <dc:date>2014-01-21T18:07:00</dc:date>
            </office:change-info>
            <text:p text:style-name="P3"><text:span text:style-name="Default_20_Paragraph_20_Font">Http Context</text:span></text:p>
          </text:deletion>
        </text:changed-region>
        <text:changed-region xml:id="ct579668176" text:id="ct579668176">
          <text:insertion>
            <office:change-info>
              <dc:creator>Carsten Ziegeler</dc:creator>
              <dc:date>2014-01-21T18:07:00</dc:date>
            </office:change-info>
          </text:insertion>
        </text:changed-region>
        <text:changed-region xml:id="ct579668560" text:id="ct579668560">
          <text:deletion>
            <office:change-info>
              <dc:creator>Carsten Ziegeler</dc:creator>
              <dc:date>2014-01-21T18:07:00</dc:date>
            </office:change-info>
            <text:p text:style-name="P3"><text:span text:style-name="Default_20_Paragraph_20_Font">Http Context</text:span></text:p>
          </text:deletion>
        </text:changed-region>
        <text:changed-region xml:id="ct579669296" text:id="ct579669296">
          <text:insertion>
            <office:change-info>
              <dc:creator>Carsten Ziegeler</dc:creator>
              <dc:date>2014-01-21T18:07:00</dc:date>
            </office:change-info>
          </text:insertion>
        </text:changed-region>
        <text:changed-region xml:id="ct579671792" text:id="ct579671792">
          <text:deletion>
            <office:change-info>
              <dc:creator>Carsten Ziegeler</dc:creator>
              <dc:date>2014-01-21T18:07:00</dc:date>
            </office:change-info>
            <text:p text:style-name="P3"><text:span text:style-name="Default_20_Paragraph_20_Font">Http Context</text:span></text:p>
          </text:deletion>
        </text:changed-region>
        <text:changed-region xml:id="ct579672528" text:id="ct579672528">
          <text:insertion>
            <office:change-info>
              <dc:creator>Carsten Ziegeler</dc:creator>
              <dc:date>2014-01-21T18:07:00</dc:date>
            </office:change-info>
          </text:insertion>
        </text:changed-region>
        <text:changed-region xml:id="ct579662112" text:id="ct579662112">
          <text:deletion>
            <office:change-info>
              <dc:creator>Carsten Ziegeler</dc:creator>
              <dc:date>2014-01-28T13:27:00</dc:date>
            </office:change-info>
            <text:p text:style-name="Body"><text:span text:style-name="Default_20_Paragraph_20_Font">will always</text:span></text:p>
          </text:deletion>
        </text:changed-region>
        <text:changed-region xml:id="ct579413472" text:id="ct579413472">
          <text:insertion>
            <office:change-info>
              <dc:creator>Carsten Ziegeler</dc:creator>
              <dc:date>2014-01-28T13:27:00</dc:date>
            </office:change-info>
          </text:insertion>
        </text:changed-region>
        <text:changed-region xml:id="ct579678016" text:id="ct579678016">
          <text:insertion>
            <office:change-info>
              <dc:creator>Carsten Ziegeler</dc:creator>
              <dc:date>2014-01-22T11:31:00</dc:date>
            </office:change-info>
          </text:insertion>
        </text:changed-region>
        <text:changed-region xml:id="ct579679632" text:id="ct579679632">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52">Draft<text:line-break/><text:line-break/></text:span><text:span text:style-name="T52"><text:page-count style:num-format="1">65</text:page-count></text:span><text:span text:style-name="T52">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54" text:outline-level="1" text:restart-numbering="true" text:start-value="-1">Document Information</text:h>
      <text:h text:style-name="P155" text:outline-level="2">License</text:h>
      <text:p text:style-name="P18">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0">I HEREBY ACKNOWLEDGE AND AGREE TO THE TERMS AND CONDITIONS DELINEATED ABOVE.</text:p>
      <text:h text:style-name="P155"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5" text:outline-level="2">Feedback</text:h>
      <text:p text:style-name="Body"><text:span text:style-name="T65">This document can be downloaded from the OSGi Alliance design repository at </text:span><text:a xlink:type="simple" xlink:href="https://github.com/osgi/design"><text:span text:style-name="T65">https://github.com/osgi/design</text:span></text:a><text:span text:style-name="T6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35">0 Document Information<text:tab/>2</text:p>
          <text:p text:style-name="P134">0.1 License<text:tab/>2</text:p>
          <text:p text:style-name="P134">0.2 Trademarks<text:tab/>3</text:p>
          <text:p text:style-name="P134">0.3 Feedback<text:tab/>3</text:p>
          <text:p text:style-name="P134">0.4 Table of Contents<text:tab/>3</text:p>
          <text:p text:style-name="P134">0.5 Terminology and Document Conventions<text:tab/>4</text:p>
          <text:p text:style-name="P134">0.6 Revision History<text:tab/>4</text:p>
          <text:p text:style-name="P135">1 Introduction<text:tab/>7</text:p>
          <text:p text:style-name="P135">2 Application Domain<text:tab/>7</text:p>
          <text:p text:style-name="P135">3 Problem Description<text:tab/>7</text:p>
          <text:p text:style-name="P134">3.1 Support for dated Serlvet API 2.1<text:tab/>7</text:p>
          <text:p text:style-name="P134">3.2 Dependency on the HttpService service<text:tab/>8</text:p>
          <text:p text:style-name="P134">3.3 Configuration<text:tab/>8</text:p>
          <text:p text:style-name="P135">4 Requirements<text:tab/>8</text:p>
          <text:p text:style-name="P134">4.1 Update to Http Service API<text:tab/>8</text:p>
          <text:p text:style-name="P135">5 Technical Solution<text:tab/>10</text:p>
          <text:p text:style-name="P134">5.1 Update Http Service API<text:tab/>10</text:p>
          <text:p text:style-name="P133">5.1.1 Servlet API Reference Version<text:tab/>10</text:p>
          <text:p text:style-name="P133">5.1.2 Annotations<text:tab/>10</text:p>
          <text:p text:style-name="P133">5.1.3 Web Application Events<text:tab/>11</text:p>
          <text:p text:style-name="P133"><text:soft-page-break/>5.1.4 Relationship to Servlet Container<text:tab/>11</text:p>
          <text:p text:style-name="P133">5.1.5 Http Service<text:tab/>13</text:p>
          <text:p text:style-name="P133">5.1.6 API Version<text:tab/>14</text:p>
          <text:p text:style-name="P133">5.1.7 Servlet API Exports<text:tab/>14</text:p>
          <text:p text:style-name="P134">5.2 Whiteboard Registration Support<text:tab/>15</text:p>
          <text:p text:style-name="P133">5.2.1 Target HttpService<text:tab/>15</text:p>
          <text:p text:style-name="P133">5.2.2 Http ContextServletContextHelper for servlets, servlet filters, resources, and listeners<text:tab/>16</text:p>
          <text:p text:style-name="P133">5.2.3 Lifecycle of servlets, servlet filters, resources, and listeners<text:tab/>17</text:p>
          <text:p text:style-name="P133">5.2.4 Servlet Registration<text:tab/>17</text:p>
          <text:p text:style-name="P133">5.2.5 Servlet Filter Registration<text:tab/>18</text:p>
          <text:p text:style-name="P133">5.2.6 Resources<text:tab/>19</text:p>
          <text:p text:style-name="P133">5.2.7 Event Listeners<text:tab/>19</text:p>
          <text:p text:style-name="P133">5.2.8 Error Pages<text:tab/>20</text:p>
          <text:p text:style-name="P134">5.3 Provided Capability<text:tab/>21</text:p>
          <text:p text:style-name="P135">6 Data Transfer Objects<text:tab/>22</text:p>
          <text:p text:style-name="P135">7 Javadoc<text:tab/>22</text:p>
          <text:p text:style-name="P135">8 Considered Alternatives<text:tab/>63</text:p>
          <text:p text:style-name="P134">8.1 Servlet API Reference Version<text:tab/>63</text:p>
          <text:p text:style-name="P134">8.2 New methods to register Servlets and Filters<text:tab/>63</text:p>
          <text:p text:style-name="P134">8.3 Web Application Events<text:tab/>63</text:p>
          <text:p text:style-name="P133">8.3.1 Limiting events<text:tab/>63</text:p>
          <text:p text:style-name="P133">8.3.2 Event Admin Service<text:tab/>63</text:p>
          <text:p text:style-name="P134">8.4 HTTP Sessions<text:tab/>64</text:p>
          <text:p text:style-name="P134">8.5 Resources<text:tab/>64</text:p>
          <text:p text:style-name="P134">8.6 Deprecated HttpService<text:tab/>64</text:p>
          <text:p text:style-name="P135">9 Security Considerations<text:tab/>64</text:p>
          <text:p text:style-name="P135">10 Document Support<text:tab/>65</text:p>
          <text:p text:style-name="P134">10.1 References<text:tab/>65</text:p>
          <text:p text:style-name="P134">10.2 Author’s Address<text:tab/>65</text:p>
          <text:p text:style-name="P134">10.3 Acronyms and Abbreviations<text:tab/>65</text:p>
          <text:p text:style-name="P134">10.4 End of Document<text:tab/>6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3">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5651690594214579637" text:style-name="L1">
              <text:list-item>
                <text:p text:style-name="P125">Removal of new registration/unregistration methods</text:p>
              </text:list-item>
              <text:list-item>
                <text:p text:style-name="P125">Clarification of Servlet API 3 registration methods</text:p>
              </text:list-item>
              <text:list-item>
                <text:p text:style-name="P125">Definition of the osgi.whiteboard namespace</text:p>
              </text:list-item>
              <text:list-item>
                <text:p text:style-name="P125">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1870457423" text:continue-numbering="true" text:style-name="L1">
              <text:list-item>
                <text:p text:style-name="P124"><text:span text:style-name="T11">Annotations and </text:span>asynchronous<text:span text:style-name="T11">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5235199185335022884" text:style-name="L2">
              <text:list-item>
                <text:p text:style-name="P126">Updated listener handling</text:p>
              </text:list-item>
              <text:list-item>
                <text:p text:style-name="P126">Clarified service lifecycle handling</text:p>
              </text:list-item>
              <text:list-item>
                <text:p text:style-name="P126">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512172168585120256" text:style-name="L3">
              <text:list-item>
                <text:p text:style-name="P127">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2725712874040696648" text:style-name="L4">
              <text:list-item>
                <text:p text:style-name="P128">Clean up requirements list</text:p>
              </text:list-item>
              <text:list-item>
                <text:p text:style-name="P128">Several clarifications / rewordings, samples</text:p>
              </text:list-item>
              <text:list-item>
                <text:p text:style-name="P128">Moved DTOs to org.osgi.dto.service.http</text:p>
              </text:list-item>
              <text:list-item>
                <text:p text:style-name="P128">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1421933914693476336" text:style-name="L5">
              <text:list-item>
                <text:p text:style-name="P129">use different registration properties for servlets and servlet filters</text:p>
              </text:list-item>
              <text:list-item>
                <text:p text:style-name="P129">add notes about service life cycle and clarify properties for each service</text:p>
              </text:list-item>
              <text:list-item>
                <text:p text:style-name="P129">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4571656584236107427" text:style-name="L6">
              <text:list-item>
                <text:p text:style-name="P130">Reformat by moving common properties into separate chapter</text:p>
              </text:list-item>
              <text:list-item>
                <text:p text:style-name="P130">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1-21">
            <text:p text:style-name="P32">01/21/14</text:p>
          </table:table-cell>
          <table:table-cell table:style-name="Tabelle1.C3" office:value-type="string">
            <text:p text:style-name="P32">Update with feedback from Austin F2F</text:p>
            <text:list xml:id="list8426386782257737877" text:style-name="L7">
              <text:list-item>
                <text:p text:style-name="P131">new abstract class as a replacement for HttpContext</text:p>
              </text:list-item>
              <text:list-item>
                <text:p text:style-name="P131">add dispatching configuration for servlet filters</text:p>
              </text:list-item>
              <text:list-item>
                <text:p text:style-name="P131">clarify mapping of ServletContext methods</text:p>
              </text:list-item>
              <text:list-item>
                <text:p text:style-name="P131">added serviceId property to DTOs</text:p>
              </text:list-item>
              <text:list-item>
                <text:p text:style-name="P131">Renamed ResourceServletDTO to ResourceDTO (bug 2572)</text:p>
              </text:list-item>
              <text:list-item>
                <text:p text:style-name="P131">Created DTO hierarchy, context as the root (bug 2572)</text:p>
              </text:list-item>
            </text:list>
            <text:p text:style-name="P32">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6874708105023727147" text:style-name="L8">
        <text:list-item>
          <text:p text:style-name="P136">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36">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2944437651224281444" text:style-name="L9">
        <text:list-item>
          <text:p text:style-name="P137">Servlet Filters</text:p>
        </text:list-item>
        <text:list-item>
          <text:p text:style-name="P137">Servlet Event Listeners</text:p>
        </text:list-item>
        <text:list-item>
          <text:p text:style-name="P137"><text:soft-page-break/>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Configuration</text:h>
      <text:p text:style-name="P15">The Http Service specification currently declares a number of framework properties to configure the Http Service. This raises a number of issues:</text:p>
      <text:list xml:id="list7461193836227321905" text:style-name="L10">
        <text:list-item>
          <text:p text:style-name="P139">Unable to dynamically reconfigure the Http Service in an easy way</text:p>
        </text:list-item>
        <text:list-item>
          <text:p text:style-name="P139">Incomplete configuration. For example the local interface to bind to is not an official configuration property</text:p>
        </text:list-item>
        <text:list-item>
          <text:p text:style-name="P139">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be queried/introspected.</text:p>
      <text:h text:style-name="Heading_20_1" text:outline-level="1">Requirements</text:h>
      <text:h text:style-name="Heading_20_2" text:outline-level="2">Update to Http Service API</text:h>
      <text:list xml:id="list1389056031111973380" text:style-name="L11">
        <text:list-item>
          <text:p text:style-name="P138">The solution MUST update the Http Service specification to refer to the latest Servlet API specification and define to what extend the Http Service provides support.</text:p>
        </text:list-item>
        <text:list-item>
          <text:p text:style-name="P140"><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140"><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138">The solution MUST add support for error page configuration.</text:p>
        </text:list-item>
        <text:list-item>
          <text:p text:style-name="P138">The solution MUST define how registered servlets and servlet filters are named.</text:p>
        </text:list-item>
        <text:list-item>
          <text:p text:style-name="P138">The solution MUST clarify ServletContext implementation in the <text:span text:style-name="T19">Http Service</text:span> for both standalone and bridged Http Service implementations.</text:p>
        </text:list-item>
        <text:list-item>
          <text:p text:style-name="P138">The solution MUST clarify the ServletContext scope of Servlet API listeners registered through the <text:span text:style-name="T19">Http Service</text:span>.</text:p>
        </text:list-item>
        <text:list-item>
          <text:p text:style-name="P138">The solution MUST define runtime attribute of the <text:span text:style-name="T19">Http Service</text:span> to reflect configuration of the service.</text:p>
        </text:list-item>
        <text:list-item>
          <text:p text:style-name="P152">The solution MUST define whiteboard registration of servlet services with the <text:span text:style-name="T19">Http Service</text:span>. </text:p>
        </text:list-item>
        <text:list-item>
          <text:p text:style-name="P138">The solution MUST define whiteboard registration of filter services with the <text:span text:style-name="T19">Http Service</text:span>. </text:p>
        </text:list-item>
        <text:list-item>
          <text:p text:style-name="P138">The solution MUST define whiteboard registration of servlet listener services with the <text:span text:style-name="T19">Http Service</text:span>. </text:p>
        </text:list-item>
        <text:list-item>
          <text:p text:style-name="P138">The solution MUST define registration of OSGi HttpContext services used for Servlet and Filter registration.</text:p>
        </text:list-item>
        <text:list-item>
          <text:p text:style-name="P138">The solution MUST define how servlets, filters, and servlet listener services are matched with <text:span text:style-name="T19">Http Service</text:span> implementations.</text:p>
        </text:list-item>
        <text:list-item>
          <text:p text:style-name="P152">The solution MUST define whiteboard registration of static resources with the <text:span text:style-name="T19">Http Service</text:span>.</text:p>
        </text:list-item>
        <text:list-item>
          <text:p text:style-name="P152">The solution MUST define whiteboard registration of error pages with the <text:span text:style-name="T19">Http Service</text:span>.</text:p>
        </text:list-item>
        <text:list-item>
          <text:p text:style-name="P152">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1725929293566926165" text:style-name="L12">
        <text:list-item>
          <text:p text:style-name="P141">Updates and clarifications to the the Http Service API and specification itself.</text:p>
        </text:list-item>
        <text:list-item>
          <text:p text:style-name="P141">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3790320431907027301" text:style-name="L13">
        <text:list-item>
          <text:p text:style-name="P142"><text:span text:style-name="Default_20_Paragraph_20_Font">Servlets may be registered with more than one pattern (instead of a single alias)</text:span></text:p>
        </text:list-item>
        <text:list-item>
          <text:p text:style-name="P142"><text:span text:style-name="Default_20_Paragraph_20_Font">Servlet filters (introduced in Servlet API 2.3)</text:span></text:p>
        </text:list-item>
        <text:list-item>
          <text:p text:style-name="P142"><text:span text:style-name="Default_20_Paragraph_20_Font">Error pages (introduced in Servlet API 2.2)</text:span></text:p>
        </text:list-item>
        <text:list-item>
          <text:p text:style-name="P142"><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41"/></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1204670641130598733" text:style-name="L14">
        <text:list-item>
          <text:p text:style-name="P143"><text:span text:style-name="Source_20_Text">ServletContext</text:span><text:span text:style-name="Default_20_Paragraph_20_Font"> objects used for servlet and servlet filter initialization</text:span></text:p>
        </text:list-item>
        <text:list-item>
          <text:p text:style-name="P143"><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579564672"/><text:span text:style-name="Default_20_Paragraph_20_Font">, </text:span><text:change-end text:change-id="ct579564672"/><text:change-start text:change-id="ct579564976"/><text:span text:style-name="Default_20_Paragraph_20_Font">Servlet</text:span><text:change-end text:change-id="ct579564976"/><text:change-start text:change-id="ct579565360"/><text:span text:style-name="Default_20_Paragraph_20_Font">ContextHelper</text:span><text:change-end text:change-id="ct579565360"/><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50">Servlet</text:span></text:span><text:span text:style-name="Default_20_Paragraph_20_Font"><text:span text:style-name="T21"> objects require a </text:span></text:span><text:span text:style-name="Source_20_Text"><text:span text:style-name="T50">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50">HttpContext</text:span></text:span><text:span text:style-name="Default_20_Paragraph_20_Font"><text:span text:style-name="T21"> object with which a Servlet object is registered. Thus, Servlet objects registered with the same </text:span></text:span><text:span text:style-name="Source_20_Text"><text:span text:style-name="T50">HttpContext</text:span></text:span><text:span text:style-name="Default_20_Paragraph_20_Font"><text:span text:style-name="T21"> object must also share the same </text:span></text:span><text:span text:style-name="Source_20_Text"><text:span text:style-name="T50">ServletContext</text:span></text:span><text:span text:style-name="Default_20_Paragraph_20_Font"><text:span text:style-name="T21"> object. </text:span></text:span><text:change-start text:change-id="ct579565728"/></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5">HttpContext</text:span></text:span><text:span text:style-name="Default_20_Paragraph_20_Font"><text:span text:style-name="T6"> interface. As enhancing this interface would require a major version change and would break existing implementations,</text:span></text:span><text:change-end text:change-id="ct579565728"/><text:change-start text:change-id="ct579567728"/><text:span text:style-name="Default_20_Paragraph_20_Font"><text:span text:style-name="T6"> </text:span></text:span><text:change-end text:change-id="ct579567728"/><text:change-start text:change-id="ct579570512"/><text:span text:style-name="Default_20_Paragraph_20_Font"><text:span text:style-name="T6">this interface is deprecated and is replaced with a new abstract class </text:span></text:span><text:span text:style-name="Default_20_Paragraph_20_Font"><text:span text:style-name="T45">ServletContextHelper</text:span></text:span><text:span text:style-name="Default_20_Paragraph_20_Font"><text:span text:style-name="T6">.</text:span></text:span><text:change-end text:change-id="ct579570512"/><text:change-start text:change-id="ct579571248"/><text:span text:style-name="Default_20_Paragraph_20_Font"><text:span text:style-name="T6"> Own implementations of this class must inherit from the abstract class and register themselves a</text:span></text:span><text:change-end text:change-id="ct579571248"/><text:change-start text:change-id="ct579575184"/><text:span text:style-name="Default_20_Paragraph_20_Font"><text:span text:style-name="T6">s </text:span></text:span><text:span text:style-name="Default_20_Paragraph_20_Font"><text:span text:style-name="T45">ServletContextHelper</text:span></text:span><text:span text:style-name="Default_20_Paragraph_20_Font"><text:span text:style-name="T6"> services.</text:span></text:span><text:change-end text:change-id="ct579575184"/><text:change-start text:change-id="ct579570608"/></text:p>
      <text:p text:style-name="Body"><text:span text:style-name="Default_20_Paragraph_20_Font"><text:span text:style-name="T6">Instead of registering servlets, resources, servlet filters, and listeners with an </text:span></text:span><text:span text:style-name="Default_20_Paragraph_20_Font"><text:span text:style-name="T45">HttpContext</text:span></text:span><text:span text:style-name="Default_20_Paragraph_20_Font"><text:span text:style-name="T6">, these whiteboard services are registered with a </text:span></text:span><text:span text:style-name="Default_20_Paragraph_20_Font"><text:span text:style-name="T45">ServletContextHelper</text:span></text:span><text:span text:style-name="Default_20_Paragraph_20_Font"><text:span text:style-name="T6">.</text:span></text:span><text:change-end text:change-id="ct579570608"/><text:change-start text:change-id="ct579569216"/><text:span text:style-name="Default_20_Paragraph_20_Font"><text:span text:style-name="T6"> A </text:span></text:span><text:span text:style-name="Default_20_Paragraph_20_Font"><text:span text:style-name="T45">ServletContext</text:span></text:span><text:span text:style-name="Default_20_Paragraph_20_Font"><text:span text:style-name="T6"> object is created by the implementation of the Http Service for each unique </text:span></text:span><text:span text:style-name="Default_20_Paragraph_20_Font"><text:span text:style-name="T45">ServletContextHelper</text:span></text:span><text:span text:style-name="Default_20_Paragraph_20_Font"><text:span text:style-name="T6"> object with which a whiteboard service is registered</text:span></text:span><text:change-end text:change-id="ct579569216"/><text:change-start text:change-id="ct579579216"/><text:span text:style-name="Default_20_Paragraph_20_Font"><text:span text:style-name="T6">. Thus, whiteboard services registered with the same </text:span></text:span><text:span text:style-name="Default_20_Paragraph_20_Font"><text:span text:style-name="T45">ServletContextHelper</text:span></text:span><text:span text:style-name="Default_20_Paragraph_20_Font"><text:span text:style-name="T6"> object must also share the same </text:span></text:span><text:span text:style-name="Default_20_Paragraph_20_Font"><text:span text:style-name="T45">ServletContext</text:span></text:span><text:span text:style-name="Default_20_Paragraph_20_Font"><text:span text:style-name="T6"> object.</text:span></text:span><text:change-end text:change-id="ct579579216"/></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2"><text:change-start text:change-id="ct579561408"/>This method must return the class loader of the whiteboard servi<text:change-end text:change-id="ct579561408"/><text:change-start text:change-id="ct579564848"/>ce. An implementation of the Http Service can achieve this by returning separate instances of the ServletContext to each whiteboard <text:soft-page-break/>service. Such an instance would be a facade of the <text:change-end text:change-id="ct579564848"/><text:change-start text:change-id="ct579580544"/>used Servlet Context but has access to the context of the bundle of the whiteboard service.<text:change-end text:change-id="ct579580544"/></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579380832"/><text:change-start text:change-id="ct579574816"/><text:span text:style-name="Source_20_Text">Servlet</text:span><text:change-end text:change-id="ct579574816"/><text:span text:style-name="Source_20_Text">Context</text:span><text:change-start text:change-id="ct579576624"/><text:span text:style-name="Source_20_Text">Helper</text:span><text:change-end text:change-id="ct579576624"/></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579577168"/><text:change-start text:change-id="ct579577360"/><text:span text:style-name="Source_20_Text">Servlet</text:span><text:change-end text:change-id="ct579577360"/><text:change-start text:change-id="ct579577696"/><text:span text:style-name="Source_20_Text">Context</text:span><text:change-end text:change-id="ct579577696"/><text:change-start text:change-id="ct579578064"/><text:span text:style-name="Source_20_Text">Helper</text:span><text:change-end text:change-id="ct579578064"/></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579574544"/><text:change-start text:change-id="ct579577488"/><text:span text:style-name="Source_20_Text">ServletContextHelper</text:span><text:change-end text:change-id="ct579577488"/></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579578160"/><text:change-start text:change-id="ct579578416"/><text:span text:style-name="Source_20_Text">ServletContextHelper</text:span><text:change-end text:change-id="ct579578416"/></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579572608"/><text:span text:style-name="Source_20_Text">h(String)</text:span></text:p>
          </table:table-cell>
          <table:table-cell table:style-name="Tabelle2.B2" office:value-type="string">
            <text:p text:style-name="Table_20_Contents">Backed by <text:change text:change-id="ct579572784"/><text:change-start text:change-id="ct579569376"/><text:span text:style-name="Source_20_Text">ServletContextHelper</text:span><text:change-end text:change-id="ct579569376"/></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579581296"/><text:change-start text:change-id="ct579581840"/><text:span text:style-name="Source_20_Text">ServletContextHelper</text:span><text:change-end text:change-id="ct579581840"/></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579570864"/><text:change-start text:change-id="ct579582288"/><text:span text:style-name="Source_20_Text">ServletContextHelper</text:span><text:change-end text:change-id="ct579582288"/></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579581472"/><text:change-start text:change-id="ct579582736"/><text:span text:style-name="Source_20_Text">ServletContextHelper</text:span><text:change-end text:change-id="ct579582736"/></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579582976"/><text:change-start text:change-id="ct579583344"/><text:span text:style-name="Source_20_Text">ServletContextHelper</text:span><text:change-end text:change-id="ct579583344"/></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3873618684417155344" text:style-name="L15">
        <text:list-item>
          <text:p text:style-name="P144"><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44"><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579589360"/><text:span text:style-name="Default_20_Paragraph_20_Font"> and runtime attributes</text:span><text:change-end text:change-id="ct579589360"/><text:span text:style-name="Default_20_Paragraph_20_Font"> as ServletContext initialization parameters.</text:span><text:bookmark-end text:name="__RefNumPara__56320_1433603774"/></text:p>
        </text:list-item>
        <text:list-item>
          <text:p text:style-name="P144"><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44"><text:bookmark-start text:name="__RefNumPara__52659_1433603774"/><text:span text:style-name="Default_20_Paragraph_20_Font">These methods for programmatic registration of servlets, servlet filters, and listeners in a Servlet API 3 servlet container </text:span><text:change text:change-id="ct579587760"/><text:change-start text:change-id="ct579589536"/><text:span text:style-name="Default_20_Paragraph_20_Font">should</text:span><text:change-end text:change-id="ct579589536"/><text:span text:style-name="Default_20_Paragraph_20_Font"> throw </text:span><text:span text:style-name="Source_20_Text">UnsupportedOperationException</text:span><text:span text:style-name="Default_20_Paragraph_20_Font">.</text:span><text:bookmark-end text:name="__RefNumPara__52659_1433603774"/><text:change text:change-id="ct579590496"/></text:p>
        </text:list-item>
      </text:list>
      <text:p text:style-name="Body"><text:span text:style-name="Default_20_Paragraph_20_Font"><text:span text:style-name="T40"/></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41">osgi.http.whiteboard.servlet.asyncSupported</text:span></text:span><text:span text:style-name="Default_20_Paragraph_20_Font"> or <text:s/></text:span><text:span text:style-name="Source_20_Text"><text:span text:style-name="T41">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4">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ext:soft-page-break/>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4">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change-start text:change-id="ct579594496"/><text:span text:style-name="Default_20_Paragraph_20_Font">a</text:span><text:change-end text:change-id="ct579594496"/><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change-start text:change-id="ct579594592"/></text:p>
      <text:p text:style-name="Body"><text:span text:style-name="Default_20_Paragraph_20_Font">This draft explicitly does not define a standard configuration PID for the Http Service implementation to be used as this would </text:span><text:change-end text:change-id="ct579594592"/><text:change-start text:change-id="ct579593424"/><text:span text:style-name="Default_20_Paragraph_20_Font">prevent scalability/usual implementation patters, like using factory configurations or having multiple Http Service implementations at runtime.</text:span><text:change-end text:change-id="ct579593424"/></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 version=2.6</text:p>
      <text:p text:style-name="P22">Provide-Capability: osgi.contract; osgi.contract=JavaServlet; version:Version=3;</text:p>
      <text:p text:style-name="P22"><text:s text:c="2"/><text:span text:style-name="T43">uses:="javax.servlet, javax.servlet.http, javax.servlet.annotation,</text:span></text:p>
      <text:p text:style-name="P25"><text:s text:c="9"/>javax.servlet.descriptor", </text:p>
      <text:p text:style-name="P22"><text:span text:style-name="T43"><text:s/>osgi.contract;</text:span> <text:span text:style-name="T43">osgi.contract=JavaServlet; version:Version=2.5;</text:span></text:p>
      <text:p text:style-name="P22"><text:span text:style-name="T43"><text:s text:c="2"/>uses:="javax.servlet,</text:span> <text:span text:style-name="T43">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3">osgi.contract;</text:span> <text:span text:style-name="T43">osgi.contract=JavaServlet; </text:span></text:p>
      <text:p text:style-name="P24"><text:soft-page-break/><text:s/>version:Version=2.5; uses:="javax.servlet, javax.servlet.http"</text:p>
      <text:h text:style-name="P153" text:outline-level="4" text:is-list-header="true"/>
      <text:h text:style-name="Heading_20_2" text:outline-level="2">Whiteboard Registration Support</text:h>
      <text:p text:style-name="Body">With whiteboard registration support for servlets, listeners, resources<text:change-start text:change-id="ct579599936"/>, <text:change-end text:change-id="ct579599936"/><text:change text:change-id="ct579600032"/>servlet filters<text:change-start text:change-id="ct579401776"/>,<text:change-end text:change-id="ct579401776"/> <text:change-start text:change-id="ct579599696"/>and ServletContextHelper services <text:change-end text:change-id="ct579599696"/>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579601776"/><text:change-start text:change-id="ct579602448"/><text:span text:style-name="Source_20_Text"><text:span text:style-name="T7">select</text:span></text:span><text:change-end text:change-id="ct579602448"/></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579598848"/><text:change text:change-id="ct579601872"/><text:change-start text:change-id="ct579600464"/><text:span text:style-name="Source_20_Text">ServletContextHelper</text:span><text:change-end text:change-id="ct579600464"/><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4">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4">osgi.http.whiteboard.target</text:span></text:span><text:span text:style-name="Default_20_Paragraph_20_Font"> property, any one Http Service may use the service. It is undefined which Http Service this is.</text:span></text:p>
      <text:p text:style-name="Body"><text:soft-page-break/><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579601216"/><text:change text:change-id="ct579605696"/><text:change-start text:change-id="ct579606032"/><text:span text:style-name="Default_20_Paragraph_20_Font">ServletContextHelper</text:span><text:change-end text:change-id="ct579606032"/><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579604000"/><text:change-start text:change-id="ct579405344"/>ServletContextHelper<text:change-end text:change-id="ct579405344"/> of the targeted Http Service. Additional <text:change text:change-id="ct579400768"/><text:change-start text:change-id="ct579400864"/>ServletContextHelper services<text:change-end text:change-id="ct579400864"/> can be made available through the whiteboard support. In this case the <text:change text:change-id="ct579403920"/><text:change-start text:change-id="ct579386240"/>ServletContextHelper<text:change-end text:change-id="ct579386240"/>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579608432"/><text:change-start text:change-id="ct579608800"/><text:span text:style-name="Default_20_Paragraph_20_Font">ServletContextHelper ser</text:span><text:change-end text:change-id="ct579608800"/><text:change-start text:change-id="ct579609136"/><text:span text:style-name="Default_20_Paragraph_20_Font">vice</text:span><text:change-end text:change-id="ct579609136"/><text:span text:style-name="Default_20_Paragraph_20_Font"> should be used by services from a different bundle than the bundle which registered the </text:span><text:change text:change-id="ct579609488"/><text:change-start text:change-id="ct579609856"/><text:span text:style-name="Default_20_Paragraph_20_Font">ServletContextHelper</text:span><text:change-end text:change-id="ct579609856"/><text:span text:style-name="Default_20_Paragraph_20_Font"> service, the </text:span><text:change text:change-id="ct579610208"/><text:change-start text:change-id="ct579610544"/><text:span text:style-name="Default_20_Paragraph_20_Font">ServletContextHelper</text:span><text:change-end text:change-id="ct579610544"/><text:span text:style-name="Default_20_Paragraph_20_Font"> must set the </text:span><text:change text:change-id="ct579610896"/><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579402800"/><text:change-start text:change-id="ct579608896"/><text:span text:style-name="Source_20_Text"><text:span text:style-name="T29">ServletContextHelper</text:span></text:span><text:change-end text:change-id="ct579608896"/><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579605472"/><text:change-start text:change-id="ct579610992"/><text:span text:style-name="Source_20_Text"><text:span text:style-name="T29">ServletContextHelper</text:span></text:span><text:change-end text:change-id="ct579610992"/><text:span text:style-name="Source_20_Text"><text:span text:style-name="T3"> with the highest service ranking. An </text:span></text:span><text:change text:change-id="ct579611664"/><text:change-start text:change-id="ct579612336"/><text:span text:style-name="Source_20_Text"><text:span text:style-name="T29">ServletContextHelper</text:span></text:span><text:change-end text:change-id="ct579612336"/><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579608304"/><text:change-start text:change-id="ct579614816"/><text:span text:style-name="Source_20_Text"><text:span text:style-name="T29">ServletContextHelper</text:span></text:span><text:change-end text:change-id="ct579614816"/><text:span text:style-name="Source_20_Text"><text:span text:style-name="T3"> with a higher service ranking arrives or the current used </text:span></text:span><text:change text:change-id="ct579615488"/><text:change-start text:change-id="ct579616160"/><text:span text:style-name="Source_20_Text"><text:span text:style-name="T29">ServletContextHelper</text:span></text:span><text:change-end text:change-id="ct579616160"/><text:span text:style-name="Source_20_Text"><text:span text:style-name="T3"> is unregistered</text:span></text:span><text:change-start text:change-id="ct579618912"/><text:span text:style-name="Source_20_Text"><text:span text:style-name="T3"> (see section </text:span></text:span><text:span text:style-name="Source_20_Text"><text:span text:style-name="T3"><text:bookmark-ref text:reference-format="chapter" text:ref-name="__RefHeading__11529_916916513">5.2.3</text:bookmark-ref></text:span></text:span><text:span text:style-name="Source_20_Text"><text:span text:style-name="T3">)</text:span></text:span><text:change-end text:change-id="ct579618912"/><text:span text:style-name="Source_20_Text"><text:span text:style-name="T3">.</text:span></text:span><text:change-start text:change-id="ct579620480"/><text:span text:style-name="Source_20_Text"><text:span text:style-name="T3"> </text:span></text:span><text:change-end text:change-id="ct579620480"/></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579608176"/><text:change-start text:change-id="ct579616256"/><text:span text:style-name="Default_20_Paragraph_20_Font"><text:span text:style-name="T26">ServletContextHelper</text:span></text:span><text:change-end text:change-id="ct579616256"/><text:span text:style-name="Default_20_Paragraph_20_Font"><text:span text:style-name="T5"> it is using. Therefore servlets and servlet filters used by the same HttpService and referencing the same </text:span></text:span><text:change text:change-id="ct579616944"/><text:change-start text:change-id="ct579617616"/><text:span text:style-name="Default_20_Paragraph_20_Font"><text:span text:style-name="T31">ServletContextHelper</text:span></text:span><text:change-end text:change-id="ct579617616"/><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579406704"/></text:p>
          </table:table-cell>
          <table:table-cell table:style-name="Tabelle46.C2" office:value-type="string">
            <text:p text:style-name="Table_20_Contents">For <text:change text:change-id="ct579605568"/><text:change-start text:change-id="ct579608992"/><text:span text:style-name="Source_20_Text"><text:span text:style-name="T7">ServletContextHelper</text:span></text:span><text:change-end text:change-id="ct579608992"/><text:span text:style-name="Default_20_Paragraph_20_Font"> services this property is required and identifies the service when referred to by a </text:span><text:change text:change-id="ct579409344"/><text:change-start text:change-id="ct579622128"/><text:span text:style-name="Default_20_Paragraph_20_Font">whiteboard</text:span><text:change-end text:change-id="ct579622128"/><text:span text:style-name="Default_20_Paragraph_20_Font"> service. </text:span><text:change text:change-id="ct579407744"/><text:change-start text:change-id="ct579619008"/><text:span text:style-name="Default_20_Paragraph_20_Font">ServletContextHelper</text:span><text:change-end text:change-id="ct579619008"/><text:span text:style-name="Default_20_Paragraph_20_Font"> services without this property are ignored. </text:span><text:change text:change-id="ct579617792"/></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579406176"/><text:change-start text:change-id="ct579412144"/>ServletContext<text:change-end text:change-id="ct579412144"/><text:change-start text:change-id="ct579412272"/>Helper<text:change-end text:change-id="ct579412272"/> service may be used by servlet, listener, resource, or servlet filter services registered by other bundles. By default <text:change text:change-id="ct579408640"/><text:change-start text:change-id="ct579408736"/>ServletContextHelper<text:change-end text:change-id="ct579408736"/> services can only be used by servlet, listener, resource, or servlet filter services registered by the same bundle.</text:p>
          </table:table-cell>
        </table:table-row>
      </table:table>
      <text:h text:style-name="Heading_20_3" text:outline-level="3" text:is-list-header="true"><text:change-start text:change-id="ct579407840"/><text:span text:style-name="Default_20_Paragraph_20_Font"/></text:h>
      <text:p text:style-name="Body"><text:span text:style-name="Default_20_Paragraph_20_Font">When a request is processed,</text:span><text:change-end text:change-id="ct579407840"/><text:change-start text:change-id="ct579607824"/><text:span text:style-name="Default_20_Paragraph_20_Font">the method </text:span><text:span text:style-name="Default_20_Paragraph_20_Font"><text:span text:style-name="T44">handleSecurity(final HttpServletRequest request, final HttpServletResponse response)</text:span></text:span><text:span text:style-name="Default_20_Paragraph_20_Font"> from the </text:span><text:span text:style-name="Default_20_Paragraph_20_Font"><text:span text:style-name="T44">ServletContextHelper</text:span></text:span><text:span text:style-name="Default_20_Paragraph_20_Font"> object is called before any request listener, filter or servlet is cal</text:span><text:change-end text:change-id="ct579607824"/><text:change-start text:change-id="ct579617152"/><text:span text:style-name="Default_20_Paragraph_20_Font">led. If the call to this method returns </text:span><text:span text:style-name="Default_20_Paragraph_20_Font"><text:span text:style-name="T44">false</text:span></text:span><text:span text:style-name="Default_20_Paragraph_20_Font">, no further processing must take place.</text:span><text:change-end text:change-id="ct579617152"/><text:change-start text:change-id="ct579407216"/></text:p>
      <text:p text:style-name="Body"><text:span text:style-name="Default_20_Paragraph_20_Font">The execution pipeline consisting of request listeners, filters and the servlet </text:span><text:change-end text:change-id="ct579407216"/><text:change-start text:change-id="ct579408368"/><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change-end text:change-id="ct579408368"/><text:change-start text:change-id="ct579617280"/><text:span text:style-name="Default_20_Paragraph_20_Font">of the servlet matching the request and those listeners and filters which match the request and are regist</text:span><text:change-end text:change-id="ct579617280"/><text:change-start text:change-id="ct579405680"/><text:span text:style-name="Default_20_Paragraph_20_Font">ered with the same </text:span><text:span text:style-name="Default_20_Paragraph_20_Font"><text:span text:style-name="T44">ServletContextHelper</text:span></text:span><text:span text:style-name="Default_20_Paragraph_20_Font">.</text:span><text:change-end text:change-id="ct579405680"/><text:change-start text:change-id="ct579627104"/></text:p>
      <text:h text:style-name="Heading_20_3" text:outline-level="3"><text:bookmark-start text:name="__RefHeading__11529_916916513"/><text:soft-page-break/><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7126913391182643416" text:style-name="L16">
        <text:list-item>
          <text:p text:style-name="P145"><text:span text:style-name="Default_20_Paragraph_20_Font">The service is get from the service registry</text:span></text:p>
        </text:list-item>
        <text:list-item>
          <text:p text:style-name="P145"><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5708030040898438654" text:style-name="L17">
        <text:list-item>
          <text:p text:style-name="P146"><text:span text:style-name="Default_20_Paragraph_20_Font">For servlets and servlet filters, destroy() is called</text:span></text:p>
        </text:list-item>
        <text:list-item>
          <text:p text:style-name="P146"><text:span text:style-name="Default_20_Paragraph_20_Font">The service is released</text:span></text:p>
        </text:list-item>
      </text:list>
      <text:p text:style-name="Body"><text:change-end text:change-id="ct579627104"/><text:change-start text:change-id="ct579628480"/><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579628480"/><text:change-start text:change-id="ct579631712"/><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579631712"/><text:change-start text:change-id="ct579632416"/><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579632416"/><text:change-start text:change-id="ct579634560"/><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579634560"/><text:change-start text:change-id="ct579636704"/><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579636704"/></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2008414762970047547" text:style-name="L18">
        <text:list-item>
          <text:p text:style-name="P147"><text:span text:style-name="Default_20_Paragraph_20_Font"><text:span text:style-name="T41">A string beginning with a ‘/’ character and ending with a ‘/*’ suffix is used for path mapping. </text:span></text:span></text:p>
        </text:list-item>
        <text:list-item>
          <text:p text:style-name="P147"><text:span text:style-name="Default_20_Paragraph_20_Font"><text:span text:style-name="T41">A string beginning with a ‘*.’ prefix is used as an extension mapping. </text:span></text:span></text:p>
        </text:list-item>
        <text:list-item>
          <text:p text:style-name="P147"><text:span text:style-name="Default_20_Paragraph_20_Font"><text:span text:style-name="T41">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47"><text:span text:style-name="Default_20_Paragraph_20_Font"><text:span text:style-name="T41">A string containing only the ’/’ character indicates the "default" servlet of the application. In this case the servlet path is the request URI minus the context path and the path info is null. </text:span></text:span></text:p>
        </text:list-item>
        <text:list-item>
          <text:p text:style-name="P147"><text:span text:style-name="Default_20_Paragraph_20_Font"><text:span text:style-name="T41">All other strings are used for exact matches only. </text:span></text:span></text:p>
        </text:list-item>
      </text:list>
      <text:p text:style-name="Body"><text:span text:style-name="Default_20_Paragraph_20_Font"><text:span text:style-name="T41">A servlet may register itself with the property </text:span></text:span><text:span text:style-name="Source_20_Text"><text:span text:style-name="T41">osgi.http</text:span></text:span><text:span text:style-name="Source_20_Text"><text:span text:style-name="T13">.whiteboard</text:span></text:span><text:span text:style-name="Source_20_Text"><text:span text:style-name="T41">.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579638160"/><text:change-start text:change-id="ct579638800"/><text:span text:style-name="Source_20_Text"><text:span text:style-name="T29">ServletContextHelper</text:span></text:span><text:change-end text:change-id="ct579638800"/><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579639488"/><text:change-start text:change-id="ct579640160"/><text:span text:style-name="Source_20_Text"><text:span text:style-name="T29">ServletContextHelper</text:span></text:span><text:change-end text:change-id="ct579640160"/><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579411520"/><text:soft-page-break/><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41">Servlet Filter Registratio</text:span></text:span><text:span text:style-name="Default_20_Paragraph_20_Font"><text:span text:style-name="T41">n</text:span></text:span></text:h>
      <text:p text:style-name="Body"><text:span text:style-name="Default_20_Paragraph_20_Font"><text:span text:style-name="T41">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41">A servlet filter may register itself with the property </text:span></text:span><text:span text:style-name="Source_20_Text"><text:span text:style-name="T41">osgi.http</text:span></text:span><text:span text:style-name="Source_20_Text"><text:span text:style-name="T13">.whiteboard</text:span></text:span><text:span text:style-name="Source_20_Text"><text:span text:style-name="T41">.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579630160"/><text:change-start text:change-id="ct579630800"/><text:span text:style-name="Source_20_Text"><text:span text:style-name="T29">ServletContextHelper</text:span></text:span><text:change-end text:change-id="ct579630800"/><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5">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 implementation, the init() method of the servlet filter will be called. Once the servlet filter is no longer be used by the HttpService implementation, the destroy() method will be called. </text:span></text:span><text:change-start text:change-id="ct611433808"/></text:p>
      <text:p text:style-name="Body"><text:span text:style-name="Default_20_Paragraph_20_Font"><text:span text:style-name="T5">If more than one filter is executed on a request, the filters are chained by using </text:span></text:span><text:span text:style-name="Default_20_Paragraph_20_Font"><text:span text:style-name="T4">ServiceReference.compareTo</text:span></text:span><text:change-end text:change-id="ct611433808"/><text:change-start text:change-id="ct353075984"/><text:span text:style-name="Default_20_Paragraph_20_Font"><text:span text:style-name="T32">. Filters with a lower ranking are executed first.</text:span></text:span><text:change-end text:change-id="ct353075984"/></text:p>
      <text:p text:style-name="Body"><text:change text:change-id="ct579630608"/><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579642688"/><text:change-start text:change-id="ct579646416"/><text:span text:style-name="Source_20_Text"><text:s/></text:span><text:span text:style-name="Default_20_Paragraph_20_Font">javax.servlet.Servlet</text:span><text:change-end text:change-id="ct579646416"/><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579646544"/></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579651184"/><text:change-start text:change-id="ct579646720"/><text:span text:style-name="Default_20_Paragraph_20_Font">ServletContextHelper</text:span><text:change-end text:change-id="ct579646720"/><text:change text:change-id="ct579647680"/><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579648784"/><text:change-start text:change-id="ct579648272"/><text:span text:style-name="Default_20_Paragraph_20_Font"><text:span text:style-name="T7">select</text:span></text:span><text:change-end text:change-id="ct579648272"/><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579413296"/><text:change-start text:change-id="ct579652304"/><text:span text:style-name="Default_20_Paragraph_20_Font">Http</text:span><text:change-end text:change-id="ct579652304"/><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4620729683400337325" text:style-name="L19">
        <text:list-item>
          <text:p text:style-name="P148"><text:span text:style-name="Default_20_Paragraph_20_Font"><text:span text:style-name="T5">ServletContextListener</text:span></text:span></text:p>
        </text:list-item>
      </text:list>
      <text:list xml:id="list5001073113523410883" text:style-name="L20">
        <text:list-item>
          <text:p text:style-name="P149"><text:soft-page-break/><text:span text:style-name="Default_20_Paragraph_20_Font"><text:span text:style-name="T5">ServletContextAttributeListener</text:span></text:span></text:p>
        </text:list-item>
        <text:list-item>
          <text:p text:style-name="P149"><text:span text:style-name="Default_20_Paragraph_20_Font"><text:span text:style-name="T5">ServletRequestListener</text:span></text:span></text:p>
        </text:list-item>
        <text:list-item>
          <text:p text:style-name="P149"><text:span text:style-name="Default_20_Paragraph_20_Font"><text:span text:style-name="T5">ServletRequestAttributeListener</text:span></text:span></text:p>
        </text:list-item>
        <text:list-item>
          <text:p text:style-name="P149"><text:span text:style-name="Default_20_Paragraph_20_Font"><text:span text:style-name="T5">HttpSessionListener</text:span></text:span></text:p>
        </text:list-item>
        <text:list-item>
          <text:p text:style-name="P149"><text:span text:style-name="Default_20_Paragraph_20_Font"><text:span text:style-name="T5">HttpSessionAttributeListener</text:span></text:span></text:p>
        </text:list-item>
        <text:list-item>
          <text:p text:style-name="P149"><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579662240"/><text:change-start text:change-id="ct579662608"/><text:span text:style-name="Default_20_Paragraph_20_Font"><text:span text:style-name="T31">ServletContextHelper</text:span></text:span><text:change-end text:change-id="ct579662608"/><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pan text:style-name="Default_20_Paragraph_20_Font"><text:span text:style-name="T5">The Http Service implementation gets the listeners from the service registry as soon as the associated </text:span></text:span><text:change text:change-id="ct579660864"/><text:change-start text:change-id="ct579664416"/><text:span text:style-name="Default_20_Paragraph_20_Font"><text:span text:style-name="T31">ServletContextHelper</text:span></text:span><text:change-end text:change-id="ct579664416"/><text:span text:style-name="Default_20_Paragraph_20_Font"><text:span text:style-name="T5"> is established and releases them when the </text:span></text:span><text:change text:change-id="ct579662768"/><text:change-start text:change-id="ct579663440"/><text:span text:style-name="Default_20_Paragraph_20_Font"><text:span text:style-name="T31">ServletContextHelper</text:span></text:span><text:change-end text:change-id="ct579663440"/><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579417824"/><text:change-start text:change-id="ct579659840"/><text:span text:style-name="Default_20_Paragraph_20_Font"><text:span text:style-name="T28">ServletContextHelper</text:span></text:span><text:change-end text:change-id="ct579659840"/><text:span text:style-name="Default_20_Paragraph_20_Font"> is available and when either the </text:span><text:change text:change-id="ct579658400"/><text:change-start text:change-id="ct579661264"/><text:span text:style-name="Default_20_Paragraph_20_Font"><text:span text:style-name="T28">ServletContextHelper</text:span></text:span><text:change-end text:change-id="ct579661264"/><text:span text:style-name="Default_20_Paragraph_20_Font"> becomes unavailable or the Http Service implementation is about to stop. A newly registered listener will be called with the </text:span><text:span text:style-name="Default_20_Paragraph_20_Font"><text:span text:style-name="T44">contextInitialized</text:span></text:span><text:span text:style-name="Default_20_Paragraph_20_Font"> method either if the </text:span><text:change text:change-id="ct579666320"/><text:change-start text:change-id="ct579667056"/><text:span text:style-name="Default_20_Paragraph_20_Font"><text:span text:style-name="T28">ServletContextHelper</text:span></text:span><text:change-end text:change-id="ct579667056"/><text:span text:style-name="Default_20_Paragraph_20_Font"> is available or when the </text:span><text:change text:change-id="ct579667440"/><text:change-start text:change-id="ct579668176"/><text:span text:style-name="Default_20_Paragraph_20_Font"><text:span text:style-name="T28">ServletContextHelper</text:span></text:span><text:change-end text:change-id="ct579668176"/><text:span text:style-name="Default_20_Paragraph_20_Font"> becomes available. As soon as the </text:span><text:change text:change-id="ct579668560"/><text:change-start text:change-id="ct579669296"/><text:span text:style-name="Default_20_Paragraph_20_Font"><text:span text:style-name="T28">ServletContextHelper</text:span></text:span><text:change-end text:change-id="ct579669296"/><text:span text:style-name="Default_20_Paragraph_20_Font"> or the Http Service implementation becomes unavailable, the </text:span><text:span text:style-name="Default_20_Paragraph_20_Font"><text:span text:style-name="T44">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579671792"/><text:change-start text:change-id="ct579672528"/><text:span text:style-name="Default_20_Paragraph_20_Font"><text:span text:style-name="T28">ServletContextHelper</text:span></text:span><text:change-end text:change-id="ct579672528"/><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text:span><text:change text:change-id="ct579662112"/><text:change-start text:change-id="ct579413472"/><text:span text:style-name="Default_20_Paragraph_20_Font">should</text:span><text:change-end text:change-id="ct579413472"/><text:span text:style-name="Default_20_Paragraph_20_Font">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7"> </text:span></text:span><text:span text:style-name="Source_20_Text"><text:span text:style-name="T47">osgi.http</text:span></text:span><text:span text:style-name="Source_20_Text"><text:span text:style-name="T12">.whiteboard</text:span></text:span><text:span text:style-name="Source_20_Text"><text:span text:style-name="T47">.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5">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4">@Component(service = javax.servlet.Servlet.class, scope=ServiceScope.PROTOTYPE,</text:span></text:span></text:p>
      <text:p text:style-name="Preformatted_20_Text"><text:span text:style-name="Default_20_Paragraph_20_Font"><text:span text:style-name="T44"><text:s text:c="3"/>property={</text:span></text:span></text:p>
      <text:p text:style-name="Preformatted_20_Text"><text:span text:style-name="Default_20_Paragraph_20_Font"><text:span text:style-name="T44"><text:s text:c="5"/>"</text:span></text:span>osgi.http.whiteboard.servlet.errorPage=java.io.IOException<text:span text:style-name="Default_20_Paragraph_20_Font"><text:span text:style-name="T44">",</text:span></text:span></text:p>
      <text:p text:style-name="Preformatted_20_Text"><text:span text:style-name="Default_20_Paragraph_20_Font"><text:span text:style-name="T44"><text:s text:c="5"/>"osgi.http.whiteboard.</text:span></text:span><text:span text:style-name="Default_20_Paragraph_20_Font"><text:span text:style-name="T44">servlet.</text:span></text:span><text:span text:style-name="Default_20_Paragraph_20_Font"><text:span text:style-name="T44">errorPage=500"})</text:span></text:span></text:p>
      <text:p text:style-name="Preformatted_20_Text"><text:span text:style-name="Default_20_Paragraph_20_Font"><text:span text:style-name="T44">public class MyErrorServlet extends HttpServlet {</text:span></text:span></text:p>
      <text:p text:style-name="Preformatted_20_Text"><text:span text:style-name="Default_20_Paragraph_20_Font"><text:span text:style-name="T44"><text:s text:c="3"/>...</text:span></text:span></text:p>
      <text:p text:style-name="Preformatted_20_Text"><text:soft-page-break/><text:span text:style-name="Default_20_Paragraph_20_Font"><text:span text:style-name="T45">}</text:span></text:span></text:p>
      <text:p text:style-name="Body"><text:span text:style-name="Source_20_Text"><text:span text:style-name="T6">The above servlet is invoked if the status code 500 is sent via sendError or if an IOException occurs</text:span></text:span><text:span text:style-name="Source_20_Text"><text:span text:style-name="T6">.</text:span></text:span></text:p>
      <text:h text:style-name="Heading_20_3" text:outline-level="3" text:is-list-header="true"><text:span text:style-name="Default_20_Paragraph_20_Font"><text:span text:style-name="T48"/></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51">Provide-Capability: osgi.whiteboard;</text:span></text:span></text:p>
      <text:p text:style-name="P26"><text:span text:style-name="Default_20_Paragraph_20_Font"><text:span text:style-name="T50"><text:s text:c="7"/>osgi.whiteboard="osgi.http";</text:span></text:span></text:p>
      <text:p text:style-name="P26"><text:span text:style-name="Default_20_Paragraph_20_Font"><text:span text:style-name="T50"><text:s text:c="7"/>uses:="</text:span></text:span><text:span text:style-name="Default_20_Paragraph_20_Font"><text:span text:style-name="T43">javax.servlet, javax.servlet.http</text:span></text:span><text:span text:style-name="Default_20_Paragraph_20_Font"><text:span text:style-name="T50">";</text:span></text:span></text:p>
      <text:p text:style-name="P26"><text:span text:style-name="Default_20_Paragraph_20_Font"><text:span text:style-name="T50"><text:s text:c="7"/>version:Version="1.3"</text:span></text:span></text:p>
      <text:p text:style-name="Body"><text:span text:style-name="Default_20_Paragraph_20_Font"><text:span text:style-name="T50">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41">Whiteboard</text:span></text:span><text:span text:style-name="Source_20_Text"><text:span text:style-name="T54">Namespace</text:span></text:span><text:span text:style-name="Default_20_Paragraph_20_Font"><text:span text:style-name="T58">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41">org.acme.foo</text:span></text:span><text:span text:style-name="Default_20_Paragraph_20_Font"><text:span text:style-name="T6">. The OSGi Alliance reserves names that start with </text:span></text:span><text:span text:style-name="Source_20_Text"><text:span text:style-name="T41">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41"><text:s text:c="3"/>Require-Capability: osgi.whiteboard;</text:span></text:span></text:p>
      <text:p text:style-name="Preformatted_20_Text"><text:span text:style-name="User_20_Entry"><text:span text:style-name="T41"><text:s text:c="5"/>filter:="(&amp;(osgi.whiteboard=osgi.http)(version&gt;=1.3)</text:span></text:span><text:span text:style-name="User_20_Entry"><text:span text:style-name="T41">(</text:span></text:span><text:span text:style-name="User_20_Entry"><text:span text:style-name="T41">!</text:span></text:span><text:span text:style-name="User_20_Entry"><text:span text:style-name="T41">(version&gt;=2.0)</text:span></text:span><text:span text:style-name="User_20_Entry"><text:span text:style-name="T41">)</text:span></text:span><text:span text:style-name="User_20_Entry"><text:span text:style-name="T41">)"</text:span></text:span></text:p>
      <text:p text:style-name="Body"><text:soft-page-break/><text:span text:style-name="Default_20_Paragraph_20_Font"><text:span text:style-name="T39"/></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579678016"/></text:p>
      <text:p text:style-name="Body">The DTOs for the various serv<text:change-end text:change-id="ct579678016"/><text:change-start text:change-id="ct579679632"/>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579679632"/></text:p>
      <text:p text:style-name="P8">See the JavaDoc for details.</text:p>
      <text:h text:style-name="Heading_20_1" text:outline-level="1">Javadoc</text:h>
      <text:p text:style-name="P27"><text:span text:style-name="Default_20_Paragraph_20_Font"><text:span text:style-name="T49"/></text:span></text:p>
      <text:section text:style-name="Sect1" text:name="JavaDoc" text:protected="true">
        <text:section-source xlink:href="../javadoc.rtf" text:filter-name="Rich Text Format"/>
        <text:p text:style-name="P121">OSGi Javadoc</text:p>
        <text:p text:style-name="P46">22.01.14 18: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1"><text:span text:style-name="Summary_20_Heading_20_Font">Package Summary</text:span></text:p>
            </table:table-cell>
            <table:covered-table-cell/>
            <table:table-cell table:style-name="Tabelle5.A1" office:value-type="string">
              <text:p text:style-name="P52"><text:span text:style-name="Page_20_Reference_20_Font"><text:span text:style-name="T66">Page</text:span></text:span></text:p>
            </table:table-cell>
          </table:table-row>
          <table:table-row table:style-name="Tabelle5.1">
            <table:table-cell table:style-name="Tabelle5.A2" office:value-type="string">
              <text:p text:style-name="P50"><text:a xlink:type="simple" xlink:href="#r3"><text:span text:style-name="T55">org.osgi.service.http</text:span></text:a></text:p>
            </table:table-cell>
            <table:table-cell table:style-name="Tabelle5.A2" office:value-type="string">
              <text:p text:style-name="P53">Http Service Package Version 1.3.</text:p>
            </table:table-cell>
            <table:table-cell table:style-name="Tabelle5.A2" office:value-type="string">
              <text:p text:style-name="P52"><text:span text:style-name="Page_20_Reference_20_Font"><text:bookmark-ref text:reference-format="page" text:ref-name="r3">24</text:bookmark-ref></text:span></text:p>
            </table:table-cell>
          </table:table-row>
          <table:table-row table:style-name="Tabelle5.1">
            <table:table-cell table:style-name="Tabelle5.A3" office:value-type="string">
              <text:p text:style-name="P50"><text:a xlink:type="simple" xlink:href="#r56"><text:span text:style-name="T55">org.osgi.service.http.runtime</text:span></text:a></text:p>
            </table:table-cell>
            <table:table-cell table:style-name="Tabelle5.A3" office:value-type="string">
              <text:p text:style-name="P53">Http Service Runtime Package Version 1.3.</text:p>
            </table:table-cell>
            <table:table-cell table:style-name="Tabelle5.A3" office:value-type="string">
              <text:p text:style-name="P52"><text:span text:style-name="Page_20_Reference_20_Font"><text:bookmark-ref text:reference-format="page" text:ref-name="r56">45</text:bookmark-ref></text:span></text:p>
            </table:table-cell>
          </table:table-row>
        </table:table>
        <text:p text:style-name="P119"><text:bookmark text:name="r3"/>Package org.osgi.service.http</text:p>
        <text:p text:style-name="P65"><text:span text:style-name="Code_20_Small">@org.osgi.annotation.versioning.Version(value="1.3")</text:span></text:p>
        <text:p text:style-name="P66">Http Service Package Version 1.3.</text:p>
        <text:p text:style-name="P67">See:</text:p>
        <text:p text:style-name="P70"><text:a xlink:type="simple" xlink:href="#r2"><text:span text:style-name="T55">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0"><text:span text:style-name="Summary_20_Heading_20_Font1">Interface Summary</text:span></text:p>
            </table:table-cell>
            <table:covered-table-cell/>
            <table:table-cell table:style-name="Tabelle6.A1" office:value-type="string">
              <text:p text:style-name="P61"><text:span text:style-name="Page_20_Reference_20_Font">Page</text:span></text:p>
            </table:table-cell>
          </table:table-row>
          <table:table-row table:style-name="Tabelle6.1">
            <table:table-cell table:style-name="Tabelle6.A2" office:value-type="string">
              <text:p text:style-name="P50"><text:a xlink:type="simple" xlink:href="#r31"><text:span text:style-name="T57">HttpContext</text:span></text:a></text:p>
            </table:table-cell>
            <table:table-cell table:style-name="Tabelle6.A2" office:value-type="string">
              <text:p text:style-name="P54">Deprecated.<text:span text:style-name="T67"> </text:span><text:span text:style-name="T68">As of 1.3.</text:span></text:p>
            </table:table-cell>
            <table:table-cell table:style-name="Tabelle6.A2" office:value-type="string">
              <text:p text:style-name="P55"><text:span text:style-name="Page_20_Reference_20_Font"><text:span text:style-name="T67"><text:bookmark-ref text:reference-format="page" text:ref-name="r31">32</text:bookmark-ref></text:span></text:span></text:p>
            </table:table-cell>
          </table:table-row>
          <table:table-row table:style-name="Tabelle6.1">
            <table:table-cell table:style-name="Tabelle6.A3" office:value-type="string">
              <text:p text:style-name="P50"><text:a xlink:type="simple" xlink:href="#r36"><text:span text:style-name="T57">HttpService</text:span></text:a></text:p>
            </table:table-cell>
            <table:table-cell table:style-name="Tabelle6.A3" office:value-type="string">
              <text:p text:style-name="P54">Deprecated.<text:span text:style-name="T67"> </text:span><text:span text:style-name="T68">As of 1.3.</text:span></text:p>
            </table:table-cell>
            <table:table-cell table:style-name="Tabelle6.A3" office:value-type="string">
              <text:p text:style-name="P55"><text:span text:style-name="Page_20_Reference_20_Font"><text:span text:style-name="T67"><text:bookmark-ref text:reference-format="page" text:ref-name="r36">35</text:bookmark-ref></text:span></text:span></text:p>
            </table:table-cell>
          </table:table-row>
        </table:table>
        <text:p text:style-name="P41"/>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2"><text:span text:style-name="Summary_20_Heading_20_Font1"><text:span text:style-name="T23">Class Summary</text:span></text:span></text:p>
            </table:table-cell>
            <table:covered-table-cell/>
            <table:table-cell table:style-name="Tabelle8.A1" office:value-type="string">
              <text:p text:style-name="P63"><text:span text:style-name="Page_20_Reference_20_Font"><text:span text:style-name="T33">Page</text:span></text:span></text:p>
            </table:table-cell>
          </table:table-row>
          <table:table-row table:style-name="Tabelle8.1">
            <table:table-cell table:style-name="Tabelle8.A2" office:value-type="string">
              <text:p text:style-name="P50"><text:a xlink:type="simple" xlink:href="#r24"><text:span text:style-name="T55">HttpConstants</text:span></text:a></text:p>
            </table:table-cell>
            <table:table-cell table:style-name="Tabelle8.A2" office:value-type="string">
              <text:p text:style-name="P56">Defines standard names for Http Service constants.</text:p>
            </table:table-cell>
            <table:table-cell table:style-name="Tabelle8.A2" office:value-type="string">
              <text:p text:style-name="P58"><text:span text:style-name="Page_20_Reference_20_Font"><text:span text:style-name="T23"><text:bookmark-ref text:reference-format="page" text:ref-name="r24">25</text:bookmark-ref></text:span></text:span></text:p>
            </table:table-cell>
          </table:table-row>
          <table:table-row table:style-name="Tabelle8.1">
            <table:table-cell table:style-name="Tabelle8.A3" office:value-type="string">
              <text:p text:style-name="P50"><text:a xlink:type="simple" xlink:href="#r54"><text:span text:style-name="T55">ServletContextHelper</text:span></text:a></text:p>
            </table:table-cell>
            <table:table-cell table:style-name="Tabelle8.A3" office:value-type="string">
              <text:p text:style-name="P56">Helper service for the servlet context used by whiteboard services for HTTP requests.</text:p>
            </table:table-cell>
            <table:table-cell table:style-name="Tabelle8.A3" office:value-type="string">
              <text:p text:style-name="P58"><text:span text:style-name="Page_20_Reference_20_Font"><text:span text:style-name="T23"><text:bookmark-ref text:reference-format="page" text:ref-name="r54">40</text:bookmark-ref></text:span></text:span></text:p>
            </table:table-cell>
          </table:table-row>
        </table:table>
        <text:p text:style-name="P41"/>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62"><text:span text:style-name="Summary_20_Heading_20_Font1"><text:span text:style-name="T23">Exception Summary</text:span></text:span></text:p>
            </table:table-cell>
            <table:covered-table-cell/>
            <table:table-cell table:style-name="Tabelle9.A1" office:value-type="string">
              <text:p text:style-name="P63"><text:span text:style-name="Page_20_Reference_20_Font"><text:span text:style-name="T33">Page</text:span></text:span></text:p>
            </table:table-cell>
          </table:table-row>
          <table:table-row table:style-name="Tabelle9.1">
            <table:table-cell table:style-name="Tabelle9.A2" office:value-type="string">
              <text:p text:style-name="P50"><text:a xlink:type="simple" xlink:href="#r42"><text:span text:style-name="T55">NamespaceException</text:span></text:a></text:p>
            </table:table-cell>
            <table:table-cell table:style-name="Tabelle9.A2" office:value-type="string">
              <text:p text:style-name="P57"><text:span text:style-name="T35">Deprecated.</text:span><text:span text:style-name="T34"> </text:span><text:span text:style-name="T36">As of 1.3.</text:span></text:p>
            </table:table-cell>
            <table:table-cell table:style-name="Tabelle9.A2" office:value-type="string">
              <text:p text:style-name="P58"><text:span text:style-name="Page_20_Reference_20_Font"><text:span text:style-name="T23"><text:bookmark-ref text:reference-format="page" text:ref-name="r42">38</text:bookmark-ref></text:span></text:span></text:p>
            </table:table-cell>
          </table:table-row>
        </table:table>
        <text:p text:style-name="P78"><text:bookmark text:name="r2"/>Package org.osgi.service.http Description</text:p>
        <text:p text:style-name="P80">Http Service Package Version 1.3.</text:p>
        <text:p text:style-name="P80">Bundles wishing to use this package must list the package in the Import-Package header of the bundle's manifest. This package has two types of users: the consumers that use the API in this package and the providers that implement the API in this package.</text:p>
        <text:p text:style-name="P80">Example import for consumers using the API in this package:</text:p>
        <text:p text:style-name="P79"><text:span text:style-name="Code1">Import-Package: org.osgi.service.http; version="[1.3,2.0)"</text:span></text:p>
        <text:p text:style-name="P80">Example import for providers implementing the API in this package:</text:p>
        <text:p text:style-name="Standard"><text:span text:style-name="Code1">Import-Package: org.osgi.service.http; version="[1.3,1.4)"</text:span></text:p>
        <text:p text:style-name="P106"><text:bookmark text:name="r24"/>Class HttpConstants</text:p>
        <text:p text:style-name="P35"><text:a xlink:type="simple" xlink:href="#r3"><text:span text:style-name="T59">org.osgi.service.http</text:span></text:a></text:p>
        <text:p text:style-name="P68"><text:span text:style-name="Code2">java.lang.Object</text:span></text:p>
        <text:p text:style-name="P43"><text:span text:style-name="Code2">  </text:span><text:span text:style-name="Code2"><draw:frame draw:style-name="fr3" draw:name="Grafik21" text:anchor-type="as-char" svg:width="0.1563in" svg:height="0.1457in" draw:z-index="1"><draw:image xlink:href="Pictures/100002000000000F0000000E443DCD33.png" xlink:type="simple" xlink:show="embed" xlink:actuate="onLoad"/></draw:frame></text:span><text:span text:style-name="Code2"><text:span text:style-name="T66">org.osgi.service.http.HttpConstants</text:span></text:span></text:p>
        <text:p text:style-name="P69"/>
        <text:p text:style-name="P81"><text:span text:style-name="Code2">final public class </text:span><text:span text:style-name="Code2"><text:span text:style-name="T66">HttpConstants</text:span></text:span></text:p>
        <text:p text:style-name="P47"><text:span text:style-name="Code2">extends Object</text:span></text:p>
        <text:p text:style-name="P48">Defines standard names for Http Service constants.</text:p>
        <text:p text:style-name="P36">Since:</text:p>
        <text:p text:style-name="P73">1.3</text:p>
        <text:p text:style-name="P82"/>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3"><text:span text:style-name="Summary_20_Heading_20_Font2"><text:span text:style-name="T23">Field Summary</text:span></text:span></text:p>
            </table:table-cell>
            <table:covered-table-cell/>
            <table:table-cell table:style-name="Tabelle11.A1" office:value-type="string">
              <text:p text:style-name="P84"><text:span text:style-name="Page_20_Reference_20_Font"><text:span text:style-name="T33">Page</text:span></text:span></text:p>
            </table:table-cell>
          </table:table-row>
          <table:table-row table:style-name="Tabelle11.1">
            <table:table-cell table:style-name="Tabelle11.A2" office:value-type="string">
              <text:p text:style-name="P86"><text:span text:style-name="Code_20_Small1"><text:span text:style-name="T23">static String</text:span></text:span></text:p>
            </table:table-cell>
            <table:table-cell table:style-name="Tabelle11.A2" office:value-type="string">
              <text:p text:style-name="P89"><text:a xlink:type="simple" xlink:href="#r19"><text:span text:style-name="Code2"><text:span text:style-name="T61">DISPATCHER_ASYNC</text:span></text:span></text:a></text:p>
              <text:p text:style-name="P90"><text:span text:style-name="T34">Possible value for the </text:span><text:a xlink:type="simple" xlink:href="#r15"><text:span text:style-name="Code2"><text:span text:style-name="T60">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87"><text:span text:style-name="Page_20_Reference_20_Font"><text:span text:style-name="T23"><text:bookmark-ref text:reference-format="page" text:ref-name="r19">30</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20"><text:span text:style-name="Code2"><text:span text:style-name="T61">DISPATCHER_ERROR</text:span></text:span></text:a></text:p>
              <text:p text:style-name="P90"><text:span text:style-name="T34">Possible value for the </text:span><text:a xlink:type="simple" xlink:href="#r15"><text:span text:style-name="Code2"><text:span text:style-name="T60">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87"><text:span text:style-name="Page_20_Reference_20_Font"><text:span text:style-name="T23"><text:bookmark-ref text:reference-format="page" text:ref-name="r20">30</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8"><text:span text:style-name="Code2"><text:span text:style-name="T61">DISPATCHER_FORWARD</text:span></text:span></text:a></text:p>
              <text:p text:style-name="P90"><text:span text:style-name="T34">Possible value for the </text:span><text:a xlink:type="simple" xlink:href="#r15"><text:span text:style-name="Code2"><text:span text:style-name="T60">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87"><text:span text:style-name="Page_20_Reference_20_Font"><text:span text:style-name="T23"><text:bookmark-ref text:reference-format="page" text:ref-name="r18">29</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7"><text:span text:style-name="Code2"><text:span text:style-name="T61">DISPATCHER_INCLUDE</text:span></text:span></text:a></text:p>
              <text:p text:style-name="P90"><text:span text:style-name="T34">Possible value for the </text:span><text:a xlink:type="simple" xlink:href="#r15"><text:span text:style-name="Code2"><text:span text:style-name="T60">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87"><text:span text:style-name="Page_20_Reference_20_Font"><text:span text:style-name="T23"><text:bookmark-ref text:reference-format="page" text:ref-name="r17">29</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6"><text:span text:style-name="Code2"><text:span text:style-name="T61">DISPATCHER_REQUEST</text:span></text:span></text:a></text:p>
              <text:p text:style-name="P90"><text:span text:style-name="T34">Possible value for the </text:span><text:a xlink:type="simple" xlink:href="#r15"><text:span text:style-name="Code2"><text:span text:style-name="T60">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87"><text:span text:style-name="Page_20_Reference_20_Font"><text:span text:style-name="T23"><text:bookmark-ref text:reference-format="page" text:ref-name="r16">29</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23"><text:span text:style-name="Code2"><text:span text:style-name="T61">HTTP_SERVICE_ENDPOINT_ATTRIBUTE</text:span></text:span></text:a></text:p>
              <text:p text:style-name="P91">Http Service runtime attribute specifying the endpoints upon which the Http Service runtime is listening.</text:p>
            </table:table-cell>
            <table:table-cell table:style-name="Tabelle11.C3" office:value-type="string">
              <text:p text:style-name="P87"><text:span text:style-name="Page_20_Reference_20_Font"><text:span text:style-name="T23"><text:bookmark-ref text:reference-format="page" text:ref-name="r23">30</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4"><text:span text:style-name="Code2"><text:span text:style-name="T61">HTTP_WHITEBOARD_CONTEXT_NAME</text:span></text:span></text:a></text:p>
              <text:p text:style-name="P90"><text:span text:style-name="T34">Service property specifying the name(s) of an </text:span><text:a xlink:type="simple" xlink:href="#r54"><text:span text:style-name="Code2"><text:span text:style-name="T60">ServletContextHelper</text:span></text:span></text:a><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4">26</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5"><text:span text:style-name="Code2"><text:span text:style-name="T61">HTTP_WHITEBOARD_CONTEXT_SELECT</text:span></text:span></text:a></text:p>
              <text:p text:style-name="P90"><text:span text:style-name="T34">Service property referencing the name of an </text:span><text:a xlink:type="simple" xlink:href="#r54"><text:span text:style-name="Code2"><text:span text:style-name="T60">ServletContextHelper</text:span></text:span></text:a><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5">26</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6"><text:span text:style-name="Code2"><text:span text:style-name="T61">HTTP_WHITEBOARD_CONTEXT_SHARED</text:span></text:span></text:a></text:p>
              <text:p text:style-name="P90"><text:span text:style-name="T34">Service property specifying whether an </text:span><text:a xlink:type="simple" xlink:href="#r54"><text:span text:style-name="Code2"><text:span text:style-name="T60">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87"><text:span text:style-name="Page_20_Reference_20_Font"><text:span text:style-name="T23"><text:bookmark-ref text:reference-format="page" text:ref-name="r6">26</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4"><text:span text:style-name="Code2"><text:span text:style-name="T61">HTTP_WHITEBOARD_FILTER_ASYNC_SUPPORTED</text:span></text:span></text:a></text:p>
              <text:p text:style-name="P92"><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87"><text:span text:style-name="Page_20_Reference_20_Font"><text:span text:style-name="T23"><text:bookmark-ref text:reference-format="page" text:ref-name="r14">29</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5"><text:span text:style-name="Code2"><text:span text:style-name="T61">HTTP_WHITEBOARD_FILTER_DISPATCHER</text:span></text:span></text:a></text:p>
              <text:p text:style-name="P92"><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87"><text:span text:style-name="Page_20_Reference_20_Font"><text:span text:style-name="T23"><text:bookmark-ref text:reference-format="page" text:ref-name="r15">29</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1"><text:span text:style-name="Code2"><text:span text:style-name="T61">HTTP_WHITEBOARD_FILTER_NAME</text:span></text:span></text:a></text:p>
              <text:p text:style-name="P92"><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11">28</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2"><text:span text:style-name="Code2"><text:span text:style-name="T61">HTTP_WHITEBOARD_FILTER_PATTERN</text:span></text:span></text:a></text:p>
              <text:p text:style-name="P92"><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12">28</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3"><text:span text:style-name="Code2"><text:span text:style-name="T61">HTTP_WHITEBOARD_FILTER_SERVLET</text:span></text:span></text:a></text:p>
              <text:p text:style-name="P90"><text:span text:style-name="T34">Service property specifying the </text:span><text:a xlink:type="simple" xlink:href="#r7"><text:span text:style-name="Code2"><text:span text:style-name="T60">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13">28</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21"><text:span text:style-name="Code2"><text:span text:style-name="T61">HTTP_WHITEBOARD_RESOURCE_PREFIX</text:span></text:span></text:a></text:p>
              <text:p text:style-name="P91">Service property specifying the resource entry prefix for a <text:s/>servlet service.</text:p>
            </table:table-cell>
            <table:table-cell table:style-name="Tabelle11.C3" office:value-type="string">
              <text:p text:style-name="P87"><text:span text:style-name="Page_20_Reference_20_Font"><text:span text:style-name="T23"><text:bookmark-ref text:reference-format="page" text:ref-name="r21">30</text:bookmark-ref></text:span></text:span></text:p>
            </table:table-cell>
          </table:table-row>
          <text:soft-page-break/>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0"><text:span text:style-name="Code2"><text:span text:style-name="T61">HTTP_WHITEBOARD_SERVLET_ASYNC_SUPPORTED</text:span></text:span></text:a></text:p>
              <text:p text:style-name="P92"><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87"><text:span text:style-name="Page_20_Reference_20_Font"><text:span text:style-name="T23"><text:bookmark-ref text:reference-format="page" text:ref-name="r10">28</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9"><text:span text:style-name="Code2"><text:span text:style-name="T61">HTTP_WHITEBOARD_SERVLET_ERROR_PAGE</text:span></text:span></text:a></text:p>
              <text:p text:style-name="P92"><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87"><text:span text:style-name="Page_20_Reference_20_Font"><text:span text:style-name="T23"><text:bookmark-ref text:reference-format="page" text:ref-name="r9">27</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7"><text:span text:style-name="Code2"><text:span text:style-name="T61">HTTP_WHITEBOARD_SERVLET_NAME</text:span></text:span></text:a></text:p>
              <text:p text:style-name="P92"><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7">27</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8"><text:span text:style-name="Code2"><text:span text:style-name="T61">HTTP_WHITEBOARD_SERVLET_PATTERN</text:span></text:span></text:a></text:p>
              <text:p text:style-name="P92"><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8">27</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22"><text:span text:style-name="Code2"><text:span text:style-name="T61">HTTP_WHITEBOARD_TARGET</text:span></text:span></text:a></text:p>
              <text:p text:style-name="P91">Service property specifying the target filter to select the Http Service runtime to process the service.</text:p>
            </table:table-cell>
            <table:table-cell table:style-name="Tabelle11.C3" office:value-type="string">
              <text:p text:style-name="P87"><text:span text:style-name="Page_20_Reference_20_Font"><text:span text:style-name="T23"><text:bookmark-ref text:reference-format="page" text:ref-name="r22">30</text:bookmark-ref></text:span></text:span></text:p>
            </table:table-cell>
          </table:table-row>
        </table:table>
        <text:p text:style-name="P102">Field Detail</text:p>
        <text:p text:style-name="P105"><text:bookmark text:name="r4"/>HTTP_WHITEBOARD_CONTEXT_NAME</text:p>
        <text:p text:style-name="P47"><text:span text:style-name="Code2">public static final String </text:span><text:span text:style-name="Code2"><text:span text:style-name="T66">HTTP_WHITEBOARD_CONTEXT_NAME</text:span></text:span><text:span text:style-name="Code2"> = "osgi.http.whiteboard.context.name"</text:span></text:p>
        <text:p text:style-name="P74"><text:span text:style-name="T41">Service property specifying the name(s) of an </text:span><text:a xlink:type="simple" xlink:href="#r54"><text:span text:style-name="Code2"><text:span text:style-name="T60">ServletContextHelper</text:span></text:span></text:a><text:span text:style-name="Default_20_Paragraph_20_Font"><text:span text:style-name="T41"> service.</text:span></text:span></text:p>
        <text:p text:style-name="P74"><text:span text:style-name="T41">For </text:span><text:a xlink:type="simple" xlink:href="#r54"><text:span text:style-name="Code2"><text:span text:style-name="T60">ServletContextHelper</text:span></text:span></text:a><text:span text:style-name="Default_20_Paragraph_20_Font"><text:span text:style-name="T41"> services, this service property must be specified. Http Context services without this service property must be ignored.</text:span></text:span></text:p>
        <text:p text:style-name="P74"><text:span text:style-name="T41">Servlet, listener, servlet filter, and resource servlet services might refer to a specific </text:span><text:a xlink:type="simple" xlink:href="#r54"><text:span text:style-name="Code2"><text:span text:style-name="T60">ServletContextHelper</text:span></text:span></text:a><text:span text:style-name="Default_20_Paragraph_20_Font"><text:span text:style-name="T41"> service referencing the name with the </text:span></text:span><text:a xlink:type="simple" xlink:href="#r5"><text:span text:style-name="Code2"><text:span text:style-name="T60">HTTP_WHITEBOARD_CONTEXT_SELECT</text:span></text:span></text:a><text:span text:style-name="Default_20_Paragraph_20_Font"><text:span text:style-name="T41"> property. If this </text:span></text:span><text:a xlink:type="simple" xlink:href="#r54"><text:span text:style-name="Code2"><text:span text:style-name="T60">ServletContextHelper</text:span></text:span></text:a><text:span text:style-name="Default_20_Paragraph_20_Font"><text:span text:style-name="T41"> service should be shared between different bundles, the </text:span></text:span><text:a xlink:type="simple" xlink:href="#r6"><text:span text:style-name="Code2"><text:span text:style-name="T60">HTTP_WHITEBOARD_CONTEXT_SHARED</text:span></text:span></text:a><text:span text:style-name="Default_20_Paragraph_20_Font"><text:span text:style-name="T41"> service property must be set to true</text:span></text:span></text:p>
        <text:p text:style-name="P70"><text:span text:style-name="T41">For </text:span><text:a xlink:type="simple" xlink:href="#r54"><text:span text:style-name="Code2"><text:span text:style-name="T60">ServletContextHelper</text:span></text:span></text:a><text:span text:style-name="Default_20_Paragraph_20_Font"><text:span text:style-name="T41"> services, the value of this service property must be of type </text:span></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 F</text:span></text:span></text:p>
        <text:p text:style-name="P77">See Also:</text:p>
        <text:p text:style-name="P95"><text:a xlink:type="simple" xlink:href="#r6"><text:span text:style-name="Code2"><text:span text:style-name="T60">HTTP_WHITEBOARD_CONTEXT_SHARED</text:span></text:span></text:a><text:span text:style-name="Default_20_Paragraph_20_Font"><text:span text:style-name="T41">, </text:span></text:span><text:a xlink:type="simple" xlink:href="#r5"><text:span text:style-name="Code2"><text:span text:style-name="T60">HTTP_WHITEBOARD_CONTEXT_SELECT</text:span></text:span></text:a></text:p>
        <text:p text:style-name="P97"/>
        <text:p text:style-name="P104"><text:bookmark text:name="r5"/>HTTP_WHITEBOARD_CONTEXT_SELECT</text:p>
        <text:p text:style-name="P47"><text:span text:style-name="Code2">public static final String </text:span><text:span text:style-name="Code2"><text:span text:style-name="T66">HTTP_WHITEBOARD_CONTEXT_SELECT</text:span></text:span><text:span text:style-name="Code2"> = "osgi.http.whiteboard.context.select"</text:span></text:p>
        <text:p text:style-name="P74"><text:span text:style-name="T41">Service property referencing the name of an </text:span><text:a xlink:type="simple" xlink:href="#r54"><text:span text:style-name="Code2"><text:span text:style-name="T60">ServletContextHelper</text:span></text:span></text:a><text:span text:style-name="Default_20_Paragraph_20_Font"><text:span text:style-name="T41"> service.</text:span></text:span></text:p>
        <text:p text:style-name="P74"><text:span text:style-name="T41">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60">HTTP_WHITEBOARD_CONTEXT_SHARED</text:span></text:span></text:a><text:span text:style-name="Default_20_Paragraph_20_Font"><text:span text:style-name="T41"> service property set to true, the servlet, listener, servlet filter, or resource servlet service must be ignored.</text:span></text:span></text:p>
        <text:p text:style-name="P70"><text:span text:style-name="T41">For servlet, listener, servlet filter, or resource servlet services, the value of this service property must be of type </text:span><text:span text:style-name="Code2">String</text:span></text:p>
        <text:p text:style-name="P77">See Also:</text:p>
        <text:p text:style-name="P95"><text:a xlink:type="simple" xlink:href="#r4"><text:span text:style-name="Code2"><text:span text:style-name="T60">HTTP_WHITEBOARD_CONTEXT_NAME</text:span></text:span></text:a><text:span text:style-name="Default_20_Paragraph_20_Font"><text:span text:style-name="T41">, </text:span></text:span><text:a xlink:type="simple" xlink:href="#r6"><text:span text:style-name="Code2"><text:span text:style-name="T60">HTTP_WHITEBOARD_CONTEXT_SHARED</text:span></text:span></text:a></text:p>
        <text:p text:style-name="P97"/>
        <text:p text:style-name="P104"><text:bookmark text:name="r6"/>HTTP_WHITEBOARD_CONTEXT_SHARED</text:p>
        <text:p text:style-name="P47"><text:span text:style-name="Code2">public static final String </text:span><text:span text:style-name="Code2"><text:span text:style-name="T66">HTTP_WHITEBOARD_CONTEXT_SHARED</text:span></text:span><text:span text:style-name="Code2"> = "osgi.http.whiteboard.context.shared"</text:span></text:p>
        <text:p text:style-name="P74"><text:soft-page-break/><text:span text:style-name="T41">Service property specifying whether an </text:span><text:a xlink:type="simple" xlink:href="#r54"><text:span text:style-name="Code2"><text:span text:style-name="T60">ServletContextHelper</text:span></text:span></text:a><text:span text:style-name="Default_20_Paragraph_20_Font"><text:span text:style-name="T41"> service can be used by bundles other than the bundle which registered the Http Context service.</text:span></text:span></text:p>
        <text:p text:style-name="P75">By default Http Context services can only be used by the bundle which registered the Http Context service.</text:p>
        <text:p text:style-name="P70"><text:span text:style-name="T41">The value of this service property must be of type </text:span><text:span text:style-name="Code2">Boolean</text:span><text:span text:style-name="Default_20_Paragraph_20_Font"><text:span text:style-name="T41">.</text:span></text:span></text:p>
        <text:p text:style-name="P77">See Also:</text:p>
        <text:p text:style-name="P95"><text:a xlink:type="simple" xlink:href="#r4"><text:span text:style-name="Code2"><text:span text:style-name="T60">HTTP_WHITEBOARD_CONTEXT_NAME</text:span></text:span></text:a></text:p>
        <text:p text:style-name="P97"/>
        <text:p text:style-name="P104"><text:bookmark text:name="r7"/>HTTP_WHITEBOARD_SERVLET_NAME</text:p>
        <text:p text:style-name="P47"><text:span text:style-name="Code2">public static final String </text:span><text:span text:style-name="Code2"><text:span text:style-name="T66">HTTP_WHITEBOARD_SERVLET_NAME</text:span></text:span><text:span text:style-name="Code2"> = "osgi.http.whiteboard.servlet.name"</text:span></text:p>
        <text:p text:style-name="P74"><text:span text:style-name="T41">Service property specifying the servlet name of a </text:span><text:span text:style-name="Code2">Servlet</text:span><text:span text:style-name="Default_20_Paragraph_20_Font"><text:span text:style-name="T41"> service.</text:span></text:span></text:p>
        <text:p text:style-name="P74"><text:span text:style-name="T41">This name is used as the value for the </text:span><text:span text:style-name="Code2">ServletConfig.getServletName()</text:span><text:span text:style-name="Default_20_Paragraph_20_Font"><text:span text:style-name="T41">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60">HTTP_WHITEBOARD_FILTER_SERVLET</text:span></text:span></text:a><text:span text:style-name="Default_20_Paragraph_20_Font"><text:span text:style-name="T41"> service property to apply the filter to the servlet.</text:span></text:span></text:p>
        <text:p text:style-name="P74"><text:span text:style-name="T41">Servlet names must be unique among all servlet services associated with an </text:span><text:a xlink:type="simple" xlink:href="#r31"><text:span text:style-name="Code2"><text:span text:style-name="T60">HttpContext</text:span></text:span></text:a><text:span text:style-name="Default_20_Paragraph_20_Font"><text:span text:style-name="T41">. If multiple servlet services associated with the same HttpContext have the same servlet name, then all but the highest ranked servlet service must be ignored.</text:span></text:span></text:p>
        <text:p text:style-name="P70"><text:span text:style-name="T41">The value of this service property must be of type </text:span><text:span text:style-name="Code2">String</text:span><text:span text:style-name="Default_20_Paragraph_20_Font"><text:span text:style-name="T41">.</text:span></text:span></text:p>
        <text:p text:style-name="P98"/>
        <text:p text:style-name="P104"><text:bookmark text:name="r8"/>HTTP_WHITEBOARD_SERVLET_PATTERN</text:p>
        <text:p text:style-name="P47"><text:span text:style-name="Code2">public static final String </text:span><text:span text:style-name="Code2"><text:span text:style-name="T66">HTTP_WHITEBOARD_SERVLET_PATTERN</text:span></text:span><text:span text:style-name="Code2"> = "osgi.http.whiteboard.servlet.pattern"</text:span></text:p>
        <text:p text:style-name="P74"><text:span text:style-name="T41">Service property specifying the request mappings for a </text:span><text:span text:style-name="Code2">Servlet</text:span><text:span text:style-name="Default_20_Paragraph_20_Font"><text:span text:style-name="T41"> service.</text:span></text:span></text:p>
        <text:p text:style-name="P74"><text:span text:style-name="T41">The specified patterns are used to determine whether a request should be mapped to the servlet. Servlet services without this service property or </text:span><text:a xlink:type="simple" xlink:href="#r9"><text:span text:style-name="Code2"><text:span text:style-name="T60">HTTP_WHITEBOARD_SERVLET_ERROR_PAGE</text:span></text:span></text:a><text:span text:style-name="Default_20_Paragraph_20_Font"><text:span text:style-name="T41"> must be ignored.</text:span></text:span></text:p>
        <text:p text:style-name="P70"><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77">See Also:</text:p>
        <text:p text:style-name="P96">"Java Servlet Specification Version 3.0, Section 12.2 Specification of Mappings"</text:p>
        <text:p text:style-name="P97"/>
        <text:p text:style-name="P104"><text:bookmark text:name="r9"/>HTTP_WHITEBOARD_SERVLET_ERROR_PAGE</text:p>
        <text:p text:style-name="P47"><text:span text:style-name="Code2">public static final String </text:span><text:span text:style-name="Code2"><text:span text:style-name="T66">HTTP_WHITEBOARD_SERVLET_ERROR_PAGE</text:span></text:span><text:span text:style-name="Code2"> = "osgi.http.whiteboard.servlet.errorPage"</text:span></text:p>
        <text:p text:style-name="P74"><text:span text:style-name="T41">Service property specifying whether a </text:span><text:span text:style-name="Code2">Servlet</text:span><text:span text:style-name="Default_20_Paragraph_20_Font"><text:span text:style-name="T41"> service acts as an error page.</text:span></text:span></text:p>
        <text:p text:style-name="P75">The service property values may be the name of a fully qualified exception class or a three digit HTTP status code. Any value that is not a three digit number is considered to be the name of a fully qualified exception class.</text:p>
        <text:p text:style-name="P70"><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98"/>
        <text:p text:style-name="P104"><text:bookmark text:name="r10"/><text:soft-page-break/>HTTP_WHITEBOARD_SERVLET_ASYNC_SUPPORTED</text:p>
        <text:p text:style-name="P47"><text:span text:style-name="Code2">public static final String </text:span><text:span text:style-name="Code2"><text:span text:style-name="T66">HTTP_WHITEBOARD_SERVLET_ASYNC_SUPPORTED</text:span></text:span><text:span text:style-name="Code2"> = "osgi.http.whiteboard.servlet.asyncSupported"</text:span></text:p>
        <text:p text:style-name="P74"><text:span text:style-name="T41">Service property specifying whether a </text:span><text:span text:style-name="Code2">Servlet</text:span><text:span text:style-name="Default_20_Paragraph_20_Font"><text:span text:style-name="T41"> service supports asynchronous processing.</text:span></text:span></text:p>
        <text:p text:style-name="P75">By default Servlet services do not support asynchronous processing.</text:p>
        <text:p text:style-name="P70"><text:span text:style-name="T41">The value of this service property must be of type </text:span><text:span text:style-name="Code2">Boolean</text:span><text:span text:style-name="Default_20_Paragraph_20_Font"><text:span text:style-name="T41">.</text:span></text:span></text:p>
        <text:p text:style-name="P77">See Also:</text:p>
        <text:p text:style-name="P96">"Java Servlet Specification Version 3.0, Section 2.3.3.3 Asynchronous Processing"</text:p>
        <text:p text:style-name="P97"/>
        <text:p text:style-name="P104"><text:bookmark text:name="r11"/>HTTP_WHITEBOARD_FILTER_NAME</text:p>
        <text:p text:style-name="P47"><text:span text:style-name="Code2">public static final String </text:span><text:span text:style-name="Code2"><text:span text:style-name="T66">HTTP_WHITEBOARD_FILTER_NAME</text:span></text:span><text:span text:style-name="Code2"> = "osgi.http.whiteboard.filter.name"</text:span></text:p>
        <text:p text:style-name="P74"><text:span text:style-name="T41">Service property specifying the servlet filter name of a </text:span><text:span text:style-name="Code2">Filter</text:span><text:span text:style-name="Default_20_Paragraph_20_Font"><text:span text:style-name="T41"> service.</text:span></text:span></text:p>
        <text:p text:style-name="P74"><text:span text:style-name="T41">This name is used as the value for the </text:span><text:span text:style-name="Code2">FilterConfig.getFilterName()</text:span><text:span text:style-name="Default_20_Paragraph_20_Font"><text:span text:style-name="T41"> method. If this service property is not specified, the fully qualified name of the service object's class is used as the servlet filter name.</text:span></text:span></text:p>
        <text:p text:style-name="P74"><text:span text:style-name="T41">Servlet filter names must be unique among all servlet filter services associated with an </text:span><text:a xlink:type="simple" xlink:href="#r31"><text:span text:style-name="Code2"><text:span text:style-name="T60">HttpContext</text:span></text:span></text:a><text:span text:style-name="Default_20_Paragraph_20_Font"><text:span text:style-name="T41">. If multiple servlet filter services associated with the same HttpContext have the same servlet filter name, then all but the highest ranked servlet filter service must be ignored.</text:span></text:span></text:p>
        <text:p text:style-name="P70"><text:span text:style-name="T41">The value of this service property must be of type </text:span><text:span text:style-name="Code2">String</text:span><text:span text:style-name="Default_20_Paragraph_20_Font"><text:span text:style-name="T41">.</text:span></text:span></text:p>
        <text:p text:style-name="P98"/>
        <text:p text:style-name="P104"><text:bookmark text:name="r12"/>HTTP_WHITEBOARD_FILTER_PATTERN</text:p>
        <text:p text:style-name="P47"><text:span text:style-name="Code2">public static final String </text:span><text:span text:style-name="Code2"><text:span text:style-name="T66">HTTP_WHITEBOARD_FILTER_PATTERN</text:span></text:span><text:span text:style-name="Code2"> = "osgi.http.whiteboard.filter.pattern"</text:span></text:p>
        <text:p text:style-name="P74"><text:span text:style-name="T41">Service property specifying the request mappings for a </text:span><text:span text:style-name="Code2">Filter</text:span><text:span text:style-name="Default_20_Paragraph_20_Font"><text:span text:style-name="T41"> service.</text:span></text:span></text:p>
        <text:p text:style-name="P74"><text:span text:style-name="T41">The specified patterns are used to determine whether a request should be mapped to the servlet filter. Filter services without this service property or the </text:span><text:a xlink:type="simple" xlink:href="#r13"><text:span text:style-name="Code2"><text:span text:style-name="T60">HTTP_WHITEBOARD_FILTER_SERVLET</text:span></text:span></text:a><text:span text:style-name="Default_20_Paragraph_20_Font"><text:span text:style-name="T41"> service property must be ignored.</text:span></text:span></text:p>
        <text:p text:style-name="P70"><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77">See Also:</text:p>
        <text:p text:style-name="P96">"Java Servlet Specification Version 3.0, Section 12.2 Specification of Mappings"</text:p>
        <text:p text:style-name="P97"/>
        <text:p text:style-name="P104"><text:bookmark text:name="r13"/>HTTP_WHITEBOARD_FILTER_SERVLET</text:p>
        <text:p text:style-name="P47"><text:span text:style-name="Code2">public static final String </text:span><text:span text:style-name="Code2"><text:span text:style-name="T66">HTTP_WHITEBOARD_FILTER_SERVLET</text:span></text:span><text:span text:style-name="Code2"> = "osgi.http.whiteboard.filter.servlet"</text:span></text:p>
        <text:p text:style-name="P74"><text:span text:style-name="T41">Service property specifying the </text:span><text:a xlink:type="simple" xlink:href="#r7"><text:span text:style-name="Code2"><text:span text:style-name="T60">servlet names</text:span></text:span></text:a><text:span text:style-name="Default_20_Paragraph_20_Font"><text:span text:style-name="T41"> for a </text:span></text:span><text:span text:style-name="Code2">Filter</text:span><text:span text:style-name="Default_20_Paragraph_20_Font"><text:span text:style-name="T41"> service.</text:span></text:span></text:p>
        <text:p text:style-name="P74"><text:span text:style-name="T41">The specified names are used to determine the servlets whose requests should be mapped to the servlet filter. Filter services without this service property or the </text:span><text:a xlink:type="simple" xlink:href="#r12"><text:span text:style-name="Code2"><text:span text:style-name="T60">HTTP_WHITEBOARD_FILTER_PATTERN</text:span></text:span></text:a><text:span text:style-name="Default_20_Paragraph_20_Font"><text:span text:style-name="T41"> service property must be ignored.</text:span></text:span></text:p>
        <text:p text:style-name="P70"><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98"/>
        <text:p text:style-name="P104"><text:bookmark text:name="r14"/><text:soft-page-break/>HTTP_WHITEBOARD_FILTER_ASYNC_SUPPORTED</text:p>
        <text:p text:style-name="P47"><text:span text:style-name="Code2">public static final String </text:span><text:span text:style-name="Code2"><text:span text:style-name="T66">HTTP_WHITEBOARD_FILTER_ASYNC_SUPPORTED</text:span></text:span><text:span text:style-name="Code2"> = "osgi.http.whiteboard.filter.asyncSupported"</text:span></text:p>
        <text:p text:style-name="P74"><text:span text:style-name="T41">Service property specifying whether a </text:span><text:span text:style-name="Code2">Filter</text:span><text:span text:style-name="Default_20_Paragraph_20_Font"><text:span text:style-name="T41"> service supports asynchronous processing.</text:span></text:span></text:p>
        <text:p text:style-name="P75">By default Filters services do not support asynchronous processing.</text:p>
        <text:p text:style-name="P70"><text:span text:style-name="T41">The value of this service property must be of type </text:span><text:span text:style-name="Code2">Boolean</text:span><text:span text:style-name="Default_20_Paragraph_20_Font"><text:span text:style-name="T41">.</text:span></text:span></text:p>
        <text:p text:style-name="P77">See Also:</text:p>
        <text:p text:style-name="P96">"Java Servlet Specification Version 3.0, Section 2.3.3.3 Asynchronous Processing"</text:p>
        <text:p text:style-name="P97"/>
        <text:p text:style-name="P104"><text:bookmark text:name="r15"/>HTTP_WHITEBOARD_FILTER_DISPATCHER</text:p>
        <text:p text:style-name="P47"><text:span text:style-name="Code2">public static final String </text:span><text:span text:style-name="Code2"><text:span text:style-name="T66">HTTP_WHITEBOARD_FILTER_DISPATCHER</text:span></text:span><text:span text:style-name="Code2"> = "osgi.http.whiteboard.filter.dispatcher"</text:span></text:p>
        <text:p text:style-name="P74"><text:span text:style-name="T41">Service property specifying the dispatcher handling of a </text:span><text:span text:style-name="Code2">Filter</text:span><text:span text:style-name="Default_20_Paragraph_20_Font"><text:span text:style-name="T41">.</text:span></text:span></text:p>
        <text:p text:style-name="P74"><text:span text:style-name="T41">By default Filters services are associated with client requests only (see value </text:span><text:a xlink:type="simple" xlink:href="#r16"><text:span text:style-name="Code2"><text:span text:style-name="T60">DISPATCHER_REQUEST</text:span></text:span></text:a><text:span text:style-name="Default_20_Paragraph_20_Font"><text:span text:style-name="T41">.</text:span></text:span></text:p>
        <text:p text:style-name="P70"><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 Allowed values are </text:span></text:span><text:a xlink:type="simple" xlink:href="#r19"><text:span text:style-name="Code2"><text:span text:style-name="T60">DISPATCHER_ASYNC</text:span></text:span></text:a><text:span text:style-name="Default_20_Paragraph_20_Font"><text:span text:style-name="T41">, </text:span></text:span><text:a xlink:type="simple" xlink:href="#r20"><text:span text:style-name="Code2"><text:span text:style-name="T60">DISPATCHER_ERROR</text:span></text:span></text:a><text:span text:style-name="Default_20_Paragraph_20_Font"><text:span text:style-name="T41">, </text:span></text:span><text:a xlink:type="simple" xlink:href="#r18"><text:span text:style-name="Code2"><text:span text:style-name="T60">DISPATCHER_FORWARD</text:span></text:span></text:a><text:span text:style-name="Default_20_Paragraph_20_Font"><text:span text:style-name="T41">, </text:span></text:span><text:a xlink:type="simple" xlink:href="#r17"><text:span text:style-name="Code2"><text:span text:style-name="T60">DISPATCHER_INCLUDE</text:span></text:span></text:a><text:span text:style-name="Default_20_Paragraph_20_Font"><text:span text:style-name="T41">, </text:span></text:span><text:a xlink:type="simple" xlink:href="#r16"><text:span text:style-name="Code2"><text:span text:style-name="T60">DISPATCHER_REQUEST</text:span></text:span></text:a><text:span text:style-name="Default_20_Paragraph_20_Font"><text:span text:style-name="T41">.</text:span></text:span></text:p>
        <text:p text:style-name="P77">See Also:</text:p>
        <text:p text:style-name="P96">"Java Servlet Specification Version 3.0, Section 6.2.5 Filters and the RequestDispatcher"</text:p>
        <text:p text:style-name="P97"/>
        <text:p text:style-name="P104"><text:bookmark text:name="r16"/>DISPATCHER_REQUEST</text:p>
        <text:p text:style-name="P47"><text:span text:style-name="Code2">public static final String </text:span><text:span text:style-name="Code2"><text:span text:style-name="T66">DISPATCHER_REQUEST</text:span></text:span><text:span text:style-name="Code2"> = "REQUEST"</text:span></text:p>
        <text:p text:style-name="P70"><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to client requests.</text:span></text:span></text:p>
        <text:p text:style-name="P77">See Also:</text:p>
        <text:p text:style-name="P96">"Java Servlet Specification Version 3.0, Section 6.2.5 Filters and the RequestDispatcher"</text:p>
        <text:p text:style-name="P97"/>
        <text:p text:style-name="P104"><text:bookmark text:name="r17"/>DISPATCHER_INCLUDE</text:p>
        <text:p text:style-name="P47"><text:span text:style-name="Code2">public static final String </text:span><text:span text:style-name="Code2"><text:span text:style-name="T66">DISPATCHER_INCLUDE</text:span></text:span><text:span text:style-name="Code2"> = "INCLUDE"</text:span></text:p>
        <text:p text:style-name="P70"><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to include calls to the dispatcher.</text:span></text:span></text:p>
        <text:p text:style-name="P77">See Also:</text:p>
        <text:p text:style-name="P96">"Java Servlet Specification Version 3.0, Section 6.2.5 Filters and the RequestDispatcher"</text:p>
        <text:p text:style-name="P97"/>
        <text:p text:style-name="P104"><text:bookmark text:name="r18"/>DISPATCHER_FORWARD</text:p>
        <text:p text:style-name="P47"><text:span text:style-name="Code2">public static final String </text:span><text:span text:style-name="Code2"><text:span text:style-name="T66">DISPATCHER_FORWARD</text:span></text:span><text:span text:style-name="Code2"> = "FORWARD"</text:span></text:p>
        <text:p text:style-name="P70"><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to forward calls to the dispatcher.</text:span></text:span></text:p>
        <text:p text:style-name="P77"><text:soft-page-break/>See Also:</text:p>
        <text:p text:style-name="P96">"Java Servlet Specification Version 3.0, Section 6.2.5 Filters and the RequestDispatcher"</text:p>
        <text:p text:style-name="P97"/>
        <text:p text:style-name="P104"><text:bookmark text:name="r19"/>DISPATCHER_ASYNC</text:p>
        <text:p text:style-name="P47"><text:span text:style-name="Code2">public static final String </text:span><text:span text:style-name="Code2"><text:span text:style-name="T66">DISPATCHER_ASYNC</text:span></text:span><text:span text:style-name="Code2"> = "ASYNC"</text:span></text:p>
        <text:p text:style-name="P70"><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in the async context.</text:span></text:span></text:p>
        <text:p text:style-name="P77">See Also:</text:p>
        <text:p text:style-name="P96">"Java Servlet Specification Version 3.0, Section 6.2.5 Filters and the RequestDispatcher"</text:p>
        <text:p text:style-name="P97"/>
        <text:p text:style-name="P104"><text:bookmark text:name="r20"/>DISPATCHER_ERROR</text:p>
        <text:p text:style-name="P47"><text:span text:style-name="Code2">public static final String </text:span><text:span text:style-name="Code2"><text:span text:style-name="T66">DISPATCHER_ERROR</text:span></text:span><text:span text:style-name="Code2"> = "ERROR"</text:span></text:p>
        <text:p text:style-name="P70"><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when an error page is called.</text:span></text:span></text:p>
        <text:p text:style-name="P77">See Also:</text:p>
        <text:p text:style-name="P96">"Java Servlet Specification Version 3.0, Section 6.2.5 Filters and the RequestDispatcher"</text:p>
        <text:p text:style-name="P97"/>
        <text:p text:style-name="P104"><text:bookmark text:name="r21"/>HTTP_WHITEBOARD_RESOURCE_PREFIX</text:p>
        <text:p text:style-name="P47"><text:span text:style-name="Code2">public static final String </text:span><text:span text:style-name="Code2"><text:span text:style-name="T66">HTTP_WHITEBOARD_RESOURCE_PREFIX</text:span></text:span><text:span text:style-name="Code2"> = "osgi.http.whiteboard.resource.prefix"</text:span></text:p>
        <text:p text:style-name="P75">Service property specifying the resource entry prefix for a <text:s/>servlet service.</text:p>
        <text:p text:style-name="P75">If a servlet service is registerd with this property, it is marked as a resource serving servlet serving bundle resources.</text:p>
        <text:p text:style-name="P75">This prefix is used to map a requested resource to the bundle's entries. If this service property is not specified, a prefix of the empty string is used.</text:p>
        <text:p text:style-name="P70"><text:span text:style-name="T41">The value of this service property must be of type </text:span><text:span text:style-name="Code2">String</text:span><text:span text:style-name="Default_20_Paragraph_20_Font"><text:span text:style-name="T41">.</text:span></text:span></text:p>
        <text:p text:style-name="P98"/>
        <text:p text:style-name="P104"><text:bookmark text:name="r22"/>HTTP_WHITEBOARD_TARGET</text:p>
        <text:p text:style-name="P47"><text:span text:style-name="Code2">public static final String </text:span><text:span text:style-name="Code2"><text:span text:style-name="T66">HTTP_WHITEBOARD_TARGET</text:span></text:span><text:span text:style-name="Code2"> = "osgi.http.whiteboard.target"</text:span></text:p>
        <text:p text:style-name="P75">Service property specifying the target filter to select the Http Service runtime to process the service.</text:p>
        <text:p text:style-name="P74"><text:span text:style-name="T41">An Http Service implementation can define any number of </text:span><text:a xlink:type="simple" xlink:href="#r77"><text:span text:style-name="Code2"><text:span text:style-name="T60">attributes</text:span></text:span></text:a><text:span text:style-name="Default_20_Paragraph_20_Font"><text:span text:style-name="T41"> which can be referenced by the target filter. The attributes should always include the </text:span></text:span><text:a xlink:type="simple" xlink:href="#r23"><text:span text:style-name="Code2"><text:span text:style-name="T60">osgi.http.endpoint</text:span></text:span></text:a><text:span text:style-name="Default_20_Paragraph_20_Font"><text:span text:style-name="T41"> attribute if the endpoint information is known.</text:span></text:span></text:p>
        <text:p text:style-name="P75">If this service property is not specified, then all Http Service runtimes can process the service.</text:p>
        <text:p text:style-name="P70"><text:span text:style-name="T41">The value of this service property must be of type </text:span><text:span text:style-name="Code2">String</text:span><text:span text:style-name="Default_20_Paragraph_20_Font"><text:span text:style-name="T41"> and be a valid </text:span></text:span><text:span text:style-name="Code2">filter string</text:span><text:span text:style-name="Default_20_Paragraph_20_Font"><text:span text:style-name="T41">.</text:span></text:span></text:p>
        <text:p text:style-name="P98"/>
        <text:p text:style-name="P104"><text:bookmark text:name="r23"/>HTTP_SERVICE_ENDPOINT_ATTRIBUTE</text:p>
        <text:p text:style-name="P47"><text:span text:style-name="Code2">public static final String </text:span><text:span text:style-name="Code2"><text:span text:style-name="T66">HTTP_SERVICE_ENDPOINT_ATTRIBUTE</text:span></text:span><text:span text:style-name="Code2"> = "osgi.http.endpoint"</text:span></text:p>
        <text:p text:style-name="P75"><text:soft-page-break/>Http Service runtime attribute specifying the endpoints upon which the Http Service runtime is listening.</text:p>
        <text:p text:style-name="P74"><text:span text:style-name="T41">An endpoint value is a URL to which the Http Service runtime is listening. For example, </text:span><text:span text:style-name="Code2">http://192.168.1.10:8080/</text:span><text:span text:style-name="Default_20_Paragraph_20_Font"><text:span text:style-name="T41">.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0"><text:span text:style-name="T41">The value of this attribute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107"><text:bookmark text:name="r31"/>Interface HttpContext</text:p>
        <text:p text:style-name="P35"><text:a xlink:type="simple" xlink:href="#r3"><text:span text:style-name="T59">org.osgi.service.http</text:span></text:a></text:p>
        <text:p text:style-name="P69"/>
        <text:p text:style-name="P99"><text:span text:style-name="Code_20_Small1">@org.osgi.annotation.versioning.ConsumerType<text:line-break/></text:span><text:span text:style-name="Code2">public interface </text:span><text:span text:style-name="Code2"><text:span text:style-name="T66">HttpContext</text:span></text:span></text:p>
        <text:p text:style-name="P49">Deprecated.</text:p>
        <text:p text:style-name="P80">Context for HTTP Requests.</text:p>
        <text:p text:style-name="P80">This service defines methods that the Http Service may call to get information for a request.</text:p>
        <text:p text:style-name="P79"><text:span text:style-name="T41">Servlets may be associated with an </text:span><text:span text:style-name="Code2">HttpContext</text:span><text:span text:style-name="Default_20_Paragraph_20_Font"><text:span text:style-name="T41"> service. Servlets that are associated using the same </text:span></text:span><text:span text:style-name="Code2">HttpContext</text:span><text:span text:style-name="Default_20_Paragraph_20_Font"><text:span text:style-name="T41"> object will share the same </text:span></text:span><text:span text:style-name="Code2">ServletContext</text:span><text:span text:style-name="Default_20_Paragraph_20_Font"><text:span text:style-name="T41"> object.</text:span></text:span></text:p>
        <text:p text:style-name="P79"><text:span text:style-name="T41">If no </text:span><text:span text:style-name="Code2">HttpContext</text:span><text:span text:style-name="Default_20_Paragraph_20_Font"><text:span text:style-name="T41"> service is associated, a default </text:span></text:span><text:span text:style-name="Code2">HttpContext</text:span><text:span text:style-name="Default_20_Paragraph_20_Font"><text:span text:style-name="T41"> is used. The behavior of the methods on the default </text:span></text:span><text:span text:style-name="Code2">HttpContext</text:span><text:span text:style-name="Default_20_Paragraph_20_Font"><text:span text:style-name="T41"> is defined as follows:</text:span></text:span></text:p>
        <text:list xml:id="list8717573989992754307" text:style-name="RTF_5f_Num_20_2">
          <text:list-item>
            <text:p text:style-name="P156"><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156"><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59"><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36">ThreadSafe</text:p>
        <text:p text:style-name="P82"/>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83"><text:span text:style-name="Summary_20_Heading_20_Font2"><text:span text:style-name="T23">Field Summary</text:span></text:span></text:p>
            </table:table-cell>
            <table:covered-table-cell/>
            <table:table-cell table:style-name="Tabelle13.A1" office:value-type="string">
              <text:p text:style-name="P84"><text:span text:style-name="Page_20_Reference_20_Font"><text:span text:style-name="T33">Page</text:span></text:span></text:p>
            </table:table-cell>
          </table:table-row>
          <table:table-row table:style-name="Tabelle13.1">
            <table:table-cell table:style-name="Tabelle13.A2" office:value-type="string">
              <text:p text:style-name="P86"><text:span text:style-name="Code_20_Small1"><text:span text:style-name="T23">String</text:span></text:span></text:p>
            </table:table-cell>
            <table:table-cell table:style-name="Tabelle13.A2" office:value-type="string">
              <text:p text:style-name="P89"><text:a xlink:type="simple" xlink:href="#r26"><text:span text:style-name="Code2"><text:span text:style-name="T61">AUTHENTICATION_TYPE</text:span></text:span></text:a></text:p>
              <text:p text:style-name="P9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87"><text:span text:style-name="Page_20_Reference_20_Font"><text:span text:style-name="T23"><text:bookmark-ref text:reference-format="page" text:ref-name="r26">33</text:bookmark-ref></text:span></text:span></text:p>
            </table:table-cell>
          </table:table-row>
          <table:table-row table:style-name="Tabelle13.1">
            <table:table-cell table:style-name="Tabelle13.A3" office:value-type="string">
              <text:p text:style-name="P86"><text:span text:style-name="Code_20_Small1"><text:span text:style-name="T23">String</text:span></text:span></text:p>
            </table:table-cell>
            <table:table-cell table:style-name="Tabelle13.A3" office:value-type="string">
              <text:p text:style-name="P89"><text:a xlink:type="simple" xlink:href="#r27"><text:span text:style-name="Code2"><text:span text:style-name="T61">AUTHORIZATION</text:span></text:span></text:a></text:p>
              <text:p text:style-name="P9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87"><text:span text:style-name="Page_20_Reference_20_Font"><text:span text:style-name="T23"><text:bookmark-ref text:reference-format="page" text:ref-name="r27">33</text:bookmark-ref></text:span></text:span></text:p>
            </table:table-cell>
          </table:table-row>
          <table:table-row table:style-name="Tabelle13.1">
            <table:table-cell table:style-name="Tabelle13.A3" office:value-type="string">
              <text:p text:style-name="P86"><text:span text:style-name="Code_20_Small1"><text:span text:style-name="T23">String</text:span></text:span></text:p>
            </table:table-cell>
            <table:table-cell table:style-name="Tabelle13.A3" office:value-type="string">
              <text:p text:style-name="P89"><text:a xlink:type="simple" xlink:href="#r25"><text:span text:style-name="Code2"><text:span text:style-name="T61">REMOTE_USER</text:span></text:span></text:a></text:p>
              <text:p text:style-name="P9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87"><text:span text:style-name="Page_20_Reference_20_Font"><text:span text:style-name="T23"><text:bookmark-ref text:reference-format="page" text:ref-name="r25">32</text:bookmark-ref></text:span></text:span></text:p>
            </table:table-cell>
          </table:table-row>
        </table:table>
        <text:p text:style-name="P42"/>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3"><text:span text:style-name="Summary_20_Heading_20_Font2"><text:span text:style-name="T23">Method Summary</text:span></text:span></text:p>
            </table:table-cell>
            <table:covered-table-cell/>
            <table:table-cell table:style-name="Tabelle14.A1" office:value-type="string">
              <text:p text:style-name="P84"><text:span text:style-name="Page_20_Reference_20_Font"><text:span text:style-name="T33">Page</text:span></text:span></text:p>
            </table:table-cell>
          </table:table-row>
          <table:table-row table:style-name="Tabelle14.1">
            <table:table-cell table:style-name="Tabelle14.A2" office:value-type="string">
              <text:p text:style-name="P86"><text:span text:style-name="Code_20_Small1"><text:span text:style-name="T23">String</text:span></text:span></text:p>
            </table:table-cell>
            <table:table-cell table:style-name="Tabelle14.A2" office:value-type="string">
              <text:p text:style-name="P89"><text:a xlink:type="simple" xlink:href="#r30"><text:span text:style-name="Code2"><text:span text:style-name="T61">getMimeType</text:span></text:span></text:a><text:span text:style-name="Code2"><text:span text:style-name="T23">(String name)</text:span></text:span></text:p>
              <text:p text:style-name="P91">Maps a name to a MIME type.</text:p>
            </table:table-cell>
            <table:table-cell table:style-name="Tabelle14.C2" office:value-type="string">
              <text:p text:style-name="P87"><text:span text:style-name="Page_20_Reference_20_Font"><text:span text:style-name="T23"><text:bookmark-ref text:reference-format="page" text:ref-name="r30">34</text:bookmark-ref></text:span></text:span></text:p>
            </table:table-cell>
          </table:table-row>
          <table:table-row table:style-name="Tabelle14.1">
            <table:table-cell table:style-name="Tabelle14.A3" office:value-type="string">
              <text:p text:style-name="P86"><text:span text:style-name="Code_20_Small1"><text:span text:style-name="T23">URL</text:span></text:span></text:p>
            </table:table-cell>
            <table:table-cell table:style-name="Tabelle14.A3" office:value-type="string">
              <text:p text:style-name="P89"><text:a xlink:type="simple" xlink:href="#r29"><text:span text:style-name="Code2"><text:span text:style-name="T61">getResource</text:span></text:span></text:a><text:span text:style-name="Code2"><text:span text:style-name="T23">(String name)</text:span></text:span></text:p>
              <text:p text:style-name="P91">Maps a resource name to a URL.</text:p>
            </table:table-cell>
            <table:table-cell table:style-name="Tabelle14.C3" office:value-type="string">
              <text:p text:style-name="P87"><text:span text:style-name="Page_20_Reference_20_Font"><text:span text:style-name="T23"><text:bookmark-ref text:reference-format="page" text:ref-name="r29">34</text:bookmark-ref></text:span></text:span></text:p>
            </table:table-cell>
          </table:table-row>
          <table:table-row table:style-name="Tabelle14.1">
            <table:table-cell table:style-name="Tabelle14.A3" office:value-type="string">
              <text:p text:style-name="P86"><text:span text:style-name="Code_20_Small1"><text:span text:style-name="T23">boolean</text:span></text:span></text:p>
            </table:table-cell>
            <table:table-cell table:style-name="Tabelle14.A3" office:value-type="string">
              <text:p text:style-name="P89"><text:a xlink:type="simple" xlink:href="#r28"><text:span text:style-name="Code2"><text:span text:style-name="T61">handleSecurity</text:span></text:span></text:a><text:span text:style-name="Code2"><text:span text:style-name="T23">(HttpServletRequest request, HttpServletResponse response)</text:span></text:span></text:p>
              <text:p text:style-name="P91">Handles security for the specified request.</text:p>
            </table:table-cell>
            <table:table-cell table:style-name="Tabelle14.C3" office:value-type="string">
              <text:p text:style-name="P87"><text:span text:style-name="Page_20_Reference_20_Font"><text:span text:style-name="T23"><text:bookmark-ref text:reference-format="page" text:ref-name="r28">33</text:bookmark-ref></text:span></text:span></text:p>
            </table:table-cell>
          </table:table-row>
        </table:table>
        <text:p text:style-name="P102">Field Detail</text:p>
        <text:p text:style-name="P105"><text:bookmark text:name="r25"/>REMOTE_USER</text:p>
        <text:p text:style-name="P47"><text:span text:style-name="Code2">public static final String </text:span><text:span text:style-name="Code2"><text:span text:style-name="T66">REMOTE_USER</text:span></text:span><text:span text:style-name="Code2"> = "org.osgi.service.http.authentication.remote.user"</text:span></text:p>
        <text:p text:style-name="P70"><text:span text:style-name="Code2">HttpServletRequest</text:span><text:span text:style-name="Default_20_Paragraph_20_Font"><text:span text:style-name="T41"> attribute specifying the name of the authenticated user. The value of the attribute can be retrieved by </text:span></text:span><text:span text:style-name="Code2">HttpServletRequest.getRemoteUser</text:span><text:span text:style-name="Default_20_Paragraph_20_Font"><text:span text:style-name="T41">. This attribute name is </text:span></text:span><text:span text:style-name="Code2">org.osgi.service.http.authentication.remote.user</text:span><text:span text:style-name="Default_20_Paragraph_20_Font"><text:span text:style-name="T41">.</text:span></text:span></text:p>
        <text:p text:style-name="P77"><text:soft-page-break/>Since:</text:p>
        <text:p text:style-name="P96">1.1</text:p>
        <text:p text:style-name="P97"/>
        <text:p text:style-name="P104"><text:bookmark text:name="r26"/>AUTHENTICATION_TYPE</text:p>
        <text:p text:style-name="P47"><text:span text:style-name="Code2">public static final String </text:span><text:span text:style-name="Code2"><text:span text:style-name="T66">AUTHENTICATION_TYPE</text:span></text:span><text:span text:style-name="Code2"> = "org.osgi.service.http.authentication.type"</text:span></text:p>
        <text:p text:style-name="P70"><text:span text:style-name="Code2">HttpServletRequest</text:span><text:span text:style-name="Default_20_Paragraph_20_Font"><text:span text:style-name="T41"> attribute specifying the scheme used in authentication. The value of the attribute can be retrieved by </text:span></text:span><text:span text:style-name="Code2">HttpServletRequest.getAuthType</text:span><text:span text:style-name="Default_20_Paragraph_20_Font"><text:span text:style-name="T41">. This attribute name is </text:span></text:span><text:span text:style-name="Code2">org.osgi.service.http.authentication.type</text:span><text:span text:style-name="Default_20_Paragraph_20_Font"><text:span text:style-name="T41">.</text:span></text:span></text:p>
        <text:p text:style-name="P77">Since:</text:p>
        <text:p text:style-name="P96">1.1</text:p>
        <text:p text:style-name="P97"/>
        <text:p text:style-name="P104"><text:bookmark text:name="r27"/>AUTHORIZATION</text:p>
        <text:p text:style-name="P47"><text:span text:style-name="Code2">public static final String </text:span><text:span text:style-name="Code2"><text:span text:style-name="T66">AUTHORIZATION</text:span></text:span><text:span text:style-name="Code2"> = "org.osgi.service.useradmin.authorization"</text:span></text:p>
        <text:p text:style-name="P70"><text:span text:style-name="Code2">HttpServletRequest</text:span><text:span text:style-name="Default_20_Paragraph_20_Font"><text:span text:style-name="T41"> attribute specifying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 The value of the attribute can be retrieved by </text:span></text:span><text:span text:style-name="Code2">HttpServletRequest.getAttribute(HttpContext.AUTHORIZATION)</text:span><text:span text:style-name="Default_20_Paragraph_20_Font"><text:span text:style-name="T41">. This attribute name is </text:span></text:span><text:span text:style-name="Code2">org.osgi.service.useradmin.authorization</text:span><text:span text:style-name="Default_20_Paragraph_20_Font"><text:span text:style-name="T41">.</text:span></text:span></text:p>
        <text:p text:style-name="P77">Since:</text:p>
        <text:p text:style-name="P96">1.1</text:p>
        <text:p text:style-name="P102">Method Detail</text:p>
        <text:p text:style-name="P105"><text:bookmark text:name="r28"/>handleSecurity</text:p>
        <text:p text:style-name="P47"><text:span text:style-name="Code2">boolean </text:span><text:span text:style-name="Code2"><text:span text:style-name="T66">handleSecurity</text:span></text:span><text:span text:style-name="Code2">(HttpServletRequest request,<text:line-break/>                       HttpServletResponse response)<text:line-break/>                throws IOException</text:span></text:p>
        <text:p text:style-name="P75">Handles security for the specified request.</text:p>
        <text:p text:style-name="P75">The Http Service calls this method prior to servicing the specified request. This method controls whether the request is processed in the normal manner or an error is returned.</text:p>
        <text:p text:style-name="P74"><text:span text:style-name="T41">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1">. See also RFC 2617: </text:span></text:span><text:span text:style-name="Default_20_Paragraph_20_Font"><text:span text:style-name="T42">HTTP Authentication: Basic and Digest Access Authentication </text:span></text:span><text:span text:style-name="Default_20_Paragraph_20_Font"><text:span text:style-name="T41">(available at http://www.ietf.org/rfc/rfc2617.txt).</text:span></text:span></text:p>
        <text:p text:style-name="P74"><text:span text:style-name="T41">If the request requires a secure connection and the </text:span><text:span text:style-name="Code2">getScheme</text:span><text:span text:style-name="Default_20_Paragraph_20_Font"><text:span text:style-name="T41">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1">.</text:span></text:span></text:p>
        <text:p text:style-name="P74"><text:span text:style-name="T41">When this method returns </text:span><text:span text:style-name="Code2">false</text:span><text:span text:style-name="Default_20_Paragraph_20_Font"><text:span text:style-name="T41">, the Http Service will send the response back to the client, thereby completing the request. When this method returns </text:span></text:span><text:span text:style-name="Code2">true</text:span><text:span text:style-name="Default_20_Paragraph_20_Font"><text:span text:style-name="T41">, the Http Service will proceed with servicing the request.</text:span></text:span></text:p>
        <text:p text:style-name="P74"><text:span text:style-name="T41">If the specified request has been authenticated, this method must set the </text:span><text:a xlink:type="simple" xlink:href="#r26"><text:span text:style-name="Code2"><text:span text:style-name="T60">AUTHENTICATION_TYPE</text:span></text:span></text:a><text:span text:style-name="Default_20_Paragraph_20_Font"><text:span text:style-name="T41"> request attribute to the type of authentication used, and the </text:span></text:span><text:a xlink:type="simple" xlink:href="#r25"><text:span text:style-name="Code2"><text:span text:style-name="T60">REMOTE_USER</text:span></text:span></text:a><text:span text:style-name="Default_20_Paragraph_20_Font"><text:span text:style-name="T41"> request attribute to the remote user (request attributes are set using the </text:span></text:span><text:span text:style-name="Code2">setAttribute</text:span><text:span text:style-name="Default_20_Paragraph_20_Font"><text:span text:style-name="T41"> method on the request). If this method does not perform any authentication, it must not set these attributes.</text:span></text:span></text:p>
        <text:p text:style-name="P74"><text:span text:style-name="T41">If the authenticated user is also authorized to access certain resources, this method must set the </text:span><text:a xlink:type="simple" xlink:href="#r27"><text:span text:style-name="Code2"><text:span text:style-name="T60">AUTHORIZATION</text:span></text:span></text:a><text:span text:style-name="Default_20_Paragraph_20_Font"><text:span text:style-name="T41"> request attribute to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text:span></text:span></text:p>
        <text:p text:style-name="P70"><text:soft-page-break/><text:span text:style-name="T41">The servlet responsible for servicing the specified request determines the authentication type and remote user by calling the </text:span><text:span text:style-name="Code2">getAuthType</text:span><text:span text:style-name="Default_20_Paragraph_20_Font"><text:span text:style-name="T41"> and </text:span></text:span><text:span text:style-name="Code2">getRemoteUser</text:span><text:span text:style-name="Default_20_Paragraph_20_Font"><text:span text:style-name="T41"> methods, respectively, on the request.</text:span></text:span></text:p>
        <text:p text:style-name="P77">Parameters:</text:p>
        <text:p text:style-name="P95"><text:span text:style-name="Code2">request</text:span><text:span text:style-name="Default_20_Paragraph_20_Font"><text:span text:style-name="T41"> - The HTTP request.</text:span></text:span></text:p>
        <text:p text:style-name="P95"><text:span text:style-name="Code2">response</text:span><text:span text:style-name="Default_20_Paragraph_20_Font"><text:span text:style-name="T41"> - The HTTP response.</text:span></text:span></text:p>
        <text:p text:style-name="P77">Returns:</text:p>
        <text:p text:style-name="P95"><text:span text:style-name="Code2">true</text:span><text:span text:style-name="Default_20_Paragraph_20_Font"><text:span text:style-name="T41"> if the request should be serviced, </text:span></text:span><text:span text:style-name="Code2">false</text:span><text:span text:style-name="Default_20_Paragraph_20_Font"><text:span text:style-name="T41"> if the request should not be serviced and Http Service will send the response back to the client.</text:span></text:span></text:p>
        <text:p text:style-name="P77">Throws:</text:p>
        <text:p text:style-name="P95"><text:span text:style-name="Code2">IOException</text:span><text:span text:style-name="Default_20_Paragraph_20_Font"><text:span text:style-name="T41"> - may be thrown by this method. If this occurs, the Http Service will terminate the request and close the socket.</text:span></text:span></text:p>
        <text:p text:style-name="P97"/>
        <text:p text:style-name="P104"><text:bookmark text:name="r29"/>getResource</text:p>
        <text:p text:style-name="P47"><text:span text:style-name="Code2">URL </text:span><text:span text:style-name="Code2"><text:span text:style-name="T66">getResource</text:span></text:span><text:span text:style-name="Code2">(String name)</text:span></text:p>
        <text:p text:style-name="P75">Maps a resource name to a URL.</text:p>
        <text:p text:style-name="P70"><text:span text:style-name="T41">Called by the Http Service to map a resource name to a URL. For servlet registrations, Http Service will call this method to support the </text:span><text:span text:style-name="T46">ServletContext</text:span><text:span text:style-name="T41"> methods </text:span><text:span text:style-name="T46">getResource</text:span><text:span text:style-name="T41"> and </text:span><text:span text:style-name="T46">getResourceAsStream</text:span><text:span text:style-name="T41">. For resource registrations, Http Service will call this method to locate the named resource. The context can control from where resources come. For example, the resource can be mapped to a file in the bundle's persistent storage area via </text:span><text:span text:style-name="T46">bundleContext.getDataFile(name).toURL()</text:span><text:span text:style-name="T41"> or to a resource in the context's bundle via </text:span><text:span text:style-name="T46">getClass().getResource(name)</text:span></text:p>
        <text:p text:style-name="P77">Parameters:</text:p>
        <text:p text:style-name="P95"><text:span text:style-name="Code2">name</text:span><text:span text:style-name="Default_20_Paragraph_20_Font"><text:span text:style-name="T41"> - the name of the requested resource</text:span></text:span></text:p>
        <text:p text:style-name="P77">Returns:</text:p>
        <text:p text:style-name="P95"><text:span text:style-name="T41">URL that Http Service can use to read the resource or </text:span><text:span text:style-name="T46">null</text:span><text:span text:style-name="T41"> if the resource does not exist.</text:span></text:p>
        <text:p text:style-name="P97"/>
        <text:p text:style-name="P104"><text:bookmark text:name="r30"/>getMimeType</text:p>
        <text:p text:style-name="P47"><text:span text:style-name="Code2">String </text:span><text:span text:style-name="Code2"><text:span text:style-name="T66">getMimeType</text:span></text:span><text:span text:style-name="Code2">(String name)</text:span></text:p>
        <text:p text:style-name="P75">Maps a name to a MIME type.</text:p>
        <text:p text:style-name="P70"><text:span text:style-name="T41">Called by the Http Service to determine the MIME type for the specified name. For servlets, the Http Service will call this method to support the </text:span><text:span text:style-name="Code2">ServletContext</text:span><text:span text:style-name="Default_20_Paragraph_20_Font"><text:span text:style-name="T41"> method </text:span></text:span><text:span text:style-name="Code2">getMimeType</text:span><text:span text:style-name="Default_20_Paragraph_20_Font"><text:span text:style-name="T41">. For resources, the Http Service will call this method to determine the MIME type for the </text:span></text:span><text:span text:style-name="Code2">Content-Type</text:span><text:span text:style-name="Default_20_Paragraph_20_Font"><text:span text:style-name="T41"> header in the response.</text:span></text:span></text:p>
        <text:p text:style-name="P77">Parameters:</text:p>
        <text:p text:style-name="P95"><text:span text:style-name="Code2">name</text:span><text:span text:style-name="Default_20_Paragraph_20_Font"><text:span text:style-name="T41"> - The name for which to determine the MIME type.</text:span></text:span></text:p>
        <text:p text:style-name="P77">Returns:</text:p>
        <text:p text:style-name="P95"><text:span text:style-name="T41">The MIME type (e.g. text/html) of the specified name or </text:span><text:span text:style-name="Code2">null</text:span><text:span text:style-name="Default_20_Paragraph_20_Font"><text:span text:style-name="T41"> to indicate that the Http Service should determine the MIME type itself.</text:span></text:span></text:p>
        <text:p text:style-name="P108"><text:bookmark text:name="r36"/>Interface HttpService</text:p>
        <text:p text:style-name="P35"><text:a xlink:type="simple" xlink:href="#r3"><text:span text:style-name="T59">org.osgi.service.http</text:span></text:a></text:p>
        <text:p text:style-name="P69"/>
        <text:p text:style-name="P99"><text:span text:style-name="Code_20_Small1">@org.osgi.annotation.versioning.ProviderType<text:line-break/></text:span><text:span text:style-name="Code2">public interface </text:span><text:span text:style-name="Code2"><text:span text:style-name="T66">HttpService</text:span></text:span></text:p>
        <text:p text:style-name="P49">Deprecated.</text:p>
        <text:p text:style-name="P48">The Http Service allows other bundles in the OSGi environment to dynamically register resources and servlets into the URI namespace of Http Service. A bundle may later unregister its resources or servlets.</text:p>
        <text:p text:style-name="P36">See Also:</text:p>
        <text:p text:style-name="P72"><text:a xlink:type="simple" xlink:href="#r31"><text:span text:style-name="Code2"><text:span text:style-name="T60">HttpContext</text:span></text:span></text:a></text:p>
        <text:p text:style-name="P36">ThreadSafe</text:p>
        <text:p text:style-name="P82"/>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3"><text:span text:style-name="Summary_20_Heading_20_Font2"><text:span text:style-name="T23">Method Summary</text:span></text:span></text:p>
            </table:table-cell>
            <table:covered-table-cell/>
            <table:table-cell table:style-name="Tabelle16.A1" office:value-type="string">
              <text:p text:style-name="P84"><text:span text:style-name="Page_20_Reference_20_Font"><text:span text:style-name="T33">Page</text:span></text:span></text:p>
            </table:table-cell>
          </table:table-row>
          <table:table-row table:style-name="Tabelle16.1">
            <table:table-cell table:style-name="Tabelle16.A2" office:value-type="string">
              <text:p text:style-name="P88"><text:a xlink:type="simple" xlink:href="#r31"><text:span text:style-name="Code_20_Small1"><text:span text:style-name="T60">HttpContext</text:span></text:span></text:a></text:p>
            </table:table-cell>
            <table:table-cell table:style-name="Tabelle16.A2" office:value-type="string">
              <text:p text:style-name="P89"><text:a xlink:type="simple" xlink:href="#r35"><text:span text:style-name="Code2"><text:span text:style-name="T61">createDefaultHttpContext</text:span></text:span></text:a><text:span text:style-name="Code2"><text:span text:style-name="T23">()</text:span></text:span></text:p>
              <text:p text:style-name="P92"><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87"><text:span text:style-name="Page_20_Reference_20_Font"><text:span text:style-name="T23"><text:bookmark-ref text:reference-format="page" text:ref-name="r35">37</text:bookmark-ref></text:span></text:span></text:p>
            </table:table-cell>
          </table:table-row>
          <table:table-row table:style-name="Tabelle16.1">
            <table:table-cell table:style-name="Tabelle16.A3" office:value-type="string">
              <text:p text:style-name="P86"><text:span text:style-name="Code_20_Small1"><text:span text:style-name="T23">void</text:span></text:span></text:p>
            </table:table-cell>
            <table:table-cell table:style-name="Tabelle16.A3" office:value-type="string">
              <text:p text:style-name="P89"><text:a xlink:type="simple" xlink:href="#r33"><text:span text:style-name="Code2"><text:span text:style-name="T61">registerResources</text:span></text:span></text:a><text:span text:style-name="Code2"><text:span text:style-name="T23">(String alias, String name, </text:span></text:span><text:a xlink:type="simple" xlink:href="#r31"><text:span text:style-name="Code2"><text:span text:style-name="T60">HttpContext</text:span></text:span></text:a><text:span text:style-name="Code2"><text:span text:style-name="T23"> context)</text:span></text:span></text:p>
              <text:p text:style-name="P91">Registers resources into the URI namespace.</text:p>
            </table:table-cell>
            <table:table-cell table:style-name="Tabelle16.C3" office:value-type="string">
              <text:p text:style-name="P87"><text:span text:style-name="Page_20_Reference_20_Font"><text:span text:style-name="T23"><text:bookmark-ref text:reference-format="page" text:ref-name="r33">36</text:bookmark-ref></text:span></text:span></text:p>
            </table:table-cell>
          </table:table-row>
          <table:table-row table:style-name="Tabelle16.1">
            <table:table-cell table:style-name="Tabelle16.A3" office:value-type="string">
              <text:p text:style-name="P86"><text:span text:style-name="Code_20_Small1"><text:span text:style-name="T23">void</text:span></text:span></text:p>
            </table:table-cell>
            <table:table-cell table:style-name="Tabelle16.A3" office:value-type="string">
              <text:p text:style-name="P89"><text:a xlink:type="simple" xlink:href="#r32"><text:span text:style-name="Code2"><text:span text:style-name="T61">registerServlet</text:span></text:span></text:a><text:span text:style-name="Code2"><text:span text:style-name="T23">(String alias, Servlet servlet, Dictionary&lt;String,String&gt; initparams, </text:span></text:span><text:a xlink:type="simple" xlink:href="#r31"><text:span text:style-name="Code2"><text:span text:style-name="T60">HttpContext</text:span></text:span></text:a><text:span text:style-name="Code2"><text:span text:style-name="T23"> context)</text:span></text:span></text:p>
              <text:p text:style-name="P91">Registers a servlet into the URI namespace.</text:p>
            </table:table-cell>
            <table:table-cell table:style-name="Tabelle16.C3" office:value-type="string">
              <text:p text:style-name="P87"><text:span text:style-name="Page_20_Reference_20_Font"><text:span text:style-name="T23"><text:bookmark-ref text:reference-format="page" text:ref-name="r32">35</text:bookmark-ref></text:span></text:span></text:p>
            </table:table-cell>
          </table:table-row>
          <table:table-row table:style-name="Tabelle16.1">
            <table:table-cell table:style-name="Tabelle16.A3" office:value-type="string">
              <text:p text:style-name="P86"><text:span text:style-name="Code_20_Small1"><text:span text:style-name="T23">void</text:span></text:span></text:p>
            </table:table-cell>
            <table:table-cell table:style-name="Tabelle16.A3" office:value-type="string">
              <text:p text:style-name="P89"><text:a xlink:type="simple" xlink:href="#r34"><text:span text:style-name="Code2"><text:span text:style-name="T61">unregister</text:span></text:span></text:a><text:span text:style-name="Code2"><text:span text:style-name="T23">(String alias)</text:span></text:span></text:p>
              <text:p text:style-name="P92"><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87"><text:span text:style-name="Page_20_Reference_20_Font"><text:span text:style-name="T23"><text:bookmark-ref text:reference-format="page" text:ref-name="r34">36</text:bookmark-ref></text:span></text:span></text:p>
            </table:table-cell>
          </table:table-row>
        </table:table>
        <text:p text:style-name="P102">Method Detail</text:p>
        <text:p text:style-name="P105"><text:bookmark text:name="r32"/>registerServlet</text:p>
        <text:p text:style-name="P47"><text:span text:style-name="Code2">void </text:span><text:span text:style-name="Code2"><text:span text:style-name="T66">registerServlet</text:span></text:span><text:span text:style-name="Code2">(String alias,<text:line-break/>                     Servlet servlet,<text:line-break/>                     Dictionary&lt;String,String&gt; initparams,<text:line-break/>                     </text:span><text:a xlink:type="simple" xlink:href="#r31"><text:span text:style-name="Code2"><text:span text:style-name="T60">HttpContext</text:span></text:span></text:a><text:span text:style-name="Code2"> context)<text:line-break/>              throws ServletException,<text:line-break/>                     </text:span><text:a xlink:type="simple" xlink:href="#r42"><text:span text:style-name="Code2"><text:span text:style-name="T60">NamespaceException</text:span></text:span></text:a></text:p>
        <text:p text:style-name="P75">Registers a servlet into the URI namespace.</text:p>
        <text:p text:style-name="P75">The alias is the name in the URI namespace of the Http Service at which the registration will be mapped.</text:p>
        <text:p text:style-name="P75">An alias must begin with slash ('/') and must not end with slash ('/'), with the exception that an alias of the form "/" is used to denote the root alias. See the specification text for details on how HTTP requests are mapped to servlet and resource registrations.</text:p>
        <text:p text:style-name="P74"><text:span text:style-name="T41">The Http Service will call the servlet's </text:span><text:span text:style-name="Code2">init</text:span><text:span text:style-name="Default_20_Paragraph_20_Font"><text:span text:style-name="T41"> method before returning.</text:span></text:span></text:p>
        <text:p text:style-name="P76"> httpService.registerServlet("/myservlet", servlet, initparams, context);</text:p>
        <text:p text:style-name="P70"><text:span text:style-name="T41">Servlets registered with the same </text:span><text:span text:style-name="Code2">HttpContext</text:span><text:span text:style-name="Default_20_Paragraph_20_Font"><text:span text:style-name="T41"> object will share the same </text:span></text:span><text:span text:style-name="Code2">ServletContext</text:span><text:span text:style-name="Default_20_Paragraph_20_Font"><text:span text:style-name="T41">. The Http Service will call the </text:span></text:span><text:span text:style-name="Code2">context</text:span><text:span text:style-name="Default_20_Paragraph_20_Font"><text:span text:style-name="T41"> argument to support the </text:span></text:span><text:span text:style-name="Code2">ServletContext</text:span><text:span text:style-name="Default_20_Paragraph_20_Font"><text:span text:style-name="T41"> methods </text:span></text:span><text:span text:style-name="Code2">getResource</text:span><text:span text:style-name="Default_20_Paragraph_20_Font"><text:span text:style-name="T41">,</text:span></text:span><text:span text:style-name="Code2">getResourceAsStream</text:span><text:span text:style-name="Default_20_Paragraph_20_Font"><text:span text:style-name="T41"> and </text:span></text:span><text:span text:style-name="Code2">getMimeType</text:span><text:span text:style-name="Default_20_Paragraph_20_Font"><text:span text:style-name="T41">, and to handle security for requests. If the </text:span></text:span><text:span text:style-name="Code2">context</text:span><text:span text:style-name="Default_20_Paragraph_20_Font"><text:span text:style-name="T41"> argument is </text:span></text:span><text:span text:style-name="Code2">null</text:span><text:span text:style-name="Default_20_Paragraph_20_Font"><text:span text:style-name="T41">, a default </text:span></text:span><text:span text:style-name="Code2">HttpContext</text:span><text:span text:style-name="Default_20_Paragraph_20_Font"><text:span text:style-name="T41"> object is used (see </text:span></text:span><text:a xlink:type="simple" xlink:href="#r35"><text:span text:style-name="Code2"><text:span text:style-name="T60">createDefaultHttpContext()</text:span></text:span></text:a><text:span text:style-name="Default_20_Paragraph_20_Font"><text:span text:style-name="T41">).</text:span></text:span></text:p>
        <text:p text:style-name="P77">Parameters:</text:p>
        <text:p text:style-name="P95"><text:span text:style-name="Code2">alias</text:span><text:span text:style-name="Default_20_Paragraph_20_Font"><text:span text:style-name="T41"> - name in the URI namespace at which the servlet is registered</text:span></text:span></text:p>
        <text:p text:style-name="P95"><text:soft-page-break/><text:span text:style-name="Code2">servlet</text:span><text:span text:style-name="Default_20_Paragraph_20_Font"><text:span text:style-name="T41"> - the servlet object to register</text:span></text:span></text:p>
        <text:p text:style-name="P95"><text:span text:style-name="Code2">initparams</text:span><text:span text:style-name="Default_20_Paragraph_20_Font"><text:span text:style-name="T41"> - initialization arguments for the servlet or </text:span></text:span><text:span text:style-name="Code2">null</text:span><text:span text:style-name="Default_20_Paragraph_20_Font"><text:span text:style-name="T41"> if there are none. This argument is used by the servlet's </text:span></text:span><text:span text:style-name="Code2">ServletConfig</text:span><text:span text:style-name="Default_20_Paragraph_20_Font"><text:span text:style-name="T41"> object.</text:span></text:span></text:p>
        <text:p text:style-name="P95"><text:span text:style-name="Code2">context</text:span><text:span text:style-name="Default_20_Paragraph_20_Font"><text:span text:style-name="T41"> - the </text:span></text:span><text:span text:style-name="Code2">HttpContext</text:span><text:span text:style-name="Default_20_Paragraph_20_Font"><text:span text:style-name="T41"> object for the registered servlet, or </text:span></text:span><text:span text:style-name="Code2">null</text:span><text:span text:style-name="Default_20_Paragraph_20_Font"><text:span text:style-name="T41"> if a default </text:span></text:span><text:span text:style-name="Code2">HttpContext</text:span><text:span text:style-name="Default_20_Paragraph_20_Font"><text:span text:style-name="T41"> is to be created and used.</text:span></text:span></text:p>
        <text:p text:style-name="P77">Throws:</text:p>
        <text:p text:style-name="P95"><text:span text:style-name="Code2">ServletException</text:span><text:span text:style-name="Default_20_Paragraph_20_Font"><text:span text:style-name="T41"> - if the servlet's </text:span></text:span><text:span text:style-name="Code2">init</text:span><text:span text:style-name="Default_20_Paragraph_20_Font"><text:span text:style-name="T41"> method throws an exception, or the given servlet object has already been registered at a different alias.</text:span></text:span></text:p>
        <text:p text:style-name="P95"><text:a xlink:type="simple" xlink:href="#r42"><text:span text:style-name="Code2"><text:span text:style-name="T60">NamespaceException</text:span></text:span></text:a><text:span text:style-name="Default_20_Paragraph_20_Font"><text:span text:style-name="T41"> - if the registration fails because the alias is already in use.</text:span></text:span></text:p>
        <text:p text:style-name="P95"><text:span text:style-name="Code2">IllegalArgumentException</text:span><text:span text:style-name="Default_20_Paragraph_20_Font"><text:span text:style-name="T41"> - if any of the arguments are invalid</text:span></text:span></text:p>
        <text:p text:style-name="P97"/>
        <text:p text:style-name="P104"><text:bookmark text:name="r33"/>registerResources</text:p>
        <text:p text:style-name="P47"><text:span text:style-name="Code2">void </text:span><text:span text:style-name="Code2"><text:span text:style-name="T66">registerResources</text:span></text:span><text:span text:style-name="Code2">(String alias,<text:line-break/>                       String name,<text:line-break/>                       </text:span><text:a xlink:type="simple" xlink:href="#r31"><text:span text:style-name="Code2"><text:span text:style-name="T60">HttpContext</text:span></text:span></text:a><text:span text:style-name="Code2"> context)<text:line-break/>                throws </text:span><text:a xlink:type="simple" xlink:href="#r42"><text:span text:style-name="Code2"><text:span text:style-name="T60">NamespaceException</text:span></text:span></text:a></text:p>
        <text:p text:style-name="P75">Registers resources into the URI namespace.</text:p>
        <text:p text:style-name="P75">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75">For example, suppose the resource name /tmp is registered to the alias /files. A request for /files/foo.txt will map to the resource name /tmp/foo.txt.</text:p>
        <text:p text:style-name="P76"> httpservice.registerResources("/files", "/tmp", context);</text:p>
        <text:p text:style-name="P70"><text:span text:style-name="T41">The Http Service will call the </text:span><text:span text:style-name="Code2">HttpContext</text:span><text:span text:style-name="Default_20_Paragraph_20_Font"><text:span text:style-name="T41"> argument to map resource names to URLs and MIME types and to handle security for requests. If the </text:span></text:span><text:span text:style-name="Code2">HttpContext</text:span><text:span text:style-name="Default_20_Paragraph_20_Font"><text:span text:style-name="T41"> argument is </text:span></text:span><text:span text:style-name="Code2">null</text:span><text:span text:style-name="Default_20_Paragraph_20_Font"><text:span text:style-name="T41">, a default </text:span></text:span><text:span text:style-name="Code2">HttpContext</text:span><text:span text:style-name="Default_20_Paragraph_20_Font"><text:span text:style-name="T41"> is used (see </text:span></text:span><text:a xlink:type="simple" xlink:href="#r35"><text:span text:style-name="Code2"><text:span text:style-name="T60">createDefaultHttpContext()</text:span></text:span></text:a><text:span text:style-name="Default_20_Paragraph_20_Font"><text:span text:style-name="T41">).</text:span></text:span></text:p>
        <text:p text:style-name="P77">Parameters:</text:p>
        <text:p text:style-name="P95"><text:span text:style-name="Code2">alias</text:span><text:span text:style-name="Default_20_Paragraph_20_Font"><text:span text:style-name="T41"> - name in the URI namespace at which the resources are registered</text:span></text:span></text:p>
        <text:p text:style-name="P95"><text:span text:style-name="Code2">name</text:span><text:span text:style-name="Default_20_Paragraph_20_Font"><text:span text:style-name="T41"> - the base name of the resources that will be registered</text:span></text:span></text:p>
        <text:p text:style-name="P95"><text:span text:style-name="Code2">context</text:span><text:span text:style-name="Default_20_Paragraph_20_Font"><text:span text:style-name="T41"> - the </text:span></text:span><text:span text:style-name="Code2">HttpContext</text:span><text:span text:style-name="Default_20_Paragraph_20_Font"><text:span text:style-name="T41"> object for the registered resources, or </text:span></text:span><text:span text:style-name="Code2">null</text:span><text:span text:style-name="Default_20_Paragraph_20_Font"><text:span text:style-name="T41"> if a default </text:span></text:span><text:span text:style-name="Code2">HttpContext</text:span><text:span text:style-name="Default_20_Paragraph_20_Font"><text:span text:style-name="T41"> is to be created and used.</text:span></text:span></text:p>
        <text:p text:style-name="P77">Throws:</text:p>
        <text:p text:style-name="P95"><text:a xlink:type="simple" xlink:href="#r42"><text:span text:style-name="Code2"><text:span text:style-name="T60">NamespaceException</text:span></text:span></text:a><text:span text:style-name="Default_20_Paragraph_20_Font"><text:span text:style-name="T41"> - if the registration fails because the alias is already in use.</text:span></text:span></text:p>
        <text:p text:style-name="P95"><text:span text:style-name="Code2">IllegalArgumentException</text:span><text:span text:style-name="Default_20_Paragraph_20_Font"><text:span text:style-name="T41"> - if any of the parameters are invalid</text:span></text:span></text:p>
        <text:p text:style-name="P97"/>
        <text:p text:style-name="P104"><text:bookmark text:name="r34"/>unregister</text:p>
        <text:p text:style-name="P47"><text:span text:style-name="Code2">void </text:span><text:span text:style-name="Code2"><text:span text:style-name="T66">unregister</text:span></text:span><text:span text:style-name="Code2">(String alias)</text:span></text:p>
        <text:p text:style-name="P74"><text:span text:style-name="T41">Unregisters a previous registration done by </text:span><text:span text:style-name="Code2">registerServlet</text:span><text:span text:style-name="Default_20_Paragraph_20_Font"><text:span text:style-name="T41"> or </text:span></text:span><text:span text:style-name="Code2">registerResources</text:span><text:span text:style-name="Default_20_Paragraph_20_Font"><text:span text:style-name="T41"> methods.</text:span></text:span></text:p>
        <text:p text:style-name="P74"><text:span text:style-name="T41">After this call, the registered alias in the URI name-space will no longer be available. If the registration was for a servlet, the Http Service must call the </text:span><text:span text:style-name="Code2">destroy</text:span><text:span text:style-name="Default_20_Paragraph_20_Font"><text:span text:style-name="T41"> method of the servlet before returning.</text:span></text:span></text:p>
        <text:p text:style-name="P70"><text:span text:style-name="T41">If the bundle which performed the registration is stopped or otherwise "unget"s the Http Service without calling </text:span><text:a xlink:type="simple" xlink:href="#r34"><text:span text:style-name="Code2"><text:span text:style-name="T60">unregister(String)</text:span></text:span></text:a><text:span text:style-name="Default_20_Paragraph_20_Font"><text:span text:style-name="T41"> then Http Service must automatically unregister the registration. However, if the registration was for a servlet, the </text:span></text:span><text:span text:style-name="Code2">destroy</text:span><text:span text:style-name="Default_20_Paragraph_20_Font"><text:span text:style-name="T41"> method of the servlet will not be called in this case since the bundle may be stopped. </text:span></text:span><text:a xlink:type="simple" xlink:href="#r34"><text:span text:style-name="Code2"><text:span text:style-name="T60">unregister(String)</text:span></text:span></text:a><text:span text:style-name="Default_20_Paragraph_20_Font"><text:span text:style-name="T41"> must be explicitly called to cause the </text:span></text:span><text:span text:style-name="Code2">destroy</text:span><text:span text:style-name="Default_20_Paragraph_20_Font"><text:span text:style-name="T41"> method of the servlet to be called. This can be done in the </text:span></text:span><text:span text:style-name="Code2">BundleActivator.stop</text:span><text:span text:style-name="Default_20_Paragraph_20_Font"><text:span text:style-name="T41"> method of the bundle registering the servlet.</text:span></text:span></text:p>
        <text:p text:style-name="P77">Parameters:</text:p>
        <text:p text:style-name="P95"><text:span text:style-name="Code2">alias</text:span><text:span text:style-name="Default_20_Paragraph_20_Font"><text:span text:style-name="T41"> - name in the URI name-space of the registration to unregister</text:span></text:span></text:p>
        <text:p text:style-name="P77"><text:soft-page-break/>Throws:</text:p>
        <text:p text:style-name="P95"><text:span text:style-name="Code2">IllegalArgumentException</text:span><text:span text:style-name="Default_20_Paragraph_20_Font"><text:span text:style-name="T41"> - if there is no registration for the alias or the calling bundle was not the bundle which registered the alias.</text:span></text:span></text:p>
        <text:p text:style-name="P97"/>
        <text:p text:style-name="P104"><text:bookmark text:name="r35"/>createDefaultHttpContext</text:p>
        <text:p text:style-name="P47"><text:a xlink:type="simple" xlink:href="#r31"><text:span text:style-name="Code2"><text:span text:style-name="T60">HttpContext</text:span></text:span></text:a><text:span text:style-name="Code2"> </text:span><text:span text:style-name="Code2"><text:span text:style-name="T66">createDefaultHttpContext</text:span></text:span><text:span text:style-name="Code2">()</text:span></text:p>
        <text:p text:style-name="P74"><text:span text:style-name="T41">Creates a default </text:span><text:span text:style-name="Code2">HttpContext</text:span><text:span text:style-name="Default_20_Paragraph_20_Font"><text:span text:style-name="T41"> for registering servlets or resources with the HttpService, a new </text:span></text:span><text:span text:style-name="Code2">HttpContext</text:span><text:span text:style-name="Default_20_Paragraph_20_Font"><text:span text:style-name="T41"> object is created each time this method is called.</text:span></text:span></text:p>
        <text:p text:style-name="P74"><text:span text:style-name="T41">The behavior of the methods on the default </text:span><text:span text:style-name="Code2">HttpContext</text:span><text:span text:style-name="Default_20_Paragraph_20_Font"><text:span text:style-name="T41"> is defined as follows:</text:span></text:span></text:p>
        <text:list xml:id="list7325115819625697630" text:style-name="RTF_5f_Num_20_3">
          <text:list-item>
            <text:p text:style-name="P157"><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157"><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60"><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77">Returns:</text:p>
        <text:p text:style-name="P95"><text:span text:style-name="T41">a default </text:span><text:span text:style-name="Code2">HttpContext</text:span><text:span text:style-name="Default_20_Paragraph_20_Font"><text:span text:style-name="T41"> object.</text:span></text:span></text:p>
        <text:p text:style-name="P77">Since:</text:p>
        <text:p text:style-name="P96">1.1</text:p>
        <text:p text:style-name="P109"><text:bookmark text:name="r42"/>Class NamespaceException</text:p>
        <text:p text:style-name="P35"><text:a xlink:type="simple" xlink:href="#r3"><text:span text:style-name="T59">org.osgi.service.http</text:span></text:a></text:p>
        <text:p text:style-name="P68"><text:span text:style-name="Code2">java.lang.Object</text:span></text:p>
        <text:p text:style-name="P37"><text:span text:style-name="Code2">  </text:span><text:span text:style-name="Code2"><draw:frame draw:style-name="fr3" draw:name="Grafik1" text:anchor-type="as-char" svg:width="0.1563in" svg:height="0.1457in" draw:z-index="2"><draw:image xlink:href="Pictures/100002000000000F0000000E443DCD33.png" xlink:type="simple" xlink:show="embed" xlink:actuate="onLoad"/></draw:frame></text:span><text:span text:style-name="Code2">java.lang.Throwable</text:span></text:p>
        <text:p text:style-name="P37"><text:span text:style-name="Code2">      </text:span><text:span text:style-name="Code2"><draw:frame draw:style-name="fr3" draw:name="Grafik2" text:anchor-type="as-char" svg:width="0.1563in" svg:height="0.1457in" draw:z-index="3"><draw:image xlink:href="Pictures/100002000000000F0000000E443DCD33.png" xlink:type="simple" xlink:show="embed" xlink:actuate="onLoad"/></draw:frame></text:span><text:span text:style-name="Code2">java.lang.Exception</text:span></text:p>
        <text:p text:style-name="P43"><text:span text:style-name="Code2">          </text:span><text:span text:style-name="Code2"><draw:frame draw:style-name="fr3" draw:name="Grafik3" text:anchor-type="as-char" svg:width="0.1563in" svg:height="0.1457in" draw:z-index="4"><draw:image xlink:href="Pictures/100002000000000F0000000E443DCD33.png" xlink:type="simple" xlink:show="embed" xlink:actuate="onLoad"/></draw:frame></text:span><text:span text:style-name="Code2"><text:span text:style-name="T66">org.osgi.service.http.NamespaceException</text:span></text:span></text:p>
        <text:p text:style-name="P101">All Implemented Interfaces:</text:p>
        <text:p text:style-name="P73">Serializable</text:p>
        <text:p text:style-name="P69"/>
        <text:p text:style-name="P81"><text:span text:style-name="Code2">public class </text:span><text:span text:style-name="Code2"><text:span text:style-name="T66">NamespaceException</text:span></text:span></text:p>
        <text:p text:style-name="P47"><text:span text:style-name="Code2">extends Exception</text:span></text:p>
        <text:p text:style-name="P49">Deprecated.</text:p>
        <text:p text:style-name="P44">A NamespaceException is thrown to indicate an error with the caller's request to register a servlet or resources into the URI namespace of the Http Service. This exception indicates that the requested alias already is in use.</text:p>
        <text:p text:style-name="P82"/>
        <table:table table:name="Tabelle17" table:style-name="Tabelle17">
          <table:table-column table:style-name="Tabelle17.A"/>
          <table:table-column table:style-name="Tabelle17.B"/>
          <table:table-row table:style-name="Tabelle17.1">
            <table:table-cell table:style-name="Tabelle17.A1" office:value-type="string">
              <text:p text:style-name="P83"><text:span text:style-name="Summary_20_Heading_20_Font2"><text:span text:style-name="T23">Constructor Summary</text:span></text:span></text:p>
            </table:table-cell>
            <table:table-cell table:style-name="Tabelle17.A1" office:value-type="string">
              <text:p text:style-name="P84"><text:span text:style-name="Page_20_Reference_20_Font"><text:span text:style-name="T33">Page</text:span></text:span></text:p>
            </table:table-cell>
          </table:table-row>
          <table:table-row table:style-name="Tabelle17.1">
            <table:table-cell table:style-name="Tabelle17.A2" office:value-type="string">
              <text:p text:style-name="P89"><text:a xlink:type="simple" xlink:href="#r37"><text:span text:style-name="Code2"><text:span text:style-name="T61">NamespaceException</text:span></text:span></text:a><text:span text:style-name="Code2"><text:span text:style-name="T23">(String message)</text:span></text:span></text:p>
              <text:p text:style-name="P92"><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87"><text:span text:style-name="Page_20_Reference_20_Font"><text:span text:style-name="T23"><text:bookmark-ref text:reference-format="page" text:ref-name="r37">38</text:bookmark-ref></text:span></text:span></text:p>
            </table:table-cell>
          </table:table-row>
          <table:table-row table:style-name="Tabelle17.1">
            <table:table-cell table:style-name="Tabelle17.A3" office:value-type="string">
              <text:p text:style-name="P89"><text:a xlink:type="simple" xlink:href="#r38"><text:span text:style-name="Code2"><text:span text:style-name="T61">NamespaceException</text:span></text:span></text:a><text:span text:style-name="Code2"><text:span text:style-name="T23">(String message, Throwable cause)</text:span></text:span></text:p>
              <text:p text:style-name="P92"><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87"><text:span text:style-name="Page_20_Reference_20_Font"><text:span text:style-name="T23"><text:bookmark-ref text:reference-format="page" text:ref-name="r38">38</text:bookmark-ref></text:span></text:span></text:p>
            </table:table-cell>
          </table:table-row>
        </table:table>
        <text:p text:style-name="P42"/>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83"><text:span text:style-name="Summary_20_Heading_20_Font2"><text:span text:style-name="T23">Method Summary</text:span></text:span></text:p>
            </table:table-cell>
            <table:covered-table-cell/>
            <table:table-cell table:style-name="Tabelle19.A1" office:value-type="string">
              <text:p text:style-name="P84"><text:span text:style-name="Page_20_Reference_20_Font"><text:span text:style-name="T33">Page</text:span></text:span></text:p>
            </table:table-cell>
          </table:table-row>
          <table:table-row table:style-name="Tabelle19.1">
            <table:table-cell table:style-name="Tabelle19.A2" office:value-type="string">
              <text:p text:style-name="P86"><text:span text:style-name="Code_20_Small1"><text:span text:style-name="T23">Throwable</text:span></text:span></text:p>
            </table:table-cell>
            <table:table-cell table:style-name="Tabelle19.A2" office:value-type="string">
              <text:p text:style-name="P89"><text:a xlink:type="simple" xlink:href="#r40"><text:span text:style-name="Code2"><text:span text:style-name="T61">getCause</text:span></text:span></text:a><text:span text:style-name="Code2"><text:span text:style-name="T23">()</text:span></text:span></text:p>
              <text:p text:style-name="P92"><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87"><text:span text:style-name="Page_20_Reference_20_Font"><text:span text:style-name="T23"><text:bookmark-ref text:reference-format="page" text:ref-name="r40">39</text:bookmark-ref></text:span></text:span></text:p>
            </table:table-cell>
          </table:table-row>
          <table:table-row table:style-name="Tabelle19.1">
            <table:table-cell table:style-name="Tabelle19.A3" office:value-type="string">
              <text:p text:style-name="P86"><text:span text:style-name="Code_20_Small1"><text:span text:style-name="T23">Throwable</text:span></text:span></text:p>
            </table:table-cell>
            <table:table-cell table:style-name="Tabelle19.A3" office:value-type="string">
              <text:p text:style-name="P89"><text:a xlink:type="simple" xlink:href="#r39"><text:span text:style-name="Code2"><text:span text:style-name="T61">getException</text:span></text:span></text:a><text:span text:style-name="Code2"><text:span text:style-name="T23">()</text:span></text:span></text:p>
              <text:p text:style-name="P91">Returns the nested exception.</text:p>
            </table:table-cell>
            <table:table-cell table:style-name="Tabelle19.C3" office:value-type="string">
              <text:p text:style-name="P87"><text:span text:style-name="Page_20_Reference_20_Font"><text:span text:style-name="T23"><text:bookmark-ref text:reference-format="page" text:ref-name="r39">39</text:bookmark-ref></text:span></text:span></text:p>
            </table:table-cell>
          </table:table-row>
          <table:table-row table:style-name="Tabelle19.1">
            <table:table-cell table:style-name="Tabelle19.A3" office:value-type="string">
              <text:p text:style-name="P86"><text:span text:style-name="Code_20_Small1"><text:span text:style-name="T23">Throwable</text:span></text:span></text:p>
            </table:table-cell>
            <table:table-cell table:style-name="Tabelle19.A3" office:value-type="string">
              <text:p text:style-name="P89"><text:a xlink:type="simple" xlink:href="#r41"><text:span text:style-name="Code2"><text:span text:style-name="T61">initCause</text:span></text:span></text:a><text:span text:style-name="Code2"><text:span text:style-name="T23">(Throwable cause)</text:span></text:span></text:p>
              <text:p text:style-name="P91">Initializes the cause of this exception to the specified value.</text:p>
            </table:table-cell>
            <table:table-cell table:style-name="Tabelle19.C3" office:value-type="string">
              <text:p text:style-name="P87"><text:span text:style-name="Page_20_Reference_20_Font"><text:span text:style-name="T23"><text:bookmark-ref text:reference-format="page" text:ref-name="r41">39</text:bookmark-ref></text:span></text:span></text:p>
            </table:table-cell>
          </table:table-row>
        </table:table>
        <text:p text:style-name="P102">Constructor Detail</text:p>
        <text:p text:style-name="P105"><text:bookmark text:name="r37"/>NamespaceException</text:p>
        <text:p text:style-name="P47"><text:span text:style-name="Code2">public </text:span><text:span text:style-name="Code2"><text:span text:style-name="T66">NamespaceException</text:span></text:span><text:span text:style-name="Code2">(String message)</text:span></text:p>
        <text:p text:style-name="P70"><text:span text:style-name="T41">Construct a </text:span><text:span text:style-name="Code2">NamespaceException</text:span><text:span text:style-name="Default_20_Paragraph_20_Font"><text:span text:style-name="T41"> object with a detail message.</text:span></text:span></text:p>
        <text:p text:style-name="P77">Parameters:</text:p>
        <text:p text:style-name="P95"><text:span text:style-name="Code2">message</text:span><text:span text:style-name="Default_20_Paragraph_20_Font"><text:span text:style-name="T41"> - the detail message</text:span></text:span></text:p>
        <text:p text:style-name="P97"/>
        <text:p text:style-name="P104"><text:bookmark text:name="r38"/>NamespaceException</text:p>
        <text:p text:style-name="P47"><text:span text:style-name="Code2">public </text:span><text:span text:style-name="Code2"><text:span text:style-name="T66">NamespaceException</text:span></text:span><text:span text:style-name="Code2">(String message,<text:line-break/>                          Throwable cause)</text:span></text:p>
        <text:p text:style-name="P70"><text:span text:style-name="T41">Construct a </text:span><text:span text:style-name="Code2">NamespaceException</text:span><text:span text:style-name="Default_20_Paragraph_20_Font"><text:span text:style-name="T41"> object with a detail message and a nested exception.</text:span></text:span></text:p>
        <text:p text:style-name="P77"><text:soft-page-break/>Parameters:</text:p>
        <text:p text:style-name="P95"><text:span text:style-name="Code2">message</text:span><text:span text:style-name="Default_20_Paragraph_20_Font"><text:span text:style-name="T41"> - The detail message.</text:span></text:span></text:p>
        <text:p text:style-name="P95"><text:span text:style-name="Code2">cause</text:span><text:span text:style-name="Default_20_Paragraph_20_Font"><text:span text:style-name="T41"> - The nested exception.</text:span></text:span></text:p>
        <text:p text:style-name="P102">Method Detail</text:p>
        <text:p text:style-name="P105"><text:bookmark text:name="r39"/>getException</text:p>
        <text:p text:style-name="P47"><text:span text:style-name="Code2">public Throwable </text:span><text:span text:style-name="Code2"><text:span text:style-name="T66">getException</text:span></text:span><text:span text:style-name="Code2">()</text:span></text:p>
        <text:p text:style-name="P75">Returns the nested exception.</text:p>
        <text:p text:style-name="P70"><text:span text:style-name="T41">This method predates the general purpose exception chaining mechanism. The </text:span><text:span text:style-name="Code2">getCause()</text:span><text:span text:style-name="Default_20_Paragraph_20_Font"><text:span text:style-name="T41"> method is now the preferred means of obtaining this information.</text:span></text:span></text:p>
        <text:p text:style-name="P77">Returns:</text:p>
        <text:p text:style-name="P95"><text:span text:style-name="T41">The result of calling </text:span><text:span text:style-name="Code2">getCause()</text:span><text:span text:style-name="Default_20_Paragraph_20_Font"><text:span text:style-name="T41">.</text:span></text:span></text:p>
        <text:p text:style-name="P97"/>
        <text:p text:style-name="P104"><text:bookmark text:name="r40"/>getCause</text:p>
        <text:p text:style-name="P47"><text:span text:style-name="Code2">public Throwable </text:span><text:span text:style-name="Code2"><text:span text:style-name="T66">getCause</text:span></text:span><text:span text:style-name="Code2">()</text:span></text:p>
        <text:p text:style-name="P70"><text:span text:style-name="T41">Returns the cause of this exception or </text:span><text:span text:style-name="Code2">null</text:span><text:span text:style-name="Default_20_Paragraph_20_Font"><text:span text:style-name="T41"> if no cause was set.</text:span></text:span></text:p>
        <text:p text:style-name="P77">Overrides:</text:p>
        <text:p text:style-name="P95"><text:span text:style-name="Code2">getCause</text:span><text:span text:style-name="Default_20_Paragraph_20_Font"><text:span text:style-name="T41"> in class </text:span></text:span><text:span text:style-name="Code2">Throwable</text:span></text:p>
        <text:p text:style-name="P77">Returns:</text:p>
        <text:p text:style-name="P95"><text:span text:style-name="T41">The cause of this exception or </text:span><text:span text:style-name="Code2">null</text:span><text:span text:style-name="Default_20_Paragraph_20_Font"><text:span text:style-name="T41"> if no cause was set.</text:span></text:span></text:p>
        <text:p text:style-name="P77">Since:</text:p>
        <text:p text:style-name="P96">1.2</text:p>
        <text:p text:style-name="P97"/>
        <text:p text:style-name="P104"><text:bookmark text:name="r41"/>initCause</text:p>
        <text:p text:style-name="P47"><text:span text:style-name="Code2">public Throwable </text:span><text:span text:style-name="Code2"><text:span text:style-name="T66">initCause</text:span></text:span><text:span text:style-name="Code2">(Throwable cause)</text:span></text:p>
        <text:p text:style-name="P71">Initializes the cause of this exception to the specified value.</text:p>
        <text:p text:style-name="P77">Overrides:</text:p>
        <text:p text:style-name="P95"><text:span text:style-name="Code2">initCause</text:span><text:span text:style-name="Default_20_Paragraph_20_Font"><text:span text:style-name="T41"> in class </text:span></text:span><text:span text:style-name="Code2">Throwable</text:span></text:p>
        <text:p text:style-name="P77">Parameters:</text:p>
        <text:p text:style-name="P95"><text:span text:style-name="Code2">cause</text:span><text:span text:style-name="Default_20_Paragraph_20_Font"><text:span text:style-name="T41"> - The cause of this exception.</text:span></text:span></text:p>
        <text:p text:style-name="P77">Returns:</text:p>
        <text:p text:style-name="P96">This exception.</text:p>
        <text:p text:style-name="P77">Throws:</text:p>
        <text:p text:style-name="P95"><text:span text:style-name="Code2">IllegalArgumentException</text:span><text:span text:style-name="Default_20_Paragraph_20_Font"><text:span text:style-name="T41"> - If the specified cause is this exception.</text:span></text:span></text:p>
        <text:p text:style-name="P95"><text:span text:style-name="Code2">IllegalStateException</text:span><text:span text:style-name="Default_20_Paragraph_20_Font"><text:span text:style-name="T41"> - If the cause of this exception has already been set.</text:span></text:span></text:p>
        <text:p text:style-name="P77">Since:</text:p>
        <text:p text:style-name="P96">1.2</text:p>
        <text:p text:style-name="P110"><text:bookmark text:name="r54"/>Class ServletContextHelper</text:p>
        <text:p text:style-name="P35"><text:a xlink:type="simple" xlink:href="#r3"><text:span text:style-name="T59">org.osgi.service.http</text:span></text:a></text:p>
        <text:p text:style-name="P68"><text:span text:style-name="Code2">java.lang.Object</text:span></text:p>
        <text:p text:style-name="P43"><text:span text:style-name="Code2">  </text:span><text:span text:style-name="Code2"><draw:frame draw:style-name="fr3" draw:name="Grafik4" text:anchor-type="as-char" svg:width="0.1563in" svg:height="0.1457in" draw:z-index="5"><draw:image xlink:href="Pictures/100002000000000F0000000E443DCD33.png" xlink:type="simple" xlink:show="embed" xlink:actuate="onLoad"/></draw:frame></text:span><text:span text:style-name="Code2"><text:span text:style-name="T66">org.osgi.service.http.ServletContextHelper</text:span></text:span></text:p>
        <text:p text:style-name="P69"/>
        <text:p text:style-name="P81"><text:span text:style-name="Code_20_Small1">@org.osgi.annotation.versioning.ConsumerType<text:line-break/></text:span><text:span text:style-name="Code2">abstract public class </text:span><text:span text:style-name="Code2"><text:span text:style-name="T66">ServletContextHelper</text:span></text:span></text:p>
        <text:p text:style-name="P47"><text:span text:style-name="Code2">extends Object</text:span></text:p>
        <text:p text:style-name="P80">Helper service for the servlet context used by whiteboard services for HTTP requests.</text:p>
        <text:p text:style-name="P80">This service defines methods that the Http Service implementation may call to get information for a request when dealing with whiteboard services.</text:p>
        <text:p text:style-name="P79"><text:span text:style-name="T41">Servlets, servlet filters, resources, and listeners services may be </text:span><text:a xlink:type="simple" xlink:href="#r4"><text:span text:style-name="Code2"><text:span text:style-name="T60">associated</text:span></text:span></text:a><text:span text:style-name="Default_20_Paragraph_20_Font"><text:span text:style-name="T41"> with an </text:span></text:span><text:span text:style-name="Code2">ServletContextHelper</text:span><text:span text:style-name="Default_20_Paragraph_20_Font"><text:span text:style-name="T41"> service. Those whiteboard services that are associated using the same </text:span></text:span><text:span text:style-name="Code2">ServletContextHelper</text:span><text:span text:style-name="Default_20_Paragraph_20_Font"><text:span text:style-name="T41"> object will share the same </text:span></text:span><text:span text:style-name="Code2">ServletContext</text:span><text:span text:style-name="Default_20_Paragraph_20_Font"><text:span text:style-name="T41"> object.</text:span></text:span></text:p>
        <text:p text:style-name="P79"><text:span text:style-name="T41">If no </text:span><text:span text:style-name="Code2">ServletContextHelper</text:span><text:span text:style-name="Default_20_Paragraph_20_Font"><text:span text:style-name="T41"> service is associated, a default </text:span></text:span><text:span text:style-name="Code2">ServletContextHelper</text:span><text:span text:style-name="Default_20_Paragraph_20_Font"><text:span text:style-name="T41"> is used. The behavior of the methods on the default </text:span></text:span><text:span text:style-name="Code2">ServletContextHelper</text:span><text:span text:style-name="Default_20_Paragraph_20_Font"><text:span text:style-name="T41"> is defined as follows:</text:span></text:span></text:p>
        <text:list xml:id="list7859072435073246652" text:style-name="RTF_5f_Num_20_4">
          <text:list-item>
            <text:p text:style-name="P15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15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58"><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58"><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61"><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45"><text:span text:style-name="T41">It is possible to register own </text:span><text:span text:style-name="Code2">ServletContextHelper</text:span><text:span text:style-name="Default_20_Paragraph_20_Font"><text:span text:style-name="T41"> services with a </text:span></text:span><text:a xlink:type="simple" xlink:href="#r4"><text:span text:style-name="Code2"><text:span text:style-name="T60">service property</text:span></text:span></text:a><text:span text:style-name="Default_20_Paragraph_20_Font"><text:span text:style-name="T41">.</text:span></text:span></text:p>
        <text:p text:style-name="P36">Since:</text:p>
        <text:p text:style-name="P73">1.3</text:p>
        <text:p text:style-name="P36">See Also:</text:p>
        <text:p text:style-name="P72"><text:a xlink:type="simple" xlink:href="#r4"><text:span text:style-name="Code2"><text:span text:style-name="T60">HttpConstants.HTTP_WHITEBOARD_CONTEXT_NAME</text:span></text:span></text:a><text:span text:style-name="Default_20_Paragraph_20_Font"><text:span text:style-name="T41">, </text:span></text:span><text:a xlink:type="simple" xlink:href="#r6"><text:span text:style-name="Code2"><text:span text:style-name="T60">HttpConstants.HTTP_WHITEBOARD_CONTEXT_SHARED</text:span></text:span></text:a></text:p>
        <text:p text:style-name="P36">ThreadSafe</text:p>
        <text:p text:style-name="P82"/>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83"><text:span text:style-name="Summary_20_Heading_20_Font2"><text:span text:style-name="T23">Field Summary</text:span></text:span></text:p>
            </table:table-cell>
            <table:covered-table-cell/>
            <table:table-cell table:style-name="Tabelle21.A1" office:value-type="string">
              <text:p text:style-name="P84"><text:span text:style-name="Page_20_Reference_20_Font"><text:span text:style-name="T33">Page</text:span></text:span></text:p>
            </table:table-cell>
          </table:table-row>
          <table:table-row table:style-name="Tabelle21.1">
            <table:table-cell table:style-name="Tabelle21.A2" office:value-type="string">
              <text:p text:style-name="P86"><text:span text:style-name="Code_20_Small1"><text:span text:style-name="T23">static String</text:span></text:span></text:p>
            </table:table-cell>
            <table:table-cell table:style-name="Tabelle21.A2" office:value-type="string">
              <text:p text:style-name="P89"><text:a xlink:type="simple" xlink:href="#r44"><text:span text:style-name="Code2"><text:span text:style-name="T61">AUTHENTICATION_TYPE</text:span></text:span></text:a></text:p>
              <text:p text:style-name="P9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87"><text:span text:style-name="Page_20_Reference_20_Font"><text:span text:style-name="T23"><text:bookmark-ref text:reference-format="page" text:ref-name="r44">41</text:bookmark-ref></text:span></text:span></text:p>
            </table:table-cell>
          </table:table-row>
          <table:table-row table:style-name="Tabelle21.1">
            <table:table-cell table:style-name="Tabelle21.A3" office:value-type="string">
              <text:p text:style-name="P86"><text:span text:style-name="Code_20_Small1"><text:span text:style-name="T23">static String</text:span></text:span></text:p>
            </table:table-cell>
            <table:table-cell table:style-name="Tabelle21.A3" office:value-type="string">
              <text:p text:style-name="P89"><text:a xlink:type="simple" xlink:href="#r45"><text:span text:style-name="Code2"><text:span text:style-name="T61">AUTHORIZATION</text:span></text:span></text:a></text:p>
              <text:p text:style-name="P9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87"><text:span text:style-name="Page_20_Reference_20_Font"><text:span text:style-name="T23"><text:bookmark-ref text:reference-format="page" text:ref-name="r45">41</text:bookmark-ref></text:span></text:span></text:p>
            </table:table-cell>
          </table:table-row>
          <table:table-row table:style-name="Tabelle21.1">
            <table:table-cell table:style-name="Tabelle21.A3" office:value-type="string">
              <text:p text:style-name="P86"><text:span text:style-name="Code_20_Small1"><text:span text:style-name="T23">static String</text:span></text:span></text:p>
            </table:table-cell>
            <table:table-cell table:style-name="Tabelle21.A3" office:value-type="string">
              <text:p text:style-name="P89"><text:a xlink:type="simple" xlink:href="#r43"><text:span text:style-name="Code2"><text:span text:style-name="T61">REMOTE_USER</text:span></text:span></text:a></text:p>
              <text:p text:style-name="P9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87"><text:span text:style-name="Page_20_Reference_20_Font"><text:span text:style-name="T23"><text:bookmark-ref text:reference-format="page" text:ref-name="r43">41</text:bookmark-ref></text:span></text:span></text:p>
            </table:table-cell>
          </table:table-row>
        </table:table>
        <text:p text:style-name="P42"/>
        <table:table table:name="Tabelle22" table:style-name="Tabelle22">
          <table:table-column table:style-name="Tabelle22.A"/>
          <table:table-column table:style-name="Tabelle22.B"/>
          <table:table-row table:style-name="Tabelle22.1">
            <table:table-cell table:style-name="Tabelle22.A1" office:value-type="string">
              <text:p text:style-name="P83"><text:span text:style-name="Summary_20_Heading_20_Font2"><text:span text:style-name="T23">Constructor Summary</text:span></text:span></text:p>
            </table:table-cell>
            <table:table-cell table:style-name="Tabelle22.A1" office:value-type="string">
              <text:p text:style-name="P84"><text:span text:style-name="Page_20_Reference_20_Font"><text:span text:style-name="T33">Page</text:span></text:span></text:p>
            </table:table-cell>
          </table:table-row>
          <table:table-row table:style-name="Tabelle22.1">
            <table:table-cell table:style-name="Tabelle22.A2" office:value-type="string">
              <text:p text:style-name="P85"><text:a xlink:type="simple" xlink:href="#r46"><text:span text:style-name="Code2"><text:span text:style-name="T61">ServletContextHelper</text:span></text:span></text:a><text:span text:style-name="Code2"><text:span text:style-name="T23">()</text:span></text:span></text:p>
            </table:table-cell>
            <table:table-cell table:style-name="Tabelle22.B2" office:value-type="string">
              <text:p text:style-name="P87"><text:span text:style-name="Page_20_Reference_20_Font"><text:span text:style-name="T23"><text:bookmark-ref text:reference-format="page" text:ref-name="r46">41</text:bookmark-ref></text:span></text:span></text:p>
            </table:table-cell>
          </table:table-row>
        </table:table>
        <text:p text:style-name="P42"/>
        <table:table table:name="Tabelle24" table:style-name="Tabelle24">
          <table:table-column table:style-name="Tabelle24.A"/>
          <table:table-column table:style-name="Tabelle24.B"/>
          <table:table-column table:style-name="Tabelle24.C"/>
          <text:soft-page-break/>
          <table:table-row table:style-name="Tabelle24.1">
            <table:table-cell table:style-name="Tabelle24.A1" table:number-columns-spanned="2" office:value-type="string">
              <text:p text:style-name="P83"><text:span text:style-name="Summary_20_Heading_20_Font2"><text:span text:style-name="T23">Method Summary</text:span></text:span></text:p>
            </table:table-cell>
            <table:covered-table-cell/>
            <table:table-cell table:style-name="Tabelle24.A1" office:value-type="string">
              <text:p text:style-name="P84"><text:span text:style-name="Page_20_Reference_20_Font"><text:span text:style-name="T33">Page</text:span></text:span></text:p>
            </table:table-cell>
          </table:table-row>
          <table:table-row table:style-name="Tabelle24.1">
            <table:table-cell table:style-name="Tabelle24.A2" office:value-type="string">
              <text:p text:style-name="P86"><text:span text:style-name="Code_20_Small1"><text:span text:style-name="T23">protected org.osgi.framework.Bundle</text:span></text:span></text:p>
            </table:table-cell>
            <table:table-cell table:style-name="Tabelle24.A2" office:value-type="string">
              <text:p text:style-name="P89"><text:a xlink:type="simple" xlink:href="#r48"><text:span text:style-name="Code2"><text:span text:style-name="T61">getBundle</text:span></text:span></text:a><text:span text:style-name="Code2"><text:span text:style-name="T23">()</text:span></text:span></text:p>
              <text:p text:style-name="P91">Get the associated bundle</text:p>
            </table:table-cell>
            <table:table-cell table:style-name="Tabelle24.C2" office:value-type="string">
              <text:p text:style-name="P87"><text:span text:style-name="Page_20_Reference_20_Font"><text:span text:style-name="T23"><text:bookmark-ref text:reference-format="page" text:ref-name="r48">42</text:bookmark-ref></text:span></text:span></text:p>
            </table:table-cell>
          </table:table-row>
          <table:table-row table:style-name="Tabelle24.1">
            <table:table-cell table:style-name="Tabelle24.A3" office:value-type="string">
              <text:p text:style-name="P86"><text:span text:style-name="Code_20_Small1"><text:span text:style-name="T23">String</text:span></text:span></text:p>
            </table:table-cell>
            <table:table-cell table:style-name="Tabelle24.A3" office:value-type="string">
              <text:p text:style-name="P89"><text:a xlink:type="simple" xlink:href="#r51"><text:span text:style-name="Code2"><text:span text:style-name="T61">getMimeType</text:span></text:span></text:a><text:span text:style-name="Code2"><text:span text:style-name="T23">(String name)</text:span></text:span></text:p>
              <text:p text:style-name="P91">Maps a name to a MIME type.</text:p>
            </table:table-cell>
            <table:table-cell table:style-name="Tabelle24.C3" office:value-type="string">
              <text:p text:style-name="P87"><text:span text:style-name="Page_20_Reference_20_Font"><text:span text:style-name="T23"><text:bookmark-ref text:reference-format="page" text:ref-name="r51">43</text:bookmark-ref></text:span></text:span></text:p>
            </table:table-cell>
          </table:table-row>
          <table:table-row table:style-name="Tabelle24.1">
            <table:table-cell table:style-name="Tabelle24.A3" office:value-type="string">
              <text:p text:style-name="P86"><text:span text:style-name="Code_20_Small1"><text:span text:style-name="T23">String</text:span></text:span></text:p>
            </table:table-cell>
            <table:table-cell table:style-name="Tabelle24.A3" office:value-type="string">
              <text:p text:style-name="P89"><text:a xlink:type="simple" xlink:href="#r53"><text:span text:style-name="Code2"><text:span text:style-name="T61">getRealPath</text:span></text:span></text:a><text:span text:style-name="Code2"><text:span text:style-name="T23">(String path)</text:span></text:span></text:p>
              <text:p text:style-name="P91">Gets the real path corresponding to the given virtual path.</text:p>
            </table:table-cell>
            <table:table-cell table:style-name="Tabelle24.C3" office:value-type="string">
              <text:p text:style-name="P87"><text:span text:style-name="Page_20_Reference_20_Font"><text:span text:style-name="T23"><text:bookmark-ref text:reference-format="page" text:ref-name="r53">44</text:bookmark-ref></text:span></text:span></text:p>
            </table:table-cell>
          </table:table-row>
          <table:table-row table:style-name="Tabelle24.1">
            <table:table-cell table:style-name="Tabelle24.A3" office:value-type="string">
              <text:p text:style-name="P86"><text:span text:style-name="Code_20_Small1"><text:span text:style-name="T23">URL</text:span></text:span></text:p>
            </table:table-cell>
            <table:table-cell table:style-name="Tabelle24.A3" office:value-type="string">
              <text:p text:style-name="P89"><text:a xlink:type="simple" xlink:href="#r50"><text:span text:style-name="Code2"><text:span text:style-name="T61">getResource</text:span></text:span></text:a><text:span text:style-name="Code2"><text:span text:style-name="T23">(String name)</text:span></text:span></text:p>
              <text:p text:style-name="P91">Maps a resource name to a URL.</text:p>
            </table:table-cell>
            <table:table-cell table:style-name="Tabelle24.C3" office:value-type="string">
              <text:p text:style-name="P87"><text:span text:style-name="Page_20_Reference_20_Font"><text:span text:style-name="T23"><text:bookmark-ref text:reference-format="page" text:ref-name="r50">43</text:bookmark-ref></text:span></text:span></text:p>
            </table:table-cell>
          </table:table-row>
          <table:table-row table:style-name="Tabelle24.1">
            <table:table-cell table:style-name="Tabelle24.A3" office:value-type="string">
              <text:p text:style-name="P86"><text:span text:style-name="Code_20_Small1"><text:span text:style-name="T23">Set&lt;String&gt;</text:span></text:span></text:p>
            </table:table-cell>
            <table:table-cell table:style-name="Tabelle24.A3" office:value-type="string">
              <text:p text:style-name="P89"><text:a xlink:type="simple" xlink:href="#r52"><text:span text:style-name="Code2"><text:span text:style-name="T61">getResourcePaths</text:span></text:span></text:a><text:span text:style-name="Code2"><text:span text:style-name="T23">(String path)</text:span></text:span></text:p>
              <text:p text:style-name="P91">Returns a directory-like listing of all the paths to resources within the web application whose longest sub-path matches the supplied path argument.</text:p>
            </table:table-cell>
            <table:table-cell table:style-name="Tabelle24.C3" office:value-type="string">
              <text:p text:style-name="P87"><text:span text:style-name="Page_20_Reference_20_Font"><text:span text:style-name="T23"><text:bookmark-ref text:reference-format="page" text:ref-name="r52">43</text:bookmark-ref></text:span></text:span></text:p>
            </table:table-cell>
          </table:table-row>
          <table:table-row table:style-name="Tabelle24.1">
            <table:table-cell table:style-name="Tabelle24.A3" office:value-type="string">
              <text:p text:style-name="P86"><text:span text:style-name="Code_20_Small1"><text:span text:style-name="T23">boolean</text:span></text:span></text:p>
            </table:table-cell>
            <table:table-cell table:style-name="Tabelle24.A3" office:value-type="string">
              <text:p text:style-name="P89"><text:a xlink:type="simple" xlink:href="#r49"><text:span text:style-name="Code2"><text:span text:style-name="T61">handleSecurity</text:span></text:span></text:a><text:span text:style-name="Code2"><text:span text:style-name="T23">(HttpServletRequest request, HttpServletResponse response)</text:span></text:span></text:p>
              <text:p text:style-name="P91">Handles security for the specified request.</text:p>
            </table:table-cell>
            <table:table-cell table:style-name="Tabelle24.C3" office:value-type="string">
              <text:p text:style-name="P87"><text:span text:style-name="Page_20_Reference_20_Font"><text:span text:style-name="T23"><text:bookmark-ref text:reference-format="page" text:ref-name="r49">42</text:bookmark-ref></text:span></text:span></text:p>
            </table:table-cell>
          </table:table-row>
          <table:table-row table:style-name="Tabelle24.1">
            <table:table-cell table:style-name="Tabelle24.A3" office:value-type="string">
              <text:p text:style-name="P86"><text:span text:style-name="Code_20_Small1"><text:span text:style-name="T23">protected void</text:span></text:span></text:p>
            </table:table-cell>
            <table:table-cell table:style-name="Tabelle24.A3" office:value-type="string">
              <text:p text:style-name="P89"><text:a xlink:type="simple" xlink:href="#r47"><text:span text:style-name="Code2"><text:span text:style-name="T61">setBundle</text:span></text:span></text:a><text:span text:style-name="Code2"><text:span text:style-name="T23">(org.osgi.framework.Bundle b)</text:span></text:span></text:p>
              <text:p text:style-name="P91">Set the bundle associated with this context.</text:p>
            </table:table-cell>
            <table:table-cell table:style-name="Tabelle24.C3" office:value-type="string">
              <text:p text:style-name="P87"><text:span text:style-name="Page_20_Reference_20_Font"><text:span text:style-name="T23"><text:bookmark-ref text:reference-format="page" text:ref-name="r47">42</text:bookmark-ref></text:span></text:span></text:p>
            </table:table-cell>
          </table:table-row>
        </table:table>
        <text:p text:style-name="P102">Field Detail</text:p>
        <text:p text:style-name="P105"><text:bookmark text:name="r43"/>REMOTE_USER</text:p>
        <text:p text:style-name="P47"><text:span text:style-name="Code2">public static final String </text:span><text:span text:style-name="Code2"><text:span text:style-name="T66">REMOTE_USER</text:span></text:span><text:span text:style-name="Code2"> = "org.osgi.service.http.authentication.remote.user"</text:span></text:p>
        <text:p text:style-name="P70"><text:span text:style-name="Code2">HttpServletRequest</text:span><text:span text:style-name="Default_20_Paragraph_20_Font"><text:span text:style-name="T41"> attribute specifying the name of the authenticated user. The value of the attribute can be retrieved by </text:span></text:span><text:span text:style-name="Code2">HttpServletRequest.getRemoteUser</text:span><text:span text:style-name="Default_20_Paragraph_20_Font"><text:span text:style-name="T41">. This attribute name is </text:span></text:span><text:span text:style-name="Code2">org.osgi.service.http.authentication.remote.user</text:span><text:span text:style-name="Default_20_Paragraph_20_Font"><text:span text:style-name="T41">.</text:span></text:span></text:p>
        <text:p text:style-name="P98"/>
        <text:p text:style-name="P104"><text:bookmark text:name="r44"/>AUTHENTICATION_TYPE</text:p>
        <text:p text:style-name="P47"><text:span text:style-name="Code2">public static final String </text:span><text:span text:style-name="Code2"><text:span text:style-name="T66">AUTHENTICATION_TYPE</text:span></text:span><text:span text:style-name="Code2"> = "org.osgi.service.http.authentication.type"</text:span></text:p>
        <text:p text:style-name="P70"><text:span text:style-name="Code2">HttpServletRequest</text:span><text:span text:style-name="Default_20_Paragraph_20_Font"><text:span text:style-name="T41"> attribute specifying the scheme used in authentication. The value of the attribute can be retrieved by </text:span></text:span><text:span text:style-name="Code2">HttpServletRequest.getAuthType</text:span><text:span text:style-name="Default_20_Paragraph_20_Font"><text:span text:style-name="T41">. This attribute name is </text:span></text:span><text:span text:style-name="Code2">org.osgi.service.http.authentication.type</text:span><text:span text:style-name="Default_20_Paragraph_20_Font"><text:span text:style-name="T41">.</text:span></text:span></text:p>
        <text:p text:style-name="P98"/>
        <text:p text:style-name="P104"><text:bookmark text:name="r45"/>AUTHORIZATION</text:p>
        <text:p text:style-name="P47"><text:span text:style-name="Code2">public static final String </text:span><text:span text:style-name="Code2"><text:span text:style-name="T66">AUTHORIZATION</text:span></text:span><text:span text:style-name="Code2"> = "org.osgi.service.useradmin.authorization"</text:span></text:p>
        <text:p text:style-name="P70"><text:span text:style-name="Code2">HttpServletRequest</text:span><text:span text:style-name="Default_20_Paragraph_20_Font"><text:span text:style-name="T41"> attribute specifying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 The value of the attribute can be retrieved by </text:span></text:span><text:span text:style-name="Code2">HttpServletRequest.getAttribute(HttpContext.AUTHORIZATION)</text:span><text:span text:style-name="Default_20_Paragraph_20_Font"><text:span text:style-name="T41">. This attribute name is </text:span></text:span><text:span text:style-name="Code2">org.osgi.service.useradmin.authorization</text:span><text:span text:style-name="Default_20_Paragraph_20_Font"><text:span text:style-name="T41">.</text:span></text:span></text:p>
        <text:p text:style-name="P103">Constructor Detail</text:p>
        <text:p text:style-name="P105"><text:bookmark text:name="r46"/>ServletContextHelper</text:p>
        <text:p text:style-name="P47"><text:span text:style-name="Code2">public </text:span><text:span text:style-name="Code2"><text:span text:style-name="T66">ServletContextHelper</text:span></text:span><text:span text:style-name="Code2">()</text:span></text:p>
        <text:p text:style-name="P103"><text:soft-page-break/>Method Detail</text:p>
        <text:p text:style-name="P105"><text:bookmark text:name="r47"/>setBundle</text:p>
        <text:p text:style-name="P47"><text:span text:style-name="Code2">protected void </text:span><text:span text:style-name="Code2"><text:span text:style-name="T66">setBundle</text:span></text:span><text:span text:style-name="Code2">(org.osgi.framework.Bundle b)</text:span></text:p>
        <text:p text:style-name="P71">Set the bundle associated with this context.</text:p>
        <text:p text:style-name="P77">Parameters:</text:p>
        <text:p text:style-name="P95"><text:span text:style-name="Code2">b</text:span><text:span text:style-name="Default_20_Paragraph_20_Font"><text:span text:style-name="T41"> - The bundle</text:span></text:span></text:p>
        <text:p text:style-name="P97"/>
        <text:p text:style-name="P104"><text:bookmark text:name="r48"/>getBundle</text:p>
        <text:p text:style-name="P47"><text:span text:style-name="Code2">protected org.osgi.framework.Bundle </text:span><text:span text:style-name="Code2"><text:span text:style-name="T66">getBundle</text:span></text:span><text:span text:style-name="Code2">()</text:span></text:p>
        <text:p text:style-name="P71">Get the associated bundle</text:p>
        <text:p text:style-name="P77">Returns:</text:p>
        <text:p text:style-name="P95"><text:span text:style-name="T41">The bundle or </text:span><text:span text:style-name="Code2">null</text:span></text:p>
        <text:p text:style-name="P97"/>
        <text:p text:style-name="P104"><text:bookmark text:name="r49"/>handleSecurity</text:p>
        <text:p text:style-name="P47"><text:span text:style-name="Code2">public boolean </text:span><text:span text:style-name="Code2"><text:span text:style-name="T66">handleSecurity</text:span></text:span><text:span text:style-name="Code2">(HttpServletRequest request,<text:line-break/>                              HttpServletResponse response)<text:line-break/>                       throws IOException</text:span></text:p>
        <text:p text:style-name="P75">Handles security for the specified request.</text:p>
        <text:p text:style-name="P75">The Http Service calls this method prior to servicing the specified request. This method controls whether the request is processed in the normal manner or an error is returned.</text:p>
        <text:p text:style-name="P74"><text:span text:style-name="T41">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1">. See also RFC 2617: </text:span></text:span><text:span text:style-name="Default_20_Paragraph_20_Font"><text:span text:style-name="T42">HTTP Authentication: Basic and Digest Access Authentication </text:span></text:span><text:span text:style-name="Default_20_Paragraph_20_Font"><text:span text:style-name="T41">(available at http://www.ietf.org/rfc/rfc2617.txt).</text:span></text:span></text:p>
        <text:p text:style-name="P74"><text:span text:style-name="T41">If the request requires a secure connection and the </text:span><text:span text:style-name="Code2">getScheme</text:span><text:span text:style-name="Default_20_Paragraph_20_Font"><text:span text:style-name="T41">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1">.</text:span></text:span></text:p>
        <text:p text:style-name="P74"><text:span text:style-name="T41">When this method returns </text:span><text:span text:style-name="Code2">false</text:span><text:span text:style-name="Default_20_Paragraph_20_Font"><text:span text:style-name="T41">, the Http Service will send the response back to the client, thereby completing the request. When this method returns </text:span></text:span><text:span text:style-name="Code2">true</text:span><text:span text:style-name="Default_20_Paragraph_20_Font"><text:span text:style-name="T41">, the Http Service will proceed with servicing the request.</text:span></text:span></text:p>
        <text:p text:style-name="P74"><text:span text:style-name="T41">If the specified request has been authenticated, this method must set the </text:span><text:a xlink:type="simple" xlink:href="#r44"><text:span text:style-name="Code2"><text:span text:style-name="T60">AUTHENTICATION_TYPE</text:span></text:span></text:a><text:span text:style-name="Default_20_Paragraph_20_Font"><text:span text:style-name="T41"> request attribute to the type of authentication used, and the </text:span></text:span><text:a xlink:type="simple" xlink:href="#r43"><text:span text:style-name="Code2"><text:span text:style-name="T60">REMOTE_USER</text:span></text:span></text:a><text:span text:style-name="Default_20_Paragraph_20_Font"><text:span text:style-name="T41"> request attribute to the remote user (request attributes are set using the </text:span></text:span><text:span text:style-name="Code2">setAttribute</text:span><text:span text:style-name="Default_20_Paragraph_20_Font"><text:span text:style-name="T41"> method on the request). If this method does not perform any authentication, it must not set these attributes.</text:span></text:span></text:p>
        <text:p text:style-name="P74"><text:span text:style-name="T41">If the authenticated user is also authorized to access certain resources, this method must set the </text:span><text:a xlink:type="simple" xlink:href="#r45"><text:span text:style-name="Code2"><text:span text:style-name="T60">AUTHORIZATION</text:span></text:span></text:a><text:span text:style-name="Default_20_Paragraph_20_Font"><text:span text:style-name="T41"> request attribute to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text:span></text:span></text:p>
        <text:p text:style-name="P70"><text:span text:style-name="T41">The servlet responsible for servicing the specified request determines the authentication type and remote user by calling the </text:span><text:span text:style-name="Code2">getAuthType</text:span><text:span text:style-name="Default_20_Paragraph_20_Font"><text:span text:style-name="T41"> and </text:span></text:span><text:span text:style-name="Code2">getRemoteUser</text:span><text:span text:style-name="Default_20_Paragraph_20_Font"><text:span text:style-name="T41"> methods, respectively, on the request.</text:span></text:span></text:p>
        <text:p text:style-name="P77">Parameters:</text:p>
        <text:p text:style-name="P95"><text:span text:style-name="Code2">request</text:span><text:span text:style-name="Default_20_Paragraph_20_Font"><text:span text:style-name="T41"> - The HTTP request.</text:span></text:span></text:p>
        <text:p text:style-name="P95"><text:span text:style-name="Code2">response</text:span><text:span text:style-name="Default_20_Paragraph_20_Font"><text:span text:style-name="T41"> - The HTTP response.</text:span></text:span></text:p>
        <text:p text:style-name="P77"><text:soft-page-break/>Returns:</text:p>
        <text:p text:style-name="P95"><text:span text:style-name="Code2">true</text:span><text:span text:style-name="Default_20_Paragraph_20_Font"><text:span text:style-name="T41"> if the request should be serviced, </text:span></text:span><text:span text:style-name="Code2">false</text:span><text:span text:style-name="Default_20_Paragraph_20_Font"><text:span text:style-name="T41"> if the request should not be serviced and Http Service will send the response back to the client.</text:span></text:span></text:p>
        <text:p text:style-name="P77">Throws:</text:p>
        <text:p text:style-name="P95"><text:span text:style-name="Code2">IOException</text:span><text:span text:style-name="Default_20_Paragraph_20_Font"><text:span text:style-name="T41"> - may be thrown by this method. If this occurs, the Http Service will terminate the request and close the socket.</text:span></text:span></text:p>
        <text:p text:style-name="P97"/>
        <text:p text:style-name="P104"><text:bookmark text:name="r50"/>getResource</text:p>
        <text:p text:style-name="P47"><text:span text:style-name="Code2">public URL </text:span><text:span text:style-name="Code2"><text:span text:style-name="T66">getResource</text:span></text:span><text:span text:style-name="Code2">(String name)</text:span></text:p>
        <text:p text:style-name="P75">Maps a resource name to a URL.</text:p>
        <text:p text:style-name="P74"><text:span text:style-name="T41">Called by the Http Service to map the specified resource name to a URL. For servlets, Http Service will call this method to support the </text:span><text:span text:style-name="Code2">ServletContext</text:span><text:span text:style-name="Default_20_Paragraph_20_Font"><text:span text:style-name="T41"> methods </text:span></text:span><text:span text:style-name="Code2">getResource</text:span><text:span text:style-name="Default_20_Paragraph_20_Font"><text:span text:style-name="T41"> and </text:span></text:span><text:span text:style-name="Code2">getResourceAsStream</text:span><text:span text:style-name="Default_20_Paragraph_20_Font"><text:span text:style-name="T41">. For resource servlets, Http Service will call this method to locate the named resource.</text:span></text:span></text:p>
        <text:p text:style-name="P70"><text:span text:style-name="T41">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1"> or to a resource in the context's bundle via </text:span></text:span><text:span text:style-name="Code2">getClass().getResource(name)</text:span></text:p>
        <text:p text:style-name="P77">Parameters:</text:p>
        <text:p text:style-name="P95"><text:span text:style-name="Code2">name</text:span><text:span text:style-name="Default_20_Paragraph_20_Font"><text:span text:style-name="T41"> - The name of the requested resource.</text:span></text:span></text:p>
        <text:p text:style-name="P77">Returns:</text:p>
        <text:p text:style-name="P95"><text:span text:style-name="T41">A URL that Http Service can use to read the resource or </text:span><text:span text:style-name="Code2">null</text:span><text:span text:style-name="Default_20_Paragraph_20_Font"><text:span text:style-name="T41"> if the resource does not exist.</text:span></text:span></text:p>
        <text:p text:style-name="P97"/>
        <text:p text:style-name="P104"><text:bookmark text:name="r51"/>getMimeType</text:p>
        <text:p text:style-name="P47"><text:span text:style-name="Code2">public String </text:span><text:span text:style-name="Code2"><text:span text:style-name="T66">getMimeType</text:span></text:span><text:span text:style-name="Code2">(String name)</text:span></text:p>
        <text:p text:style-name="P75">Maps a name to a MIME type.</text:p>
        <text:p text:style-name="P70"><text:span text:style-name="T41">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41"> method </text:span></text:span><text:span text:style-name="Code2">getMimeType</text:span><text:span text:style-name="Default_20_Paragraph_20_Font"><text:span text:style-name="T41">. For resource servlets, the Http Service will call this method to determine the MIME type for the </text:span></text:span><text:span text:style-name="Code2">Content-Type</text:span><text:span text:style-name="Default_20_Paragraph_20_Font"><text:span text:style-name="T41"> header in the response.</text:span></text:span></text:p>
        <text:p text:style-name="P77">Parameters:</text:p>
        <text:p text:style-name="P95"><text:span text:style-name="Code2">name</text:span><text:span text:style-name="Default_20_Paragraph_20_Font"><text:span text:style-name="T41"> - The name for which to determine the MIME type.</text:span></text:span></text:p>
        <text:p text:style-name="P77">Returns:</text:p>
        <text:p text:style-name="P95"><text:span text:style-name="T41">The MIME type (e.g. text/html) of the specified name or </text:span><text:span text:style-name="Code2">null</text:span><text:span text:style-name="Default_20_Paragraph_20_Font"><text:span text:style-name="T41"> to indicate that the Http Service should determine the MIME type itself.</text:span></text:span></text:p>
        <text:p text:style-name="P97"/>
        <text:p text:style-name="P104"><text:bookmark text:name="r52"/>getResourcePaths</text:p>
        <text:p text:style-name="P47"><text:span text:style-name="Code2">public Set&lt;String&gt; </text:span><text:span text:style-name="Code2"><text:span text:style-name="T66">getResourcePaths</text:span></text:span><text:span text:style-name="Code2">(String path)</text:span></text:p>
        <text:p text:style-name="P75">Returns a directory-like listing of all the paths to resources within the web application whose longest sub-path matches the supplied path argument.</text:p>
        <text:p text:style-name="P70"><text:span text:style-name="T41">Called by the Http Service to support the </text:span><text:span text:style-name="Code2">ServletContext</text:span><text:span text:style-name="Default_20_Paragraph_20_Font"><text:span text:style-name="T41"> method </text:span></text:span><text:span text:style-name="Code2">getResourcePaths</text:span><text:span text:style-name="Default_20_Paragraph_20_Font"><text:span text:style-name="T41"> for whiteboard services.</text:span></text:span></text:p>
        <text:p text:style-name="P77">Parameters:</text:p>
        <text:p text:style-name="P95"><text:span text:style-name="Code2">path</text:span><text:span text:style-name="Default_20_Paragraph_20_Font"><text:span text:style-name="T41"> - the partial path used to match the resources, which must start with a /</text:span></text:span></text:p>
        <text:p text:style-name="P77">Returns:</text:p>
        <text:p text:style-name="P96">a Set containing the directory listing, or null if there are no resources in the web application whose path begins with the supplied path.</text:p>
        <text:p text:style-name="P97"/>
        <text:p text:style-name="P104"><text:bookmark text:name="r53"/><text:soft-page-break/>getRealPath</text:p>
        <text:p text:style-name="P47"><text:span text:style-name="Code2">public String </text:span><text:span text:style-name="Code2"><text:span text:style-name="T66">getRealPath</text:span></text:span><text:span text:style-name="Code2">(String path)</text:span></text:p>
        <text:p text:style-name="P75">Gets the real path corresponding to the given virtual path.</text:p>
        <text:p text:style-name="P70"><text:span text:style-name="T41">Called by the Http Service to support the </text:span><text:span text:style-name="Code2">ServletContext</text:span><text:span text:style-name="Default_20_Paragraph_20_Font"><text:span text:style-name="T41"> method </text:span></text:span><text:span text:style-name="Code2">getRealPath</text:span><text:span text:style-name="Default_20_Paragraph_20_Font"><text:span text:style-name="T41"> for whiteboard services.</text:span></text:span></text:p>
        <text:p text:style-name="P77">Parameters:</text:p>
        <text:p text:style-name="P95"><text:span text:style-name="Code2">path</text:span><text:span text:style-name="Default_20_Paragraph_20_Font"><text:span text:style-name="T41"> - the virtual path to be translated to a real path</text:span></text:span></text:p>
        <text:p text:style-name="P77">Returns:</text:p>
        <text:p text:style-name="P96">the real path, or null if the translation cannot be performed</text:p>
        <text:p text:style-name="P120"><text:bookmark text:name="r56"/>Package org.osgi.service.http.runtime</text:p>
        <text:p text:style-name="P65"><text:span text:style-name="Code_20_Small">@org.osgi.annotation.versioning.Version(value="1.3")</text:span></text:p>
        <text:p text:style-name="P66">Http Service Runtime Package Version 1.3.</text:p>
        <text:p text:style-name="P67">See:</text:p>
        <text:p text:style-name="P70"><text:a xlink:type="simple" xlink:href="#r55"><text:span text:style-name="T55">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0"><text:span text:style-name="Summary_20_Heading_20_Font1">Interface Summary</text:span></text:p>
            </table:table-cell>
            <table:covered-table-cell/>
            <table:table-cell table:style-name="Tabelle25.A1" office:value-type="string">
              <text:p text:style-name="P61"><text:span text:style-name="Page_20_Reference_20_Font">Page</text:span></text:p>
            </table:table-cell>
          </table:table-row>
          <table:table-row table:style-name="Tabelle25.1">
            <table:table-cell table:style-name="Tabelle25.A2" office:value-type="string">
              <text:p text:style-name="P50"><text:a xlink:type="simple" xlink:href="#r79"><text:span text:style-name="T57">HttpServiceRuntime</text:span></text:a></text:p>
            </table:table-cell>
            <table:table-cell table:style-name="Tabelle25.A2" office:value-type="string">
              <text:p text:style-name="P54"><text:span text:style-name="T67">The </text:span><text:span text:style-name="Code1"><text:span text:style-name="T67">HttpServiceRuntime</text:span></text:span><text:span text:style-name="Default_20_Paragraph_20_Font"><text:span text:style-name="T67"> service represents the runtime information of an Http Service implementation.</text:span></text:span></text:p>
            </table:table-cell>
            <table:table-cell table:style-name="Tabelle25.A2" office:value-type="string">
              <text:p text:style-name="P55"><text:span text:style-name="Page_20_Reference_20_Font"><text:span text:style-name="T67"><text:bookmark-ref text:reference-format="page" text:ref-name="r79">53</text:bookmark-ref></text:span></text:span></text:p>
            </table:table-cell>
          </table:table-row>
        </table:table>
        <text:p text:style-name="P41"/>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62"><text:span text:style-name="Summary_20_Heading_20_Font1"><text:span text:style-name="T23">Class Summary</text:span></text:span></text:p>
            </table:table-cell>
            <table:covered-table-cell/>
            <table:table-cell table:style-name="Tabelle26.A1" office:value-type="string">
              <text:p text:style-name="P63"><text:span text:style-name="Page_20_Reference_20_Font"><text:span text:style-name="T33">Page</text:span></text:span></text:p>
            </table:table-cell>
          </table:table-row>
          <table:table-row table:style-name="Tabelle26.1">
            <table:table-cell table:style-name="Tabelle26.A2" office:value-type="string">
              <text:p text:style-name="P50"><text:a xlink:type="simple" xlink:href="#r62"><text:span text:style-name="T55">BaseServletDTO</text:span></text:a></text:p>
            </table:table-cell>
            <table:table-cell table:style-name="Tabelle26.A2" office:value-type="string">
              <text:p text:style-name="P5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58"><text:span text:style-name="Page_20_Reference_20_Font"><text:span text:style-name="T23"><text:bookmark-ref text:reference-format="page" text:ref-name="r62">46</text:bookmark-ref></text:span></text:span></text:p>
            </table:table-cell>
          </table:table-row>
          <table:table-row table:style-name="Tabelle26.1">
            <table:table-cell table:style-name="Tabelle26.A3" office:value-type="string">
              <text:p text:style-name="P50"><text:a xlink:type="simple" xlink:href="#r67"><text:span text:style-name="T55">ErrorPageDTO</text:span></text:a></text:p>
            </table:table-cell>
            <table:table-cell table:style-name="Tabelle26.A3" office:value-type="string">
              <text:p text:style-name="P5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58"><text:span text:style-name="Page_20_Reference_20_Font"><text:span text:style-name="T23"><text:bookmark-ref text:reference-format="page" text:ref-name="r67">48</text:bookmark-ref></text:span></text:span></text:p>
            </table:table-cell>
          </table:table-row>
          <table:table-row table:style-name="Tabelle26.1">
            <table:table-cell table:style-name="Tabelle26.A3" office:value-type="string">
              <text:p text:style-name="P50"><text:a xlink:type="simple" xlink:href="#r76"><text:span text:style-name="T55">FilterDTO</text:span></text:a></text:p>
            </table:table-cell>
            <table:table-cell table:style-name="Tabelle26.A3" office:value-type="string">
              <text:p text:style-name="P5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58"><text:span text:style-name="Page_20_Reference_20_Font"><text:span text:style-name="T23"><text:bookmark-ref text:reference-format="page" text:ref-name="r76">50</text:bookmark-ref></text:span></text:span></text:p>
            </table:table-cell>
          </table:table-row>
          <table:table-row table:style-name="Tabelle26.1">
            <table:table-cell table:style-name="Tabelle26.A3" office:value-type="string">
              <text:p text:style-name="P50"><text:a xlink:type="simple" xlink:href="#r84"><text:span text:style-name="T55">ListenerDTO</text:span></text:a></text:p>
            </table:table-cell>
            <table:table-cell table:style-name="Tabelle26.A3" office:value-type="string">
              <text:p text:style-name="P56">Represents a listener service used by the Http Service runtime.</text:p>
            </table:table-cell>
            <table:table-cell table:style-name="Tabelle26.A3" office:value-type="string">
              <text:p text:style-name="P58"><text:span text:style-name="Page_20_Reference_20_Font"><text:span text:style-name="T23"><text:bookmark-ref text:reference-format="page" text:ref-name="r84">54</text:bookmark-ref></text:span></text:span></text:p>
            </table:table-cell>
          </table:table-row>
          <table:table-row table:style-name="Tabelle26.1">
            <table:table-cell table:style-name="Tabelle26.A3" office:value-type="string">
              <text:p text:style-name="P50"><text:a xlink:type="simple" xlink:href="#r90"><text:span text:style-name="T55">ResourceDTO</text:span></text:a></text:p>
            </table:table-cell>
            <table:table-cell table:style-name="Tabelle26.A3" office:value-type="string">
              <text:p text:style-name="P56">Represents a resource definition used by the Http Service runtime.</text:p>
            </table:table-cell>
            <table:table-cell table:style-name="Tabelle26.A3" office:value-type="string">
              <text:p text:style-name="P58"><text:span text:style-name="Page_20_Reference_20_Font"><text:span text:style-name="T23"><text:bookmark-ref text:reference-format="page" text:ref-name="r90">56</text:bookmark-ref></text:span></text:span></text:p>
            </table:table-cell>
          </table:table-row>
          <table:table-row table:style-name="Tabelle26.1">
            <table:table-cell table:style-name="Tabelle26.A3" office:value-type="string">
              <text:p text:style-name="P50"><text:a xlink:type="simple" xlink:href="#r104"><text:span text:style-name="T55">ServletContextDTO</text:span></text:a></text:p>
            </table:table-cell>
            <table:table-cell table:style-name="Tabelle26.A3" office:value-type="string">
              <text:p text:style-name="P50"><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4"><text:span text:style-name="Code1"><text:span text:style-name="T60">ServletContextHelper</text:span></text:span></text:a><text:span text:style-name="Default_20_Paragraph_20_Font"><text:span text:style-name="T34"> service.</text:span></text:span></text:p>
            </table:table-cell>
            <table:table-cell table:style-name="Tabelle26.A3" office:value-type="string">
              <text:p text:style-name="P58"><text:span text:style-name="Page_20_Reference_20_Font"><text:span text:style-name="T23"><text:bookmark-ref text:reference-format="page" text:ref-name="r104">58</text:bookmark-ref></text:span></text:span></text:p>
            </table:table-cell>
          </table:table-row>
          <table:table-row table:style-name="Tabelle26.1">
            <table:table-cell table:style-name="Tabelle26.A3" office:value-type="string">
              <text:p text:style-name="P50"><text:a xlink:type="simple" xlink:href="#r108"><text:span text:style-name="T55">ServletDTO</text:span></text:a></text:p>
            </table:table-cell>
            <table:table-cell table:style-name="Tabelle26.A3" office:value-type="string">
              <text:p text:style-name="P5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58"><text:span text:style-name="Page_20_Reference_20_Font"><text:span text:style-name="T23"><text:bookmark-ref text:reference-format="page" text:ref-name="r108">62</text:bookmark-ref></text:span></text:span></text:p>
            </table:table-cell>
          </table:table-row>
        </table:table>
        <text:p text:style-name="P78"><text:bookmark text:name="r55"/>Package org.osgi.service.http.runtime Description</text:p>
        <text:p text:style-name="P80">Http Service Runtime Package Version 1.3.</text:p>
        <text:p text:style-name="P80">Bundles wishing to use this package must list the package in the Import-Package header of the bundle's manifest. This package has two types of users: the consumers that use the API in this package and the providers that implement the API in this package.</text:p>
        <text:p text:style-name="P80">Example import for consumers using the API in this package:</text:p>
        <text:p text:style-name="P79"><text:span text:style-name="Code1">Import-Package: org.osgi.service.http.runtime; version="[1.3,2.0)"</text:span></text:p>
        <text:p text:style-name="P80">Example import for providers implementing the API in this package:</text:p>
        <text:p text:style-name="Standard"><text:span text:style-name="Code1">Import-Package: org.osgi.service.http.runtime; version="[1.3,1.4)"</text:span></text:p>
        <text:p text:style-name="P111"><text:bookmark text:name="r62"/>Class BaseServlet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5" text:anchor-type="as-char" svg:width="0.1563in" svg:height="0.1457in" draw:z-index="6"><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6" text:anchor-type="as-char" svg:width="0.1563in" svg:height="0.1457in" draw:z-index="7"><draw:image xlink:href="Pictures/100002000000000F0000000E443DCD33.png" xlink:type="simple" xlink:show="embed" xlink:actuate="onLoad"/></draw:frame></text:span><text:span text:style-name="Code2"><text:span text:style-name="T66">org.osgi.service.http.runtime.BaseServletDTO</text:span></text:span></text:p>
        <text:p text:style-name="P101">Direct Known Subclasses:</text:p>
        <text:p text:style-name="P72"><text:a xlink:type="simple" xlink:href="#r67"><text:span text:style-name="T56">ErrorPageDTO</text:span></text:a><text:span text:style-name="Default_20_Paragraph_20_Font"><text:span text:style-name="T41">, </text:span></text:span><text:a xlink:type="simple" xlink:href="#r108"><text:span text:style-name="Default_20_Paragraph_20_Font"><text:span text:style-name="T56">ServletDTO</text:span></text:span></text:a></text:p>
        <text:p text:style-name="P69"/>
        <text:p text:style-name="P81"><text:span text:style-name="Code2">abstract public class </text:span><text:span text:style-name="Code2"><text:span text:style-name="T66">BaseServletDTO</text:span></text:span></text:p>
        <text:p text:style-name="P47"><text:span text:style-name="Code2">extends org.osgi.dto.DTO</text:span></text:p>
        <text:p text:style-name="P45"><text:span text:style-name="T41">Represents common information about </text:span><text:span text:style-name="Code2">Servlet</text:span><text:span text:style-name="Default_20_Paragraph_20_Font"><text:span text:style-name="T41"> a service used by the Http Service runtime.</text:span></text:span></text:p>
        <text:p text:style-name="P36">Since:</text:p>
        <text:p text:style-name="P73">1.3</text:p>
        <text:p text:style-name="P36">NotThreadSafe</text:p>
        <text:p text:style-name="P82"/>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83"><text:span text:style-name="Summary_20_Heading_20_Font2"><text:span text:style-name="T23">Field Summary</text:span></text:span></text:p>
            </table:table-cell>
            <table:covered-table-cell/>
            <table:table-cell table:style-name="Tabelle28.A1" office:value-type="string">
              <text:p text:style-name="P84"><text:span text:style-name="Page_20_Reference_20_Font"><text:span text:style-name="T33">Page</text:span></text:span></text:p>
            </table:table-cell>
          </table:table-row>
          <table:table-row table:style-name="Tabelle28.1">
            <table:table-cell table:style-name="Tabelle28.A2" office:value-type="string">
              <text:p text:style-name="P86"><text:span text:style-name="Code_20_Small1"><text:span text:style-name="T23">boolean</text:span></text:span></text:p>
            </table:table-cell>
            <table:table-cell table:style-name="Tabelle28.A2" office:value-type="string">
              <text:p text:style-name="P89"><text:a xlink:type="simple" xlink:href="#r59"><text:span text:style-name="Code2"><text:span text:style-name="T61">asyncSupported</text:span></text:span></text:a></text:p>
              <text:p text:style-name="P91">Specifies whether the servlet supports asynchronous processing.</text:p>
            </table:table-cell>
            <table:table-cell table:style-name="Tabelle28.C2" office:value-type="string">
              <text:p text:style-name="P87"><text:span text:style-name="Page_20_Reference_20_Font"><text:span text:style-name="T23"><text:bookmark-ref text:reference-format="page" text:ref-name="r59">47</text:bookmark-ref></text:span></text:span></text:p>
            </table:table-cell>
          </table:table-row>
          <table:table-row table:style-name="Tabelle28.1">
            <table:table-cell table:style-name="Tabelle28.A3" office:value-type="string">
              <text:p text:style-name="P86"><text:span text:style-name="Code_20_Small1"><text:span text:style-name="T23">String</text:span></text:span></text:p>
            </table:table-cell>
            <table:table-cell table:style-name="Tabelle28.A3" office:value-type="string">
              <text:p text:style-name="P89"><text:a xlink:type="simple" xlink:href="#r57"><text:span text:style-name="Code2"><text:span text:style-name="T61">name</text:span></text:span></text:a></text:p>
              <text:p text:style-name="P91">The name of the servlet.</text:p>
            </table:table-cell>
            <table:table-cell table:style-name="Tabelle28.C3" office:value-type="string">
              <text:p text:style-name="P87"><text:span text:style-name="Page_20_Reference_20_Font"><text:span text:style-name="T23"><text:bookmark-ref text:reference-format="page" text:ref-name="r57">46</text:bookmark-ref></text:span></text:span></text:p>
            </table:table-cell>
          </table:table-row>
          <table:table-row table:style-name="Tabelle28.1">
            <table:table-cell table:style-name="Tabelle28.A3" office:value-type="string">
              <text:p text:style-name="P86"><text:span text:style-name="Code_20_Small1"><text:span text:style-name="T23">long</text:span></text:span></text:p>
            </table:table-cell>
            <table:table-cell table:style-name="Tabelle28.A3" office:value-type="string">
              <text:p text:style-name="P89"><text:a xlink:type="simple" xlink:href="#r60"><text:span text:style-name="Code2"><text:span text:style-name="T61">servletContextId</text:span></text:span></text:a></text:p>
              <text:p text:style-name="P92"><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87"><text:span text:style-name="Page_20_Reference_20_Font"><text:span text:style-name="T23"><text:bookmark-ref text:reference-format="page" text:ref-name="r60">47</text:bookmark-ref></text:span></text:span></text:p>
            </table:table-cell>
          </table:table-row>
          <table:table-row table:style-name="Tabelle28.1">
            <table:table-cell table:style-name="Tabelle28.A3" office:value-type="string">
              <text:p text:style-name="P86"><text:span text:style-name="Code_20_Small1"><text:span text:style-name="T23">String</text:span></text:span></text:p>
            </table:table-cell>
            <table:table-cell table:style-name="Tabelle28.A3" office:value-type="string">
              <text:p text:style-name="P89"><text:a xlink:type="simple" xlink:href="#r58"><text:span text:style-name="Code2"><text:span text:style-name="T61">servletInfo</text:span></text:span></text:a></text:p>
              <text:p text:style-name="P91">The information string from the servlet.</text:p>
            </table:table-cell>
            <table:table-cell table:style-name="Tabelle28.C3" office:value-type="string">
              <text:p text:style-name="P87"><text:span text:style-name="Page_20_Reference_20_Font"><text:span text:style-name="T23"><text:bookmark-ref text:reference-format="page" text:ref-name="r58">46</text:bookmark-ref></text:span></text:span></text:p>
            </table:table-cell>
          </table:table-row>
        </table:table>
        <text:p text:style-name="P42"/>
        <table:table table:name="Tabelle29" table:style-name="Tabelle29">
          <table:table-column table:style-name="Tabelle29.A"/>
          <table:table-column table:style-name="Tabelle29.B"/>
          <table:table-row table:style-name="Tabelle29.1">
            <table:table-cell table:style-name="Tabelle29.A1" office:value-type="string">
              <text:p text:style-name="P83"><text:span text:style-name="Summary_20_Heading_20_Font2"><text:span text:style-name="T23">Constructor Summary</text:span></text:span></text:p>
            </table:table-cell>
            <table:table-cell table:style-name="Tabelle29.A1" office:value-type="string">
              <text:p text:style-name="P84"><text:span text:style-name="Page_20_Reference_20_Font"><text:span text:style-name="T33">Page</text:span></text:span></text:p>
            </table:table-cell>
          </table:table-row>
          <table:table-row table:style-name="Tabelle29.1">
            <table:table-cell table:style-name="Tabelle29.A2" office:value-type="string">
              <text:p text:style-name="P85"><text:a xlink:type="simple" xlink:href="#r61"><text:span text:style-name="Code2"><text:span text:style-name="T61">BaseServletDTO</text:span></text:span></text:a><text:span text:style-name="Code2"><text:span text:style-name="T23">()</text:span></text:span></text:p>
            </table:table-cell>
            <table:table-cell table:style-name="Tabelle29.B2" office:value-type="string">
              <text:p text:style-name="P87"><text:span text:style-name="Page_20_Reference_20_Font"><text:span text:style-name="T23"><text:bookmark-ref text:reference-format="page" text:ref-name="r61">47</text:bookmark-ref></text:span></text:span></text:p>
            </table:table-cell>
          </table:table-row>
        </table:table>
        <text:p text:style-name="P42"/>
        <table:table table:name="Tabelle31" table:style-name="Tabelle31">
          <table:table-column table:style-name="Tabelle31.A"/>
          <table:table-row table:style-name="Tabelle31.1">
            <table:table-cell table:style-name="Tabelle31.A1" office:value-type="string">
              <text:p text:style-name="P64">Methods inherited from class org.osgi.dto.DTO</text:p>
            </table:table-cell>
          </table:table-row>
          <table:table-row table:style-name="Tabelle31.2">
            <table:table-cell table:style-name="Tabelle31.A2" office:value-type="string">
              <text:p text:style-name="P57"><text:span text:style-name="Code2"><text:span text:style-name="T23">toString</text:span></text:span></text:p>
            </table:table-cell>
          </table:table-row>
        </table:table>
        <text:p text:style-name="P102">Field Detail</text:p>
        <text:p text:style-name="P105"><text:bookmark text:name="r57"/>name</text:p>
        <text:p text:style-name="P47"><text:span text:style-name="Code2">public String </text:span><text:span text:style-name="Code2"><text:span text:style-name="T66">name</text:span></text:span></text:p>
        <text:p text:style-name="P71">The name of the servlet.</text:p>
        <text:p text:style-name="P77">See Also:</text:p>
        <text:p text:style-name="P95"><text:a xlink:type="simple" xlink:href="#r7"><text:span text:style-name="Code2"><text:span text:style-name="T60">HttpConstants.HTTP_WHITEBOARD_SERVLET_NAME</text:span></text:span></text:a></text:p>
        <text:p text:style-name="P97"/>
        <text:p text:style-name="P104"><text:bookmark text:name="r58"/>servletInfo</text:p>
        <text:p text:style-name="P47"><text:span text:style-name="Code2">public String </text:span><text:span text:style-name="Code2"><text:span text:style-name="T66">servletInfo</text:span></text:span></text:p>
        <text:p text:style-name="P75">The information string from the servlet.</text:p>
        <text:p text:style-name="P70"><text:soft-page-break/><text:span text:style-name="T41">This is the value returned by the </text:span><text:span text:style-name="Code2">Servlet.getServletInfo()</text:span><text:span text:style-name="Default_20_Paragraph_20_Font"><text:span text:style-name="T41"> method.</text:span></text:span></text:p>
        <text:p text:style-name="P98"/>
        <text:p text:style-name="P104"><text:bookmark text:name="r59"/>asyncSupported</text:p>
        <text:p text:style-name="P47"><text:span text:style-name="Code2">public boolean </text:span><text:span text:style-name="Code2"><text:span text:style-name="T66">asyncSupported</text:span></text:span></text:p>
        <text:p text:style-name="P71">Specifies whether the servlet supports asynchronous processing.</text:p>
        <text:p text:style-name="P77">See Also:</text:p>
        <text:p text:style-name="P95"><text:a xlink:type="simple" xlink:href="#r10"><text:span text:style-name="Code2"><text:span text:style-name="T60">HttpConstants.HTTP_WHITEBOARD_SERVLET_ASYNC_SUPPORTED</text:span></text:span></text:a></text:p>
        <text:p text:style-name="P97"/>
        <text:p text:style-name="P104"><text:bookmark text:name="r60"/>servletContextId</text:p>
        <text:p text:style-name="P47"><text:span text:style-name="Code2">public long </text:span><text:span text:style-name="Code2"><text:span text:style-name="T66">servletContextId</text:span></text:span></text:p>
        <text:p text:style-name="P70"><text:span text:style-name="T41">The service id of the </text:span><text:span text:style-name="Code2">ServletContext</text:span><text:span text:style-name="Default_20_Paragraph_20_Font"><text:span text:style-name="T41"> for the servlet.</text:span></text:span></text:p>
        <text:p text:style-name="P103">Constructor Detail</text:p>
        <text:p text:style-name="P105"><text:bookmark text:name="r61"/>BaseServletDTO</text:p>
        <text:p text:style-name="P47"><text:span text:style-name="Code2">public </text:span><text:span text:style-name="Code2"><text:span text:style-name="T66">BaseServletDTO</text:span></text:span><text:span text:style-name="Code2">()</text:span></text:p>
        <text:p text:style-name="P112"><text:bookmark text:name="r67"/>Class ErrorPage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7" text:anchor-type="as-char" svg:width="0.1563in" svg:height="0.1457in" draw:z-index="8"><draw:image xlink:href="Pictures/100002000000000F0000000E443DCD33.png" xlink:type="simple" xlink:show="embed" xlink:actuate="onLoad"/></draw:frame></text:span><text:span text:style-name="Code2">org.osgi.dto.DTO</text:span></text:p>
        <text:p text:style-name="P37"><text:span text:style-name="Code2">      </text:span><text:span text:style-name="Code2"><draw:frame draw:style-name="fr3" draw:name="Grafik8" text:anchor-type="as-char" svg:width="0.1563in" svg:height="0.1457in" draw:z-index="9"><draw:image xlink:href="Pictures/100002000000000F0000000E443DCD33.png" xlink:type="simple" xlink:show="embed" xlink:actuate="onLoad"/></draw:frame></text:span><text:a xlink:type="simple" xlink:href="#r62"><text:span text:style-name="Code2"><text:span text:style-name="T60">org.osgi.service.http.runtime.BaseServletDTO</text:span></text:span></text:a></text:p>
        <text:p text:style-name="P43"><text:span text:style-name="Code2">          </text:span><text:span text:style-name="Code2"><draw:frame draw:style-name="fr3" draw:name="Grafik9" text:anchor-type="as-char" svg:width="0.1563in" svg:height="0.1457in" draw:z-index="10"><draw:image xlink:href="Pictures/100002000000000F0000000E443DCD33.png" xlink:type="simple" xlink:show="embed" xlink:actuate="onLoad"/></draw:frame></text:span><text:span text:style-name="Code2"><text:span text:style-name="T66">org.osgi.service.http.runtime.ErrorPageDTO</text:span></text:span></text:p>
        <text:p text:style-name="P69"/>
        <text:p text:style-name="P81"><text:span text:style-name="Code2">public class </text:span><text:span text:style-name="Code2"><text:span text:style-name="T66">ErrorPageDTO</text:span></text:span></text:p>
        <text:p text:style-name="P47"><text:span text:style-name="Code2">extends </text:span><text:a xlink:type="simple" xlink:href="#r62"><text:span text:style-name="Code2"><text:span text:style-name="T60">BaseServletDTO</text:span></text:span></text:a></text:p>
        <text:p text:style-name="P45"><text:span text:style-name="T41">Represents a </text:span><text:span text:style-name="Code2">Servlet</text:span><text:span text:style-name="Default_20_Paragraph_20_Font"><text:span text:style-name="T41"> service registered as an error page used by the Http Service runtime.</text:span></text:span></text:p>
        <text:p text:style-name="P36">Since:</text:p>
        <text:p text:style-name="P73">1.3</text:p>
        <text:p text:style-name="P36">NotThreadSafe</text:p>
        <text:p text:style-name="P82"/>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3"><text:span text:style-name="Summary_20_Heading_20_Font2"><text:span text:style-name="T23">Field Summary</text:span></text:span></text:p>
            </table:table-cell>
            <table:covered-table-cell/>
            <table:table-cell table:style-name="Tabelle32.A1" office:value-type="string">
              <text:p text:style-name="P84"><text:span text:style-name="Page_20_Reference_20_Font"><text:span text:style-name="T33">Page</text:span></text:span></text:p>
            </table:table-cell>
          </table:table-row>
          <table:table-row table:style-name="Tabelle32.1">
            <table:table-cell table:style-name="Tabelle32.A2" office:value-type="string">
              <text:p text:style-name="P86"><text:span text:style-name="Code_20_Small1"><text:span text:style-name="T23">long[]</text:span></text:span></text:p>
            </table:table-cell>
            <table:table-cell table:style-name="Tabelle32.A2" office:value-type="string">
              <text:p text:style-name="P89"><text:a xlink:type="simple" xlink:href="#r64"><text:span text:style-name="Code2"><text:span text:style-name="T61">errorCodes</text:span></text:span></text:a></text:p>
              <text:p text:style-name="P91">The error codes this error page is registered for.</text:p>
            </table:table-cell>
            <table:table-cell table:style-name="Tabelle32.C2" office:value-type="string">
              <text:p text:style-name="P87"><text:span text:style-name="Page_20_Reference_20_Font"><text:span text:style-name="T23"><text:bookmark-ref text:reference-format="page" text:ref-name="r64">48</text:bookmark-ref></text:span></text:span></text:p>
            </table:table-cell>
          </table:table-row>
          <table:table-row table:style-name="Tabelle32.1">
            <table:table-cell table:style-name="Tabelle32.A3" office:value-type="string">
              <text:p text:style-name="P86"><text:span text:style-name="Code_20_Small1"><text:span text:style-name="T23">String[]</text:span></text:span></text:p>
            </table:table-cell>
            <table:table-cell table:style-name="Tabelle32.A3" office:value-type="string">
              <text:p text:style-name="P89"><text:a xlink:type="simple" xlink:href="#r63"><text:span text:style-name="Code2"><text:span text:style-name="T61">exceptions</text:span></text:span></text:a></text:p>
              <text:p text:style-name="P91">The exceptions this error page is registered for.</text:p>
            </table:table-cell>
            <table:table-cell table:style-name="Tabelle32.C3" office:value-type="string">
              <text:p text:style-name="P87"><text:span text:style-name="Page_20_Reference_20_Font"><text:span text:style-name="T23"><text:bookmark-ref text:reference-format="page" text:ref-name="r63">48</text:bookmark-ref></text:span></text:span></text:p>
            </table:table-cell>
          </table:table-row>
          <table:table-row table:style-name="Tabelle32.1">
            <table:table-cell table:style-name="Tabelle32.A3" office:value-type="string">
              <text:p text:style-name="P86"><text:span text:style-name="Code_20_Small1"><text:span text:style-name="T23">long</text:span></text:span></text:p>
            </table:table-cell>
            <table:table-cell table:style-name="Tabelle32.A3" office:value-type="string">
              <text:p text:style-name="P89"><text:a xlink:type="simple" xlink:href="#r65"><text:span text:style-name="Code2"><text:span text:style-name="T61">serviceId</text:span></text:span></text:a></text:p>
              <text:p text:style-name="P91">Service property identifying this whiteboard service.</text:p>
            </table:table-cell>
            <table:table-cell table:style-name="Tabelle32.C3" office:value-type="string">
              <text:p text:style-name="P87"><text:span text:style-name="Page_20_Reference_20_Font"><text:span text:style-name="T23"><text:bookmark-ref text:reference-format="page" text:ref-name="r65">49</text:bookmark-ref></text:span></text:span></text:p>
            </table:table-cell>
          </table:table-row>
        </table:table>
        <text:p text:style-name="P42"/>
        <table:table table:name="Tabelle34" table:style-name="Tabelle34">
          <table:table-column table:style-name="Tabelle34.A"/>
          <table:table-row table:style-name="Tabelle34.1">
            <table:table-cell table:style-name="Tabelle34.A1" office:value-type="string">
              <text:p text:style-name="P59"><text:span text:style-name="T35">Fields inherited from class org.osgi.service.http.runtime.</text:span><text:a xlink:type="simple" xlink:href="#r62"><text:span text:style-name="T55">BaseServletDTO</text:span></text:a></text:p>
            </table:table-cell>
          </table:table-row>
          <table:table-row table:style-name="Tabelle34.2">
            <table:table-cell table:style-name="Tabelle34.A2" office:value-type="string">
              <text:p text:style-name="P50"><text:a xlink:type="simple" xlink:href="#r59"><text:span text:style-name="Code2"><text:span text:style-name="T60">asyncSupported</text:span></text:span></text:a><text:span text:style-name="Code2"><text:span text:style-name="T23">, </text:span></text:span><text:a xlink:type="simple" xlink:href="#r57"><text:span text:style-name="Code2"><text:span text:style-name="T60">name</text:span></text:span></text:a><text:span text:style-name="Code2"><text:span text:style-name="T23">, </text:span></text:span><text:a xlink:type="simple" xlink:href="#r60"><text:span text:style-name="Code2"><text:span text:style-name="T60">servletContextId</text:span></text:span></text:a><text:span text:style-name="Code2"><text:span text:style-name="T23">, </text:span></text:span><text:a xlink:type="simple" xlink:href="#r58"><text:span text:style-name="Code2"><text:span text:style-name="T60">servletInfo</text:span></text:span></text:a></text:p>
            </table:table-cell>
          </table:table-row>
        </table:table>
        <text:p text:style-name="P42"/>
        <table:table table:name="Tabelle35" table:style-name="Tabelle35">
          <table:table-column table:style-name="Tabelle35.A"/>
          <table:table-column table:style-name="Tabelle35.B"/>
          <table:table-row table:style-name="Tabelle35.1">
            <table:table-cell table:style-name="Tabelle35.A1" office:value-type="string">
              <text:p text:style-name="P83"><text:span text:style-name="Summary_20_Heading_20_Font2"><text:span text:style-name="T23">Constructor Summary</text:span></text:span></text:p>
            </table:table-cell>
            <table:table-cell table:style-name="Tabelle35.A1" office:value-type="string">
              <text:p text:style-name="P84"><text:span text:style-name="Page_20_Reference_20_Font"><text:span text:style-name="T33">Page</text:span></text:span></text:p>
            </table:table-cell>
          </table:table-row>
          <table:table-row table:style-name="Tabelle35.1">
            <table:table-cell table:style-name="Tabelle35.A2" office:value-type="string">
              <text:p text:style-name="P85"><text:a xlink:type="simple" xlink:href="#r66"><text:span text:style-name="Code2"><text:span text:style-name="T61">ErrorPageDTO</text:span></text:span></text:a><text:span text:style-name="Code2"><text:span text:style-name="T23">()</text:span></text:span></text:p>
            </table:table-cell>
            <table:table-cell table:style-name="Tabelle35.B2" office:value-type="string">
              <text:p text:style-name="P87"><text:span text:style-name="Page_20_Reference_20_Font"><text:span text:style-name="T23"><text:bookmark-ref text:reference-format="page" text:ref-name="r66">49</text:bookmark-ref></text:span></text:span></text:p>
            </table:table-cell>
          </table:table-row>
        </table:table>
        <text:p text:style-name="P42"/>
        <table:table table:name="Tabelle38" table:style-name="Tabelle38">
          <table:table-column table:style-name="Tabelle38.A"/>
          <table:table-row table:style-name="Tabelle38.1">
            <table:table-cell table:style-name="Tabelle38.A1" office:value-type="string">
              <text:p text:style-name="P64">Methods inherited from class org.osgi.dto.DTO</text:p>
            </table:table-cell>
          </table:table-row>
          <table:table-row table:style-name="Tabelle38.2">
            <table:table-cell table:style-name="Tabelle38.A2" office:value-type="string">
              <text:p text:style-name="P57"><text:span text:style-name="Code2"><text:span text:style-name="T23">toString</text:span></text:span></text:p>
            </table:table-cell>
          </table:table-row>
        </table:table>
        <text:p text:style-name="P102">Field Detail</text:p>
        <text:p text:style-name="P105"><text:bookmark text:name="r63"/>exceptions</text:p>
        <text:p text:style-name="P47"><text:span text:style-name="Code2">public String[] </text:span><text:span text:style-name="Code2"><text:span text:style-name="T66">exceptions</text:span></text:span></text:p>
        <text:p text:style-name="P71">The exceptions this error page is registered for. This error might be empty.</text:p>
        <text:p text:style-name="P77">See Also:</text:p>
        <text:p text:style-name="P95"><text:a xlink:type="simple" xlink:href="#r9"><text:span text:style-name="Code2"><text:span text:style-name="T60">HttpConstants.HTTP_WHITEBOARD_SERVLET_ERROR_PAGE</text:span></text:span></text:a></text:p>
        <text:p text:style-name="P97"/>
        <text:p text:style-name="P104"><text:bookmark text:name="r64"/>errorCodes</text:p>
        <text:p text:style-name="P47"><text:span text:style-name="Code2">public long[] </text:span><text:span text:style-name="Code2"><text:span text:style-name="T66">errorCodes</text:span></text:span></text:p>
        <text:p text:style-name="P71">The error codes this error page is registered for. This error might be empty.</text:p>
        <text:p text:style-name="P77"><text:soft-page-break/>See Also:</text:p>
        <text:p text:style-name="P95"><text:a xlink:type="simple" xlink:href="#r9"><text:span text:style-name="Code2"><text:span text:style-name="T60">HttpConstants.HTTP_WHITEBOARD_SERVLET_ERROR_PAGE</text:span></text:span></text:a></text:p>
        <text:p text:style-name="P97"/>
        <text:p text:style-name="P104"><text:bookmark text:name="r65"/>serviceId</text:p>
        <text:p text:style-name="P47"><text:span text:style-name="Code2">public long </text:span><text:span text:style-name="Code2"><text:span text:style-name="T66">serviceId</text:span></text:span></text:p>
        <text:p text:style-name="P70"><text:span text:style-name="T41">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text:span></text:span></text:p>
        <text:p text:style-name="P103">Constructor Detail</text:p>
        <text:p text:style-name="P105"><text:bookmark text:name="r66"/>ErrorPageDTO</text:p>
        <text:p text:style-name="P47"><text:span text:style-name="Code2">public </text:span><text:span text:style-name="Code2"><text:span text:style-name="T66">ErrorPageDTO</text:span></text:span><text:span text:style-name="Code2">()</text:span></text:p>
        <text:p text:style-name="P113"><text:bookmark text:name="r76"/>Class Filter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10" text:anchor-type="as-char" svg:width="0.1563in" svg:height="0.1457in" draw:z-index="11"><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11" text:anchor-type="as-char" svg:width="0.1563in" svg:height="0.1457in" draw:z-index="12"><draw:image xlink:href="Pictures/100002000000000F0000000E443DCD33.png" xlink:type="simple" xlink:show="embed" xlink:actuate="onLoad"/></draw:frame></text:span><text:span text:style-name="Code2"><text:span text:style-name="T66">org.osgi.service.http.runtime.FilterDTO</text:span></text:span></text:p>
        <text:p text:style-name="P69"/>
        <text:p text:style-name="P81"><text:span text:style-name="Code2">public class </text:span><text:span text:style-name="Code2"><text:span text:style-name="T66">FilterDTO</text:span></text:span></text:p>
        <text:p text:style-name="P47"><text:span text:style-name="Code2">extends org.osgi.dto.DTO</text:span></text:p>
        <text:p text:style-name="P45"><text:span text:style-name="T41">Represents a servlet </text:span><text:span text:style-name="Code2">Filter</text:span><text:span text:style-name="Default_20_Paragraph_20_Font"><text:span text:style-name="T41"> service used by the Http Service runtime.</text:span></text:span></text:p>
        <text:p text:style-name="P36">Since:</text:p>
        <text:p text:style-name="P73">1.3</text:p>
        <text:p text:style-name="P36">NotThreadSafe</text:p>
        <text:p text:style-name="P82"/>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83"><text:span text:style-name="Summary_20_Heading_20_Font2"><text:span text:style-name="T23">Field Summary</text:span></text:span></text:p>
            </table:table-cell>
            <table:covered-table-cell/>
            <table:table-cell table:style-name="Tabelle39.A1" office:value-type="string">
              <text:p text:style-name="P84"><text:span text:style-name="Page_20_Reference_20_Font"><text:span text:style-name="T33">Page</text:span></text:span></text:p>
            </table:table-cell>
          </table:table-row>
          <table:table-row table:style-name="Tabelle39.1">
            <table:table-cell table:style-name="Tabelle39.A2" office:value-type="string">
              <text:p text:style-name="P86"><text:span text:style-name="Code_20_Small1"><text:span text:style-name="T23">boolean</text:span></text:span></text:p>
            </table:table-cell>
            <table:table-cell table:style-name="Tabelle39.A2" office:value-type="string">
              <text:p text:style-name="P89"><text:a xlink:type="simple" xlink:href="#r71"><text:span text:style-name="Code2"><text:span text:style-name="T61">asyncSupported</text:span></text:span></text:a></text:p>
              <text:p text:style-name="P91">Specifies whether the servlet filter supports asynchronous processing.</text:p>
            </table:table-cell>
            <table:table-cell table:style-name="Tabelle39.C2" office:value-type="string">
              <text:p text:style-name="P87"><text:span text:style-name="Page_20_Reference_20_Font"><text:span text:style-name="T23"><text:bookmark-ref text:reference-format="page" text:ref-name="r71">51</text:bookmark-ref></text:span></text:span></text:p>
            </table:table-cell>
          </table:table-row>
          <table:table-row table:style-name="Tabelle39.1">
            <table:table-cell table:style-name="Tabelle39.A3" office:value-type="string">
              <text:p text:style-name="P86"><text:span text:style-name="Code_20_Small1"><text:span text:style-name="T23">String[]</text:span></text:span></text:p>
            </table:table-cell>
            <table:table-cell table:style-name="Tabelle39.A3" office:value-type="string">
              <text:p text:style-name="P89"><text:a xlink:type="simple" xlink:href="#r72"><text:span text:style-name="Code2"><text:span text:style-name="T61">dispatcher</text:span></text:span></text:a></text:p>
              <text:p text:style-name="P91">The dispatcher associations for the servlet filter.</text:p>
            </table:table-cell>
            <table:table-cell table:style-name="Tabelle39.C3" office:value-type="string">
              <text:p text:style-name="P87"><text:span text:style-name="Page_20_Reference_20_Font"><text:span text:style-name="T23"><text:bookmark-ref text:reference-format="page" text:ref-name="r72">51</text:bookmark-ref></text:span></text:span></text:p>
            </table:table-cell>
          </table:table-row>
          <table:table-row table:style-name="Tabelle39.1">
            <table:table-cell table:style-name="Tabelle39.A3" office:value-type="string">
              <text:p text:style-name="P86"><text:span text:style-name="Code_20_Small1"><text:span text:style-name="T23">String</text:span></text:span></text:p>
            </table:table-cell>
            <table:table-cell table:style-name="Tabelle39.A3" office:value-type="string">
              <text:p text:style-name="P89"><text:a xlink:type="simple" xlink:href="#r68"><text:span text:style-name="Code2"><text:span text:style-name="T61">name</text:span></text:span></text:a></text:p>
              <text:p text:style-name="P91">The name of the servlet filter.</text:p>
            </table:table-cell>
            <table:table-cell table:style-name="Tabelle39.C3" office:value-type="string">
              <text:p text:style-name="P87"><text:span text:style-name="Page_20_Reference_20_Font"><text:span text:style-name="T23"><text:bookmark-ref text:reference-format="page" text:ref-name="r68">50</text:bookmark-ref></text:span></text:span></text:p>
            </table:table-cell>
          </table:table-row>
          <table:table-row table:style-name="Tabelle39.1">
            <table:table-cell table:style-name="Tabelle39.A3" office:value-type="string">
              <text:p text:style-name="P86"><text:span text:style-name="Code_20_Small1"><text:span text:style-name="T23">String[]</text:span></text:span></text:p>
            </table:table-cell>
            <table:table-cell table:style-name="Tabelle39.A3" office:value-type="string">
              <text:p text:style-name="P89"><text:a xlink:type="simple" xlink:href="#r69"><text:span text:style-name="Code2"><text:span text:style-name="T61">patterns</text:span></text:span></text:a></text:p>
              <text:p text:style-name="P91">The request mappings for the servlet filter.</text:p>
            </table:table-cell>
            <table:table-cell table:style-name="Tabelle39.C3" office:value-type="string">
              <text:p text:style-name="P87"><text:span text:style-name="Page_20_Reference_20_Font"><text:span text:style-name="T23"><text:bookmark-ref text:reference-format="page" text:ref-name="r69">51</text:bookmark-ref></text:span></text:span></text:p>
            </table:table-cell>
          </table:table-row>
          <table:table-row table:style-name="Tabelle39.1">
            <table:table-cell table:style-name="Tabelle39.A3" office:value-type="string">
              <text:p text:style-name="P86"><text:span text:style-name="Code_20_Small1"><text:span text:style-name="T23">long</text:span></text:span></text:p>
            </table:table-cell>
            <table:table-cell table:style-name="Tabelle39.A3" office:value-type="string">
              <text:p text:style-name="P89"><text:a xlink:type="simple" xlink:href="#r73"><text:span text:style-name="Code2"><text:span text:style-name="T61">serviceId</text:span></text:span></text:a></text:p>
              <text:p text:style-name="P91">Service property identifying this whiteboard service.</text:p>
            </table:table-cell>
            <table:table-cell table:style-name="Tabelle39.C3" office:value-type="string">
              <text:p text:style-name="P87"><text:span text:style-name="Page_20_Reference_20_Font"><text:span text:style-name="T23"><text:bookmark-ref text:reference-format="page" text:ref-name="r73">51</text:bookmark-ref></text:span></text:span></text:p>
            </table:table-cell>
          </table:table-row>
          <table:table-row table:style-name="Tabelle39.1">
            <table:table-cell table:style-name="Tabelle39.A3" office:value-type="string">
              <text:p text:style-name="P86"><text:span text:style-name="Code_20_Small1"><text:span text:style-name="T23">long</text:span></text:span></text:p>
            </table:table-cell>
            <table:table-cell table:style-name="Tabelle39.A3" office:value-type="string">
              <text:p text:style-name="P89"><text:a xlink:type="simple" xlink:href="#r74"><text:span text:style-name="Code2"><text:span text:style-name="T61">servletContextId</text:span></text:span></text:a></text:p>
              <text:p text:style-name="P92"><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87"><text:span text:style-name="Page_20_Reference_20_Font"><text:span text:style-name="T23"><text:bookmark-ref text:reference-format="page" text:ref-name="r74">51</text:bookmark-ref></text:span></text:span></text:p>
            </table:table-cell>
          </table:table-row>
          <table:table-row table:style-name="Tabelle39.1">
            <table:table-cell table:style-name="Tabelle39.A3" office:value-type="string">
              <text:p text:style-name="P86"><text:span text:style-name="Code_20_Small1"><text:span text:style-name="T23">String[]</text:span></text:span></text:p>
            </table:table-cell>
            <table:table-cell table:style-name="Tabelle39.A3" office:value-type="string">
              <text:p text:style-name="P89"><text:a xlink:type="simple" xlink:href="#r70"><text:span text:style-name="Code2"><text:span text:style-name="T61">servletNames</text:span></text:span></text:a></text:p>
              <text:p text:style-name="P91">The servlet names for the servlet filter.</text:p>
            </table:table-cell>
            <table:table-cell table:style-name="Tabelle39.C3" office:value-type="string">
              <text:p text:style-name="P87"><text:span text:style-name="Page_20_Reference_20_Font"><text:span text:style-name="T23"><text:bookmark-ref text:reference-format="page" text:ref-name="r70">51</text:bookmark-ref></text:span></text:span></text:p>
            </table:table-cell>
          </table:table-row>
        </table:table>
        <text:p text:style-name="P42"/>
        <table:table table:name="Tabelle41" table:style-name="Tabelle41">
          <table:table-column table:style-name="Tabelle41.A"/>
          <table:table-column table:style-name="Tabelle41.B"/>
          <table:table-row table:style-name="Tabelle41.1">
            <table:table-cell table:style-name="Tabelle41.A1" office:value-type="string">
              <text:p text:style-name="P83"><text:span text:style-name="Summary_20_Heading_20_Font2"><text:span text:style-name="T23">Constructor Summary</text:span></text:span></text:p>
            </table:table-cell>
            <table:table-cell table:style-name="Tabelle41.A1" office:value-type="string">
              <text:p text:style-name="P84"><text:span text:style-name="Page_20_Reference_20_Font"><text:span text:style-name="T33">Page</text:span></text:span></text:p>
            </table:table-cell>
          </table:table-row>
          <table:table-row table:style-name="Tabelle41.1">
            <table:table-cell table:style-name="Tabelle41.A2" office:value-type="string">
              <text:p text:style-name="P85"><text:a xlink:type="simple" xlink:href="#r75"><text:span text:style-name="Code2"><text:span text:style-name="T61">FilterDTO</text:span></text:span></text:a><text:span text:style-name="Code2"><text:span text:style-name="T23">()</text:span></text:span></text:p>
            </table:table-cell>
            <table:table-cell table:style-name="Tabelle41.B2" office:value-type="string">
              <text:p text:style-name="P87"><text:span text:style-name="Page_20_Reference_20_Font"><text:span text:style-name="T23"><text:bookmark-ref text:reference-format="page" text:ref-name="r75">52</text:bookmark-ref></text:span></text:span></text:p>
            </table:table-cell>
          </table:table-row>
        </table:table>
        <text:p text:style-name="P42"/>
        <table:table table:name="Tabelle48" table:style-name="Tabelle48">
          <table:table-column table:style-name="Tabelle48.A"/>
          <table:table-row table:style-name="Tabelle48.1">
            <table:table-cell table:style-name="Tabelle48.A1" office:value-type="string">
              <text:p text:style-name="P64">Methods inherited from class org.osgi.dto.DTO</text:p>
            </table:table-cell>
          </table:table-row>
          <table:table-row table:style-name="Tabelle48.2">
            <table:table-cell table:style-name="Tabelle48.A2" office:value-type="string">
              <text:p text:style-name="P57"><text:span text:style-name="Code2"><text:span text:style-name="T23">toString</text:span></text:span></text:p>
            </table:table-cell>
          </table:table-row>
        </table:table>
        <text:p text:style-name="P102">Field Detail</text:p>
        <text:p text:style-name="P105"><text:bookmark text:name="r68"/>name</text:p>
        <text:p text:style-name="P47"><text:span text:style-name="Code2">public String </text:span><text:span text:style-name="Code2"><text:span text:style-name="T66">name</text:span></text:span></text:p>
        <text:p text:style-name="P71">The name of the servlet filter.</text:p>
        <text:p text:style-name="P77">See Also:</text:p>
        <text:p text:style-name="P95"><text:a xlink:type="simple" xlink:href="#r11"><text:span text:style-name="Code2"><text:span text:style-name="T60">HttpConstants.HTTP_WHITEBOARD_FILTER_NAME</text:span></text:span></text:a></text:p>
        <text:p text:style-name="P97"/>
        <text:p text:style-name="P104"><text:bookmark text:name="r69"/><text:soft-page-break/>patterns</text:p>
        <text:p text:style-name="P47"><text:span text:style-name="Code2">public String[] </text:span><text:span text:style-name="Code2"><text:span text:style-name="T66">patterns</text:span></text:span></text:p>
        <text:p text:style-name="P75">The request mappings for the servlet filter.</text:p>
        <text:p text:style-name="P71">The specified patterns are used to determine whether a request should be mapped to the servlet filter.</text:p>
        <text:p text:style-name="P77">See Also:</text:p>
        <text:p text:style-name="P95"><text:a xlink:type="simple" xlink:href="#r12"><text:span text:style-name="Code2"><text:span text:style-name="T60">HttpConstants.HTTP_WHITEBOARD_FILTER_PATTERN</text:span></text:span></text:a></text:p>
        <text:p text:style-name="P97"/>
        <text:p text:style-name="P104"><text:bookmark text:name="r70"/>servletNames</text:p>
        <text:p text:style-name="P47"><text:span text:style-name="Code2">public String[] </text:span><text:span text:style-name="Code2"><text:span text:style-name="T66">servletNames</text:span></text:span></text:p>
        <text:p text:style-name="P75">The servlet names for the servlet filter.</text:p>
        <text:p text:style-name="P71">The specified names are used to determine the servlets whose requests should be mapped to the servlet filter.</text:p>
        <text:p text:style-name="P77">See Also:</text:p>
        <text:p text:style-name="P95"><text:a xlink:type="simple" xlink:href="#r11"><text:span text:style-name="Code2"><text:span text:style-name="T60">HttpConstants.HTTP_WHITEBOARD_FILTER_NAME</text:span></text:span></text:a></text:p>
        <text:p text:style-name="P97"/>
        <text:p text:style-name="P104"><text:bookmark text:name="r71"/>asyncSupported</text:p>
        <text:p text:style-name="P47"><text:span text:style-name="Code2">public boolean </text:span><text:span text:style-name="Code2"><text:span text:style-name="T66">asyncSupported</text:span></text:span></text:p>
        <text:p text:style-name="P71">Specifies whether the servlet filter supports asynchronous processing.</text:p>
        <text:p text:style-name="P77">See Also:</text:p>
        <text:p text:style-name="P95"><text:a xlink:type="simple" xlink:href="#r14"><text:span text:style-name="Code2"><text:span text:style-name="T60">HttpConstants.HTTP_WHITEBOARD_FILTER_ASYNC_SUPPORTED</text:span></text:span></text:a></text:p>
        <text:p text:style-name="P97"/>
        <text:p text:style-name="P104"><text:bookmark text:name="r72"/>dispatcher</text:p>
        <text:p text:style-name="P47"><text:span text:style-name="Code2">public String[] </text:span><text:span text:style-name="Code2"><text:span text:style-name="T66">dispatcher</text:span></text:span></text:p>
        <text:p text:style-name="P75">The dispatcher associations for the servlet filter.</text:p>
        <text:p text:style-name="P71">The specified names are used to determine in what occasions the servlet filter is called</text:p>
        <text:p text:style-name="P77">See Also:</text:p>
        <text:p text:style-name="P95"><text:a xlink:type="simple" xlink:href="#r15"><text:span text:style-name="Code2"><text:span text:style-name="T60">HttpConstants.HTTP_WHITEBOARD_FILTER_DISPATCHER</text:span></text:span></text:a></text:p>
        <text:p text:style-name="P97"/>
        <text:p text:style-name="P104"><text:bookmark text:name="r73"/>serviceId</text:p>
        <text:p text:style-name="P47"><text:span text:style-name="Code2">public long </text:span><text:span text:style-name="Code2"><text:span text:style-name="T66">serviceId</text:span></text:span></text:p>
        <text:p text:style-name="P70"><text:span text:style-name="T41">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text:span></text:span></text:p>
        <text:p text:style-name="P98"/>
        <text:p text:style-name="P104"><text:bookmark text:name="r74"/>servletContextId</text:p>
        <text:p text:style-name="P47"><text:span text:style-name="Code2">public long </text:span><text:span text:style-name="Code2"><text:span text:style-name="T66">servletContextId</text:span></text:span></text:p>
        <text:p text:style-name="P70"><text:soft-page-break/><text:span text:style-name="T41">The service id of the </text:span><text:span text:style-name="Code2">ServletContext</text:span><text:span text:style-name="Default_20_Paragraph_20_Font"><text:span text:style-name="T41"> for the servlet filter.</text:span></text:span></text:p>
        <text:p text:style-name="P103">Constructor Detail</text:p>
        <text:p text:style-name="P105"><text:bookmark text:name="r75"/>FilterDTO</text:p>
        <text:p text:style-name="P47"><text:span text:style-name="Code2">public </text:span><text:span text:style-name="Code2"><text:span text:style-name="T66">FilterDTO</text:span></text:span><text:span text:style-name="Code2">()</text:span></text:p>
        <text:p text:style-name="P114"><text:bookmark text:name="r79"/>Interface HttpServiceRuntime</text:p>
        <text:p text:style-name="P35"><text:a xlink:type="simple" xlink:href="#r56"><text:span text:style-name="T59">org.osgi.service.http.runtime</text:span></text:a></text:p>
        <text:p text:style-name="P69"/>
        <text:p text:style-name="P99"><text:span text:style-name="Code_20_Small1">@org.osgi.annotation.versioning.ProviderType<text:line-break/></text:span><text:span text:style-name="Code2">public interface </text:span><text:span text:style-name="Code2"><text:span text:style-name="T66">HttpServiceRuntime</text:span></text:span></text:p>
        <text:p text:style-name="P79"><text:span text:style-name="T41">The </text:span><text:span text:style-name="Code2">HttpServiceRuntime</text:span><text:span text:style-name="Default_20_Paragraph_20_Font"><text:span text:style-name="T41"> service represents the runtime information of an Http Service implementation.</text:span></text:span></text:p>
        <text:p text:style-name="P48">It provides access to the servlet, listener, servlet filter, or resource servlet services used by the Http Service runtime.</text:p>
        <text:p text:style-name="P36">Since:</text:p>
        <text:p text:style-name="P73">1.3</text:p>
        <text:p text:style-name="P36">ThreadSafe</text:p>
        <text:p text:style-name="P82"/>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83"><text:span text:style-name="Summary_20_Heading_20_Font2"><text:span text:style-name="T23">Method Summary</text:span></text:span></text:p>
            </table:table-cell>
            <table:covered-table-cell/>
            <table:table-cell table:style-name="Tabelle49.A1" office:value-type="string">
              <text:p text:style-name="P84"><text:span text:style-name="Page_20_Reference_20_Font"><text:span text:style-name="T33">Page</text:span></text:span></text:p>
            </table:table-cell>
          </table:table-row>
          <table:table-row table:style-name="Tabelle49.1">
            <table:table-cell table:style-name="Tabelle49.A2" office:value-type="string">
              <text:p text:style-name="P86"><text:span text:style-name="Code_20_Small1"><text:span text:style-name="T23">Map&lt;String,Object&gt;</text:span></text:span></text:p>
            </table:table-cell>
            <table:table-cell table:style-name="Tabelle49.A2" office:value-type="string">
              <text:p text:style-name="P89"><text:a xlink:type="simple" xlink:href="#r77"><text:span text:style-name="Code2"><text:span text:style-name="T61">getAttributes</text:span></text:span></text:a><text:span text:style-name="Code2"><text:span text:style-name="T23">()</text:span></text:span></text:p>
              <text:p text:style-name="P91">Returns the attributes of this Http Service runtime.</text:p>
            </table:table-cell>
            <table:table-cell table:style-name="Tabelle49.C2" office:value-type="string">
              <text:p text:style-name="P87"><text:span text:style-name="Page_20_Reference_20_Font"><text:span text:style-name="T23"><text:bookmark-ref text:reference-format="page" text:ref-name="r77">53</text:bookmark-ref></text:span></text:span></text:p>
            </table:table-cell>
          </table:table-row>
          <table:table-row table:style-name="Tabelle49.1">
            <table:table-cell table:style-name="Tabelle49.A3" office:value-type="string">
              <text:p text:style-name="P88"><text:a xlink:type="simple" xlink:href="#r104"><text:span text:style-name="Code_20_Small1"><text:span text:style-name="T60">ServletContextDTO</text:span></text:span></text:a><text:span text:style-name="Code_20_Small1"><text:span text:style-name="T23">[]</text:span></text:span></text:p>
            </table:table-cell>
            <table:table-cell table:style-name="Tabelle49.A3" office:value-type="string">
              <text:p text:style-name="P89"><text:a xlink:type="simple" xlink:href="#r78"><text:span text:style-name="Code2"><text:span text:style-name="T61">getServletContextDTOs</text:span></text:span></text:a><text:span text:style-name="Code2"><text:span text:style-name="T23">()</text:span></text:span></text:p>
              <text:p text:style-name="P92"><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87"><text:span text:style-name="Page_20_Reference_20_Font"><text:span text:style-name="T23"><text:bookmark-ref text:reference-format="page" text:ref-name="r78">53</text:bookmark-ref></text:span></text:span></text:p>
            </table:table-cell>
          </table:table-row>
        </table:table>
        <text:p text:style-name="P102">Method Detail</text:p>
        <text:p text:style-name="P105"><text:bookmark text:name="r77"/>getAttributes</text:p>
        <text:p text:style-name="P47"><text:span text:style-name="Code2">Map&lt;String,Object&gt; </text:span><text:span text:style-name="Code2"><text:span text:style-name="T66">getAttributes</text:span></text:span><text:span text:style-name="Code2">()</text:span></text:p>
        <text:p text:style-name="P75">Returns the attributes of this Http Service runtime.</text:p>
        <text:p text:style-name="P70"><text:span text:style-name="T41">The attributes must always include the </text:span><text:a xlink:type="simple" xlink:href="#r23"><text:span text:style-name="Code2"><text:span text:style-name="T60">osgi.http.endpoint</text:span></text:span></text:a><text:span text:style-name="Default_20_Paragraph_20_Font"><text:span text:style-name="T41"> attribute.</text:span></text:span></text:p>
        <text:p text:style-name="P77">Returns:</text:p>
        <text:p text:style-name="P96">The attributes of this Http Service runtime.</text:p>
        <text:p text:style-name="P97"/>
        <text:p text:style-name="P104"><text:bookmark text:name="r78"/>getServletContextDTOs</text:p>
        <text:p text:style-name="P47"><text:a xlink:type="simple" xlink:href="#r104"><text:span text:style-name="Code2"><text:span text:style-name="T60">ServletContextDTO</text:span></text:span></text:a><text:span text:style-name="Code2">[] </text:span><text:span text:style-name="Code2"><text:span text:style-name="T66">getServletContextDTOs</text:span></text:span><text:span text:style-name="Code2">()</text:span></text:p>
        <text:p text:style-name="P70"><text:span text:style-name="T41">Returns the representations of the </text:span><text:span text:style-name="Code2">ServletContext</text:span><text:span text:style-name="Default_20_Paragraph_20_Font"><text:span text:style-name="T41"> objects used by this Http Service runtime.</text:span></text:span></text:p>
        <text:p text:style-name="P77">Returns:</text:p>
        <text:p text:style-name="P95"><text:span text:style-name="T41">The representations of the </text:span><text:span text:style-name="Code2">ServletContext</text:span><text:span text:style-name="Default_20_Paragraph_20_Font"><text:span text:style-name="T41"> objects used by this Http Service runtime. The returned array may be empty if this Http Service runtime is currently not using any </text:span></text:span><text:span text:style-name="Code2">ServletContext</text:span><text:span text:style-name="Default_20_Paragraph_20_Font"><text:span text:style-name="T41"> objects.</text:span></text:span></text:p>
        <text:p text:style-name="P115"><text:bookmark text:name="r84"/>Class Listener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12" text:anchor-type="as-char" svg:width="0.1563in" svg:height="0.1457in" draw:z-index="13"><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13" text:anchor-type="as-char" svg:width="0.1563in" svg:height="0.1457in" draw:z-index="14"><draw:image xlink:href="Pictures/100002000000000F0000000E443DCD33.png" xlink:type="simple" xlink:show="embed" xlink:actuate="onLoad"/></draw:frame></text:span><text:span text:style-name="Code2"><text:span text:style-name="T66">org.osgi.service.http.runtime.ListenerDTO</text:span></text:span></text:p>
        <text:p text:style-name="P69"/>
        <text:p text:style-name="P81"><text:span text:style-name="Code2">public class </text:span><text:span text:style-name="Code2"><text:span text:style-name="T66">ListenerDTO</text:span></text:span></text:p>
        <text:p text:style-name="P47"><text:span text:style-name="Code2">extends org.osgi.dto.DTO</text:span></text:p>
        <text:p text:style-name="P48">Represents a listener service used by the Http Service runtime.</text:p>
        <text:p text:style-name="P36">Since:</text:p>
        <text:p text:style-name="P73">1.3</text:p>
        <text:p text:style-name="P36">NotThreadSafe</text:p>
        <text:p text:style-name="P82"/>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83"><text:span text:style-name="Summary_20_Heading_20_Font2"><text:span text:style-name="T23">Field Summary</text:span></text:span></text:p>
            </table:table-cell>
            <table:covered-table-cell/>
            <table:table-cell table:style-name="Tabelle50.A1" office:value-type="string">
              <text:p text:style-name="P84"><text:span text:style-name="Page_20_Reference_20_Font"><text:span text:style-name="T33">Page</text:span></text:span></text:p>
            </table:table-cell>
          </table:table-row>
          <table:table-row table:style-name="Tabelle50.1">
            <table:table-cell table:style-name="Tabelle50.A2" office:value-type="string">
              <text:p text:style-name="P86"><text:span text:style-name="Code_20_Small1"><text:span text:style-name="T23">long</text:span></text:span></text:p>
            </table:table-cell>
            <table:table-cell table:style-name="Tabelle50.A2" office:value-type="string">
              <text:p text:style-name="P89"><text:a xlink:type="simple" xlink:href="#r81"><text:span text:style-name="Code2"><text:span text:style-name="T61">serviceId</text:span></text:span></text:a></text:p>
              <text:p text:style-name="P91">Service property identifying this whiteboard service.</text:p>
            </table:table-cell>
            <table:table-cell table:style-name="Tabelle50.C2" office:value-type="string">
              <text:p text:style-name="P87"><text:span text:style-name="Page_20_Reference_20_Font"><text:span text:style-name="T23"><text:bookmark-ref text:reference-format="page" text:ref-name="r81">54</text:bookmark-ref></text:span></text:span></text:p>
            </table:table-cell>
          </table:table-row>
          <table:table-row table:style-name="Tabelle50.1">
            <table:table-cell table:style-name="Tabelle50.A3" office:value-type="string">
              <text:p text:style-name="P86"><text:span text:style-name="Code_20_Small1"><text:span text:style-name="T23">long</text:span></text:span></text:p>
            </table:table-cell>
            <table:table-cell table:style-name="Tabelle50.A3" office:value-type="string">
              <text:p text:style-name="P89"><text:a xlink:type="simple" xlink:href="#r82"><text:span text:style-name="Code2"><text:span text:style-name="T61">servletContextId</text:span></text:span></text:a></text:p>
              <text:p text:style-name="P92"><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87"><text:span text:style-name="Page_20_Reference_20_Font"><text:span text:style-name="T23"><text:bookmark-ref text:reference-format="page" text:ref-name="r82">54</text:bookmark-ref></text:span></text:span></text:p>
            </table:table-cell>
          </table:table-row>
          <table:table-row table:style-name="Tabelle50.1">
            <table:table-cell table:style-name="Tabelle50.A3" office:value-type="string">
              <text:p text:style-name="P86"><text:span text:style-name="Code_20_Small1"><text:span text:style-name="T23">String</text:span></text:span></text:p>
            </table:table-cell>
            <table:table-cell table:style-name="Tabelle50.A3" office:value-type="string">
              <text:p text:style-name="P89"><text:a xlink:type="simple" xlink:href="#r80"><text:span text:style-name="Code2"><text:span text:style-name="T61">type</text:span></text:span></text:a></text:p>
              <text:p text:style-name="P91">The fully qualified type name the listener.</text:p>
            </table:table-cell>
            <table:table-cell table:style-name="Tabelle50.C3" office:value-type="string">
              <text:p text:style-name="P87"><text:span text:style-name="Page_20_Reference_20_Font"><text:span text:style-name="T23"><text:bookmark-ref text:reference-format="page" text:ref-name="r80">54</text:bookmark-ref></text:span></text:span></text:p>
            </table:table-cell>
          </table:table-row>
        </table:table>
        <text:p text:style-name="P42"/>
        <table:table table:name="Tabelle52" table:style-name="Tabelle52">
          <table:table-column table:style-name="Tabelle52.A"/>
          <table:table-column table:style-name="Tabelle52.B"/>
          <table:table-row table:style-name="Tabelle52.1">
            <table:table-cell table:style-name="Tabelle52.A1" office:value-type="string">
              <text:p text:style-name="P83"><text:span text:style-name="Summary_20_Heading_20_Font2"><text:span text:style-name="T23">Constructor Summary</text:span></text:span></text:p>
            </table:table-cell>
            <table:table-cell table:style-name="Tabelle52.A1" office:value-type="string">
              <text:p text:style-name="P84"><text:span text:style-name="Page_20_Reference_20_Font"><text:span text:style-name="T33">Page</text:span></text:span></text:p>
            </table:table-cell>
          </table:table-row>
          <table:table-row table:style-name="Tabelle52.1">
            <table:table-cell table:style-name="Tabelle52.A2" office:value-type="string">
              <text:p text:style-name="P85"><text:a xlink:type="simple" xlink:href="#r83"><text:span text:style-name="Code2"><text:span text:style-name="T61">ListenerDTO</text:span></text:span></text:a><text:span text:style-name="Code2"><text:span text:style-name="T23">()</text:span></text:span></text:p>
            </table:table-cell>
            <table:table-cell table:style-name="Tabelle52.B2" office:value-type="string">
              <text:p text:style-name="P87"><text:span text:style-name="Page_20_Reference_20_Font"><text:span text:style-name="T23"><text:bookmark-ref text:reference-format="page" text:ref-name="r83">55</text:bookmark-ref></text:span></text:span></text:p>
            </table:table-cell>
          </table:table-row>
        </table:table>
        <text:p text:style-name="P42"/>
        <table:table table:name="Tabelle54" table:style-name="Tabelle54">
          <table:table-column table:style-name="Tabelle54.A"/>
          <table:table-row table:style-name="Tabelle54.1">
            <table:table-cell table:style-name="Tabelle54.A1" office:value-type="string">
              <text:p text:style-name="P64">Methods inherited from class org.osgi.dto.DTO</text:p>
            </table:table-cell>
          </table:table-row>
          <table:table-row table:style-name="Tabelle54.2">
            <table:table-cell table:style-name="Tabelle54.A2" office:value-type="string">
              <text:p text:style-name="P57"><text:span text:style-name="Code2"><text:span text:style-name="T23">toString</text:span></text:span></text:p>
            </table:table-cell>
          </table:table-row>
        </table:table>
        <text:p text:style-name="P102">Field Detail</text:p>
        <text:p text:style-name="P105"><text:bookmark text:name="r80"/>type</text:p>
        <text:p text:style-name="P47"><text:span text:style-name="Code2">public String </text:span><text:span text:style-name="Code2"><text:span text:style-name="T66">type</text:span></text:span></text:p>
        <text:p text:style-name="P71">The fully qualified type name the listener.</text:p>
        <text:p text:style-name="P98"/>
        <text:p text:style-name="P104"><text:bookmark text:name="r81"/>serviceId</text:p>
        <text:p text:style-name="P47"><text:span text:style-name="Code2">public long </text:span><text:span text:style-name="Code2"><text:span text:style-name="T66">serviceId</text:span></text:span></text:p>
        <text:p text:style-name="P70"><text:span text:style-name="T41">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text:span></text:span></text:p>
        <text:p text:style-name="P98"/>
        <text:p text:style-name="P104"><text:bookmark text:name="r82"/>servletContextId</text:p>
        <text:p text:style-name="P47"><text:span text:style-name="Code2">public long </text:span><text:span text:style-name="Code2"><text:span text:style-name="T66">servletContextId</text:span></text:span></text:p>
        <text:p text:style-name="P70"><text:soft-page-break/><text:span text:style-name="T41">The service id of the </text:span><text:span text:style-name="Code2">ServletContext</text:span><text:span text:style-name="Default_20_Paragraph_20_Font"><text:span text:style-name="T41"> for the listener.</text:span></text:span></text:p>
        <text:p text:style-name="P103">Constructor Detail</text:p>
        <text:p text:style-name="P105"><text:bookmark text:name="r83"/>ListenerDTO</text:p>
        <text:p text:style-name="P47"><text:span text:style-name="Code2">public </text:span><text:span text:style-name="Code2"><text:span text:style-name="T66">ListenerDTO</text:span></text:span><text:span text:style-name="Code2">()</text:span></text:p>
        <text:p text:style-name="P116"><text:bookmark text:name="r90"/>Class Resource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14" text:anchor-type="as-char" svg:width="0.1563in" svg:height="0.1457in" draw:z-index="15"><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15" text:anchor-type="as-char" svg:width="0.1563in" svg:height="0.1457in" draw:z-index="16"><draw:image xlink:href="Pictures/100002000000000F0000000E443DCD33.png" xlink:type="simple" xlink:show="embed" xlink:actuate="onLoad"/></draw:frame></text:span><text:span text:style-name="Code2"><text:span text:style-name="T66">org.osgi.service.http.runtime.ResourceDTO</text:span></text:span></text:p>
        <text:p text:style-name="P69"/>
        <text:p text:style-name="P81"><text:span text:style-name="Code2">public class </text:span><text:span text:style-name="Code2"><text:span text:style-name="T66">ResourceDTO</text:span></text:span></text:p>
        <text:p text:style-name="P47"><text:span text:style-name="Code2">extends org.osgi.dto.DTO</text:span></text:p>
        <text:p text:style-name="P48">Represents a resource definition used by the Http Service runtime.</text:p>
        <text:p text:style-name="P36">Since:</text:p>
        <text:p text:style-name="P73">1.3</text:p>
        <text:p text:style-name="P36">NotThreadSafe</text:p>
        <text:p text:style-name="P82"/>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83"><text:span text:style-name="Summary_20_Heading_20_Font2"><text:span text:style-name="T23">Field Summary</text:span></text:span></text:p>
            </table:table-cell>
            <table:covered-table-cell/>
            <table:table-cell table:style-name="Tabelle55.A1" office:value-type="string">
              <text:p text:style-name="P84"><text:span text:style-name="Page_20_Reference_20_Font"><text:span text:style-name="T33">Page</text:span></text:span></text:p>
            </table:table-cell>
          </table:table-row>
          <table:table-row table:style-name="Tabelle55.1">
            <table:table-cell table:style-name="Tabelle55.A2" office:value-type="string">
              <text:p text:style-name="P86"><text:span text:style-name="Code_20_Small1"><text:span text:style-name="T23">String[]</text:span></text:span></text:p>
            </table:table-cell>
            <table:table-cell table:style-name="Tabelle55.A2" office:value-type="string">
              <text:p text:style-name="P89"><text:a xlink:type="simple" xlink:href="#r85"><text:span text:style-name="Code2"><text:span text:style-name="T61">patterns</text:span></text:span></text:a></text:p>
              <text:p text:style-name="P93">The request mappings for the resource</text:p>
              <text:p text:style-name="P94">The specified patterns are used to determine whether a request should be mapped to the resource.</text:p>
            </table:table-cell>
            <table:table-cell table:style-name="Tabelle55.C2" office:value-type="string">
              <text:p text:style-name="P87"><text:span text:style-name="Page_20_Reference_20_Font"><text:span text:style-name="T23"><text:bookmark-ref text:reference-format="page" text:ref-name="r85">56</text:bookmark-ref></text:span></text:span></text:p>
            </table:table-cell>
          </table:table-row>
          <table:table-row table:style-name="Tabelle55.1">
            <table:table-cell table:style-name="Tabelle55.A3" office:value-type="string">
              <text:p text:style-name="P86"><text:span text:style-name="Code_20_Small1"><text:span text:style-name="T23">String</text:span></text:span></text:p>
            </table:table-cell>
            <table:table-cell table:style-name="Tabelle55.A3" office:value-type="string">
              <text:p text:style-name="P89"><text:a xlink:type="simple" xlink:href="#r86"><text:span text:style-name="Code2"><text:span text:style-name="T61">prefix</text:span></text:span></text:a></text:p>
              <text:p text:style-name="P91">The prefix of the resource.</text:p>
            </table:table-cell>
            <table:table-cell table:style-name="Tabelle55.C3" office:value-type="string">
              <text:p text:style-name="P87"><text:span text:style-name="Page_20_Reference_20_Font"><text:span text:style-name="T23"><text:bookmark-ref text:reference-format="page" text:ref-name="r86">56</text:bookmark-ref></text:span></text:span></text:p>
            </table:table-cell>
          </table:table-row>
          <table:table-row table:style-name="Tabelle55.1">
            <table:table-cell table:style-name="Tabelle55.A3" office:value-type="string">
              <text:p text:style-name="P86"><text:span text:style-name="Code_20_Small1"><text:span text:style-name="T23">long</text:span></text:span></text:p>
            </table:table-cell>
            <table:table-cell table:style-name="Tabelle55.A3" office:value-type="string">
              <text:p text:style-name="P89"><text:a xlink:type="simple" xlink:href="#r87"><text:span text:style-name="Code2"><text:span text:style-name="T61">serviceId</text:span></text:span></text:a></text:p>
              <text:p text:style-name="P91">Service property identifying the service.</text:p>
            </table:table-cell>
            <table:table-cell table:style-name="Tabelle55.C3" office:value-type="string">
              <text:p text:style-name="P87"><text:span text:style-name="Page_20_Reference_20_Font"><text:span text:style-name="T23"><text:bookmark-ref text:reference-format="page" text:ref-name="r87">57</text:bookmark-ref></text:span></text:span></text:p>
            </table:table-cell>
          </table:table-row>
          <table:table-row table:style-name="Tabelle55.1">
            <table:table-cell table:style-name="Tabelle55.A3" office:value-type="string">
              <text:p text:style-name="P86"><text:span text:style-name="Code_20_Small1"><text:span text:style-name="T23">long</text:span></text:span></text:p>
            </table:table-cell>
            <table:table-cell table:style-name="Tabelle55.A3" office:value-type="string">
              <text:p text:style-name="P89"><text:a xlink:type="simple" xlink:href="#r88"><text:span text:style-name="Code2"><text:span text:style-name="T61">servletContextId</text:span></text:span></text:a></text:p>
              <text:p text:style-name="P92"><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87"><text:span text:style-name="Page_20_Reference_20_Font"><text:span text:style-name="T23"><text:bookmark-ref text:reference-format="page" text:ref-name="r88">57</text:bookmark-ref></text:span></text:span></text:p>
            </table:table-cell>
          </table:table-row>
        </table:table>
        <text:p text:style-name="P42"/>
        <table:table table:name="Tabelle57" table:style-name="Tabelle57">
          <table:table-column table:style-name="Tabelle57.A"/>
          <table:table-column table:style-name="Tabelle57.B"/>
          <table:table-row table:style-name="Tabelle57.1">
            <table:table-cell table:style-name="Tabelle57.A1" office:value-type="string">
              <text:p text:style-name="P83"><text:span text:style-name="Summary_20_Heading_20_Font2"><text:span text:style-name="T23">Constructor Summary</text:span></text:span></text:p>
            </table:table-cell>
            <table:table-cell table:style-name="Tabelle57.A1" office:value-type="string">
              <text:p text:style-name="P84"><text:span text:style-name="Page_20_Reference_20_Font"><text:span text:style-name="T33">Page</text:span></text:span></text:p>
            </table:table-cell>
          </table:table-row>
          <table:table-row table:style-name="Tabelle57.1">
            <table:table-cell table:style-name="Tabelle57.A2" office:value-type="string">
              <text:p text:style-name="P85"><text:a xlink:type="simple" xlink:href="#r89"><text:span text:style-name="Code2"><text:span text:style-name="T61">ResourceDTO</text:span></text:span></text:a><text:span text:style-name="Code2"><text:span text:style-name="T23">()</text:span></text:span></text:p>
            </table:table-cell>
            <table:table-cell table:style-name="Tabelle57.B2" office:value-type="string">
              <text:p text:style-name="P87"><text:span text:style-name="Page_20_Reference_20_Font"><text:span text:style-name="T23"><text:bookmark-ref text:reference-format="page" text:ref-name="r89">57</text:bookmark-ref></text:span></text:span></text:p>
            </table:table-cell>
          </table:table-row>
        </table:table>
        <text:p text:style-name="P42"/>
        <table:table table:name="Tabelle58" table:style-name="Tabelle58">
          <table:table-column table:style-name="Tabelle58.A"/>
          <table:table-row table:style-name="Tabelle58.1">
            <table:table-cell table:style-name="Tabelle58.A1" office:value-type="string">
              <text:p text:style-name="P64">Methods inherited from class org.osgi.dto.DTO</text:p>
            </table:table-cell>
          </table:table-row>
          <table:table-row table:style-name="Tabelle58.2">
            <table:table-cell table:style-name="Tabelle58.A2" office:value-type="string">
              <text:p text:style-name="P57"><text:span text:style-name="Code2"><text:span text:style-name="T23">toString</text:span></text:span></text:p>
            </table:table-cell>
          </table:table-row>
        </table:table>
        <text:p text:style-name="P102">Field Detail</text:p>
        <text:p text:style-name="P105"><text:bookmark text:name="r85"/>patterns</text:p>
        <text:p text:style-name="P47"><text:span text:style-name="Code2">public String[] </text:span><text:span text:style-name="Code2"><text:span text:style-name="T66">patterns</text:span></text:span></text:p>
        <text:p text:style-name="P75">The request mappings for the resource</text:p>
        <text:p text:style-name="P71">The specified patterns are used to determine whether a request should be mapped to the resource.</text:p>
        <text:p text:style-name="P77">See Also:</text:p>
        <text:p text:style-name="P95"><text:a xlink:type="simple" xlink:href="#r8"><text:span text:style-name="Code2"><text:span text:style-name="T60">HttpConstants.HTTP_WHITEBOARD_SERVLET_PATTERN</text:span></text:span></text:a></text:p>
        <text:p text:style-name="P97"/>
        <text:p text:style-name="P104"><text:bookmark text:name="r86"/>prefix</text:p>
        <text:p text:style-name="P47"><text:span text:style-name="Code2">public String </text:span><text:span text:style-name="Code2"><text:span text:style-name="T66">prefix</text:span></text:span></text:p>
        <text:p text:style-name="P71"><text:soft-page-break/>The prefix of the resource.</text:p>
        <text:p text:style-name="P77">See Also:</text:p>
        <text:p text:style-name="P95"><text:a xlink:type="simple" xlink:href="#r21"><text:span text:style-name="Code2"><text:span text:style-name="T60">HttpConstants.HTTP_WHITEBOARD_RESOURCE_PREFIX</text:span></text:span></text:a></text:p>
        <text:p text:style-name="P97"/>
        <text:p text:style-name="P104"><text:bookmark text:name="r87"/>serviceId</text:p>
        <text:p text:style-name="P47"><text:span text:style-name="Code2">public long </text:span><text:span text:style-name="Code2"><text:span text:style-name="T66">serviceId</text:span></text:span></text:p>
        <text:p text:style-name="P70"><text:span text:style-name="T41">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 If this service has not been registered through the whiteboard service the value will be less than zero and the Http Service assigns unique negative numbers in this case.</text:span></text:span></text:p>
        <text:p text:style-name="P98"/>
        <text:p text:style-name="P104"><text:bookmark text:name="r88"/>servletContextId</text:p>
        <text:p text:style-name="P47"><text:span text:style-name="Code2">public long </text:span><text:span text:style-name="Code2"><text:span text:style-name="T66">servletContextId</text:span></text:span></text:p>
        <text:p text:style-name="P70"><text:span text:style-name="T41">The service id of the </text:span><text:span text:style-name="Code2">ServletContext</text:span><text:span text:style-name="Default_20_Paragraph_20_Font"><text:span text:style-name="T41"> for the resource.</text:span></text:span></text:p>
        <text:p text:style-name="P103">Constructor Detail</text:p>
        <text:p text:style-name="P105"><text:bookmark text:name="r89"/>ResourceDTO</text:p>
        <text:p text:style-name="P47"><text:span text:style-name="Code2">public </text:span><text:span text:style-name="Code2"><text:span text:style-name="T66">ResourceDTO</text:span></text:span><text:span text:style-name="Code2">()</text:span></text:p>
        <text:p text:style-name="P117"><text:bookmark text:name="r104"/>Class ServletContext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16" text:anchor-type="as-char" svg:width="0.1563in" svg:height="0.1457in" draw:z-index="17"><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17" text:anchor-type="as-char" svg:width="0.1563in" svg:height="0.1457in" draw:z-index="18"><draw:image xlink:href="Pictures/100002000000000F0000000E443DCD33.png" xlink:type="simple" xlink:show="embed" xlink:actuate="onLoad"/></draw:frame></text:span><text:span text:style-name="Code2"><text:span text:style-name="T66">org.osgi.service.http.runtime.ServletContextDTO</text:span></text:span></text:p>
        <text:p text:style-name="P69"/>
        <text:p text:style-name="P81"><text:span text:style-name="Code2">public class </text:span><text:span text:style-name="Code2"><text:span text:style-name="T66">ServletContextDTO</text:span></text:span></text:p>
        <text:p text:style-name="P47"><text:span text:style-name="Code2">extends org.osgi.dto.DTO</text:span></text:p>
        <text:p text:style-name="P45"><text:span text:style-name="T41">Represents a </text:span><text:span text:style-name="Code2">ServletContext</text:span><text:span text:style-name="Default_20_Paragraph_20_Font"><text:span text:style-name="T41"> created for registered servlets, resources, servlet filters, and listeners backed by a </text:span></text:span><text:a xlink:type="simple" xlink:href="#r54"><text:span text:style-name="Code2"><text:span text:style-name="T60">ServletContextHelper</text:span></text:span></text:a><text:span text:style-name="Default_20_Paragraph_20_Font"><text:span text:style-name="T41"> service.</text:span></text:span></text:p>
        <text:p text:style-name="P36">Since:</text:p>
        <text:p text:style-name="P73">1.3</text:p>
        <text:p text:style-name="P36">NotThreadSafe</text:p>
        <text:p text:style-name="P82"/>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83"><text:span text:style-name="Summary_20_Heading_20_Font2"><text:span text:style-name="T23">Field Summary</text:span></text:span></text:p>
            </table:table-cell>
            <table:covered-table-cell/>
            <table:table-cell table:style-name="Tabelle59.A1" office:value-type="string">
              <text:p text:style-name="P84"><text:span text:style-name="Page_20_Reference_20_Font"><text:span text:style-name="T33">Page</text:span></text:span></text:p>
            </table:table-cell>
          </table:table-row>
          <table:table-row table:style-name="Tabelle59.1">
            <table:table-cell table:style-name="Tabelle59.A2" office:value-type="string">
              <text:p text:style-name="P86"><text:span text:style-name="Code_20_Small1"><text:span text:style-name="T23">Map&lt;String,Object&gt;</text:span></text:span></text:p>
            </table:table-cell>
            <table:table-cell table:style-name="Tabelle59.A2" office:value-type="string">
              <text:p text:style-name="P89"><text:a xlink:type="simple" xlink:href="#r96"><text:span text:style-name="Code2"><text:span text:style-name="T61">attributes</text:span></text:span></text:a></text:p>
              <text:p text:style-name="P91">The servlet context attributes.</text:p>
            </table:table-cell>
            <table:table-cell table:style-name="Tabelle59.C2" office:value-type="string">
              <text:p text:style-name="P87"><text:span text:style-name="Page_20_Reference_20_Font"><text:span text:style-name="T23"><text:bookmark-ref text:reference-format="page" text:ref-name="r96">59</text:bookmark-ref></text:span></text:span></text:p>
            </table:table-cell>
          </table:table-row>
          <table:table-row table:style-name="Tabelle59.1">
            <table:table-cell table:style-name="Tabelle59.A3" office:value-type="string">
              <text:p text:style-name="P86"><text:span text:style-name="Code_20_Small1"><text:span text:style-name="T23">String</text:span></text:span></text:p>
            </table:table-cell>
            <table:table-cell table:style-name="Tabelle59.A3" office:value-type="string">
              <text:p text:style-name="P89"><text:a xlink:type="simple" xlink:href="#r93"><text:span text:style-name="Code2"><text:span text:style-name="T61">contextName</text:span></text:span></text:a></text:p>
              <text:p text:style-name="P91">The name of the servlet context.</text:p>
            </table:table-cell>
            <table:table-cell table:style-name="Tabelle59.C3" office:value-type="string">
              <text:p text:style-name="P87"><text:span text:style-name="Page_20_Reference_20_Font"><text:span text:style-name="T23"><text:bookmark-ref text:reference-format="page" text:ref-name="r93">59</text:bookmark-ref></text:span></text:span></text:p>
            </table:table-cell>
          </table:table-row>
          <table:table-row table:style-name="Tabelle59.1">
            <table:table-cell table:style-name="Tabelle59.A3" office:value-type="string">
              <text:p text:style-name="P86"><text:span text:style-name="Code_20_Small1"><text:span text:style-name="T23">String</text:span></text:span></text:p>
            </table:table-cell>
            <table:table-cell table:style-name="Tabelle59.A3" office:value-type="string">
              <text:p text:style-name="P89"><text:a xlink:type="simple" xlink:href="#r94"><text:span text:style-name="Code2"><text:span text:style-name="T61">contextPath</text:span></text:span></text:a></text:p>
              <text:p text:style-name="P91">The servlet context path.</text:p>
            </table:table-cell>
            <table:table-cell table:style-name="Tabelle59.C3" office:value-type="string">
              <text:p text:style-name="P87"><text:span text:style-name="Page_20_Reference_20_Font"><text:span text:style-name="T23"><text:bookmark-ref text:reference-format="page" text:ref-name="r94">59</text:bookmark-ref></text:span></text:span></text:p>
            </table:table-cell>
          </table:table-row>
          <table:table-row table:style-name="Tabelle59.1">
            <table:table-cell table:style-name="Tabelle59.A3" office:value-type="string">
              <text:p text:style-name="P88"><text:a xlink:type="simple" xlink:href="#r67"><text:span text:style-name="Code_20_Small1"><text:span text:style-name="T60">ErrorPageDTO</text:span></text:span></text:a><text:span text:style-name="Code_20_Small1"><text:span text:style-name="T23">[]</text:span></text:span></text:p>
            </table:table-cell>
            <table:table-cell table:style-name="Tabelle59.A3" office:value-type="string">
              <text:p text:style-name="P89"><text:a xlink:type="simple" xlink:href="#r101"><text:span text:style-name="Code2"><text:span text:style-name="T61">errorPageDTOs</text:span></text:span></text:a></text:p>
              <text:p text:style-name="P92"><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87"><text:span text:style-name="Page_20_Reference_20_Font"><text:span text:style-name="T23"><text:bookmark-ref text:reference-format="page" text:ref-name="r101">60</text:bookmark-ref></text:span></text:span></text:p>
            </table:table-cell>
          </table:table-row>
          <table:table-row table:style-name="Tabelle59.1">
            <table:table-cell table:style-name="Tabelle59.A3" office:value-type="string">
              <text:p text:style-name="P88"><text:a xlink:type="simple" xlink:href="#r76"><text:span text:style-name="Code_20_Small1"><text:span text:style-name="T60">FilterDTO</text:span></text:span></text:a><text:span text:style-name="Code_20_Small1"><text:span text:style-name="T23">[]</text:span></text:span></text:p>
            </table:table-cell>
            <table:table-cell table:style-name="Tabelle59.A3" office:value-type="string">
              <text:p text:style-name="P89"><text:a xlink:type="simple" xlink:href="#r100"><text:span text:style-name="Code2"><text:span text:style-name="T61">filterDTOs</text:span></text:span></text:a></text:p>
              <text:p text:style-name="P92"><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87"><text:span text:style-name="Page_20_Reference_20_Font"><text:span text:style-name="T23"><text:bookmark-ref text:reference-format="page" text:ref-name="r100">60</text:bookmark-ref></text:span></text:span></text:p>
            </table:table-cell>
          </table:table-row>
          <table:table-row table:style-name="Tabelle59.1">
            <table:table-cell table:style-name="Tabelle59.A3" office:value-type="string">
              <text:p text:style-name="P86"><text:span text:style-name="Code_20_Small1"><text:span text:style-name="T23">Map&lt;String,String&gt;</text:span></text:span></text:p>
            </table:table-cell>
            <table:table-cell table:style-name="Tabelle59.A3" office:value-type="string">
              <text:p text:style-name="P89"><text:a xlink:type="simple" xlink:href="#r95"><text:span text:style-name="Code2"><text:span text:style-name="T61">initParams</text:span></text:span></text:a></text:p>
              <text:p text:style-name="P91">The servlet context initialization parameters.</text:p>
            </table:table-cell>
            <table:table-cell table:style-name="Tabelle59.C3" office:value-type="string">
              <text:p text:style-name="P87"><text:span text:style-name="Page_20_Reference_20_Font"><text:span text:style-name="T23"><text:bookmark-ref text:reference-format="page" text:ref-name="r95">59</text:bookmark-ref></text:span></text:span></text:p>
            </table:table-cell>
          </table:table-row>
          <table:table-row table:style-name="Tabelle59.1">
            <table:table-cell table:style-name="Tabelle59.A3" office:value-type="string">
              <text:p text:style-name="P88"><text:a xlink:type="simple" xlink:href="#r84"><text:span text:style-name="Code_20_Small1"><text:span text:style-name="T60">ListenerDTO</text:span></text:span></text:a><text:span text:style-name="Code_20_Small1"><text:span text:style-name="T23">[]</text:span></text:span></text:p>
            </table:table-cell>
            <table:table-cell table:style-name="Tabelle59.A3" office:value-type="string">
              <text:p text:style-name="P89"><text:a xlink:type="simple" xlink:href="#r102"><text:span text:style-name="Code2"><text:span text:style-name="T61">listenerDTOs</text:span></text:span></text:a></text:p>
              <text:p text:style-name="P91">Returns the representations of the listener services associated with this context.</text:p>
            </table:table-cell>
            <table:table-cell table:style-name="Tabelle59.C3" office:value-type="string">
              <text:p text:style-name="P87"><text:span text:style-name="Page_20_Reference_20_Font"><text:span text:style-name="T23"><text:bookmark-ref text:reference-format="page" text:ref-name="r102">60</text:bookmark-ref></text:span></text:span></text:p>
            </table:table-cell>
          </table:table-row>
          <table:table-row table:style-name="Tabelle59.1">
            <table:table-cell table:style-name="Tabelle59.A3" office:value-type="string">
              <text:p text:style-name="P86"><text:span text:style-name="Code_20_Small1"><text:span text:style-name="T23">String[]</text:span></text:span></text:p>
            </table:table-cell>
            <table:table-cell table:style-name="Tabelle59.A3" office:value-type="string">
              <text:p text:style-name="P89"><text:a xlink:type="simple" xlink:href="#r91"><text:span text:style-name="Code2"><text:span text:style-name="T61">names</text:span></text:span></text:a></text:p>
              <text:p text:style-name="P91">The names of the http context.</text:p>
            </table:table-cell>
            <table:table-cell table:style-name="Tabelle59.C3" office:value-type="string">
              <text:p text:style-name="P87"><text:span text:style-name="Page_20_Reference_20_Font"><text:span text:style-name="T23"><text:bookmark-ref text:reference-format="page" text:ref-name="r91">59</text:bookmark-ref></text:span></text:span></text:p>
            </table:table-cell>
          </table:table-row>
          <table:table-row table:style-name="Tabelle59.1">
            <table:table-cell table:style-name="Tabelle59.A3" office:value-type="string">
              <text:p text:style-name="P88"><text:a xlink:type="simple" xlink:href="#r90"><text:span text:style-name="Code_20_Small1"><text:span text:style-name="T60">ResourceDTO</text:span></text:span></text:a><text:span text:style-name="Code_20_Small1"><text:span text:style-name="T23">[]</text:span></text:span></text:p>
            </table:table-cell>
            <table:table-cell table:style-name="Tabelle59.A3" office:value-type="string">
              <text:p text:style-name="P89"><text:a xlink:type="simple" xlink:href="#r99"><text:span text:style-name="Code2"><text:span text:style-name="T61">resourceDTOs</text:span></text:span></text:a></text:p>
              <text:p text:style-name="P91">Returns the representations of the resource services associated with this context.</text:p>
            </table:table-cell>
            <table:table-cell table:style-name="Tabelle59.C3" office:value-type="string">
              <text:p text:style-name="P87"><text:span text:style-name="Page_20_Reference_20_Font"><text:span text:style-name="T23"><text:bookmark-ref text:reference-format="page" text:ref-name="r99">60</text:bookmark-ref></text:span></text:span></text:p>
            </table:table-cell>
          </table:table-row>
          <table:table-row table:style-name="Tabelle59.1">
            <table:table-cell table:style-name="Tabelle59.A3" office:value-type="string">
              <text:p text:style-name="P86"><text:span text:style-name="Code_20_Small1"><text:span text:style-name="T23">long</text:span></text:span></text:p>
            </table:table-cell>
            <table:table-cell table:style-name="Tabelle59.A3" office:value-type="string">
              <text:p text:style-name="P89"><text:a xlink:type="simple" xlink:href="#r97"><text:span text:style-name="Code2"><text:span text:style-name="T61">serviceId</text:span></text:span></text:a></text:p>
              <text:p text:style-name="P91">Service property identifying the service.</text:p>
            </table:table-cell>
            <table:table-cell table:style-name="Tabelle59.C3" office:value-type="string">
              <text:p text:style-name="P87"><text:span text:style-name="Page_20_Reference_20_Font"><text:span text:style-name="T23"><text:bookmark-ref text:reference-format="page" text:ref-name="r97">60</text:bookmark-ref></text:span></text:span></text:p>
            </table:table-cell>
          </table:table-row>
          <table:table-row table:style-name="Tabelle59.1">
            <table:table-cell table:style-name="Tabelle59.A3" office:value-type="string">
              <text:p text:style-name="P88"><text:a xlink:type="simple" xlink:href="#r108"><text:span text:style-name="Code_20_Small1"><text:span text:style-name="T60">ServletDTO</text:span></text:span></text:a><text:span text:style-name="Code_20_Small1"><text:span text:style-name="T23">[]</text:span></text:span></text:p>
            </table:table-cell>
            <table:table-cell table:style-name="Tabelle59.A3" office:value-type="string">
              <text:p text:style-name="P89"><text:a xlink:type="simple" xlink:href="#r98"><text:span text:style-name="Code2"><text:span text:style-name="T61">servletDTOs</text:span></text:span></text:a></text:p>
              <text:p text:style-name="P92"><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87"><text:span text:style-name="Page_20_Reference_20_Font"><text:span text:style-name="T23"><text:bookmark-ref text:reference-format="page" text:ref-name="r98">60</text:bookmark-ref></text:span></text:span></text:p>
            </table:table-cell>
          </table:table-row>
          <table:table-row table:style-name="Tabelle59.1">
            <table:table-cell table:style-name="Tabelle59.A3" office:value-type="string">
              <text:p text:style-name="P86"><text:span text:style-name="Code_20_Small1"><text:span text:style-name="T23">boolean</text:span></text:span></text:p>
            </table:table-cell>
            <table:table-cell table:style-name="Tabelle59.A3" office:value-type="string">
              <text:p text:style-name="P89"><text:a xlink:type="simple" xlink:href="#r92"><text:span text:style-name="Code2"><text:span text:style-name="T61">shared</text:span></text:span></text:a></text:p>
              <text:p text:style-name="P91">Specifies whether the http context is shared.</text:p>
            </table:table-cell>
            <table:table-cell table:style-name="Tabelle59.C3" office:value-type="string">
              <text:p text:style-name="P87"><text:span text:style-name="Page_20_Reference_20_Font"><text:span text:style-name="T23"><text:bookmark-ref text:reference-format="page" text:ref-name="r92">59</text:bookmark-ref></text:span></text:span></text:p>
            </table:table-cell>
          </table:table-row>
        </table:table>
        <text:p text:style-name="P42"/>
        <table:table table:name="Tabelle60" table:style-name="Tabelle60">
          <table:table-column table:style-name="Tabelle60.A"/>
          <table:table-column table:style-name="Tabelle60.B"/>
          <table:table-row table:style-name="Tabelle60.1">
            <table:table-cell table:style-name="Tabelle60.A1" office:value-type="string">
              <text:p text:style-name="P83"><text:span text:style-name="Summary_20_Heading_20_Font2"><text:span text:style-name="T23">Constructor Summary</text:span></text:span></text:p>
            </table:table-cell>
            <table:table-cell table:style-name="Tabelle60.A1" office:value-type="string">
              <text:p text:style-name="P84"><text:span text:style-name="Page_20_Reference_20_Font"><text:span text:style-name="T33">Page</text:span></text:span></text:p>
            </table:table-cell>
          </table:table-row>
          <table:table-row table:style-name="Tabelle60.1">
            <table:table-cell table:style-name="Tabelle60.A2" office:value-type="string">
              <text:p text:style-name="P85"><text:a xlink:type="simple" xlink:href="#r103"><text:span text:style-name="Code2"><text:span text:style-name="T61">ServletContextDTO</text:span></text:span></text:a><text:span text:style-name="Code2"><text:span text:style-name="T23">()</text:span></text:span></text:p>
            </table:table-cell>
            <table:table-cell table:style-name="Tabelle60.B2" office:value-type="string">
              <text:p text:style-name="P87"><text:span text:style-name="Page_20_Reference_20_Font"><text:span text:style-name="T23"><text:bookmark-ref text:reference-format="page" text:ref-name="r103">61</text:bookmark-ref></text:span></text:span></text:p>
            </table:table-cell>
          </table:table-row>
        </table:table>
        <text:p text:style-name="P42"/>
        <table:table table:name="Tabelle61" table:style-name="Tabelle61">
          <table:table-column table:style-name="Tabelle61.A"/>
          <table:table-row table:style-name="Tabelle61.1">
            <table:table-cell table:style-name="Tabelle61.A1" office:value-type="string">
              <text:p text:style-name="P64">Methods inherited from class org.osgi.dto.DTO</text:p>
            </table:table-cell>
          </table:table-row>
          <table:table-row table:style-name="Tabelle61.2">
            <table:table-cell table:style-name="Tabelle61.A2" office:value-type="string">
              <text:p text:style-name="P57"><text:span text:style-name="Code2"><text:span text:style-name="T23">toString</text:span></text:span></text:p>
            </table:table-cell>
          </table:table-row>
        </table:table>
        <text:p text:style-name="P102"><text:soft-page-break/>Field Detail</text:p>
        <text:p text:style-name="P105"><text:bookmark text:name="r91"/>names</text:p>
        <text:p text:style-name="P47"><text:span text:style-name="Code2">public String[] </text:span><text:span text:style-name="Code2"><text:span text:style-name="T66">names</text:span></text:span></text:p>
        <text:p text:style-name="P70"><text:span text:style-name="T41">The names of the http context. An array of the names the corresponding </text:span><text:a xlink:type="simple" xlink:href="#r54"><text:span text:style-name="Code2"><text:span text:style-name="T60">ServletContextHelper</text:span></text:span></text:a><text:span text:style-name="Default_20_Paragraph_20_Font"><text:span text:style-name="T41"> has been registered with or </text:span></text:span><text:span text:style-name="Code2">null</text:span><text:span text:style-name="Default_20_Paragraph_20_Font"><text:span text:style-name="T41"> for Http Service managed contexts.</text:span></text:span></text:p>
        <text:p text:style-name="P77">See Also:</text:p>
        <text:p text:style-name="P95"><text:a xlink:type="simple" xlink:href="#r4"><text:span text:style-name="Code2"><text:span text:style-name="T60">HttpConstants.HTTP_WHITEBOARD_CONTEXT_NAME</text:span></text:span></text:a></text:p>
        <text:p text:style-name="P97"/>
        <text:p text:style-name="P104"><text:bookmark text:name="r92"/>shared</text:p>
        <text:p text:style-name="P47"><text:span text:style-name="Code2">public boolean </text:span><text:span text:style-name="Code2"><text:span text:style-name="T66">shared</text:span></text:span></text:p>
        <text:p text:style-name="P71">Specifies whether the http context is shared.</text:p>
        <text:p text:style-name="P77">See Also:</text:p>
        <text:p text:style-name="P95"><text:a xlink:type="simple" xlink:href="#r6"><text:span text:style-name="Code2"><text:span text:style-name="T60">HttpConstants.HTTP_WHITEBOARD_CONTEXT_SHARED</text:span></text:span></text:a></text:p>
        <text:p text:style-name="P97"/>
        <text:p text:style-name="P104"><text:bookmark text:name="r93"/>contextName</text:p>
        <text:p text:style-name="P47"><text:span text:style-name="Code2">public String </text:span><text:span text:style-name="Code2"><text:span text:style-name="T66">contextName</text:span></text:span></text:p>
        <text:p text:style-name="P75">The name of the servlet context.</text:p>
        <text:p text:style-name="P70"><text:span text:style-name="T41">This is the value returned by the </text:span><text:span text:style-name="Code2">ServletContext.getServletContextName()</text:span><text:span text:style-name="Default_20_Paragraph_20_Font"><text:span text:style-name="T41"> method.</text:span></text:span></text:p>
        <text:p text:style-name="P98"/>
        <text:p text:style-name="P104"><text:bookmark text:name="r94"/>contextPath</text:p>
        <text:p text:style-name="P47"><text:span text:style-name="Code2">public String </text:span><text:span text:style-name="Code2"><text:span text:style-name="T66">contextPath</text:span></text:span></text:p>
        <text:p text:style-name="P70"><text:span text:style-name="T41">The servlet context path. This is the value returned by the </text:span><text:span text:style-name="Code2">ServletContext.getContextPath()</text:span><text:span text:style-name="Default_20_Paragraph_20_Font"><text:span text:style-name="T41"> method.</text:span></text:span></text:p>
        <text:p text:style-name="P98"/>
        <text:p text:style-name="P104"><text:bookmark text:name="r95"/>initParams</text:p>
        <text:p text:style-name="P47"><text:span text:style-name="Code2">public Map&lt;String,String&gt; </text:span><text:span text:style-name="Code2"><text:span text:style-name="T66">initParams</text:span></text:span></text:p>
        <text:p text:style-name="P71">The servlet context initialization parameters.</text:p>
        <text:p text:style-name="P98"/>
        <text:p text:style-name="P104"><text:bookmark text:name="r96"/>attributes</text:p>
        <text:p text:style-name="P47"><text:span text:style-name="Code2">public Map&lt;String,Object&gt; </text:span><text:span text:style-name="Code2"><text:span text:style-name="T66">attributes</text:span></text:span></text:p>
        <text:p text:style-name="P75">The servlet context attributes.</text:p>
        <text:p text:style-name="P71">The value type must be a numerical type, Boolean, String, DTO or an array of any of the former. Therefore this method will only return the attributes of the servlet context conforming to this constraint.</text:p>
        <text:p text:style-name="P98"/>
        <text:p text:style-name="P104"><text:bookmark text:name="r97"/><text:soft-page-break/>serviceId</text:p>
        <text:p text:style-name="P47"><text:span text:style-name="Code2">public long </text:span><text:span text:style-name="Code2"><text:span text:style-name="T66">serviceId</text:span></text:span></text:p>
        <text:p text:style-name="P70"><text:span text:style-name="T41">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 If this service has not been registered through the whiteboard service the value will be less than zero and the Http Service assigns unique negative numbers in this case.</text:span></text:span></text:p>
        <text:p text:style-name="P98"/>
        <text:p text:style-name="P104"><text:bookmark text:name="r98"/>servletDTOs</text:p>
        <text:p text:style-name="P47"><text:span text:style-name="Code2">public </text:span><text:a xlink:type="simple" xlink:href="#r108"><text:span text:style-name="Code2"><text:span text:style-name="T60">ServletDTO</text:span></text:span></text:a><text:span text:style-name="Code2">[] </text:span><text:span text:style-name="Code2"><text:span text:style-name="T66">servletDTOs</text:span></text:span></text:p>
        <text:p text:style-name="P70"><text:span text:style-name="T41">Returns the representations of the </text:span><text:span text:style-name="Code2">Servlet</text:span><text:span text:style-name="Default_20_Paragraph_20_Font"><text:span text:style-name="T41"> services associated with this context. The representations of the </text:span></text:span><text:span text:style-name="Code2">Servlet</text:span><text:span text:style-name="Default_20_Paragraph_20_Font"><text:span text:style-name="T41"> services associated with this context. The returned array may be empty if this context is currently not associated with any </text:span></text:span><text:span text:style-name="Code2">Servlet</text:span><text:span text:style-name="Default_20_Paragraph_20_Font"><text:span text:style-name="T41"> services.</text:span></text:span></text:p>
        <text:p text:style-name="P98"/>
        <text:p text:style-name="P104"><text:bookmark text:name="r99"/>resourceDTOs</text:p>
        <text:p text:style-name="P47"><text:span text:style-name="Code2">public </text:span><text:a xlink:type="simple" xlink:href="#r90"><text:span text:style-name="Code2"><text:span text:style-name="T60">ResourceDTO</text:span></text:span></text:a><text:span text:style-name="Code2">[] </text:span><text:span text:style-name="Code2"><text:span text:style-name="T66">resourceDTOs</text:span></text:span></text:p>
        <text:p text:style-name="P71">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98"/>
        <text:p text:style-name="P104"><text:bookmark text:name="r100"/>filterDTOs</text:p>
        <text:p text:style-name="P47"><text:span text:style-name="Code2">public </text:span><text:a xlink:type="simple" xlink:href="#r76"><text:span text:style-name="Code2"><text:span text:style-name="T60">FilterDTO</text:span></text:span></text:a><text:span text:style-name="Code2">[] </text:span><text:span text:style-name="Code2"><text:span text:style-name="T66">filterDTOs</text:span></text:span></text:p>
        <text:p text:style-name="P70"><text:span text:style-name="T41">Returns the representations of the servlet </text:span><text:span text:style-name="Code2">Filter</text:span><text:span text:style-name="Default_20_Paragraph_20_Font"><text:span text:style-name="T41"> services associated with this context. The representations of the servlet </text:span></text:span><text:span text:style-name="Code2">Filter</text:span><text:span text:style-name="Default_20_Paragraph_20_Font"><text:span text:style-name="T41"> services associated with this context. The returned array may be empty if this context is currently not associated with any servlet </text:span></text:span><text:span text:style-name="Code2">Filter</text:span><text:span text:style-name="Default_20_Paragraph_20_Font"><text:span text:style-name="T41"> services.</text:span></text:span></text:p>
        <text:p text:style-name="P98"/>
        <text:p text:style-name="P104"><text:bookmark text:name="r101"/>errorPageDTOs</text:p>
        <text:p text:style-name="P47"><text:span text:style-name="Code2">public </text:span><text:a xlink:type="simple" xlink:href="#r67"><text:span text:style-name="Code2"><text:span text:style-name="T60">ErrorPageDTO</text:span></text:span></text:a><text:span text:style-name="Code2">[] </text:span><text:span text:style-name="Code2"><text:span text:style-name="T66">errorPageDTOs</text:span></text:span></text:p>
        <text:p text:style-name="P70"><text:span text:style-name="T41">Returns the representations of the error page </text:span><text:span text:style-name="Code2">Servlet</text:span><text:span text:style-name="Default_20_Paragraph_20_Font"><text:span text:style-name="T41"> services associated with this context. The representations of the error page </text:span></text:span><text:span text:style-name="Code2">Servlet</text:span><text:span text:style-name="Default_20_Paragraph_20_Font"><text:span text:style-name="T41"> services associated with this context. The returned array may be empty if this context is currently not associated with any error pages.</text:span></text:span></text:p>
        <text:p text:style-name="P98"/>
        <text:p text:style-name="P104"><text:bookmark text:name="r102"/>listenerDTOs</text:p>
        <text:p text:style-name="P47"><text:span text:style-name="Code2">public </text:span><text:a xlink:type="simple" xlink:href="#r84"><text:span text:style-name="Code2"><text:span text:style-name="T60">ListenerDTO</text:span></text:span></text:a><text:span text:style-name="Code2">[] </text:span><text:span text:style-name="Code2"><text:span text:style-name="T66">listenerDTOs</text:span></text:span></text:p>
        <text:p text:style-name="P71">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03"><text:soft-page-break/>Constructor Detail</text:p>
        <text:p text:style-name="P105"><text:bookmark text:name="r103"/>ServletContextDTO</text:p>
        <text:p text:style-name="P47"><text:span text:style-name="Code2">public </text:span><text:span text:style-name="Code2"><text:span text:style-name="T66">ServletContextDTO</text:span></text:span><text:span text:style-name="Code2">()</text:span></text:p>
        <text:p text:style-name="P118"><text:bookmark text:name="r108"/>Class Servlet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18" text:anchor-type="as-char" svg:width="0.1563in" svg:height="0.1457in" draw:z-index="19"><draw:image xlink:href="Pictures/100002000000000F0000000E443DCD33.png" xlink:type="simple" xlink:show="embed" xlink:actuate="onLoad"/></draw:frame></text:span><text:span text:style-name="Code2">org.osgi.dto.DTO</text:span></text:p>
        <text:p text:style-name="P37"><text:span text:style-name="Code2">      </text:span><text:span text:style-name="Code2"><draw:frame draw:style-name="fr3" draw:name="Grafik19" text:anchor-type="as-char" svg:width="0.1563in" svg:height="0.1457in" draw:z-index="20"><draw:image xlink:href="Pictures/100002000000000F0000000E443DCD33.png" xlink:type="simple" xlink:show="embed" xlink:actuate="onLoad"/></draw:frame></text:span><text:a xlink:type="simple" xlink:href="#r62"><text:span text:style-name="Code2"><text:span text:style-name="T60">org.osgi.service.http.runtime.BaseServletDTO</text:span></text:span></text:a></text:p>
        <text:p text:style-name="P43"><text:span text:style-name="Code2">          </text:span><text:span text:style-name="Code2"><draw:frame draw:style-name="fr3" draw:name="Grafik20" text:anchor-type="as-char" svg:width="0.1563in" svg:height="0.1457in" draw:z-index="21"><draw:image xlink:href="Pictures/100002000000000F0000000E443DCD33.png" xlink:type="simple" xlink:show="embed" xlink:actuate="onLoad"/></draw:frame></text:span><text:span text:style-name="Code2"><text:span text:style-name="T66">org.osgi.service.http.runtime.ServletDTO</text:span></text:span></text:p>
        <text:p text:style-name="P69"/>
        <text:p text:style-name="P81"><text:span text:style-name="Code2">public class </text:span><text:span text:style-name="Code2"><text:span text:style-name="T66">ServletDTO</text:span></text:span></text:p>
        <text:p text:style-name="P47"><text:span text:style-name="Code2">extends </text:span><text:a xlink:type="simple" xlink:href="#r62"><text:span text:style-name="Code2"><text:span text:style-name="T60">BaseServletDTO</text:span></text:span></text:a></text:p>
        <text:p text:style-name="P45"><text:span text:style-name="T41">Represents a </text:span><text:span text:style-name="Code2">Servlet</text:span><text:span text:style-name="Default_20_Paragraph_20_Font"><text:span text:style-name="T41"> service used by the Http Service runtime.</text:span></text:span></text:p>
        <text:p text:style-name="P36">Since:</text:p>
        <text:p text:style-name="P73">1.3</text:p>
        <text:p text:style-name="P36">NotThreadSafe</text:p>
        <text:p text:style-name="P82"/>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3"><text:span text:style-name="Summary_20_Heading_20_Font2"><text:span text:style-name="T23">Field Summary</text:span></text:span></text:p>
            </table:table-cell>
            <table:covered-table-cell/>
            <table:table-cell table:style-name="Tabelle62.A1" office:value-type="string">
              <text:p text:style-name="P84"><text:span text:style-name="Page_20_Reference_20_Font"><text:span text:style-name="T33">Page</text:span></text:span></text:p>
            </table:table-cell>
          </table:table-row>
          <table:table-row table:style-name="Tabelle62.1">
            <table:table-cell table:style-name="Tabelle62.A2" office:value-type="string">
              <text:p text:style-name="P86"><text:span text:style-name="Code_20_Small1"><text:span text:style-name="T23">String[]</text:span></text:span></text:p>
            </table:table-cell>
            <table:table-cell table:style-name="Tabelle62.A2" office:value-type="string">
              <text:p text:style-name="P89"><text:a xlink:type="simple" xlink:href="#r105"><text:span text:style-name="Code2"><text:span text:style-name="T61">patterns</text:span></text:span></text:a></text:p>
              <text:p text:style-name="P91">The request mappings for the servlet.</text:p>
            </table:table-cell>
            <table:table-cell table:style-name="Tabelle62.C2" office:value-type="string">
              <text:p text:style-name="P87"><text:span text:style-name="Page_20_Reference_20_Font"><text:span text:style-name="T23"><text:bookmark-ref text:reference-format="page" text:ref-name="r105">62</text:bookmark-ref></text:span></text:span></text:p>
            </table:table-cell>
          </table:table-row>
          <table:table-row table:style-name="Tabelle62.1">
            <table:table-cell table:style-name="Tabelle62.A3" office:value-type="string">
              <text:p text:style-name="P86"><text:span text:style-name="Code_20_Small1"><text:span text:style-name="T23">long</text:span></text:span></text:p>
            </table:table-cell>
            <table:table-cell table:style-name="Tabelle62.A3" office:value-type="string">
              <text:p text:style-name="P89"><text:a xlink:type="simple" xlink:href="#r106"><text:span text:style-name="Code2"><text:span text:style-name="T61">serviceId</text:span></text:span></text:a></text:p>
              <text:p text:style-name="P91">Service property identifying the service.</text:p>
            </table:table-cell>
            <table:table-cell table:style-name="Tabelle62.C3" office:value-type="string">
              <text:p text:style-name="P87"><text:span text:style-name="Page_20_Reference_20_Font"><text:span text:style-name="T23"><text:bookmark-ref text:reference-format="page" text:ref-name="r106">62</text:bookmark-ref></text:span></text:span></text:p>
            </table:table-cell>
          </table:table-row>
        </table:table>
        <text:p text:style-name="P42"/>
        <table:table table:name="Tabelle63" table:style-name="Tabelle63">
          <table:table-column table:style-name="Tabelle63.A"/>
          <table:table-row table:style-name="Tabelle63.1">
            <table:table-cell table:style-name="Tabelle63.A1" office:value-type="string">
              <text:p text:style-name="P59"><text:span text:style-name="T35">Fields inherited from class org.osgi.service.http.runtime.</text:span><text:a xlink:type="simple" xlink:href="#r62"><text:span text:style-name="T55">BaseServletDTO</text:span></text:a></text:p>
            </table:table-cell>
          </table:table-row>
          <table:table-row table:style-name="Tabelle63.2">
            <table:table-cell table:style-name="Tabelle63.A2" office:value-type="string">
              <text:p text:style-name="P50"><text:a xlink:type="simple" xlink:href="#r59"><text:span text:style-name="Code2"><text:span text:style-name="T60">asyncSupported</text:span></text:span></text:a><text:span text:style-name="Code2"><text:span text:style-name="T23">, </text:span></text:span><text:a xlink:type="simple" xlink:href="#r57"><text:span text:style-name="Code2"><text:span text:style-name="T60">name</text:span></text:span></text:a><text:span text:style-name="Code2"><text:span text:style-name="T23">, </text:span></text:span><text:a xlink:type="simple" xlink:href="#r60"><text:span text:style-name="Code2"><text:span text:style-name="T60">servletContextId</text:span></text:span></text:a><text:span text:style-name="Code2"><text:span text:style-name="T23">, </text:span></text:span><text:a xlink:type="simple" xlink:href="#r58"><text:span text:style-name="Code2"><text:span text:style-name="T60">servletInfo</text:span></text:span></text:a></text:p>
            </table:table-cell>
          </table:table-row>
        </table:table>
        <text:p text:style-name="P42"/>
        <table:table table:name="Tabelle64" table:style-name="Tabelle64">
          <table:table-column table:style-name="Tabelle64.A"/>
          <table:table-column table:style-name="Tabelle64.B"/>
          <table:table-row table:style-name="Tabelle64.1">
            <table:table-cell table:style-name="Tabelle64.A1" office:value-type="string">
              <text:p text:style-name="P83"><text:span text:style-name="Summary_20_Heading_20_Font2"><text:span text:style-name="T23">Constructor Summary</text:span></text:span></text:p>
            </table:table-cell>
            <table:table-cell table:style-name="Tabelle64.A1" office:value-type="string">
              <text:p text:style-name="P84"><text:span text:style-name="Page_20_Reference_20_Font"><text:span text:style-name="T33">Page</text:span></text:span></text:p>
            </table:table-cell>
          </table:table-row>
          <table:table-row table:style-name="Tabelle64.1">
            <table:table-cell table:style-name="Tabelle64.A2" office:value-type="string">
              <text:p text:style-name="P85"><text:a xlink:type="simple" xlink:href="#r107"><text:span text:style-name="Code2"><text:span text:style-name="T61">ServletDTO</text:span></text:span></text:a><text:span text:style-name="Code2"><text:span text:style-name="T23">()</text:span></text:span></text:p>
            </table:table-cell>
            <table:table-cell table:style-name="Tabelle64.B2" office:value-type="string">
              <text:p text:style-name="P87"><text:span text:style-name="Page_20_Reference_20_Font"><text:span text:style-name="T23"><text:bookmark-ref text:reference-format="page" text:ref-name="r107">63</text:bookmark-ref></text:span></text:span></text:p>
            </table:table-cell>
          </table:table-row>
        </table:table>
        <text:p text:style-name="P42"/>
        <table:table table:name="Tabelle65" table:style-name="Tabelle65">
          <table:table-column table:style-name="Tabelle65.A"/>
          <table:table-row table:style-name="Tabelle65.1">
            <table:table-cell table:style-name="Tabelle65.A1" office:value-type="string">
              <text:p text:style-name="P64">Methods inherited from class org.osgi.dto.DTO</text:p>
            </table:table-cell>
          </table:table-row>
          <table:table-row table:style-name="Tabelle65.2">
            <table:table-cell table:style-name="Tabelle65.A2" office:value-type="string">
              <text:p text:style-name="P57"><text:span text:style-name="Code2"><text:span text:style-name="T23">toString</text:span></text:span></text:p>
            </table:table-cell>
          </table:table-row>
        </table:table>
        <text:p text:style-name="P102">Field Detail</text:p>
        <text:p text:style-name="P105"><text:bookmark text:name="r105"/>patterns</text:p>
        <text:p text:style-name="P47"><text:span text:style-name="Code2">public String[] </text:span><text:span text:style-name="Code2"><text:span text:style-name="T66">patterns</text:span></text:span></text:p>
        <text:p text:style-name="P75">The request mappings for the servlet.</text:p>
        <text:p text:style-name="P71">The specified patterns are used to determine whether a request should be mapped to the servlet.</text:p>
        <text:p text:style-name="P77">See Also:</text:p>
        <text:p text:style-name="P95"><text:a xlink:type="simple" xlink:href="#r8"><text:span text:style-name="Code2"><text:span text:style-name="T60">HttpConstants.HTTP_WHITEBOARD_SERVLET_PATTERN</text:span></text:span></text:a></text:p>
        <text:p text:style-name="P97"/>
        <text:p text:style-name="P104"><text:bookmark text:name="r106"/>serviceId</text:p>
        <text:p text:style-name="P47"><text:span text:style-name="Code2">public long </text:span><text:span text:style-name="Code2"><text:span text:style-name="T66">serviceId</text:span></text:span></text:p>
        <text:p text:style-name="P70"><text:span text:style-name="T41">Service property identifying the service. In the case of a whiteboard service's registration, this value is 0 or a positive number and the corresponding service registration can be looked up from the service registry by </text:span><text:soft-page-break/><text:span text:style-name="T41">querying for the service with the </text:span><text:span text:style-name="Code2">org.osgi.framework.Constants.SERVICE_ID</text:span><text:span text:style-name="Default_20_Paragraph_20_Font"><text:span text:style-name="T41"> set to this value. If this service has not been registered through the whiteboard service the value will be less than zero and the Http Service assigns unique negative numbers in this case.</text:span></text:span></text:p>
        <text:p text:style-name="P103">Constructor Detail</text:p>
        <text:p text:style-name="P105"><text:bookmark text:name="r107"/>ServletDTO</text:p>
        <text:p text:style-name="P47"><text:span text:style-name="Code2">public </text:span><text:span text:style-name="Code2"><text:span text:style-name="T66">ServletDTO</text:span></text:span><text:span text:style-name="Code2">()</text:span></text:p>
        <text:section text:style-name="Sect2" text:name="Bereich1">
          <text:p text:style-name="P100"><text:span text:style-name="T63">Java API documentation generated with </text:span><text:a xlink:type="simple" xlink:href="http://www.filigris.com/products/docflex_javadoc/#docflex-doclet"><text:span text:style-name="T62">DocFlex/Doclet</text:span></text:a><text:span text:style-name="Default_20_Paragraph_20_Font"><text:span text:style-name="T63"> v1.5.6</text:span></text:span></text:p>
          <text:p text:style-name="Standard"><text:span text:style-name="T63">DocFlex/Doclet is both a multi-format Javadoc doclet and a free edition of </text:span><text:a xlink:type="simple" xlink:href="http://www.filigris.com/products/docflex_javadoc/"><text:span text:style-name="T62">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2">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0">Bundles that need to register a servlet, listener, resource filter, or http context must be granted ServicePermission[Interface Name, REGISTER] where interface name is the whiteboard interface the service is registered for.</text:p>
      <text:p text:style-name="P20">Bundles that need to iterate the servlets, listeners, resources, filters, or http contexts registered with the system must be granted ServicePermission[interface name, GET] to retrieve the services from the service registry.</text:p>
      <text:p text:style-name="P20">In addition if a whiteboard service wants to be associated with a shared http context registered by another bundle, the bundle registering the whiteboard service must be granted ServicePermission[org.osgi.service.http.HttpContext, GET].</text:p>
      <text:p text:style-name="P21">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68734159323416159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23">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8"/>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35"><draw:image xlink:href="Pictures/1000020100000427000001D8328612BC.png" xlink:type="simple" xlink:show="embed" xlink:actuate="onLoad"/></draw:frame><text:tab/><text:user-defined style:data-style-name="N0" text:name="RFC Title">RFC 189 Http Service Updates</text:user-defined><text:tab/>Page <text:page-number text:select-page="current">21</text:page-number> of <text:page-count style:num-format="1">65</text:page-count></text:p>
        <text:p text:style-name="Header"/>
        <text:p text:style-name="Header"><text:tab/>Draft<text:tab/> <text:modification-date style:data-style-name="N76">January 30,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4</text:page-number> of <text:page-count style:num-format="1">6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1</text:page-number> of <text:page-count style:num-format="1">6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4</text:page-number> of <text:page-count style:num-format="1">6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7</text:page-number> of <text:page-count style:num-format="1">6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9</text:page-number> of <text:page-count style:num-format="1">6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44</text:page-number> of <text:page-count style:num-format="1">6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5</text:page-number> of <text:page-count style:num-format="1">65</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7</text:page-number> of <text:page-count style:num-format="1">65</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9</text:page-number> of <text:page-count style:num-format="1">65</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2</text:page-number> of <text:page-count style:num-format="1">65</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3</text:page-number> of <text:page-count style:num-format="1">65</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65</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65</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65</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65</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65</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65</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65</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65</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65</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65</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65</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65</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65</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65</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65</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55</text:page-number> of <text:page-count style:num-format="1">65</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7</text:page-number> of <text:page-count style:num-format="1">65</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61</text:page-number> of <text:page-count style:num-format="1">65</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5</text:page-number> of <text:page-count style:num-format="1">6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43</meta:editing-cycles>
    <meta:editing-duration>P9DT16H35M55S</meta:editing-duration>
    <meta:initial-creator>Felix Meschberger</meta:initial-creator>
    <dc:date>2014-01-30T16:35:24</dc:date>
    <dc:creator>Carsten Ziegeler</dc:creator>
    <meta:document-statistic meta:table-count="80" meta:image-count="23" meta:object-count="0" meta:page-count="65" meta:paragraph-count="1901" meta:word-count="16052" meta:character-count="115899"/>
    <meta:user-defined meta:name="Company">Adobe Systems Incorporated</meta:user-defined>
    <meta:user-defined meta:name="Info 3"/>
    <meta:user-defined meta:name="Info 4"/>
    <meta:user-defined meta:name="RFC Title">RFC 189 Http Service Updates</meta:user-defined>
  </office:meta>
</office:document-meta>
</file>